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403" officeooo:paragraph-rsid="00155403"/>
    </style:style>
    <style:style style:name="P2" style:family="paragraph" style:parent-style-name="Standard">
      <style:text-properties fo:color="#ff3333" officeooo:rsid="00155403" officeooo:paragraph-rsid="00155403"/>
    </style:style>
    <style:style style:name="P3" style:family="paragraph" style:parent-style-name="Standard">
      <style:text-properties officeooo:rsid="001622c8" officeooo:paragraph-rsid="001622c8"/>
    </style:style>
    <style:style style:name="P4" style:family="paragraph" style:parent-style-name="Standard">
      <style:text-properties officeooo:rsid="001622c8" officeooo:paragraph-rsid="00177d19"/>
    </style:style>
    <style:style style:name="P5" style:family="paragraph" style:parent-style-name="Standard">
      <style:text-properties officeooo:rsid="001622c8" officeooo:paragraph-rsid="001622c8" fo:background-color="#99ccff"/>
    </style:style>
    <style:style style:name="P6" style:family="paragraph" style:parent-style-name="Standard">
      <style:text-properties officeooo:rsid="0019af67" officeooo:paragraph-rsid="0019af67" fo:background-color="#99ccff"/>
    </style:style>
    <style:style style:name="P7" style:family="paragraph" style:parent-style-name="Standard">
      <style:text-properties officeooo:rsid="0019b2a7" officeooo:paragraph-rsid="0019b2a7" fo:background-color="#99ccff"/>
    </style:style>
    <style:style style:name="P8" style:family="paragraph" style:parent-style-name="Standard">
      <style:text-properties officeooo:rsid="001b79aa" officeooo:paragraph-rsid="001b79aa" fo:background-color="#99ccff"/>
    </style:style>
    <style:style style:name="P9" style:family="paragraph" style:parent-style-name="Standard">
      <style:text-properties officeooo:rsid="001e0f8e" officeooo:paragraph-rsid="001e0f8e" fo:background-color="#99ccff"/>
    </style:style>
    <style:style style:name="P10" style:family="paragraph" style:parent-style-name="Standard">
      <style:text-properties officeooo:rsid="0020af08" officeooo:paragraph-rsid="0020af08" fo:background-color="#99ccff"/>
    </style:style>
    <style:style style:name="P11" style:family="paragraph" style:parent-style-name="Standard">
      <style:text-properties officeooo:rsid="0020cbf4" officeooo:paragraph-rsid="0020cbf4" fo:background-color="#99ccff"/>
    </style:style>
    <style:style style:name="P12" style:family="paragraph" style:parent-style-name="Standard">
      <style:text-properties officeooo:rsid="002159da" officeooo:paragraph-rsid="002159da" fo:background-color="#99ccff"/>
    </style:style>
    <style:style style:name="P13" style:family="paragraph" style:parent-style-name="Standard">
      <style:text-properties officeooo:rsid="001622c8" officeooo:paragraph-rsid="001622c8" fo:background-color="#ffff99"/>
    </style:style>
    <style:style style:name="P14" style:family="paragraph" style:parent-style-name="Standard">
      <style:text-properties officeooo:rsid="0019af67" officeooo:paragraph-rsid="0019af67" fo:background-color="#ffff99"/>
    </style:style>
    <style:style style:name="P15" style:family="paragraph" style:parent-style-name="Standard">
      <style:text-properties officeooo:rsid="0019b2a7" officeooo:paragraph-rsid="0019b2a7" fo:background-color="#ffff99"/>
    </style:style>
    <style:style style:name="P16" style:family="paragraph" style:parent-style-name="Standard">
      <style:text-properties officeooo:rsid="001b79aa" officeooo:paragraph-rsid="001b79aa" fo:background-color="#ffff99"/>
    </style:style>
    <style:style style:name="P17" style:family="paragraph" style:parent-style-name="Standard">
      <style:text-properties officeooo:rsid="001e0f8e" officeooo:paragraph-rsid="001e0f8e" fo:background-color="#ffff99"/>
    </style:style>
    <style:style style:name="P18" style:family="paragraph" style:parent-style-name="Standard">
      <style:text-properties officeooo:rsid="0020af08" officeooo:paragraph-rsid="0020af08" fo:background-color="#ffff99"/>
    </style:style>
    <style:style style:name="P19" style:family="paragraph" style:parent-style-name="Standard">
      <style:text-properties officeooo:rsid="0020cbf4" officeooo:paragraph-rsid="0020cbf4" fo:background-color="#ffff99"/>
    </style:style>
    <style:style style:name="P20" style:family="paragraph" style:parent-style-name="Standard">
      <style:text-properties officeooo:rsid="002159da" officeooo:paragraph-rsid="002159da" fo:background-color="#ffff99"/>
    </style:style>
    <style:style style:name="P21" style:family="paragraph" style:parent-style-name="Standard">
      <style:text-properties officeooo:rsid="0021f11d" officeooo:paragraph-rsid="0021f11d" fo:background-color="#ffff99"/>
    </style:style>
    <style:style style:name="P22" style:family="paragraph" style:parent-style-name="Standard">
      <style:text-properties officeooo:rsid="0022f10b" officeooo:paragraph-rsid="0022f10b" fo:background-color="#ffff99"/>
    </style:style>
    <style:style style:name="P23" style:family="paragraph" style:parent-style-name="Standard">
      <style:text-properties officeooo:rsid="001622c8" officeooo:paragraph-rsid="001622c8" fo:background-color="#cccccc"/>
    </style:style>
    <style:style style:name="P24" style:family="paragraph" style:parent-style-name="Standard">
      <style:text-properties officeooo:rsid="0019af67" officeooo:paragraph-rsid="0019af67" fo:background-color="#cccccc"/>
    </style:style>
    <style:style style:name="P25" style:family="paragraph" style:parent-style-name="Standard">
      <style:text-properties officeooo:rsid="0019b2a7" officeooo:paragraph-rsid="0019b2a7" fo:background-color="#cccccc"/>
    </style:style>
    <style:style style:name="P26" style:family="paragraph" style:parent-style-name="Standard">
      <style:text-properties officeooo:rsid="001b79aa" officeooo:paragraph-rsid="001b79aa" fo:background-color="#cccccc"/>
    </style:style>
    <style:style style:name="P27" style:family="paragraph" style:parent-style-name="Standard">
      <style:text-properties officeooo:rsid="001e0f8e" officeooo:paragraph-rsid="001e0f8e" fo:background-color="#cccccc"/>
    </style:style>
    <style:style style:name="P28" style:family="paragraph" style:parent-style-name="Standard">
      <style:text-properties officeooo:rsid="0020af08" officeooo:paragraph-rsid="0020af08" fo:background-color="#cccccc"/>
    </style:style>
    <style:style style:name="P29" style:family="paragraph" style:parent-style-name="Standard">
      <style:text-properties officeooo:rsid="0020cbf4" officeooo:paragraph-rsid="0020cbf4" fo:background-color="#cccccc"/>
    </style:style>
    <style:style style:name="P30" style:family="paragraph" style:parent-style-name="Standard">
      <style:text-properties officeooo:rsid="002159da" officeooo:paragraph-rsid="002159da" fo:background-color="#cccccc"/>
    </style:style>
    <style:style style:name="P31" style:family="paragraph" style:parent-style-name="Standard">
      <style:text-properties officeooo:rsid="0019af67" officeooo:paragraph-rsid="0019af67"/>
    </style:style>
    <style:style style:name="P32" style:family="paragraph" style:parent-style-name="Standard">
      <style:text-properties officeooo:rsid="0019b2a7" officeooo:paragraph-rsid="0019b2a7"/>
    </style:style>
    <style:style style:name="P33" style:family="paragraph" style:parent-style-name="Standard">
      <style:text-properties officeooo:rsid="001b79aa" officeooo:paragraph-rsid="001b79aa"/>
    </style:style>
    <style:style style:name="P34" style:family="paragraph" style:parent-style-name="Standard">
      <style:text-properties fo:font-size="18pt" officeooo:rsid="001b79aa" officeooo:paragraph-rsid="001b79aa" fo:background-color="#99ccff" style:font-size-asian="18pt" style:font-size-complex="18pt"/>
    </style:style>
    <style:style style:name="P35" style:family="paragraph" style:parent-style-name="Standard">
      <style:text-properties fo:font-size="18pt" officeooo:rsid="001e0f8e" officeooo:paragraph-rsid="001e0f8e" fo:background-color="#99ccff" style:font-size-asian="18pt" style:font-size-complex="18pt"/>
    </style:style>
    <style:style style:name="P36" style:family="paragraph" style:parent-style-name="Standard">
      <style:text-properties fo:font-size="18pt" officeooo:rsid="001622c8" officeooo:paragraph-rsid="001622c8" fo:background-color="#99ccff" style:font-size-asian="18pt" style:font-size-complex="18pt"/>
    </style:style>
    <style:style style:name="P37" style:family="paragraph" style:parent-style-name="Standard">
      <style:text-properties fo:font-size="18pt" officeooo:rsid="002159da" officeooo:paragraph-rsid="002159da" fo:background-color="#99ccff" style:font-size-asian="18pt" style:font-size-complex="18pt"/>
    </style:style>
    <style:style style:name="P38" style:family="paragraph" style:parent-style-name="Standard">
      <style:text-properties fo:font-size="18pt" officeooo:rsid="0021f11d" officeooo:paragraph-rsid="0021f11d" fo:background-color="#66ccff" style:font-size-asian="18pt" style:font-size-complex="18pt"/>
    </style:style>
    <style:style style:name="P39" style:family="paragraph" style:parent-style-name="Standard">
      <style:text-properties fo:font-size="18pt" officeooo:rsid="0023def6" officeooo:paragraph-rsid="0023def6" fo:background-color="#3399ff" style:font-size-asian="18pt" style:font-size-complex="18pt"/>
    </style:style>
    <style:style style:name="P40" style:family="paragraph" style:parent-style-name="Standard">
      <style:text-properties officeooo:rsid="001e0f8e" officeooo:paragraph-rsid="001e0f8e"/>
    </style:style>
    <style:style style:name="P41" style:family="paragraph" style:parent-style-name="Standard">
      <style:text-properties officeooo:rsid="0020af08" officeooo:paragraph-rsid="0020af08"/>
    </style:style>
    <style:style style:name="P42" style:family="paragraph" style:parent-style-name="Standard">
      <style:text-properties officeooo:rsid="0020af08" officeooo:paragraph-rsid="0020af08" fo:background-color="transparent"/>
    </style:style>
    <style:style style:name="P43" style:family="paragraph" style:parent-style-name="Standard">
      <style:text-properties officeooo:rsid="0023bfce" officeooo:paragraph-rsid="0023bfce" fo:background-color="transparent"/>
    </style:style>
    <style:style style:name="P44" style:family="paragraph" style:parent-style-name="Standard">
      <style:text-properties officeooo:rsid="0020cbf4" officeooo:paragraph-rsid="0020cbf4"/>
    </style:style>
    <style:style style:name="P45" style:family="paragraph" style:parent-style-name="Standard">
      <style:text-properties officeooo:rsid="002159da" officeooo:paragraph-rsid="002159da"/>
    </style:style>
    <style:style style:name="P46" style:family="paragraph" style:parent-style-name="Standard">
      <style:text-properties officeooo:rsid="0021f11d" officeooo:paragraph-rsid="0021f11d"/>
    </style:style>
    <style:style style:name="P47" style:family="paragraph" style:parent-style-name="Standard">
      <style:text-properties officeooo:rsid="0021f11d" officeooo:paragraph-rsid="0021f11d" fo:background-color="#66ccff"/>
    </style:style>
    <style:style style:name="P48" style:family="paragraph" style:parent-style-name="Standard">
      <style:text-properties officeooo:rsid="0022f10b" officeooo:paragraph-rsid="0022f10b" fo:background-color="#66ccff"/>
    </style:style>
    <style:style style:name="P49" style:family="paragraph" style:parent-style-name="Standard">
      <style:text-properties officeooo:rsid="0021f11d" officeooo:paragraph-rsid="0021f11d" fo:background-color="#aea79f"/>
    </style:style>
    <style:style style:name="P50" style:family="paragraph" style:parent-style-name="Standard">
      <style:text-properties officeooo:rsid="0022f10b" officeooo:paragraph-rsid="0022f10b" fo:background-color="#aea79f"/>
    </style:style>
    <style:style style:name="P51" style:family="paragraph" style:parent-style-name="Standard">
      <style:text-properties officeooo:rsid="0023bfce" officeooo:paragraph-rsid="0023bfce" fo:background-color="#aea79f"/>
    </style:style>
    <style:style style:name="P52" style:family="paragraph" style:parent-style-name="Standard">
      <style:text-properties officeooo:rsid="0022f10b" officeooo:paragraph-rsid="0022f10b"/>
    </style:style>
    <style:style style:name="P53" style:family="paragraph" style:parent-style-name="Standard">
      <style:text-properties officeooo:rsid="0023bfce" officeooo:paragraph-rsid="0023bfce"/>
    </style:style>
    <style:style style:name="P54" style:family="paragraph" style:parent-style-name="Standard">
      <style:text-properties officeooo:rsid="0023def6" officeooo:paragraph-rsid="0023def6"/>
    </style:style>
    <style:style style:name="P55" style:family="paragraph" style:parent-style-name="Standard">
      <style:text-properties officeooo:rsid="0023def6" officeooo:paragraph-rsid="0023def6" fo:background-color="#ffff66"/>
    </style:style>
    <style:style style:name="P56" style:family="paragraph" style:parent-style-name="Standard">
      <style:text-properties fo:font-size="26pt" officeooo:rsid="0023def6" officeooo:paragraph-rsid="0023def6" fo:background-color="#3399ff" style:font-size-asian="26pt" style:font-size-complex="26pt"/>
    </style:style>
    <style:style style:name="P57" style:family="paragraph" style:parent-style-name="Standard">
      <style:text-properties officeooo:rsid="00269e2b" officeooo:paragraph-rsid="00269e2b"/>
    </style:style>
    <style:style style:name="P58" style:family="paragraph" style:parent-style-name="Standard">
      <style:text-properties officeooo:rsid="0023bfce" officeooo:paragraph-rsid="0023bfce"/>
    </style:style>
    <style:style style:name="P59" style:family="paragraph" style:parent-style-name="Standard">
      <style:text-properties officeooo:rsid="0028881f" officeooo:paragraph-rsid="0028881f"/>
    </style:style>
    <style:style style:name="T1" style:family="text">
      <style:text-properties fo:background-color="#cccccc" loext:char-shading-value="0"/>
    </style:style>
    <style:style style:name="T2" style:family="text">
      <style:text-properties officeooo:rsid="0018c62b"/>
    </style:style>
    <style:style style:name="T3" style:family="text">
      <style:text-properties fo:background-color="#99ccff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#ffff99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NDOM FOREST, FULL DATASET (NO PSSM)</text:p>
      <text:p text:style-name="P1"/>
      <text:p text:style-name="P1"/>
      <text:p text:style-name="P3">Random Forest: Model Training Program is running...</text:p>
      <text:p text:style-name="P36">Random Forest: Sliding window: <text:s/>5 </text:p>
      <text:p text:style-name="P13"><text:s/>N_estimators: <text:s/>100 </text:p>
      <text:p text:style-name="P23"><text:s/>min_samples_split: <text:s/>2</text:p>
      <text:p text:style-name="P3">Results for sliding window: 5</text:p>
      <text:p text:style-name="P3">Confusion matrix, without normalization</text:p>
      <text:p text:style-name="P3">[[15414 <text:s/>1090]</text:p>
      <text:p text:style-name="P3"><text:s/>[ 4058 <text:s/>1603]]</text:p>
      <text:p text:style-name="P3">Normalized confusion matrix</text:p>
      <text:p text:style-name="P3">[[ 0.9339554 <text:s text:c="2"/>0.0660446 ]</text:p>
      <text:p text:style-name="P3"><text:s/>[ 0.71683448 <text:s/>0.2831655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3 <text:s text:c="5"/>0.86 <text:s text:c="4"/>16504</text:p>
      <text:p text:style-name="P3">Class 1 == beta barrel <text:s text:c="6"/>0.60 <text:s text:c="5"/>0.28 <text:s text:c="5"/>0.38 <text:s text:c="5"/>5661</text:p>
      <text:p text:style-name="P3"/>
      <text:p text:style-name="P3"><text:s text:c="11"/>avg / total <text:s text:c="6"/>0.74 <text:s text:c="5"/>0.77 <text:s text:c="5"/>0.74 <text:s text:c="4"/>22165</text:p>
      <text:p text:style-name="P3"/>
      <text:p text:style-name="P3">[ 0.76138926 <text:s/>0.77351681 <text:s/>0.76810286 <text:s/>0.76336567 <text:s/>0.77233755]</text:p>
      <text:p text:style-name="P3">The accuracy for a sliding window of 5: 0.7677 (+/- 0.0096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3"><text:s/>min_samples_split: <text:s/>3</text:p>
      <text:p text:style-name="P3">Results for sliding window: 5</text:p>
      <text:p text:style-name="P3">Confusion matrix, without normalization</text:p>
      <text:p text:style-name="P3">[[15473 <text:s/>1031]</text:p>
      <text:p text:style-name="P3"><text:s/>[ 4040 <text:s/>1621]]</text:p>
      <text:p text:style-name="P3">Normalized confusion matrix</text:p>
      <text:p text:style-name="P3">[[ 0.9375303 <text:s text:c="2"/>0.0624697 ]</text:p>
      <text:p text:style-name="P3"><text:s/>[ 0.71365483 <text:s/>0.2863451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1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116373 <text:s/>0.78141214 <text:s/>0.76697496 <text:s/>0.7723889 <text:s text:c="2"/>0.7741426 ]</text:p>
      <text:p text:style-name="P3">The accuracy for a sliding window of 5: 0.7712 (+/- 0.0137)</text:p>
      <text:p text:style-name="P3"/>
      <text:p text:style-name="P3"/>
      <text:p text:style-name="P3"/>
      <text:p text:style-name="P3"><text:soft-page-break/>Random Forest: Sliding window: <text:s/>5 </text:p>
      <text:p text:style-name="P3"><text:s/>N_estimators: <text:s/>100 </text:p>
      <text:p text:style-name="P23"><text:s/>min_samples_split: <text:s/>4</text:p>
      <text:p text:style-name="P3">Results for sliding window: 5</text:p>
      <text:p text:style-name="P3">Confusion matrix, without normalization</text:p>
      <text:p text:style-name="P3">[[15514 <text:s text:c="2"/>990]</text:p>
      <text:p text:style-name="P3"><text:s/>[ 4035 <text:s/>1626]]</text:p>
      <text:p text:style-name="P3">Normalized confusion matrix</text:p>
      <text:p text:style-name="P3">[[ 0.94001454 <text:s/>0.05998546]</text:p>
      <text:p text:style-name="P3"><text:s/>[ 0.7127716 <text:s text:c="2"/>0.2872284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364456 <text:s/>0.78141214 <text:s/>0.76945635 <text:s/>0.77261448 <text:s/>0.77933213]</text:p>
      <text:p text:style-name="P3">The accuracy for a sliding window of 5: 0.7733 (+/- 0.0130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3"><text:s/>min_samples_split: <text:s/>5</text:p>
      <text:p text:style-name="P3">Results for sliding window: 5</text:p>
      <text:p text:style-name="P3">Confusion matrix, without normalization</text:p>
      <text:p text:style-name="P3">[[15569 <text:s text:c="2"/>935]</text:p>
      <text:p text:style-name="P3"><text:s/>[ 4055 <text:s/>1606]]</text:p>
      <text:p text:style-name="P3">Normalized confusion matrix</text:p>
      <text:p text:style-name="P3">[[ 0.94334707 <text:s/>0.05665293]</text:p>
      <text:p text:style-name="P3"><text:s/>[ 0.71630454 <text:s/>0.2836954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387009 <text:s/>0.78434469 <text:s/>0.77058425 <text:s/>0.7771261 <text:s text:c="2"/>0.7784296 ]</text:p>
      <text:p text:style-name="P3">The accuracy for a sliding window of 5: 0.7749 (+/- 0.0141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3"><text:s/>min_samples_split: <text:s/>6</text:p>
      <text:p text:style-name="P3">Results for sliding window: 5</text:p>
      <text:p text:style-name="P3">Confusion matrix, without normalization</text:p>
      <text:p text:style-name="P3"><text:soft-page-break/>[[15580 <text:s text:c="2"/>924]</text:p>
      <text:p text:style-name="P3"><text:s/>[ 4104 <text:s/>1557]]</text:p>
      <text:p text:style-name="P3">Normalized confusion matrix</text:p>
      <text:p text:style-name="P3">[[ 0.94401357 <text:s/>0.05598643]</text:p>
      <text:p text:style-name="P3"><text:s/>[ 0.72496025 <text:s/>0.2750397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77221 <text:s/>0.77960749 <text:s/>0.77306564 <text:s/>0.77013309 <text:s/>0.77820397]</text:p>
      <text:p text:style-name="P3">The accuracy for a sliding window of 5: 0.7732 (+/- 0.0108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3"><text:s/>min_samples_split: <text:s/>7</text:p>
      <text:p text:style-name="P3">Results for sliding window: 5</text:p>
      <text:p text:style-name="P3">Confusion matrix, without normalization</text:p>
      <text:p text:style-name="P3">[[15570 <text:s text:c="2"/>934]</text:p>
      <text:p text:style-name="P3"><text:s/>[ 4107 <text:s/>1554]]</text:p>
      <text:p text:style-name="P3">Normalized confusion matrix</text:p>
      <text:p text:style-name="P3">[[ 0.94340766 <text:s/>0.05659234]</text:p>
      <text:p text:style-name="P3"><text:s/>[ 0.7254902 <text:s text:c="2"/>0.2745098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003608 <text:s/>0.78592375 <text:s/>0.76968193 <text:s/>0.77013309 <text:s/>0.77707581]</text:p>
      <text:p text:style-name="P3">The accuracy for a sliding window of 5: 0.7726 (+/- 0.0172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3"><text:s/>min_samples_split: <text:s/>8</text:p>
      <text:p text:style-name="P3">Results for sliding window: 5</text:p>
      <text:p text:style-name="P3">Confusion matrix, without normalization</text:p>
      <text:p text:style-name="P3">[[15629 <text:s text:c="2"/>875]</text:p>
      <text:p text:style-name="P3"><text:s/>[ 4114 <text:s/>1547]]</text:p>
      <text:p text:style-name="P3">Normalized confusion matrix</text:p>
      <text:p text:style-name="P3">[[ 0.94698255 <text:s/>0.05301745]</text:p>
      <text:p text:style-name="P3"><text:s/>[ 0.72672673 <text:s/>0.27327327]]</text:p>
      <text:p text:style-name="P3"><text:soft-page-break/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364456 <text:s/>0.78411911 <text:s/>0.7723889 <text:s text:c="2"/>0.77374239 <text:s/>0.78068592]</text:p>
      <text:p text:style-name="P3">The accuracy for a sliding window of 5: 0.7749 (+/- 0.0142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3"><text:s/>min_samples_split: <text:s/>9</text:p>
      <text:p text:style-name="P3">Results for sliding window: 5</text:p>
      <text:p text:style-name="P3">Confusion matrix, without normalization</text:p>
      <text:p text:style-name="P3">[[15625 <text:s text:c="2"/>879]</text:p>
      <text:p text:style-name="P3"><text:s/>[ 4132 <text:s/>1529]]</text:p>
      <text:p text:style-name="P3">Normalized confusion matrix</text:p>
      <text:p text:style-name="P3">[[ 0.94674018 <text:s/>0.05325982]</text:p>
      <text:p text:style-name="P3"><text:s/>[ 0.72990638 <text:s/>0.2700936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3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702751 <text:s/>0.78050981 <text:s/>0.77013309 <text:s/>0.77509587 <text:s/>0.77685018]</text:p>
      <text:p text:style-name="P3">The accuracy for a sliding window of 5: 0.7739 (+/- 0.0096)</text:p>
      <text:p text:style-name="P3"/>
      <text:p text:style-name="P3"/>
      <text:p text:style-name="P3"/>
      <text:p text:style-name="P3">Random Forest: Sliding window: <text:s/>5 </text:p>
      <text:p text:style-name="P3"><text:s/>N_estimators: <text:s/>100 </text:p>
      <text:p text:style-name="P23"><text:s/>min_samples_split: <text:s/>10</text:p>
      <text:p text:style-name="P3">Results for sliding window: 5</text:p>
      <text:p text:style-name="P3">Confusion matrix, without normalization</text:p>
      <text:p text:style-name="P3">[[15672 <text:s text:c="2"/>832]</text:p>
      <text:p text:style-name="P3"><text:s/>[ 4164 <text:s/>1497]]</text:p>
      <text:p text:style-name="P3">Normalized confusion matrix</text:p>
      <text:p text:style-name="P3">[[ 0.94958798 <text:s/>0.05041202]</text:p>
      <text:p text:style-name="P3"><text:s/>[ 0.73555909 <text:s/>0.2644409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6 <text:s text:c="5"/>0.37 <text:s text:c="5"/>5661</text:p>
      <text:p text:style-name="P3"/>
      <text:p text:style-name="P3"><text:soft-page-break/><text:s text:c="11"/>avg / total <text:s text:c="6"/>0.75 <text:s text:c="5"/>0.77 <text:s text:c="5"/>0.74 <text:s text:c="4"/>22165</text:p>
      <text:p text:style-name="P3"/>
      <text:p text:style-name="P3">[ 0.76522327 <text:s/>0.77915633 <text:s/>0.77306564 <text:s/>0.77960749 <text:s/>0.77594765]</text:p>
      <text:p text:style-name="P3">The accuracy for a sliding window of 5: 0.7746 (+/- 0.0105)</text:p>
      <text:p text:style-name="P3"/>
      <text:p text:style-name="P3"/>
      <text:p text:style-name="P5"/>
      <text:p text:style-name="P5">Random Forest: Sliding window: <text:s/>5 </text:p>
      <text:p text:style-name="P13"><text:s/>N_estimators: <text:s/>150 </text:p>
      <text:p text:style-name="P23"><text:s/>min_samples_split: <text:s/>2</text:p>
      <text:p text:style-name="P3">Results for sliding window: 5</text:p>
      <text:p text:style-name="P3">Confusion matrix, without normalization</text:p>
      <text:p text:style-name="P3">[[15465 <text:s/>1039]</text:p>
      <text:p text:style-name="P3"><text:s/>[ 4034 <text:s/>1627]]</text:p>
      <text:p text:style-name="P3">Normalized confusion matrix</text:p>
      <text:p text:style-name="P3">[[ 0.93704556 <text:s/>0.06295444]</text:p>
      <text:p text:style-name="P3"><text:s/>[ 0.71259495 <text:s/>0.2874050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1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364456 <text:s/>0.77532145 <text:s/>0.77058425 <text:s/>0.76990751 <text:s/>0.77617329]</text:p>
      <text:p text:style-name="P3">The accuracy for a sliding window of 5: 0.7711 (+/- 0.0090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3</text:p>
      <text:p text:style-name="P3">Results for sliding window: 5</text:p>
      <text:p text:style-name="P3">Confusion matrix, without normalization</text:p>
      <text:p text:style-name="P3">[[15524 <text:s text:c="2"/>980]</text:p>
      <text:p text:style-name="P3"><text:s/>[ 4013 <text:s/>1648]]</text:p>
      <text:p text:style-name="P3">Normalized confusion matrix</text:p>
      <text:p text:style-name="P3">[[ 0.94062046 <text:s/>0.05937954]</text:p>
      <text:p text:style-name="P3"><text:s/>[ 0.70888536 <text:s/>0.2911146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9 <text:s text:c="5"/>0.40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4488 <text:s text:c="2"/>0.7829912 <text:s text:c="2"/>0.77441913 <text:s/>0.77103542 <text:s/>0.77978339]</text:p>
      <text:p text:style-name="P3">The accuracy for a sliding window of 5: 0.7747 (+/- 0.0124)</text:p>
      <text:p text:style-name="P3"/>
      <text:p text:style-name="P3"><text:soft-page-break/></text:p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4</text:p>
      <text:p text:style-name="P3">Results for sliding window: 5</text:p>
      <text:p text:style-name="P3">Confusion matrix, without normalization</text:p>
      <text:p text:style-name="P3">[[15509 <text:s text:c="2"/>995]</text:p>
      <text:p text:style-name="P3"><text:s/>[ 4065 <text:s/>1596]]</text:p>
      <text:p text:style-name="P3">Normalized confusion matrix</text:p>
      <text:p text:style-name="P3">[[ 0.93971159 <text:s/>0.06028841]</text:p>
      <text:p text:style-name="P3"><text:s/>[ 0.71807101 <text:s/>0.2819289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184032 <text:s/>0.77938191 <text:s/>0.76900519 <text:s/>0.77148658 <text:s/>0.77685018]</text:p>
      <text:p text:style-name="P3">The accuracy for a sliding window of 5: 0.7717 (+/- 0.0123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5</text:p>
      <text:p text:style-name="P3">Results for sliding window: 5</text:p>
      <text:p text:style-name="P3">Confusion matrix, without normalization</text:p>
      <text:p text:style-name="P3">[[15566 <text:s text:c="2"/>938]</text:p>
      <text:p text:style-name="P3"><text:s/>[ 4071 <text:s/>1590]]</text:p>
      <text:p text:style-name="P3">Normalized confusion matrix</text:p>
      <text:p text:style-name="P3">[[ 0.94316529 <text:s/>0.05683471]</text:p>
      <text:p text:style-name="P3"><text:s/>[ 0.7191309 <text:s text:c="2"/>0.2808691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09562 <text:s/>0.78321678 <text:s/>0.77396797 <text:s/>0.7723889 <text:s text:c="2"/>0.77639892]</text:p>
      <text:p text:style-name="P3">The accuracy for a sliding window of 5: 0.7740 (+/- 0.0124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6</text:p>
      <text:p text:style-name="P3"><text:soft-page-break/>Results for sliding window: 5</text:p>
      <text:p text:style-name="P3">Confusion matrix, without normalization</text:p>
      <text:p text:style-name="P3">[[15606 <text:s text:c="2"/>898]</text:p>
      <text:p text:style-name="P3"><text:s/>[ 4100 <text:s/>1561]]</text:p>
      <text:p text:style-name="P3">Normalized confusion matrix</text:p>
      <text:p text:style-name="P3">[[ 0.94558895 <text:s/>0.05441105]</text:p>
      <text:p text:style-name="P3"><text:s/>[ 0.72425367 <text:s/>0.2757463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3 <text:s text:c="5"/>0.28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635092 <text:s/>0.78073539 <text:s/>0.7723889 <text:s text:c="2"/>0.77351681 <text:s/>0.77955776]</text:p>
      <text:p text:style-name="P3">The accuracy for a sliding window of 5: 0.7745 (+/- 0.0104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7</text:p>
      <text:p text:style-name="P3">Results for sliding window: 5</text:p>
      <text:p text:style-name="P3">Confusion matrix, without normalization</text:p>
      <text:p text:style-name="P3">[[15635 <text:s text:c="2"/>869]</text:p>
      <text:p text:style-name="P3"><text:s/>[ 4110 <text:s/>1551]]</text:p>
      <text:p text:style-name="P3">Normalized confusion matrix</text:p>
      <text:p text:style-name="P3">[[ 0.9473461 <text:s text:c="2"/>0.0526539 ]</text:p>
      <text:p text:style-name="P3"><text:s/>[ 0.72602014 <text:s/>0.2739798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54488 <text:s text:c="2"/>0.78569817 <text:s/>0.77419355 <text:s/>0.77396797 <text:s/>0.77752708]</text:p>
      <text:p text:style-name="P3">The accuracy for a sliding window of 5: 0.7754 (+/- 0.0131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8</text:p>
      <text:p text:style-name="P3">Results for sliding window: 5</text:p>
      <text:p text:style-name="P3">Confusion matrix, without normalization</text:p>
      <text:p text:style-name="P3">[[15666 <text:s text:c="2"/>838]</text:p>
      <text:p text:style-name="P3"><text:s/>[ 4144 <text:s/>1517]]</text:p>
      <text:p text:style-name="P3">Normalized confusion matrix</text:p>
      <text:p text:style-name="P3"><text:soft-page-break/>[[ 0.94922443 <text:s/>0.05077557]</text:p>
      <text:p text:style-name="P3"><text:s/>[ 0.73202614 <text:s/>0.2679738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612539 <text:s/>0.78344236 <text:s/>0.77329122 <text:s/>0.77396797 <text:s/>0.77933213]</text:p>
      <text:p text:style-name="P3">The accuracy for a sliding window of 5: 0.7752 (+/- 0.0117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9</text:p>
      <text:p text:style-name="P3">Results for sliding window: 5</text:p>
      <text:p text:style-name="P3">Confusion matrix, without normalization</text:p>
      <text:p text:style-name="P3">[[15692 <text:s text:c="2"/>812]</text:p>
      <text:p text:style-name="P3"><text:s/>[ 4150 <text:s/>1511]]</text:p>
      <text:p text:style-name="P3">Normalized confusion matrix</text:p>
      <text:p text:style-name="P3">[[ 0.95079981 <text:s/>0.04920019]</text:p>
      <text:p text:style-name="P3"><text:s/>[ 0.73308603 <text:s/>0.2669139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432115 <text:s/>0.78502143 <text:s/>0.778254 <text:s text:c="3"/>0.77374239 <text:s/>0.77933213]</text:p>
      <text:p text:style-name="P3">The accuracy for a sliding window of 5: 0.7761 (+/- 0.0138)</text:p>
      <text:p text:style-name="P3"/>
      <text:p text:style-name="P3"/>
      <text:p text:style-name="P3"/>
      <text:p text:style-name="P3">Random Forest: Sliding window: <text:s/>5 </text:p>
      <text:p text:style-name="P3"><text:s/>N_estimators: <text:s/>150 </text:p>
      <text:p text:style-name="P23"><text:s/>min_samples_split: <text:s/>10</text:p>
      <text:p text:style-name="P3">Results for sliding window: 5</text:p>
      <text:p text:style-name="P3">Confusion matrix, without normalization</text:p>
      <text:p text:style-name="P3">[[15704 <text:s text:c="2"/>800]</text:p>
      <text:p text:style-name="P3"><text:s/>[ 4150 <text:s/>1511]]</text:p>
      <text:p text:style-name="P3">Normalized confusion matrix</text:p>
      <text:p text:style-name="P3">[[ 0.9515269 <text:s text:c="2"/>0.0484731 ]</text:p>
      <text:p text:style-name="P3"><text:s/>[ 0.73308603 <text:s/>0.2669139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<text:soft-page-break/>Class 1 == beta barrel <text:s text:c="6"/>0.65 <text:s text:c="5"/>0.27 <text:s text:c="5"/>0.38 <text:s text:c="5"/>5661</text:p>
      <text:p text:style-name="P3"/>
      <text:p text:style-name="P3"><text:s text:c="11"/>avg / total <text:s text:c="6"/>0.76 <text:s text:c="5"/>0.78 <text:s text:c="5"/>0.74 <text:s text:c="4"/>22165</text:p>
      <text:p text:style-name="P3"/>
      <text:p text:style-name="P3">[ 0.76950834 <text:s/>0.78727724 <text:s/>0.77509587 <text:s/>0.77351681 <text:s/>0.77797834]</text:p>
      <text:p text:style-name="P3">The accuracy for a sliding window of 5: 0.7767 (+/- 0.0119)</text:p>
      <text:p text:style-name="P3"/>
      <text:p text:style-name="P3"/>
      <text:p text:style-name="P5"/>
      <text:p text:style-name="P5">Random Forest: Sliding window: <text:s/>5 </text:p>
      <text:p text:style-name="P13"><text:s/>N_estimators: <text:s/>200 </text:p>
      <text:p text:style-name="P23"><text:s/>min_samples_split: <text:s/>2</text:p>
      <text:p text:style-name="P3">Results for sliding window: 5</text:p>
      <text:p text:style-name="P3">Confusion matrix, without normalization</text:p>
      <text:p text:style-name="P3">[[15462 <text:s/>1042]</text:p>
      <text:p text:style-name="P3"><text:s/>[ 4013 <text:s/>1648]]</text:p>
      <text:p text:style-name="P3">Normalized confusion matrix</text:p>
      <text:p text:style-name="P3">[[ 0.93686379 <text:s/>0.06313621]</text:p>
      <text:p text:style-name="P3"><text:s/>[ 0.70888536 <text:s/>0.2911146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1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116373 <text:s/>0.77780284 <text:s/>0.77171216 <text:s/>0.7723889 <text:s text:c="2"/>0.77662455]</text:p>
      <text:p text:style-name="P3">The accuracy for a sliding window of 5: 0.7719 (+/- 0.0118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3"><text:s/>min_samples_split: <text:s/>3</text:p>
      <text:p text:style-name="P3">Results for sliding window: 5</text:p>
      <text:p text:style-name="P3">Confusion matrix, without normalization</text:p>
      <text:p text:style-name="P3">[[15481 <text:s/>1023]</text:p>
      <text:p text:style-name="P3"><text:s/>[ 4045 <text:s/>1616]]</text:p>
      <text:p text:style-name="P3">Normalized confusion matrix</text:p>
      <text:p text:style-name="P3">[[ 0.93801503 <text:s/>0.06198497]</text:p>
      <text:p text:style-name="P3"><text:s/>[ 0.71453807 <text:s/>0.2854619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1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138926 <text:s/>0.78163772 <text:s/>0.76945635 <text:s/>0.76787728 <text:s/>0.77639892]</text:p>
      <text:p text:style-name="P3"><text:soft-page-break/>The accuracy for a sliding window of 5: 0.7714 (+/- 0.0140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3"><text:s/>min_samples_split: <text:s/>4</text:p>
      <text:p text:style-name="P3">Results for sliding window: 5</text:p>
      <text:p text:style-name="P3">Confusion matrix, without normalization</text:p>
      <text:p text:style-name="P3">[[15548 <text:s text:c="2"/>956]</text:p>
      <text:p text:style-name="P3"><text:s/>[ 4045 <text:s/>1616]]</text:p>
      <text:p text:style-name="P3">Normalized confusion matrix</text:p>
      <text:p text:style-name="P3">[[ 0.94207465 <text:s/>0.05792535]</text:p>
      <text:p text:style-name="P3"><text:s/>[ 0.71453807 <text:s/>0.2854619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680198 <text:s/>0.78321678 <text:s/>0.77351681 <text:s/>0.77148658 <text:s/>0.77685018]</text:p>
      <text:p text:style-name="P3">The accuracy for a sliding window of 5: 0.7744 (+/- 0.0110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3"><text:s/>min_samples_split: <text:s/>5</text:p>
      <text:p text:style-name="P3">Results for sliding window: 5</text:p>
      <text:p text:style-name="P3">Confusion matrix, without normalization</text:p>
      <text:p text:style-name="P3">[[15587 <text:s text:c="2"/>917]</text:p>
      <text:p text:style-name="P3"><text:s/>[ 4083 <text:s/>1578]]</text:p>
      <text:p text:style-name="P3">Normalized confusion matrix</text:p>
      <text:p text:style-name="P3">[[ 0.94443771 <text:s/>0.05556229]</text:p>
      <text:p text:style-name="P3"><text:s/>[ 0.72125066 <text:s/>0.2787493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32115 <text:s/>0.78434469 <text:s/>0.77261448 <text:s/>0.76968193 <text:s/>0.78113718]</text:p>
      <text:p text:style-name="P3">The accuracy for a sliding window of 5: 0.7744 (+/- 0.0147)</text:p>
      <text:p text:style-name="P3"/>
      <text:p text:style-name="P3"/>
      <text:p text:style-name="P3"/>
      <text:p text:style-name="P3">Random Forest: Sliding window: <text:s/>5 </text:p>
      <text:p text:style-name="P3"><text:soft-page-break/><text:s/>N_estimators: <text:s/>200 </text:p>
      <text:p text:style-name="P23"><text:s/>min_samples_split: <text:s/>6</text:p>
      <text:p text:style-name="P3">Results for sliding window: 5</text:p>
      <text:p text:style-name="P3">Confusion matrix, without normalization</text:p>
      <text:p text:style-name="P3">[[15606 <text:s text:c="2"/>898]</text:p>
      <text:p text:style-name="P3"><text:s/>[ 4107 <text:s/>1554]]</text:p>
      <text:p text:style-name="P3">Normalized confusion matrix</text:p>
      <text:p text:style-name="P3">[[ 0.94558895 <text:s/>0.05441105]</text:p>
      <text:p text:style-name="P3"><text:s/>[ 0.7254902 <text:s text:c="2"/>0.2745098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3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22327 <text:s/>0.78411911 <text:s/>0.77374239 <text:s/>0.7723889 <text:s text:c="2"/>0.77549639]</text:p>
      <text:p text:style-name="P3">The accuracy for a sliding window of 5: 0.7742 (+/- 0.0121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3"><text:s/>min_samples_split: <text:s/>7</text:p>
      <text:p text:style-name="P3">Results for sliding window: 5</text:p>
      <text:p text:style-name="P3">Confusion matrix, without normalization</text:p>
      <text:p text:style-name="P3">[[15644 <text:s text:c="2"/>860]</text:p>
      <text:p text:style-name="P3"><text:s/>[ 4113 <text:s/>1548]]</text:p>
      <text:p text:style-name="P3">Normalized confusion matrix</text:p>
      <text:p text:style-name="P3">[[ 0.94789142 <text:s/>0.05210858]</text:p>
      <text:p text:style-name="P3"><text:s/>[ 0.72655008 <text:s/>0.2734499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612539 <text:s/>0.78457027 <text:s/>0.7723889 <text:s text:c="2"/>0.77284006 <text:s/>0.78226534]</text:p>
      <text:p text:style-name="P3">The accuracy for a sliding window of 5: 0.7756 (+/- 0.0136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3"><text:s/>min_samples_split: <text:s/>8</text:p>
      <text:p text:style-name="P3">Results for sliding window: 5</text:p>
      <text:p text:style-name="P3">Confusion matrix, without normalization</text:p>
      <text:p text:style-name="P3">[[15654 <text:s text:c="2"/>850]</text:p>
      <text:p text:style-name="P3"><text:soft-page-break/><text:s/>[ 4113 <text:s/>1548]]</text:p>
      <text:p text:style-name="P3">Normalized confusion matrix</text:p>
      <text:p text:style-name="P3">[[ 0.94849733 <text:s/>0.05150267]</text:p>
      <text:p text:style-name="P3"><text:s/>[ 0.72655008 <text:s/>0.2734499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725304 <text:s/>0.78479585 <text:s/>0.77419355 <text:s/>0.7723889 <text:s text:c="2"/>0.78181408]</text:p>
      <text:p text:style-name="P3">The accuracy for a sliding window of 5: 0.7761 (+/- 0.0128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3"><text:s/>min_samples_split: <text:s/>9</text:p>
      <text:p text:style-name="P3">Results for sliding window: 5</text:p>
      <text:p text:style-name="P3">Confusion matrix, without normalization</text:p>
      <text:p text:style-name="P3">[[15687 <text:s text:c="2"/>817]</text:p>
      <text:p text:style-name="P3"><text:s/>[ 4161 <text:s/>1500]]</text:p>
      <text:p text:style-name="P3">Normalized confusion matrix</text:p>
      <text:p text:style-name="P3">[[ 0.95049685 <text:s/>0.04950315]</text:p>
      <text:p text:style-name="P3"><text:s/>[ 0.73502915 <text:s/>0.2649708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54488 <text:s text:c="2"/>0.78344236 <text:s/>0.77441913 <text:s/>0.77306564 <text:s/>0.78068592]</text:p>
      <text:p text:style-name="P3">The accuracy for a sliding window of 5: 0.7754 (+/- 0.0126)</text:p>
      <text:p text:style-name="P3"/>
      <text:p text:style-name="P3"/>
      <text:p text:style-name="P3"/>
      <text:p text:style-name="P3">Random Forest: Sliding window: <text:s/>5 </text:p>
      <text:p text:style-name="P3"><text:s/>N_estimators: <text:s/>200 </text:p>
      <text:p text:style-name="P23"><text:s/>min_samples_split: <text:s/>10</text:p>
      <text:p text:style-name="P3">Results for sliding window: 5</text:p>
      <text:p text:style-name="P3">Confusion matrix, without normalization</text:p>
      <text:p text:style-name="P3">[[15696 <text:s text:c="2"/>808]</text:p>
      <text:p text:style-name="P3"><text:s/>[ 4178 <text:s/>1483]]</text:p>
      <text:p text:style-name="P3">Normalized confusion matrix</text:p>
      <text:p text:style-name="P3">[[ 0.95104217 <text:s/>0.04895783]</text:p>
      <text:p text:style-name="P3"><text:s/>[ 0.73803215 <text:s/>0.26196785]]</text:p>
      <text:p text:style-name="P3"><text:s text:c="24"/>precision <text:s text:c="3"/>recall <text:s/>f1-score <text:s text:c="2"/>support</text:p>
      <text:p text:style-name="P3"><text:soft-page-break/></text:p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387009 <text:s/>0.78434469 <text:s/>0.77396797 <text:s/>0.77509587 <text:s/>0.77797834]</text:p>
      <text:p text:style-name="P3">The accuracy for a sliding window of 5: 0.7751 (+/- 0.0133)</text:p>
      <text:p text:style-name="P3"/>
      <text:p text:style-name="P3"/>
      <text:p text:style-name="P5"/>
      <text:p text:style-name="P5">Random Forest: Sliding window: <text:s/>5 </text:p>
      <text:p text:style-name="P13"><text:s/>N_estimators: <text:s/>250 </text:p>
      <text:p text:style-name="P23"><text:s/>min_samples_split: <text:s/>2</text:p>
      <text:p text:style-name="P3">Results for sliding window: 5</text:p>
      <text:p text:style-name="P3">Confusion matrix, without normalization</text:p>
      <text:p text:style-name="P3">[[15465 <text:s/>1039]</text:p>
      <text:p text:style-name="P3"><text:s/>[ 4033 <text:s/>1628]]</text:p>
      <text:p text:style-name="P3">Normalized confusion matrix</text:p>
      <text:p text:style-name="P3">[[ 0.93704556 <text:s/>0.06295444]</text:p>
      <text:p text:style-name="P3"><text:s/>[ 0.7124183 <text:s text:c="2"/>0.2875817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1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5935949 <text:s/>0.77915633 <text:s/>0.77080984 <text:s/>0.76968193 <text:s/>0.77685018]</text:p>
      <text:p text:style-name="P3">The accuracy for a sliding window of 5: 0.7712 (+/- 0.0138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3"><text:s/>min_samples_split: <text:s/>3</text:p>
      <text:p text:style-name="P3">Results for sliding window: 5</text:p>
      <text:p text:style-name="P3">Confusion matrix, without normalization</text:p>
      <text:p text:style-name="P3">[[15504 <text:s/>1000]</text:p>
      <text:p text:style-name="P3"><text:s/>[ 4036 <text:s/>1625]]</text:p>
      <text:p text:style-name="P3">Normalized confusion matrix</text:p>
      <text:p text:style-name="P3">[[ 0.93940863 <text:s/>0.06059137]</text:p>
      <text:p text:style-name="P3"><text:s/>[ 0.71294824 <text:s/>0.2870517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><text:soft-page-break/></text:p>
      <text:p text:style-name="P3">[ 0.76364456 <text:s/>0.78096097 <text:s/>0.77171216 <text:s/>0.77035867 <text:s/>0.77730144]</text:p>
      <text:p text:style-name="P3">The accuracy for a sliding window of 5: 0.7728 (+/- 0.0119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3"><text:s/>min_samples_split: <text:s/>4</text:p>
      <text:p text:style-name="P3">Results for sliding window: 5</text:p>
      <text:p text:style-name="P3">Confusion matrix, without normalization</text:p>
      <text:p text:style-name="P3">[[15545 <text:s text:c="2"/>959]</text:p>
      <text:p text:style-name="P3"><text:s/>[ 4062 <text:s/>1599]]</text:p>
      <text:p text:style-name="P3">Normalized confusion matrix</text:p>
      <text:p text:style-name="P3">[[ 0.94189287 <text:s/>0.05810713]</text:p>
      <text:p text:style-name="P3"><text:s/>[ 0.71754107 <text:s/>0.2824589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296797 <text:s/>0.78096097 <text:s/>0.7723889 <text:s text:c="2"/>0.77396797 <text:s/>0.77707581]</text:p>
      <text:p text:style-name="P3">The accuracy for a sliding window of 5: 0.7735 (+/- 0.0120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3"><text:s/>min_samples_split: <text:s/>5</text:p>
      <text:p text:style-name="P3">Results for sliding window: 5</text:p>
      <text:p text:style-name="P3">Confusion matrix, without normalization</text:p>
      <text:p text:style-name="P3">[[15587 <text:s text:c="2"/>917]</text:p>
      <text:p text:style-name="P3"><text:s/>[ 4075 <text:s/>1586]]</text:p>
      <text:p text:style-name="P3">Normalized confusion matrix</text:p>
      <text:p text:style-name="P3">[[ 0.94443771 <text:s/>0.05556229]</text:p>
      <text:p text:style-name="P3"><text:s/>[ 0.71983748 <text:s/>0.2801625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77221 <text:s/>0.78254004 <text:s/>0.77216332 <text:s/>0.77441913 <text:s/>0.78000903]</text:p>
      <text:p text:style-name="P3">The accuracy for a sliding window of 5: 0.7748 (+/- 0.0125)</text:p>
      <text:p text:style-name="P3"/>
      <text:p text:style-name="P3"/>
      <text:p text:style-name="P3"><text:soft-page-break/></text:p>
      <text:p text:style-name="P3">Random Forest: Sliding window: <text:s/>5 </text:p>
      <text:p text:style-name="P3"><text:s/>N_estimators: <text:s/>250 </text:p>
      <text:p text:style-name="P23"><text:s/>min_samples_split: <text:s/>6</text:p>
      <text:p text:style-name="P3">Results for sliding window: 5</text:p>
      <text:p text:style-name="P3">Confusion matrix, without normalization</text:p>
      <text:p text:style-name="P3">[[15619 <text:s text:c="2"/>885]</text:p>
      <text:p text:style-name="P3"><text:s/>[ 4112 <text:s/>1549]]</text:p>
      <text:p text:style-name="P3">Normalized confusion matrix</text:p>
      <text:p text:style-name="P3">[[ 0.94637664 <text:s/>0.05362336]</text:p>
      <text:p text:style-name="P3"><text:s/>[ 0.72637343 <text:s/>0.2736265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77221 <text:s/>0.78231446 <text:s/>0.77351681 <text:s/>0.7723889 <text:s text:c="2"/>0.77978339]</text:p>
      <text:p text:style-name="P3">The accuracy for a sliding window of 5: 0.7746 (+/- 0.0123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3"><text:s/>min_samples_split: <text:s/>7</text:p>
      <text:p text:style-name="P3">Results for sliding window: 5</text:p>
      <text:p text:style-name="P3">Confusion matrix, without normalization</text:p>
      <text:p text:style-name="P3">[[15619 <text:s text:c="2"/>885]</text:p>
      <text:p text:style-name="P3"><text:s/>[ 4121 <text:s/>1540]]</text:p>
      <text:p text:style-name="P3">Normalized confusion matrix</text:p>
      <text:p text:style-name="P3">[[ 0.94637664 <text:s/>0.05362336]</text:p>
      <text:p text:style-name="P3"><text:s/>[ 0.72796326 <text:s/>0.2720367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4488 <text:s text:c="2"/>0.78073539 <text:s/>0.7723889 <text:s text:c="2"/>0.77306564 <text:s/>0.7791065 ]</text:p>
      <text:p text:style-name="P3">The accuracy for a sliding window of 5: 0.7741 (+/- 0.0109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3"><text:s/>min_samples_split: <text:s/>8</text:p>
      <text:p text:style-name="P3">Results for sliding window: 5</text:p>
      <text:p text:style-name="P3"><text:soft-page-break/>Confusion matrix, without normalization</text:p>
      <text:p text:style-name="P3">[[15651 <text:s text:c="2"/>853]</text:p>
      <text:p text:style-name="P3"><text:s/>[ 4133 <text:s/>1528]]</text:p>
      <text:p text:style-name="P3">Normalized confusion matrix</text:p>
      <text:p text:style-name="P3">[[ 0.94831556 <text:s/>0.05168444]</text:p>
      <text:p text:style-name="P3"><text:s/>[ 0.73008302 <text:s/>0.26991698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589986 <text:s/>0.78344236 <text:s/>0.77509587 <text:s/>0.77306564 <text:s/>0.77775271]</text:p>
      <text:p text:style-name="P3">The accuracy for a sliding window of 5: 0.7751 (+/- 0.0115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3"><text:s/>min_samples_split: <text:s/>9</text:p>
      <text:p text:style-name="P3">Results for sliding window: 5</text:p>
      <text:p text:style-name="P3">Confusion matrix, without normalization</text:p>
      <text:p text:style-name="P3">[[15686 <text:s text:c="2"/>818]</text:p>
      <text:p text:style-name="P3"><text:s/>[ 4172 <text:s/>1489]]</text:p>
      <text:p text:style-name="P3">Normalized confusion matrix</text:p>
      <text:p text:style-name="P3">[[ 0.95043626 <text:s/>0.04956374]</text:p>
      <text:p text:style-name="P3"><text:s/>[ 0.73697227 <text:s/>0.2630277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747857 <text:s/>0.78276562 <text:s/>0.77464471 <text:s/>0.771261 <text:s text:c="3"/>0.77820397]</text:p>
      <text:p text:style-name="P3">The accuracy for a sliding window of 5: 0.7749 (+/- 0.0106)</text:p>
      <text:p text:style-name="P3"/>
      <text:p text:style-name="P3"/>
      <text:p text:style-name="P3"/>
      <text:p text:style-name="P3">Random Forest: Sliding window: <text:s/>5 </text:p>
      <text:p text:style-name="P3"><text:s/>N_estimators: <text:s/>250 </text:p>
      <text:p text:style-name="P23"><text:s/>min_samples_split: <text:s/>10</text:p>
      <text:p text:style-name="P3">Results for sliding window: 5</text:p>
      <text:p text:style-name="P3">Confusion matrix, without normalization</text:p>
      <text:p text:style-name="P3">[[15696 <text:s text:c="2"/>808]</text:p>
      <text:p text:style-name="P3"><text:s/>[ 4176 <text:s/>1485]]</text:p>
      <text:p text:style-name="P3">Normalized confusion matrix</text:p>
      <text:p text:style-name="P3">[[ 0.95104217 <text:s/>0.04895783]</text:p>
      <text:p text:style-name="P3"><text:soft-page-break/><text:s/>[ 0.73767886 <text:s/>0.2623211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499774 <text:s/>0.78411911 <text:s/>0.77396797 <text:s/>0.77396797 <text:s/>0.77865523]</text:p>
      <text:p text:style-name="P3">The accuracy for a sliding window of 5: 0.7751 (+/- 0.0126)</text:p>
      <text:p text:style-name="P3"/>
      <text:p text:style-name="P3"/>
      <text:p text:style-name="P3"/>
      <text:p text:style-name="P5">Random Forest: Sliding window: <text:s/>5 </text:p>
      <text:p text:style-name="P13"><text:s/>N_estimators: <text:s/>300 </text:p>
      <text:p text:style-name="P3"><text:s/>min_samples_split: <text:s/>2</text:p>
      <text:p text:style-name="P3">Results for sliding window: 5</text:p>
      <text:p text:style-name="P3">Confusion matrix, without normalization</text:p>
      <text:p text:style-name="P3">[[15472 <text:s/>1032]</text:p>
      <text:p text:style-name="P3"><text:s/>[ 4010 <text:s/>1651]]</text:p>
      <text:p text:style-name="P3">Normalized confusion matrix</text:p>
      <text:p text:style-name="P3">[[ 0.9374697 <text:s text:c="2"/>0.0625303 ]</text:p>
      <text:p text:style-name="P3"><text:s/>[ 0.70835541 <text:s/>0.2916445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9 <text:s text:c="5"/>0.40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31935 <text:s text:c="2"/>0.78005865 <text:s/>0.76990751 <text:s/>0.7723889 <text:s text:c="2"/>0.77707581]</text:p>
      <text:p text:style-name="P3">The accuracy for a sliding window of 5: 0.7725 (+/- 0.0117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3"><text:s/>min_samples_split: <text:s/>3</text:p>
      <text:p text:style-name="P3">Results for sliding window: 5</text:p>
      <text:p text:style-name="P3">Confusion matrix, without normalization</text:p>
      <text:p text:style-name="P3">[[15523 <text:s text:c="2"/>981]</text:p>
      <text:p text:style-name="P3"><text:s/>[ 4053 <text:s/>1608]]</text:p>
      <text:p text:style-name="P3">Normalized confusion matrix</text:p>
      <text:p text:style-name="P3">[[ 0.94055986 <text:s/>0.05944014]</text:p>
      <text:p text:style-name="P3"><text:s/>[ 0.71595125 <text:s/>0.2840487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8 <text:s text:c="5"/>0.39 <text:s text:c="5"/>5661</text:p>
      <text:p text:style-name="P3"><text:soft-page-break/></text:p>
      <text:p text:style-name="P3"><text:s text:c="11"/>avg / total <text:s text:c="6"/>0.75 <text:s text:c="5"/>0.77 <text:s text:c="5"/>0.74 <text:s text:c="4"/>22165</text:p>
      <text:p text:style-name="P3"/>
      <text:p text:style-name="P3">[ 0.76184032 <text:s/>0.78276562 <text:s/>0.77216332 <text:s/>0.77306564 <text:s/>0.77459386]</text:p>
      <text:p text:style-name="P3">The accuracy for a sliding window of 5: 0.7729 (+/- 0.0134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3"><text:s/>min_samples_split: <text:s/>4</text:p>
      <text:p text:style-name="P3">Results for sliding window: 5</text:p>
      <text:p text:style-name="P3">Confusion matrix, without normalization</text:p>
      <text:p text:style-name="P3">[[15558 <text:s text:c="2"/>946]</text:p>
      <text:p text:style-name="P3"><text:s/>[ 4045 <text:s/>1616]]</text:p>
      <text:p text:style-name="P3">Normalized confusion matrix</text:p>
      <text:p text:style-name="P3">[[ 0.94268056 <text:s/>0.05731944]</text:p>
      <text:p text:style-name="P3"><text:s/>[ 0.71453807 <text:s/>0.2854619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499774 <text:s/>0.7818633 <text:s text:c="2"/>0.77464471 <text:s/>0.7723889 <text:s text:c="2"/>0.78023466]</text:p>
      <text:p text:style-name="P3">The accuracy for a sliding window of 5: 0.7748 (+/- 0.0120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3"><text:s/>min_samples_split: <text:s/>5</text:p>
      <text:p text:style-name="P3">Results for sliding window: 5</text:p>
      <text:p text:style-name="P3">Confusion matrix, without normalization</text:p>
      <text:p text:style-name="P3">[[15588 <text:s text:c="2"/>916]</text:p>
      <text:p text:style-name="P3"><text:s/>[ 4073 <text:s/>1588]]</text:p>
      <text:p text:style-name="P3">Normalized confusion matrix</text:p>
      <text:p text:style-name="P3">[[ 0.9444983 <text:s text:c="2"/>0.0555017 ]</text:p>
      <text:p text:style-name="P3"><text:s/>[ 0.71948419 <text:s/>0.2805158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22327 <text:s/>0.78389353 <text:s/>0.77261448 <text:s/>0.77554703 <text:s/>0.77730144]</text:p>
      <text:p text:style-name="P3">The accuracy for a sliding window of 5: 0.7749 (+/- 0.0122)</text:p>
      <text:p text:style-name="P3"><text:soft-page-break/></text:p>
      <text:p text:style-name="P3"/>
      <text:p text:style-name="P3"/>
      <text:p text:style-name="P3">Random Forest: Sliding window: <text:s/>5 </text:p>
      <text:p text:style-name="P3"><text:s/>N_estimators: <text:s/>300 </text:p>
      <text:p text:style-name="P23"><text:s/>min_samples_split: <text:s/>6</text:p>
      <text:p text:style-name="P3">Results for sliding window: 5</text:p>
      <text:p text:style-name="P3">Confusion matrix, without normalization</text:p>
      <text:p text:style-name="P3">[[15626 <text:s text:c="2"/>878]</text:p>
      <text:p text:style-name="P3"><text:s/>[ 4097 <text:s/>1564]]</text:p>
      <text:p text:style-name="P3">Normalized confusion matrix</text:p>
      <text:p text:style-name="P3">[[ 0.94680078 <text:s/>0.05319922]</text:p>
      <text:p text:style-name="P3"><text:s/>[ 0.72372372 <text:s/>0.27627628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8 <text:s text:c="5"/>0.39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567433 <text:s/>0.7829912 <text:s text:c="2"/>0.77351681 <text:s/>0.77329122 <text:s/>0.78226534]</text:p>
      <text:p text:style-name="P3">The accuracy for a sliding window of 5: 0.7755 (+/- 0.0129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3"><text:s/>min_samples_split: <text:s/>7</text:p>
      <text:p text:style-name="P3">Results for sliding window: 5</text:p>
      <text:p text:style-name="P3">Confusion matrix, without normalization</text:p>
      <text:p text:style-name="P3">[[15643 <text:s text:c="2"/>861]</text:p>
      <text:p text:style-name="P3"><text:s/>[ 4116 <text:s/>1545]]</text:p>
      <text:p text:style-name="P3">Normalized confusion matrix</text:p>
      <text:p text:style-name="P3">[[ 0.94783083 <text:s/>0.05216917]</text:p>
      <text:p text:style-name="P3"><text:s/>[ 0.72708002 <text:s/>0.27291998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4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499774 <text:s/>0.78479585 <text:s/>0.7759982 <text:s text:c="2"/>0.77216332 <text:s/>0.77933213]</text:p>
      <text:p text:style-name="P3">The accuracy for a sliding window of 5: 0.7755 (+/- 0.0133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3"><text:soft-page-break/><text:s/>min_samples_split: <text:s/>8</text:p>
      <text:p text:style-name="P3">Results for sliding window: 5</text:p>
      <text:p text:style-name="P3">Confusion matrix, without normalization</text:p>
      <text:p text:style-name="P3">[[15673 <text:s text:c="2"/>831]</text:p>
      <text:p text:style-name="P3"><text:s/>[ 4132 <text:s/>1529]]</text:p>
      <text:p text:style-name="P3">Normalized confusion matrix</text:p>
      <text:p text:style-name="P3">[[ 0.94964857 <text:s/>0.05035143]</text:p>
      <text:p text:style-name="P3"><text:s/>[ 0.72990638 <text:s/>0.2700936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77041 <text:s text:c="2"/>0.78614933 <text:s/>0.77464471 <text:s/>0.77216332 <text:s/>0.77978339]</text:p>
      <text:p text:style-name="P3">The accuracy for a sliding window of 5: 0.7761 (+/- 0.0127)</text:p>
      <text:p text:style-name="P3"/>
      <text:p text:style-name="P3"/>
      <text:p text:style-name="P3"/>
      <text:p text:style-name="P3">Random Forest: Sliding window: <text:s/>5 </text:p>
      <text:p text:style-name="P3"><text:s/>N_estimators: <text:s/>300 </text:p>
      <text:p text:style-name="P23"><text:s/>min_samples_split: <text:s/>9</text:p>
      <text:p text:style-name="P3">Results for sliding window: 5</text:p>
      <text:p text:style-name="P3">Confusion matrix, without normalization</text:p>
      <text:p text:style-name="P3">[[15684 <text:s text:c="2"/>820]</text:p>
      <text:p text:style-name="P3"><text:s/>[ 4167 <text:s/>1494]]</text:p>
      <text:p text:style-name="P3">Normalized confusion matrix</text:p>
      <text:p text:style-name="P3">[[ 0.95031508 <text:s/>0.04968492]</text:p>
      <text:p text:style-name="P3"><text:s/>[ 0.73608903 <text:s/>0.2639109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635092 <text:s/>0.78411911 <text:s/>0.77306564 <text:s/>0.77419355 <text:s/>0.77730144]</text:p>
      <text:p text:style-name="P3">The accuracy for a sliding window of 5: 0.7750 (+/- 0.0116)</text:p>
      <text:p text:style-name="P3"/>
      <text:p text:style-name="P3"/>
      <text:p text:style-name="P3"/>
      <text:p text:style-name="P23">Random Forest: Sliding window: <text:s/>5 </text:p>
      <text:p text:style-name="P23"><text:s/>N_estimators: <text:s/>300 </text:p>
      <text:p text:style-name="P23"><text:s/>min_samples_split: <text:s/>10</text:p>
      <text:p text:style-name="P3">Results for sliding window: 5</text:p>
      <text:p text:style-name="P3">Confusion matrix, without normalization</text:p>
      <text:p text:style-name="P3">[[15722 <text:s text:c="2"/>782]</text:p>
      <text:p text:style-name="P3"><text:s/>[ 4182 <text:s/>1479]]</text:p>
      <text:p text:style-name="P3"><text:soft-page-break/>Normalized confusion matrix</text:p>
      <text:p text:style-name="P3">[[ 0.95261755 <text:s/>0.04738245]</text:p>
      <text:p text:style-name="P3"><text:s/>[ 0.73873874 <text:s/>0.2612612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6 <text:s text:c="5"/>0.78 <text:s text:c="5"/>0.74 <text:s text:c="4"/>22165</text:p>
      <text:p text:style-name="P3"/>
      <text:p text:style-name="P3">[ 0.76680198 <text:s/>0.78457027 <text:s/>0.7759982 <text:s text:c="2"/>0.77329122 <text:s/>0.77955776]</text:p>
      <text:p text:style-name="P3">The accuracy for a sliding window of 5: 0.7760 (+/- 0.0119)</text:p>
      <text:p text:style-name="P3"/>
      <text:p text:style-name="P3"/>
      <text:p text:style-name="P13"/>
      <text:p text:style-name="P13">Random Forest: Sliding window: <text:s/>5 </text:p>
      <text:p text:style-name="P13"><text:s/>N_estimators: <text:s/>350 </text:p>
      <text:p text:style-name="P23"><text:s/>min_samples_split: <text:s/>2</text:p>
      <text:p text:style-name="P3">Results for sliding window: 5</text:p>
      <text:p text:style-name="P3">Confusion matrix, without normalization</text:p>
      <text:p text:style-name="P3">[[15472 <text:s/>1032]</text:p>
      <text:p text:style-name="P3"><text:s/>[ 4010 <text:s/>1651]]</text:p>
      <text:p text:style-name="P3">Normalized confusion matrix</text:p>
      <text:p text:style-name="P3">[[ 0.9374697 <text:s text:c="2"/>0.0625303 ]</text:p>
      <text:p text:style-name="P3"><text:s/>[ 0.70835541 <text:s/>0.2916445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2 <text:s text:c="5"/>0.29 <text:s text:c="5"/>0.40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138926 <text:s/>0.78141214 <text:s/>0.77216332 <text:s/>0.77103542 <text:s/>0.77662455]</text:p>
      <text:p text:style-name="P3">The accuracy for a sliding window of 5: 0.7725 (+/- 0.0133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3"><text:s/>min_samples_split: <text:s/>3</text:p>
      <text:p text:style-name="P3">Results for sliding window: 5</text:p>
      <text:p text:style-name="P3">Confusion matrix, without normalization</text:p>
      <text:p text:style-name="P3">[[15533 <text:s text:c="2"/>971]</text:p>
      <text:p text:style-name="P3"><text:s/>[ 4033 <text:s/>1628]]</text:p>
      <text:p text:style-name="P3">Normalized confusion matrix</text:p>
      <text:p text:style-name="P3">[[ 0.94116578 <text:s/>0.05883422]</text:p>
      <text:p text:style-name="P3"><text:s/>[ 0.7124183 <text:s text:c="2"/>0.2875817 ]]</text:p>
      <text:p text:style-name="P3"><text:s text:c="24"/>precision <text:s text:c="3"/>recall <text:s/>f1-score <text:s text:c="2"/>support</text:p>
      <text:p text:style-name="P3"/>
      <text:p text:style-name="P3"><text:soft-page-break/><text:s text:c="3"/>Class 0 == globular <text:s text:c="6"/>0.79 <text:s text:c="5"/>0.94 <text:s text:c="5"/>0.86 <text:s text:c="4"/>16504</text:p>
      <text:p text:style-name="P3">Class 1 == beta barrel <text:s text:c="6"/>0.63 <text:s text:c="5"/>0.29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89986 <text:s/>0.78050981 <text:s/>0.77216332 <text:s/>0.77351681 <text:s/>0.7791065 ]</text:p>
      <text:p text:style-name="P3">The accuracy for a sliding window of 5: 0.7742 (+/- 0.0105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3"><text:s/>min_samples_split: <text:s/>4</text:p>
      <text:p text:style-name="P3">Results for sliding window: 5</text:p>
      <text:p text:style-name="P3">Confusion matrix, without normalization</text:p>
      <text:p text:style-name="P3">[[15572 <text:s text:c="2"/>932]</text:p>
      <text:p text:style-name="P3"><text:s/>[ 4072 <text:s/>1589]]</text:p>
      <text:p text:style-name="P3">Normalized confusion matrix</text:p>
      <text:p text:style-name="P3">[[ 0.94352884 <text:s/>0.05647116]</text:p>
      <text:p text:style-name="P3"><text:s/>[ 0.71930754 <text:s/>0.2806924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54488 <text:s text:c="2"/>0.78344236 <text:s/>0.77396797 <text:s/>0.77058425 <text:s/>0.77775271]</text:p>
      <text:p text:style-name="P3">The accuracy for a sliding window of 5: 0.7742 (+/- 0.0123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3"><text:s/>min_samples_split: <text:s/>5</text:p>
      <text:p text:style-name="P3">Results for sliding window: 5</text:p>
      <text:p text:style-name="P3">Confusion matrix, without normalization</text:p>
      <text:p text:style-name="P3">[[15591 <text:s text:c="2"/>913]</text:p>
      <text:p text:style-name="P3"><text:s/>[ 4075 <text:s/>1586]]</text:p>
      <text:p text:style-name="P3">Normalized confusion matrix</text:p>
      <text:p text:style-name="P3">[[ 0.94468008 <text:s/>0.05531992]</text:p>
      <text:p text:style-name="P3"><text:s/>[ 0.71983748 <text:s/>0.2801625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4 <text:s text:c="5"/>0.86 <text:s text:c="4"/>16504</text:p>
      <text:p text:style-name="P3">Class 1 == beta barrel <text:s text:c="6"/>0.63 <text:s text:c="5"/>0.28 <text:s text:c="5"/>0.39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<text:soft-page-break/>[ 0.76725304 <text:s/>0.78141214 <text:s/>0.77374239 <text:s/>0.77396797 <text:s/>0.7784296 ]</text:p>
      <text:p text:style-name="P3">The accuracy for a sliding window of 5: 0.7750 (+/- 0.0096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3"><text:s/>min_samples_split: <text:s/>6</text:p>
      <text:p text:style-name="P3">Results for sliding window: 5</text:p>
      <text:p text:style-name="P3">Confusion matrix, without normalization</text:p>
      <text:p text:style-name="P3">[[15604 <text:s text:c="2"/>900]</text:p>
      <text:p text:style-name="P3"><text:s/>[ 4104 <text:s/>1557]]</text:p>
      <text:p text:style-name="P3">Normalized confusion matrix</text:p>
      <text:p text:style-name="P3">[[ 0.94546777 <text:s/>0.05453223]</text:p>
      <text:p text:style-name="P3"><text:s/>[ 0.72496025 <text:s/>0.2750397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3 <text:s text:c="5"/>0.28 <text:s text:c="5"/>0.38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725304 <text:s/>0.78434469 <text:s/>0.76990751 <text:s/>0.77035867 <text:s/>0.77933213]</text:p>
      <text:p text:style-name="P3">The accuracy for a sliding window of 5: 0.7742 (+/- 0.0130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3"><text:s/>min_samples_split: <text:s/>7</text:p>
      <text:p text:style-name="P3">Results for sliding window: 5</text:p>
      <text:p text:style-name="P3">Confusion matrix, without normalization</text:p>
      <text:p text:style-name="P3">[[15656 <text:s text:c="2"/>848]</text:p>
      <text:p text:style-name="P3"><text:s/>[ 4112 <text:s/>1549]]</text:p>
      <text:p text:style-name="P3">Normalized confusion matrix</text:p>
      <text:p text:style-name="P3">[[ 0.94861852 <text:s/>0.05138148]</text:p>
      <text:p text:style-name="P3"><text:s/>[ 0.72637343 <text:s/>0.2736265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7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725304 <text:s/>0.78479585 <text:s/>0.77487029 <text:s/>0.77396797 <text:s/>0.78023466]</text:p>
      <text:p text:style-name="P3">The accuracy for a sliding window of 5: 0.7762 (+/- 0.0119)</text:p>
      <text:p text:style-name="P3"/>
      <text:p text:style-name="P3"/>
      <text:p text:style-name="P3"/>
      <text:p text:style-name="P3"><text:soft-page-break/>Random Forest: Sliding window: <text:s/>5 </text:p>
      <text:p text:style-name="P3"><text:s/>N_estimators: <text:s/>350 </text:p>
      <text:p text:style-name="P23"><text:s/>min_samples_split: <text:s/>8</text:p>
      <text:p text:style-name="P3">Results for sliding window: 5</text:p>
      <text:p text:style-name="P3">Confusion matrix, without normalization</text:p>
      <text:p text:style-name="P3">[[15680 <text:s text:c="2"/>824]</text:p>
      <text:p text:style-name="P3"><text:s/>[ 4132 <text:s/>1529]]</text:p>
      <text:p text:style-name="P3">Normalized confusion matrix</text:p>
      <text:p text:style-name="P3">[[ 0.95007271 <text:s/>0.04992729]</text:p>
      <text:p text:style-name="P3"><text:s/>[ 0.72990638 <text:s/>0.2700936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7 <text:s text:c="5"/>0.38 <text:s text:c="5"/>5661</text:p>
      <text:p text:style-name="P3"/>
      <text:p text:style-name="P3"><text:s text:c="11"/>avg / total <text:s text:c="6"/>0.76 <text:s text:c="5"/>0.78 <text:s text:c="5"/>0.74 <text:s text:c="4"/>22165</text:p>
      <text:p text:style-name="P3"/>
      <text:p text:style-name="P3">[ 0.77018493 <text:s/>0.78434469 <text:s/>0.77419355 <text:s/>0.7723889 <text:s text:c="2"/>0.78091155]</text:p>
      <text:p text:style-name="P3">The accuracy for a sliding window of 5: 0.7764 (+/- 0.0107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3"><text:s/>min_samples_split: <text:s/>9</text:p>
      <text:p text:style-name="P3">Results for sliding window: 5</text:p>
      <text:p text:style-name="P3">Confusion matrix, without normalization</text:p>
      <text:p text:style-name="P3">[[15695 <text:s text:c="2"/>809]</text:p>
      <text:p text:style-name="P3"><text:s/>[ 4163 <text:s/>1498]]</text:p>
      <text:p text:style-name="P3">Normalized confusion matrix</text:p>
      <text:p text:style-name="P3">[[ 0.95098158 <text:s/>0.04901842]</text:p>
      <text:p text:style-name="P3"><text:s/>[ 0.73538244 <text:s/>0.2646175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8 <text:s text:c="5"/>5661</text:p>
      <text:p text:style-name="P3"/>
      <text:p text:style-name="P3"><text:s text:c="11"/>avg / total <text:s text:c="6"/>0.75 <text:s text:c="5"/>0.78 <text:s text:c="5"/>0.74 <text:s text:c="4"/>22165</text:p>
      <text:p text:style-name="P3"/>
      <text:p text:style-name="P3">[ 0.76815516 <text:s/>0.78321678 <text:s/>0.77441913 <text:s/>0.77306564 <text:s/>0.77955776]</text:p>
      <text:p text:style-name="P3">The accuracy for a sliding window of 5: 0.7757 (+/- 0.0105)</text:p>
      <text:p text:style-name="P3"/>
      <text:p text:style-name="P3"/>
      <text:p text:style-name="P3"/>
      <text:p text:style-name="P3">Random Forest: Sliding window: <text:s/>5 </text:p>
      <text:p text:style-name="P3"><text:s/>N_estimators: <text:s/>350 </text:p>
      <text:p text:style-name="P23"><text:s/>min_samples_split: <text:s/>10</text:p>
      <text:p text:style-name="P3">Results for sliding window: 5</text:p>
      <text:p text:style-name="P3">Confusion matrix, without normalization</text:p>
      <text:p text:style-name="P3"><text:soft-page-break/>[[15700 <text:s text:c="2"/>804]</text:p>
      <text:p text:style-name="P3"><text:s/>[ 4189 <text:s/>1472]]</text:p>
      <text:p text:style-name="P3">Normalized confusion matrix</text:p>
      <text:p text:style-name="P3">[[ 0.95128454 <text:s/>0.04871546]</text:p>
      <text:p text:style-name="P3"><text:s/>[ 0.73997527 <text:s/>0.2600247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5 <text:s text:c="5"/>0.86 <text:s text:c="4"/>16504</text:p>
      <text:p text:style-name="P3">Class 1 == beta barrel <text:s text:c="6"/>0.65 <text:s text:c="5"/>0.26 <text:s text:c="5"/>0.37 <text:s text:c="5"/>5661</text:p>
      <text:p text:style-name="P3"/>
      <text:p text:style-name="P3"><text:s text:c="11"/>avg / total <text:s text:c="6"/>0.75 <text:s text:c="5"/>0.77 <text:s text:c="5"/>0.74 <text:s text:c="4"/>22165</text:p>
      <text:p text:style-name="P3"/>
      <text:p text:style-name="P3">[ 0.76725304 <text:s/>0.78208888 <text:s/>0.77306564 <text:s/>0.77058425 <text:s/>0.78068592]</text:p>
      <text:p text:style-name="P3">The accuracy for a sliding window of 5: 0.7747 (+/- 0.0115)</text:p>
      <text:p text:style-name="P3"/>
      <text:p text:style-name="P3"/>
      <text:p text:style-name="P5"/>
      <text:p text:style-name="P5">Random Forest: Sliding window: <text:s/>7 </text:p>
      <text:p text:style-name="P13"><text:s/>N_estimators: <text:s/>100 </text:p>
      <text:p text:style-name="P23"><text:s/>min_samples_split: <text:s/>2</text:p>
      <text:p text:style-name="P3">Results for sliding window: 7</text:p>
      <text:p text:style-name="P3">Confusion matrix, without normalization</text:p>
      <text:p text:style-name="P3">[[15947 <text:s text:c="2"/>557]</text:p>
      <text:p text:style-name="P3"><text:s/>[ 4239 <text:s/>1422]]</text:p>
      <text:p text:style-name="P3">Normalized confusion matrix</text:p>
      <text:p text:style-name="P3">[[ 0.96625061 <text:s/>0.03374939]</text:p>
      <text:p text:style-name="P3"><text:s/>[ 0.74880763 <text:s/>0.2511923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2 <text:s text:c="5"/>0.25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018493 <text:s/>0.79224002 <text:s/>0.78592375 <text:s/>0.78231446 <text:s/>0.78745487]</text:p>
      <text:p text:style-name="P3">The accuracy for a sliding window of 7: 0.7836 (+/- 0.0149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3</text:p>
      <text:p text:style-name="P3">Results for sliding window: 7</text:p>
      <text:p text:style-name="P3">Confusion matrix, without normalization</text:p>
      <text:p text:style-name="P3">[[15974 <text:s text:c="2"/>530]</text:p>
      <text:p text:style-name="P3"><text:s/>[ 4202 <text:s/>1459]]</text:p>
      <text:p text:style-name="P3">Normalized confusion matrix</text:p>
      <text:p text:style-name="P3">[[ 0.96788657 <text:s/>0.03211343]</text:p>
      <text:p text:style-name="P3"><text:s/>[ 0.74227168 <text:s/>0.25772832]]</text:p>
      <text:p text:style-name="P3"><text:soft-page-break/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6 <text:s text:c="5"/>0.38 <text:s text:c="5"/>5661</text:p>
      <text:p text:style-name="P3"/>
      <text:p text:style-name="P3"><text:s text:c="11"/>avg / total <text:s text:c="6"/>0.78 <text:s text:c="5"/>0.79 <text:s text:c="5"/>0.75 <text:s text:c="4"/>22165</text:p>
      <text:p text:style-name="P3"/>
      <text:p text:style-name="P3">[ 0.77559765 <text:s/>0.79472141 <text:s/>0.78840514 <text:s/>0.78411911 <text:s/>0.78971119]</text:p>
      <text:p text:style-name="P3">The accuracy for a sliding window of 7: 0.7865 (+/- 0.0128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4</text:p>
      <text:p text:style-name="P3">Results for sliding window: 7</text:p>
      <text:p text:style-name="P3">Confusion matrix, without normalization</text:p>
      <text:p text:style-name="P3">[[15941 <text:s text:c="2"/>563]</text:p>
      <text:p text:style-name="P3"><text:s/>[ 4223 <text:s/>1438]]</text:p>
      <text:p text:style-name="P3">Normalized confusion matrix</text:p>
      <text:p text:style-name="P3">[[ 0.96588706 <text:s/>0.03411294]</text:p>
      <text:p text:style-name="P3"><text:s/>[ 0.74598128 <text:s/>0.2540187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2 <text:s text:c="5"/>0.25 <text:s text:c="5"/>0.38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041046 <text:s/>0.79381908 <text:s/>0.78389353 <text:s/>0.78254004 <text:s/>0.78971119]</text:p>
      <text:p text:style-name="P3">The accuracy for a sliding window of 7: 0.7841 (+/- 0.0159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5</text:p>
      <text:p text:style-name="P3">Results for sliding window: 7</text:p>
      <text:p text:style-name="P3">Confusion matrix, without normalization</text:p>
      <text:p text:style-name="P3">[[15957 <text:s text:c="2"/>547]</text:p>
      <text:p text:style-name="P3"><text:s/>[ 4231 <text:s/>1430]]</text:p>
      <text:p text:style-name="P3">Normalized confusion matrix</text:p>
      <text:p text:style-name="P3">[[ 0.96685652 <text:s/>0.03314348]</text:p>
      <text:p text:style-name="P3"><text:s/>[ 0.74739445 <text:s/>0.25260555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2 <text:s text:c="5"/>0.25 <text:s text:c="5"/>0.37 <text:s text:c="5"/>5661</text:p>
      <text:p text:style-name="P3"/>
      <text:p text:style-name="P3"><text:soft-page-break/><text:s text:c="11"/>avg / total <text:s text:c="6"/>0.77 <text:s text:c="5"/>0.78 <text:s text:c="5"/>0.74 <text:s text:c="4"/>22165</text:p>
      <text:p text:style-name="P3"/>
      <text:p text:style-name="P3">[ 0.77514659 <text:s/>0.78953305 <text:s/>0.78366794 <text:s/>0.78411911 <text:s/>0.78971119]</text:p>
      <text:p text:style-name="P3">The accuracy for a sliding window of 7: 0.7844 (+/- 0.0106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6</text:p>
      <text:p text:style-name="P3">Results for sliding window: 7</text:p>
      <text:p text:style-name="P3">Confusion matrix, without normalization</text:p>
      <text:p text:style-name="P3">[[15971 <text:s text:c="2"/>533]</text:p>
      <text:p text:style-name="P3"><text:s/>[ 4237 <text:s/>1424]]</text:p>
      <text:p text:style-name="P3">Normalized confusion matrix</text:p>
      <text:p text:style-name="P3">[[ 0.9677048 <text:s text:c="2"/>0.0322952 ]</text:p>
      <text:p text:style-name="P3"><text:s/>[ 0.74845434 <text:s/>0.2515456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424447 <text:s/>0.79020979 <text:s/>0.78727724 <text:s/>0.78163772 <text:s/>0.79061372]</text:p>
      <text:p text:style-name="P3">The accuracy for a sliding window of 7: 0.7848 (+/- 0.0123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7</text:p>
      <text:p text:style-name="P3">Results for sliding window: 7</text:p>
      <text:p text:style-name="P3">Confusion matrix, without normalization</text:p>
      <text:p text:style-name="P3">[[15976 <text:s text:c="2"/>528]</text:p>
      <text:p text:style-name="P3"><text:s/>[ 4276 <text:s/>1385]]</text:p>
      <text:p text:style-name="P3">Normalized confusion matrix</text:p>
      <text:p text:style-name="P3">[[ 0.96800776 <text:s/>0.03199224]</text:p>
      <text:p text:style-name="P3"><text:s/>[ 0.75534358 <text:s/>0.24465642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2 <text:s text:c="5"/>0.24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717636 <text:s/>0.78953305 <text:s/>0.78502143 <text:s/>0.78118656 <text:s/>0.7833935 ]</text:p>
      <text:p text:style-name="P3">The accuracy for a sliding window of 7: 0.7833 (+/- 0.0082)</text:p>
      <text:p text:style-name="P3"/>
      <text:p text:style-name="P3"><text:soft-page-break/></text:p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8</text:p>
      <text:p text:style-name="P3">Results for sliding window: 7</text:p>
      <text:p text:style-name="P3">Confusion matrix, without normalization</text:p>
      <text:p text:style-name="P3">[[16018 <text:s text:c="2"/>486]</text:p>
      <text:p text:style-name="P3"><text:s/>[ 4282 <text:s/>1379]]</text:p>
      <text:p text:style-name="P3">Normalized confusion matrix</text:p>
      <text:p text:style-name="P3">[[ 0.97055259 <text:s/>0.02944741]</text:p>
      <text:p text:style-name="P3"><text:s/>[ 0.75640346 <text:s/>0.2435965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7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/>
      <text:p text:style-name="P3">[ 0.77830401 <text:s/>0.79269118 <text:s/>0.78389353 <text:s/>0.78073539 <text:s/>0.78880866]</text:p>
      <text:p text:style-name="P3">The accuracy for a sliding window of 7: 0.7849 (+/- 0.0105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9</text:p>
      <text:p text:style-name="P3">Results for sliding window: 7</text:p>
      <text:p text:style-name="P3">Confusion matrix, without normalization</text:p>
      <text:p text:style-name="P3">[[15985 <text:s text:c="2"/>519]</text:p>
      <text:p text:style-name="P3"><text:s/>[ 4290 <text:s/>1371]]</text:p>
      <text:p text:style-name="P3">Normalized confusion matrix</text:p>
      <text:p text:style-name="P3">[[ 0.96855308 <text:s/>0.03144692]</text:p>
      <text:p text:style-name="P3"><text:s/>[ 0.75781664 <text:s/>0.2421833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4 <text:s text:c="5"/>0.36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649977 <text:s/>0.78863072 <text:s/>0.78592375 <text:s/>0.7771261 <text:s text:c="2"/>0.78700361]</text:p>
      <text:p text:style-name="P3">The accuracy for a sliding window of 7: 0.7830 (+/- 0.0103)</text:p>
      <text:p text:style-name="P3"/>
      <text:p text:style-name="P3"/>
      <text:p text:style-name="P3"/>
      <text:p text:style-name="P3">Random Forest: Sliding window: <text:s/>7 </text:p>
      <text:p text:style-name="P3"><text:s/>N_estimators: <text:s/>100 </text:p>
      <text:p text:style-name="P23"><text:s/>min_samples_split: <text:s/>10</text:p>
      <text:p text:style-name="P3"><text:soft-page-break/>Results for sliding window: 7</text:p>
      <text:p text:style-name="P3">Confusion matrix, without normalization</text:p>
      <text:p text:style-name="P3">[[16008 <text:s text:c="2"/>496]</text:p>
      <text:p text:style-name="P3"><text:s/>[ 4313 <text:s/>1348]]</text:p>
      <text:p text:style-name="P3">Normalized confusion matrix</text:p>
      <text:p text:style-name="P3">[[ 0.96994668 <text:s/>0.03005332]</text:p>
      <text:p text:style-name="P3"><text:s/>[ 0.76187953 <text:s/>0.2381204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4 <text:s text:c="5"/>0.36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582318 <text:s/>0.78908189 <text:s/>0.78389353 <text:s/>0.78141214 <text:s/>0.78497292]</text:p>
      <text:p text:style-name="P3">The accuracy for a sliding window of 7: 0.7830 (+/- 0.0087)</text:p>
      <text:p text:style-name="P3"/>
      <text:p text:style-name="P3"/>
      <text:p text:style-name="P5"/>
      <text:p text:style-name="P5">Random Forest: Sliding window: <text:s/>7 </text:p>
      <text:p text:style-name="P13"><text:s/>N_estimators: <text:s/>150 </text:p>
      <text:p text:style-name="P23"><text:s/>min_samples_split: <text:s/>2</text:p>
      <text:p text:style-name="P3">Results for sliding window: 7</text:p>
      <text:p text:style-name="P3">Confusion matrix, without normalization</text:p>
      <text:p text:style-name="P3">[[15966 <text:s text:c="2"/>538]</text:p>
      <text:p text:style-name="P3"><text:s/>[ 4224 <text:s/>1437]]</text:p>
      <text:p text:style-name="P3">Normalized confusion matrix</text:p>
      <text:p text:style-name="P3">[[ 0.96740184 <text:s/>0.03259816]</text:p>
      <text:p text:style-name="P3"><text:s/>[ 0.74615792 <text:s/>0.25384208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8 <text:s text:c="5"/>5661</text:p>
      <text:p text:style-name="P3"/>
      <text:p text:style-name="P3"><text:s text:c="11"/>avg / total <text:s text:c="6"/>0.77 <text:s text:c="5"/>0.79 <text:s text:c="5"/>0.74 <text:s text:c="4"/>22165</text:p>
      <text:p text:style-name="P3"/>
      <text:p text:style-name="P3">[ 0.77559765 <text:s/>0.78705166 <text:s/>0.7866005 <text:s text:c="2"/>0.78637492 <text:s/>0.79016245]</text:p>
      <text:p text:style-name="P3">The accuracy for a sliding window of 7: 0.7852 (+/- 0.0099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3"><text:s/>min_samples_split: <text:s/>3</text:p>
      <text:p text:style-name="P3"><text:span text:style-name="T1">Results for sliding win</text:span>dow: 7</text:p>
      <text:p text:style-name="P3">Confusion matrix, without normalization</text:p>
      <text:p text:style-name="P3">[[15963 <text:s text:c="2"/>541]</text:p>
      <text:p text:style-name="P3"><text:s/>[ 4220 <text:s/>1441]]</text:p>
      <text:p text:style-name="P3">Normalized confusion matrix</text:p>
      <text:p text:style-name="P3"><text:soft-page-break/>[[ 0.96722007 <text:s/>0.03277993]</text:p>
      <text:p text:style-name="P3"><text:s/>[ 0.74545133 <text:s/>0.2545486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8 <text:s text:c="5"/>5661</text:p>
      <text:p text:style-name="P3"/>
      <text:p text:style-name="P3"><text:s text:c="11"/>avg / total <text:s text:c="6"/>0.77 <text:s text:c="5"/>0.79 <text:s text:c="5"/>0.74 <text:s text:c="4"/>22165</text:p>
      <text:p text:style-name="P3"/>
      <text:p text:style-name="P3">[ 0.77604871 <text:s/>0.79291676 <text:s/>0.78705166 <text:s/>0.78276562 <text:s/>0.78722924]</text:p>
      <text:p text:style-name="P3">The accuracy for a sliding window of 7: 0.7852 (+/- 0.0112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3"><text:s/>min_samples_split: <text:s/>4</text:p>
      <text:p text:style-name="P3">Results for sliding window: 7</text:p>
      <text:p text:style-name="P3">Confusion matrix, without normalization</text:p>
      <text:p text:style-name="P3">[[15970 <text:s text:c="2"/>534]</text:p>
      <text:p text:style-name="P3"><text:s/>[ 4236 <text:s/>1425]]</text:p>
      <text:p text:style-name="P3">Normalized confusion matrix</text:p>
      <text:p text:style-name="P3">[[ 0.96764421 <text:s/>0.03235579]</text:p>
      <text:p text:style-name="P3"><text:s/>[ 0.74827769 <text:s/>0.25172231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67253 <text:s text:c="2"/>0.79269118 <text:s/>0.78411911 <text:s/>0.78344236 <text:s/>0.78700361]</text:p>
      <text:p text:style-name="P3">The accuracy for a sliding window of 7: 0.7848 (+/- 0.0104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3"><text:s/>min_samples_split: <text:s/>5</text:p>
      <text:p text:style-name="P3">Results for sliding window: 7</text:p>
      <text:p text:style-name="P3">Confusion matrix, without normalization</text:p>
      <text:p text:style-name="P3">[[15977 <text:s text:c="2"/>527]</text:p>
      <text:p text:style-name="P3"><text:s/>[ 4239 <text:s/>1422]]</text:p>
      <text:p text:style-name="P3">Normalized confusion matrix</text:p>
      <text:p text:style-name="P3">[[ 0.96806835 <text:s/>0.03193165]</text:p>
      <text:p text:style-name="P3"><text:s/>[ 0.74880763 <text:s/>0.2511923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<text:soft-page-break/>Class 1 == beta barrel <text:s text:c="6"/>0.73 <text:s text:c="5"/>0.25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627424 <text:s/>0.7924656 <text:s text:c="2"/>0.78502143 <text:s/>0.78457027 <text:s/>0.78655235]</text:p>
      <text:p text:style-name="P3">The accuracy for a sliding window of 7: 0.7850 (+/- 0.0104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3"><text:s/>min_samples_split: <text:s/>6</text:p>
      <text:p text:style-name="P3">Results for sliding window: 7</text:p>
      <text:p text:style-name="P3">Confusion matrix, without normalization</text:p>
      <text:p text:style-name="P3">[[15988 <text:s text:c="2"/>516]</text:p>
      <text:p text:style-name="P3"><text:s/>[ 4247 <text:s/>1414]]</text:p>
      <text:p text:style-name="P3">Normalized confusion matrix</text:p>
      <text:p text:style-name="P3">[[ 0.96873485 <text:s/>0.03126515]</text:p>
      <text:p text:style-name="P3"><text:s/>[ 0.75022081 <text:s/>0.2497791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7 <text:s text:c="5"/>5661</text:p>
      <text:p text:style-name="P3"/>
      <text:p text:style-name="P3"><text:s text:c="11"/>avg / total <text:s text:c="6"/>0.78 <text:s text:c="5"/>0.79 <text:s text:c="5"/>0.74 <text:s text:c="4"/>22165</text:p>
      <text:p text:style-name="P3"/>
      <text:p text:style-name="P3">[ 0.77537212 <text:s/>0.79201444 <text:s/>0.78682608 <text:s/>0.78502143 <text:s/>0.78632671]</text:p>
      <text:p text:style-name="P3">The accuracy for a sliding window of 7: 0.7851 (+/- 0.0108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3"><text:s/>min_samples_split: <text:s/>7</text:p>
      <text:p text:style-name="P3">Results for sliding window: 7</text:p>
      <text:p text:style-name="P3">Confusion matrix, without normalization</text:p>
      <text:p text:style-name="P3">[[16000 <text:s text:c="2"/>504]</text:p>
      <text:p text:style-name="P3"><text:s/>[ 4280 <text:s/>1381]]</text:p>
      <text:p text:style-name="P3">Normalized confusion matrix</text:p>
      <text:p text:style-name="P3">[[ 0.96946195 <text:s/>0.03053805]</text:p>
      <text:p text:style-name="P3"><text:s/>[ 0.75605017 <text:s/>0.2439498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4 <text:s text:c="5"/>0.37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379341 <text:s/>0.79224002 <text:s/>0.78366794 <text:s/>0.78276562 <text:s/>0.7883574 ]</text:p>
      <text:p text:style-name="P3"><text:soft-page-break/>The accuracy for a sliding window of 7: 0.7842 (+/- 0.0124)</text:p>
      <text:p text:style-name="P3"/>
      <text:p text:style-name="P3"/>
      <text:p text:style-name="P3"/>
      <text:p text:style-name="P3">Random Forest: Sliding window: <text:s/>7 </text:p>
      <text:p text:style-name="P23"><text:s/>N_estimators: <text:s/>150 </text:p>
      <text:p text:style-name="P23"><text:s/>min_samples_split: <text:s/>8</text:p>
      <text:p text:style-name="P3">Results for sliding window: 7</text:p>
      <text:p text:style-name="P3">Confusion matrix, without normalization</text:p>
      <text:p text:style-name="P3">[[16032 <text:s text:c="2"/>472]</text:p>
      <text:p text:style-name="P3"><text:s/>[ 4299 <text:s/>1362]]</text:p>
      <text:p text:style-name="P3">Normalized confusion matrix</text:p>
      <text:p text:style-name="P3">[[ 0.97140087 <text:s/>0.02859913]</text:p>
      <text:p text:style-name="P3"><text:s/>[ 0.75940647 <text:s/>0.24059353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6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/>
      <text:p text:style-name="P3">[ 0.77717636 <text:s/>0.78930747 <text:s/>0.78502143 <text:s/>0.7829912 <text:s text:c="2"/>0.78925993]</text:p>
      <text:p text:style-name="P3">The accuracy for a sliding window of 7: 0.7848 (+/- 0.0090)</text:p>
      <text:p text:style-name="P3"/>
      <text:p text:style-name="P3"/>
      <text:p text:style-name="P3"/>
      <text:p text:style-name="P3">Random Forest: Sliding window: <text:s/>7 </text:p>
      <text:p text:style-name="P3"><text:s/>N_estimators: <text:s/>150 </text:p>
      <text:p text:style-name="P23"><text:s/>min_samples_split: <text:s/>9</text:p>
      <text:p text:style-name="P3">Results for sliding window: 7</text:p>
      <text:p text:style-name="P3">Confusion matrix, without normalization</text:p>
      <text:p text:style-name="P3">[[16027 <text:s text:c="2"/>477]</text:p>
      <text:p text:style-name="P3"><text:s/>[ 4320 <text:s/>1341]]</text:p>
      <text:p text:style-name="P3">Normalized confusion matrix</text:p>
      <text:p text:style-name="P3">[[ 0.97109792 <text:s/>0.02890208]</text:p>
      <text:p text:style-name="P3"><text:s/>[ 0.76311606 <text:s/>0.2368839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6 <text:s text:c="5"/>5661</text:p>
      <text:p text:style-name="P3"/>
      <text:p text:style-name="P3"><text:s text:c="11"/>avg / total <text:s text:c="6"/>0.77 <text:s text:c="5"/>0.78 <text:s text:c="5"/>0.74 <text:s text:c="4"/>22165</text:p>
      <text:p text:style-name="P3"/>
      <text:p text:style-name="P3">[ 0.77559765 <text:s/>0.79020979 <text:s/>0.78366794 <text:s/>0.78050981 <text:s/>0.78790614]</text:p>
      <text:p text:style-name="P3">The accuracy for a sliding window of 7: 0.7836 (+/- 0.0104)</text:p>
      <text:p text:style-name="P3"/>
      <text:p text:style-name="P3"/>
      <text:p text:style-name="P3"/>
      <text:p text:style-name="P3">Random Forest: Sliding window: <text:s/>7 </text:p>
      <text:p text:style-name="P3"><text:soft-page-break/><text:s/>N_estimators: <text:s/>150 </text:p>
      <text:p text:style-name="P23"><text:s/>min_samples_split: <text:s/>10</text:p>
      <text:p text:style-name="P3">Results for sliding window: 7</text:p>
      <text:p text:style-name="P3">Confusion matrix, without normalization</text:p>
      <text:p text:style-name="P3">[[16042 <text:s text:c="2"/>462]</text:p>
      <text:p text:style-name="P3"><text:s/>[ 4330 <text:s/>1331]]</text:p>
      <text:p text:style-name="P3">Normalized confusion matrix</text:p>
      <text:p text:style-name="P3">[[ 0.97200679 <text:s/>0.02799321]</text:p>
      <text:p text:style-name="P3"><text:s/>[ 0.76488253 <text:s/>0.2351174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6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/>
      <text:p text:style-name="P3">[ 0.77469553 <text:s/>0.79156328 <text:s/>0.78479585 <text:s/>0.78073539 <text:s/>0.78722924]</text:p>
      <text:p text:style-name="P3">The accuracy for a sliding window of 7: 0.7838 (+/- 0.0115)</text:p>
      <text:p text:style-name="P3"/>
      <text:p text:style-name="P3"/>
      <text:p text:style-name="P3"/>
      <text:p text:style-name="P5">Random Forest: Sliding window: <text:s/>7 </text:p>
      <text:p text:style-name="P13"><text:s/>N_estimators: <text:s/>200 </text:p>
      <text:p text:style-name="P23"><text:s/>min_samples_split: <text:s/>2</text:p>
      <text:p text:style-name="P3"><text:span text:style-name="T1">Results for sliding windo</text:span>w: 7</text:p>
      <text:p text:style-name="P3">Confusion matrix, without normalization</text:p>
      <text:p text:style-name="P3">[[15990 <text:s text:c="2"/>514]</text:p>
      <text:p text:style-name="P3"><text:s/>[ 4251 <text:s/>1410]]</text:p>
      <text:p text:style-name="P3">Normalized confusion matrix</text:p>
      <text:p text:style-name="P3">[[ 0.96885603 <text:s/>0.03114397]</text:p>
      <text:p text:style-name="P3"><text:s/>[ 0.7509274 <text:s text:c="2"/>0.2490726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7 <text:s text:c="5"/>5661</text:p>
      <text:p text:style-name="P3"/>
      <text:p text:style-name="P3"><text:s text:c="11"/>avg / total <text:s text:c="6"/>0.78 <text:s text:c="5"/>0.79 <text:s text:c="5"/>0.74 <text:s text:c="4"/>22165</text:p>
      <text:p text:style-name="P3"/>
      <text:p text:style-name="P3">[ 0.77582318 <text:s/>0.79020979 <text:s/>0.78547259 <text:s/>0.78524701 <text:s/>0.7883574 ]</text:p>
      <text:p text:style-name="P3">The accuracy for a sliding window of 7: 0.7850 (+/- 0.0099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3"><text:s/>min_samples_split: <text:s/>3</text:p>
      <text:p text:style-name="P3">Results for sliding window: 7</text:p>
      <text:p text:style-name="P3">Confusion matrix, without normalization</text:p>
      <text:p text:style-name="P3">[[15984 <text:s text:c="2"/>520]</text:p>
      <text:p text:style-name="P3"><text:soft-page-break/><text:s/>[ 4229 <text:s/>1432]]</text:p>
      <text:p text:style-name="P3">Normalized confusion matrix</text:p>
      <text:p text:style-name="P3">[[ 0.96849249 <text:s/>0.03150751]</text:p>
      <text:p text:style-name="P3"><text:s/>[ 0.74704116 <text:s/>0.2529588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8 <text:s text:c="5"/>5661</text:p>
      <text:p text:style-name="P3"/>
      <text:p text:style-name="P3"><text:s text:c="11"/>avg / total <text:s text:c="6"/>0.78 <text:s text:c="5"/>0.79 <text:s text:c="5"/>0.74 <text:s text:c="4"/>22165</text:p>
      <text:p text:style-name="P3"/>
      <text:p text:style-name="P3">[ 0.77649977 <text:s/>0.7935935 <text:s text:c="2"/>0.7877284 <text:s text:c="2"/>0.78389353 <text:s/>0.78700361]</text:p>
      <text:p text:style-name="P3">The accuracy for a sliding window of 7: 0.7857 (+/- 0.0112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3"><text:s/>min_samples_split: <text:s/>4</text:p>
      <text:p text:style-name="P3">Results for sliding window: 7</text:p>
      <text:p text:style-name="P3">Confusion matrix, without normalization</text:p>
      <text:p text:style-name="P3">[[15976 <text:s text:c="2"/>528]</text:p>
      <text:p text:style-name="P3"><text:s/>[ 4211 <text:s/>1450]]</text:p>
      <text:p text:style-name="P3">Normalized confusion matrix</text:p>
      <text:p text:style-name="P3">[[ 0.96800776 <text:s/>0.03199224]</text:p>
      <text:p text:style-name="P3"><text:s/>[ 0.74386151 <text:s/>0.25613849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6 <text:s text:c="5"/>0.38 <text:s text:c="5"/>5661</text:p>
      <text:p text:style-name="P3"/>
      <text:p text:style-name="P3"><text:s text:c="11"/>avg / total <text:s text:c="6"/>0.78 <text:s text:c="5"/>0.79 <text:s text:c="5"/>0.75 <text:s text:c="4"/>22165</text:p>
      <text:p text:style-name="P3"/>
      <text:p text:style-name="P3">[ 0.77447 <text:s text:c="4"/>0.7935935 <text:s text:c="2"/>0.7877284 <text:s text:c="2"/>0.78321678 <text:s/>0.79196751]</text:p>
      <text:p text:style-name="P3">The accuracy for a sliding window of 7: 0.7862 (+/- 0.0138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3"><text:s/>min_samples_split: <text:s/>5</text:p>
      <text:p text:style-name="P3">Results for sliding window: 7</text:p>
      <text:p text:style-name="P3">Confusion matrix, without normalization</text:p>
      <text:p text:style-name="P3">[[15984 <text:s text:c="2"/>520]</text:p>
      <text:p text:style-name="P3"><text:s/>[ 4233 <text:s/>1428]]</text:p>
      <text:p text:style-name="P3">Normalized confusion matrix</text:p>
      <text:p text:style-name="P3">[[ 0.96849249 <text:s/>0.03150751]</text:p>
      <text:p text:style-name="P3"><text:s/>[ 0.74774775 <text:s/>0.25225225]]</text:p>
      <text:p text:style-name="P3"><text:s text:c="24"/>precision <text:s text:c="3"/>recall <text:s/>f1-score <text:s text:c="2"/>support</text:p>
      <text:p text:style-name="P3"><text:soft-page-break/></text:p>
      <text:p text:style-name="P3"><text:s text:c="3"/>Class 0 == globular <text:s text:c="6"/>0.79 <text:s text:c="5"/>0.97 <text:s text:c="5"/>0.87 <text:s text:c="4"/>16504</text:p>
      <text:p text:style-name="P3">Class 1 == beta barrel <text:s text:c="6"/>0.73 <text:s text:c="5"/>0.25 <text:s text:c="5"/>0.38 <text:s text:c="5"/>5661</text:p>
      <text:p text:style-name="P3"/>
      <text:p text:style-name="P3"><text:s text:c="11"/>avg / total <text:s text:c="6"/>0.78 <text:s text:c="5"/>0.79 <text:s text:c="5"/>0.74 <text:s text:c="4"/>22165</text:p>
      <text:p text:style-name="P3"/>
      <text:p text:style-name="P3">[ 0.77559765 <text:s/>0.79269118 <text:s/>0.78547259 <text:s/>0.78705166 <text:s/>0.78700361]</text:p>
      <text:p text:style-name="P3">The accuracy for a sliding window of 7: 0.7856 (+/- 0.0111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3"><text:s/>min_samples_split: <text:s/>6</text:p>
      <text:p text:style-name="P3"><text:span text:style-name="T1">Results for sliding windo</text:span>w: 7</text:p>
      <text:p text:style-name="P3">Confusion matrix, without normalization</text:p>
      <text:p text:style-name="P3">[[16009 <text:s text:c="2"/>495]</text:p>
      <text:p text:style-name="P3"><text:s/>[ 4268 <text:s/>1393]]</text:p>
      <text:p text:style-name="P3">Normalized confusion matrix</text:p>
      <text:p text:style-name="P3">[[ 0.97000727 <text:s/>0.02999273]</text:p>
      <text:p text:style-name="P3"><text:s/>[ 0.7539304 <text:s text:c="2"/>0.2460696 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5 <text:s text:c="5"/>0.37 <text:s text:c="5"/>5661</text:p>
      <text:p text:style-name="P3"/>
      <text:p text:style-name="P3"><text:s text:c="11"/>avg / total <text:s text:c="6"/>0.78 <text:s text:c="5"/>0.79 <text:s text:c="5"/>0.74 <text:s text:c="4"/>22165</text:p>
      <text:p text:style-name="P3"/>
      <text:p text:style-name="P3">[ 0.77695083 <text:s/>0.79156328 <text:s/>0.78457027 <text:s/>0.78389353 <text:s/>0.78858303]</text:p>
      <text:p text:style-name="P3">The accuracy for a sliding window of 7: 0.7851 (+/- 0.0099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3"><text:s/>min_samples_split: <text:s/>7</text:p>
      <text:p text:style-name="P3">Results for sliding window: 7</text:p>
      <text:p text:style-name="P3">Confusion matrix, without normalization</text:p>
      <text:p text:style-name="P3">[[16009 <text:s text:c="2"/>495]</text:p>
      <text:p text:style-name="P3"><text:s/>[ 4271 <text:s/>1390]]</text:p>
      <text:p text:style-name="P3">Normalized confusion matrix</text:p>
      <text:p text:style-name="P3">[[ 0.97000727 <text:s/>0.02999273]</text:p>
      <text:p text:style-name="P3"><text:s/>[ 0.75446034 <text:s/>0.24553966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5 <text:s text:c="5"/>0.37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><text:soft-page-break/></text:p>
      <text:p text:style-name="P3">[ 0.77311682 <text:s/>0.79088653 <text:s/>0.78569817 <text:s/>0.78254004 <text:s/>0.7926444 ]</text:p>
      <text:p text:style-name="P3">The accuracy for a sliding window of 7: 0.7850 (+/- 0.0139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3"><text:s/>min_samples_split: <text:s/>8</text:p>
      <text:p text:style-name="P3">Results for sliding window: 7</text:p>
      <text:p text:style-name="P3">Confusion matrix, without normalization</text:p>
      <text:p text:style-name="P3">[[16025 <text:s text:c="2"/>479]</text:p>
      <text:p text:style-name="P3"><text:s/>[ 4301 <text:s/>1360]]</text:p>
      <text:p text:style-name="P3">Normalized confusion matrix</text:p>
      <text:p text:style-name="P3">[[ 0.97097673 <text:s/>0.02902327]</text:p>
      <text:p text:style-name="P3"><text:s/>[ 0.75975976 <text:s/>0.24024024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6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/>
      <text:p text:style-name="P3">[ 0.77604871 <text:s/>0.79088653 <text:s/>0.78547259 <text:s/>0.78141214 <text:s/>0.78790614]</text:p>
      <text:p text:style-name="P3">The accuracy for a sliding window of 7: 0.7843 (+/- 0.0104)</text:p>
      <text:p text:style-name="P3"/>
      <text:p text:style-name="P3"/>
      <text:p text:style-name="P3"/>
      <text:p text:style-name="P3">Random Forest: Sliding window: <text:s/>7 </text:p>
      <text:p text:style-name="P3"><text:s/>N_estimators: <text:s/>200 </text:p>
      <text:p text:style-name="P23"><text:s/>min_samples_split: <text:s/>9</text:p>
      <text:p text:style-name="P3">Results for sliding window: 7</text:p>
      <text:p text:style-name="P3">Confusion matrix, without normalization</text:p>
      <text:p text:style-name="P3">[[16037 <text:s text:c="2"/>467]</text:p>
      <text:p text:style-name="P3"><text:s/>[ 4311 <text:s/>1350]]</text:p>
      <text:p text:style-name="P3">Normalized confusion matrix</text:p>
      <text:p text:style-name="P3">[[ 0.97170383 <text:s/>0.02829617]</text:p>
      <text:p text:style-name="P3"><text:s/>[ 0.76152623 <text:s/>0.23847377]]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9 <text:s text:c="5"/>0.97 <text:s text:c="5"/>0.87 <text:s text:c="4"/>16504</text:p>
      <text:p text:style-name="P3">Class 1 == beta barrel <text:s text:c="6"/>0.74 <text:s text:c="5"/>0.24 <text:s text:c="5"/>0.36 <text:s text:c="5"/>5661</text:p>
      <text:p text:style-name="P3"/>
      <text:p text:style-name="P3"><text:s text:c="11"/>avg / total <text:s text:c="6"/>0.78 <text:s text:c="5"/>0.78 <text:s text:c="5"/>0.74 <text:s text:c="4"/>22165</text:p>
      <text:p text:style-name="P3"/>
      <text:p text:style-name="P3">[ 0.77559765 <text:s/>0.79224002 <text:s/>0.78321678 <text:s/>0.78389353 <text:s/>0.78722924]</text:p>
      <text:p text:style-name="P3">The accuracy for a sliding window of 7: 0.7844 (+/- 0.0109)</text:p>
      <text:p text:style-name="P3"/>
      <text:p text:style-name="P3"/>
      <text:p text:style-name="P3"><text:soft-page-break/></text:p>
      <text:p text:style-name="P3">Random Forest: Sliding window: <text:s/>7 </text:p>
      <text:p text:style-name="P3"><text:s/>N_estimators: <text:s/>200 </text:p>
      <text:p text:style-name="P23"><text:s/>min_samples_split: <text:s/>10</text:p>
      <text:p text:style-name="P3">Results for sliding window: 7</text:p>
      <text:p text:style-name="P3">Confusion matrix, without normalization</text:p>
      <text:p text:style-name="P3">[[16045 <text:s text:c="2"/>459]</text:p>
      <text:p text:style-name="P3"><text:s/>[ 4355 <text:s/>1306]]</text:p>
      <text:p text:style-name="P3">Normalized confusion matrix</text:p>
      <text:p text:style-name="P3">[[ 0.97218856 <text:s/>0.02781144]</text:p>
      <text:p text:style-name="P3"><text:s/>[ 0.76929871 <text:s/>0.23070129]]</text:p>
      <text:p text:style-name="P3"/>
      <text:p text:style-name="P4"><text:s text:c="4"/>precision <text:s text:c="3"/>recall <text:s/>f1-score <text:s text:c="2"/>support</text:p>
      <text:p text:style-name="P4"/>
      <text:p text:style-name="P4"><text:s text:c="3"/>Class 0 == globular <text:s text:c="6"/>0.79 <text:s text:c="5"/>0.97 <text:s text:c="5"/>0.87 <text:s text:c="4"/>16504</text:p>
      <text:p text:style-name="P4">Class 1 == beta barrel <text:s text:c="6"/>0.74 <text:s text:c="5"/>0.24 <text:s text:c="5"/>0.36 <text:s text:c="5"/>5661</text:p>
      <text:p text:style-name="P4"/>
      <text:p text:style-name="P4"><text:s text:c="11"/>avg / total <text:s text:c="6"/>0.78 <text:s text:c="5"/>0.78 <text:s text:c="5"/>0.74 <text:s text:c="4"/>22165</text:p>
      <text:p text:style-name="P4"/>
      <text:p text:style-name="P4">[ <text:s/>0.77604871 <text:s/>0.79088653 <text:s/>0.78547259 <text:s/>0.78141214 <text:s/>0.78790614]</text:p>
      <text:p text:style-name="P4">The accuracy for a sliding window of 7: 0.7843 (+/- 0.01<text:span text:style-name="T2">05</text:span>)</text:p>
      <text:p text:style-name="P5"/>
      <text:p text:style-name="P6">Random Forest: Sliding window: <text:s/>7 </text:p>
      <text:p text:style-name="P14">N_estimators: <text:s/>250 </text:p>
      <text:p text:style-name="P24">Min_samples_split: <text:s/>2</text:p>
      <text:p text:style-name="P31">Results for sliding window: 7</text:p>
      <text:p text:style-name="P31">Confusion matrix, without normalization</text:p>
      <text:p text:style-name="P31">[[15972 <text:s text:c="2"/>532]</text:p>
      <text:p text:style-name="P31"><text:s/>[ 4223 <text:s/>1438]]</text:p>
      <text:p text:style-name="P31">Normalized confusion matrix</text:p>
      <text:p text:style-name="P31">[[ 0.96776539 <text:s/>0.03223461]</text:p>
      <text:p text:style-name="P31"><text:s/>[ 0.74598128 <text:s/>0.25401872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5 <text:s text:c="5"/>0.38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/>
      <text:p text:style-name="P31">[ 0.77469553 <text:s/>0.78998421 <text:s/>0.78953305 <text:s/>0.78389353 <text:s/>0.78925993]</text:p>
      <text:p text:style-name="P31">The accuracy for a sliding window of 7: 0.7855 (+/- 0.0117)</text:p>
      <text:p text:style-name="P31"/>
      <text:p text:style-name="P31"/>
      <text:p text:style-name="P31"/>
      <text:p text:style-name="P31">Random Forest: Sliding window: <text:s/>7 </text:p>
      <text:p text:style-name="P31">N_estimators: <text:s/>250 </text:p>
      <text:p text:style-name="P24">Min_samples_split: <text:s/>3</text:p>
      <text:p text:style-name="P31">Results for sliding window: 7</text:p>
      <text:p text:style-name="P31">Confusion matrix, without normalization</text:p>
      <text:p text:style-name="P31"><text:soft-page-break/>[[15977 <text:s text:c="2"/>527]</text:p>
      <text:p text:style-name="P31"><text:s/>[ 4218 <text:s/>1443]]</text:p>
      <text:p text:style-name="P31">Normalized confusion matrix</text:p>
      <text:p text:style-name="P31">[[ 0.96806835 <text:s/>0.03193165]</text:p>
      <text:p text:style-name="P31"><text:s/>[ 0.74509804 <text:s/>0.25490196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5 <text:s text:c="5"/>0.38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/>
      <text:p text:style-name="P31">[ 0.77492106 <text:s/>0.79291676 <text:s/>0.78953305 <text:s/>0.78389353 <text:s/>0.7883574 ]</text:p>
      <text:p text:style-name="P31">The accuracy for a sliding window of 7: 0.7859 (+/- 0.0124)</text:p>
      <text:p text:style-name="P31"/>
      <text:p text:style-name="P31"/>
      <text:p text:style-name="P31"/>
      <text:p text:style-name="P31">Random Forest: Sliding window: <text:s/>7 </text:p>
      <text:p text:style-name="P31">N_estimators: <text:s/>250 </text:p>
      <text:p text:style-name="P24">Min_samples_split: <text:s/>4</text:p>
      <text:p text:style-name="P31">Results for sliding window: 7</text:p>
      <text:p text:style-name="P31">Confusion matrix, without normalization</text:p>
      <text:p text:style-name="P31">[[15988 <text:s text:c="2"/>516]</text:p>
      <text:p text:style-name="P31"><text:s/>[ 4251 <text:s/>1410]]</text:p>
      <text:p text:style-name="P31">Normalized confusion matrix</text:p>
      <text:p text:style-name="P31">[[ 0.96873485 <text:s/>0.03126515]</text:p>
      <text:p text:style-name="P31"><text:s/>[ 0.7509274 <text:s text:c="2"/>0.2490726 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5 <text:s text:c="5"/>0.37 <text:s text:c="5"/>5661</text:p>
      <text:p text:style-name="P31"/>
      <text:p text:style-name="P31"><text:s text:c="11"/>avg / total <text:s text:c="6"/>0.78 <text:s text:c="5"/>0.78 <text:s text:c="5"/>0.74 <text:s text:c="4"/>22165</text:p>
      <text:p text:style-name="P31"/>
      <text:p text:style-name="P31">[ 0.77627424 <text:s/>0.79020979 <text:s/>0.78614933 <text:s/>0.7829912 <text:s text:c="2"/>0.7890343 ]</text:p>
      <text:p text:style-name="P31">The accuracy for a sliding window of 7: 0.7849 (+/- 0.0100)</text:p>
      <text:p text:style-name="P31"/>
      <text:p text:style-name="P31"/>
      <text:p text:style-name="P31"/>
      <text:p text:style-name="P31">Random Forest: Sliding window: <text:s/>7 </text:p>
      <text:p text:style-name="P31">N_estimators: <text:s/>250 </text:p>
      <text:p text:style-name="P24">Min_samples_split: <text:s/>5</text:p>
      <text:p text:style-name="P31">Results for sliding window: 7</text:p>
      <text:p text:style-name="P31">Confusion matrix, without normalization</text:p>
      <text:p text:style-name="P31">[[15989 <text:s text:c="2"/>515]</text:p>
      <text:p text:style-name="P31"><text:s/>[ 4249 <text:s/>1412]]</text:p>
      <text:p text:style-name="P31">Normalized confusion matrix</text:p>
      <text:p text:style-name="P31">[[ 0.96879544 <text:s/>0.03120456]</text:p>
      <text:p text:style-name="P31"><text:s/>[ 0.7505741 <text:s text:c="2"/>0.2494259 ]]</text:p>
      <text:p text:style-name="P31"><text:soft-page-break/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5 <text:s text:c="5"/>0.37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/>
      <text:p text:style-name="P31">[ 0.77627424 <text:s/>0.79111211 <text:s/>0.78411911 <text:s/>0.78502143 <text:s/>0.78880866]</text:p>
      <text:p text:style-name="P31">The accuracy for a sliding window of 7: 0.7851 (+/- 0.0101)</text:p>
      <text:p text:style-name="P31"/>
      <text:p text:style-name="P31"/>
      <text:p text:style-name="P31"/>
      <text:p text:style-name="P31">Random Forest: Sliding window: <text:s/>7 </text:p>
      <text:p text:style-name="P31">N_estimators: <text:s/>250 </text:p>
      <text:p text:style-name="P24">Min_samples_split: <text:s/>6</text:p>
      <text:p text:style-name="P31">Results for sliding window: 7</text:p>
      <text:p text:style-name="P31">Confusion matrix, without normalization</text:p>
      <text:p text:style-name="P31">[[15995 <text:s text:c="2"/>509]</text:p>
      <text:p text:style-name="P31"><text:s/>[ 4270 <text:s/>1391]]</text:p>
      <text:p text:style-name="P31">Normalized confusion matrix</text:p>
      <text:p text:style-name="P31">[[ 0.96915899 <text:s/>0.03084101]</text:p>
      <text:p text:style-name="P31"><text:s/>[ 0.7542837 <text:s text:c="2"/>0.2457163 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5 <text:s text:c="5"/>0.37 <text:s text:c="5"/>5661</text:p>
      <text:p text:style-name="P31"/>
      <text:p text:style-name="P31"><text:s text:c="11"/>avg / total <text:s text:c="6"/>0.77 <text:s text:c="5"/>0.78 <text:s text:c="5"/>0.74 <text:s text:c="4"/>22165</text:p>
      <text:p text:style-name="P31"/>
      <text:p text:style-name="P31">[ 0.77559765 <text:s/>0.79020979 <text:s/>0.78547259 <text:s/>0.78096097 <text:s/>0.78971119]</text:p>
      <text:p text:style-name="P31">The accuracy for a sliding window of 7: 0.7844 (+/- 0.0110)</text:p>
      <text:p text:style-name="P31"/>
      <text:p text:style-name="P31"/>
      <text:p text:style-name="P31"/>
      <text:p text:style-name="P31">Random Forest: Sliding window: <text:s/>7 </text:p>
      <text:p text:style-name="P31">N_estimators: <text:s/>250 </text:p>
      <text:p text:style-name="P24">Min_samples_split: <text:s/>7</text:p>
      <text:p text:style-name="P31">Results for sliding window: 7</text:p>
      <text:p text:style-name="P31">Confusion matrix, without normalization</text:p>
      <text:p text:style-name="P31">[[16013 <text:s text:c="2"/>491]</text:p>
      <text:p text:style-name="P31"><text:s/>[ 4304 <text:s/>1357]]</text:p>
      <text:p text:style-name="P31">Normalized confusion matrix</text:p>
      <text:p text:style-name="P31">[[ 0.97024964 <text:s/>0.02975036]</text:p>
      <text:p text:style-name="P31"><text:s/>[ 0.7602897 <text:s text:c="2"/>0.2397103 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4 <text:s text:c="5"/>0.36 <text:s text:c="5"/>5661</text:p>
      <text:p text:style-name="P31"/>
      <text:p text:style-name="P31"><text:soft-page-break/><text:s text:c="11"/>avg / total <text:s text:c="6"/>0.77 <text:s text:c="5"/>0.78 <text:s text:c="5"/>0.74 <text:s text:c="4"/>22165</text:p>
      <text:p text:style-name="P31"/>
      <text:p text:style-name="P31">[ 0.77379341 <text:s/>0.79066095 <text:s/>0.78321678 <text:s/>0.78163772 <text:s/>0.7890343 ]</text:p>
      <text:p text:style-name="P31">The accuracy for a sliding window of 7: 0.7837 (+/- 0.0120)</text:p>
      <text:p text:style-name="P31"/>
      <text:p text:style-name="P31"/>
      <text:p text:style-name="P31"/>
      <text:p text:style-name="P31">Random Forest: Sliding window: <text:s/>7 </text:p>
      <text:p text:style-name="P31">N_estimators: <text:s/>250 </text:p>
      <text:p text:style-name="P24">Min_samples_split: <text:s/>8</text:p>
      <text:p text:style-name="P31">Results for sliding window: 7</text:p>
      <text:p text:style-name="P31">Confusion matrix, without normalization</text:p>
      <text:p text:style-name="P31">[[16002 <text:s text:c="2"/>502]</text:p>
      <text:p text:style-name="P31"><text:s/>[ 4291 <text:s/>1370]]</text:p>
      <text:p text:style-name="P31">Normalized confusion matrix</text:p>
      <text:p text:style-name="P31">[[ 0.96958313 <text:s/>0.03041687]</text:p>
      <text:p text:style-name="P31"><text:s/>[ 0.75799329 <text:s/>0.24200671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4 <text:s text:c="5"/>0.36 <text:s text:c="5"/>5661</text:p>
      <text:p text:style-name="P31"/>
      <text:p text:style-name="P31"><text:s text:c="11"/>avg / total <text:s text:c="6"/>0.77 <text:s text:c="5"/>0.78 <text:s text:c="5"/>0.74 <text:s text:c="4"/>22165</text:p>
      <text:p text:style-name="P31"/>
      <text:p text:style-name="P31">[ 0.77401894 <text:s/>0.79178886 <text:s/>0.78434469 <text:s/>0.78096097 <text:s/>0.78768051]</text:p>
      <text:p text:style-name="P31">The accuracy for a sliding window of 7: 0.7838 (+/- 0.0121)</text:p>
      <text:p text:style-name="P31"/>
      <text:p text:style-name="P31"/>
      <text:p text:style-name="P31"/>
      <text:p text:style-name="P31">Random Forest: Sliding window: <text:s/>7 </text:p>
      <text:p text:style-name="P31">N_estimators: <text:s/>250 </text:p>
      <text:p text:style-name="P24">Min_samples_split: <text:s/>9</text:p>
      <text:p text:style-name="P31">Results for sliding window: 7</text:p>
      <text:p text:style-name="P31">Confusion matrix, without normalization</text:p>
      <text:p text:style-name="P31">[[16035 <text:s text:c="2"/>469]</text:p>
      <text:p text:style-name="P31"><text:s/>[ 4315 <text:s/>1346]]</text:p>
      <text:p text:style-name="P31">Normalized confusion matrix</text:p>
      <text:p text:style-name="P31">[[ 0.97158265 <text:s/>0.02841735]</text:p>
      <text:p text:style-name="P31"><text:s/>[ 0.76223282 <text:s/>0.23776718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4 <text:s text:c="5"/>0.36 <text:s text:c="5"/>5661</text:p>
      <text:p text:style-name="P31"/>
      <text:p text:style-name="P31"><text:s text:c="11"/>avg / total <text:s text:c="6"/>0.78 <text:s text:c="5"/>0.78 <text:s text:c="5"/>0.74 <text:s text:c="4"/>22165</text:p>
      <text:p text:style-name="P31"/>
      <text:p text:style-name="P31">[ 0.77695083 <text:s/>0.79178886 <text:s/>0.78366794 <text:s/>0.78073539 <text:s/>0.78768051]</text:p>
      <text:p text:style-name="P31">The accuracy for a sliding window of 7: 0.7842 (+/- 0.0104)</text:p>
      <text:p text:style-name="P31"/>
      <text:p text:style-name="P31"><text:soft-page-break/></text:p>
      <text:p text:style-name="P31"/>
      <text:p text:style-name="P31">Random Forest: Sliding window: <text:s/>7 </text:p>
      <text:p text:style-name="P31">N_estimators: <text:s/>250 </text:p>
      <text:p text:style-name="P24">Min_samples_split: <text:s/>10</text:p>
      <text:p text:style-name="P31">Results for sliding window: 7</text:p>
      <text:p text:style-name="P31">Confusion matrix, without normalization</text:p>
      <text:p text:style-name="P31">[[16032 <text:s text:c="2"/>472]</text:p>
      <text:p text:style-name="P31"><text:s/>[ 4338 <text:s/>1323]]</text:p>
      <text:p text:style-name="P31">Normalized confusion matrix</text:p>
      <text:p text:style-name="P31">[[ 0.97140087 <text:s/>0.02859913]</text:p>
      <text:p text:style-name="P31"><text:s/>[ 0.76629571 <text:s/>0.23370429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3 <text:s text:c="5"/>0.35 <text:s text:c="5"/>5661</text:p>
      <text:p text:style-name="P31"/>
      <text:p text:style-name="P31"><text:s text:c="11"/>avg / total <text:s text:c="6"/>0.77 <text:s text:c="5"/>0.78 <text:s text:c="5"/>0.74 <text:s text:c="4"/>22165</text:p>
      <text:p text:style-name="P31"/>
      <text:p text:style-name="P31">[ 0.77424447 <text:s/>0.79043537 <text:s/>0.78231446 <text:s/>0.78254004 <text:s/>0.78542419]</text:p>
      <text:p text:style-name="P31">The accuracy for a sliding window of 7: 0.7830 (+/- 0.0105)</text:p>
      <text:p text:style-name="P31"/>
      <text:p text:style-name="P6"/>
      <text:p text:style-name="P6"/>
      <text:p text:style-name="P6">Random Forest: Sliding window: <text:s/>7 </text:p>
      <text:p text:style-name="P14">N_estimators: <text:s/>300 </text:p>
      <text:p text:style-name="P24">Min_samples_split: <text:s/>2</text:p>
      <text:p text:style-name="P31">Results for sliding window: 7</text:p>
      <text:p text:style-name="P31">Confusion matrix, without normalization</text:p>
      <text:p text:style-name="P31">[[15980 <text:s text:c="2"/>524]</text:p>
      <text:p text:style-name="P31"><text:s/>[ 4210 <text:s/>1451]]</text:p>
      <text:p text:style-name="P31">Normalized confusion matrix</text:p>
      <text:p text:style-name="P31">[[ 0.96825012 <text:s/>0.03174988]</text:p>
      <text:p text:style-name="P31"><text:s/>[ 0.74368486 <text:s/>0.25631514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6 <text:s text:c="5"/>0.38 <text:s text:c="5"/>5661</text:p>
      <text:p text:style-name="P31"/>
      <text:p text:style-name="P31"><text:s text:c="11"/>avg / total <text:s text:c="6"/>0.78 <text:s text:c="5"/>0.79 <text:s text:c="5"/>0.75 <text:s text:c="4"/>22165</text:p>
      <text:p text:style-name="P31"/>
      <text:p text:style-name="P31">[ 0.77582318 <text:s/>0.7924656 <text:s text:c="2"/>0.78682608 <text:s/>0.78750282 <text:s/>0.78948556]</text:p>
      <text:p text:style-name="P31">The accuracy for a sliding window of 7: 0.7864 (+/- 0.0113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24">Min_samples_split: <text:s/>3</text:p>
      <text:p text:style-name="P31"><text:soft-page-break/>Results for sliding window: 7</text:p>
      <text:p text:style-name="P31">Confusion matrix, without normalization</text:p>
      <text:p text:style-name="P31">[[15987 <text:s text:c="2"/>517]</text:p>
      <text:p text:style-name="P31"><text:s/>[ 4216 <text:s/>1445]]</text:p>
      <text:p text:style-name="P31">Normalized confusion matrix</text:p>
      <text:p text:style-name="P31">[[ 0.96867426 <text:s/>0.03132574]</text:p>
      <text:p text:style-name="P31"><text:s/>[ 0.74474474 <text:s/>0.25525526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6 <text:s text:c="5"/>0.38 <text:s text:c="5"/>5661</text:p>
      <text:p text:style-name="P31"/>
      <text:p text:style-name="P31"><text:s text:c="11"/>avg / total <text:s text:c="6"/>0.78 <text:s text:c="5"/>0.79 <text:s text:c="5"/>0.75 <text:s text:c="4"/>22165</text:p>
      <text:p text:style-name="P31"/>
      <text:p text:style-name="P31">[ 0.77537212 <text:s/>0.79269118 <text:s/>0.78614933 <text:s/>0.78434469 <text:s/>0.79377256]</text:p>
      <text:p text:style-name="P31">The accuracy for a sliding window of 7: 0.7865 (+/- 0.0133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31">M<text:span text:style-name="T1">in_samples_split: <text:s/>4</text:span></text:p>
      <text:p text:style-name="P31">Results for sliding window: 7</text:p>
      <text:p text:style-name="P31">Confusion matrix, without normalization</text:p>
      <text:p text:style-name="P31">[[15978 <text:s text:c="2"/>526]</text:p>
      <text:p text:style-name="P31"><text:s/>[ 4249 <text:s/>1412]]</text:p>
      <text:p text:style-name="P31">Normalized confusion matrix</text:p>
      <text:p text:style-name="P31">[[ 0.96812894 <text:s/>0.03187106]</text:p>
      <text:p text:style-name="P31"><text:s/>[ 0.7505741 <text:s text:c="2"/>0.2494259 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3 <text:s text:c="5"/>0.25 <text:s text:c="5"/>0.37 <text:s text:c="5"/>5661</text:p>
      <text:p text:style-name="P31"/>
      <text:p text:style-name="P31"><text:s text:c="11"/>avg / total <text:s text:c="6"/>0.77 <text:s text:c="5"/>0.78 <text:s text:c="5"/>0.74 <text:s text:c="4"/>22165</text:p>
      <text:p text:style-name="P31"/>
      <text:p text:style-name="P31">[ 0.77356788 <text:s/>0.7924656 <text:s text:c="2"/>0.78457027 <text:s/>0.78366794 <text:s/>0.78858303]</text:p>
      <text:p text:style-name="P31">The accuracy for a sliding window of 7: 0.7846 (+/- 0.0127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31">Min_samples_split: <text:s/>5</text:p>
      <text:p text:style-name="P31">Results for sliding window: 7</text:p>
      <text:p text:style-name="P31">Confusion matrix, without normalization</text:p>
      <text:p text:style-name="P31">[[16005 <text:s text:c="2"/>499]</text:p>
      <text:p text:style-name="P31"><text:s/>[ 4235 <text:s/>1426]]</text:p>
      <text:p text:style-name="P31">Normalized confusion matrix</text:p>
      <text:p text:style-name="P31"><text:soft-page-break/>[[ 0.96976491 <text:s/>0.03023509]</text:p>
      <text:p text:style-name="P31"><text:s/>[ 0.74810104 <text:s/>0.25189896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5 <text:s text:c="5"/>0.38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/>
      <text:p text:style-name="P31">[ 0.77740189 <text:s/>0.79269118 <text:s/>0.78817956 <text:s/>0.78434469 <text:s/>0.78948556]</text:p>
      <text:p text:style-name="P31">The accuracy for a sliding window of 7: 0.7864 (+/- 0.0105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24">Min_samples_split: <text:s/>6</text:p>
      <text:p text:style-name="P31">Results for sliding window: 7</text:p>
      <text:p text:style-name="P31">Confusion matrix, without normalization</text:p>
      <text:p text:style-name="P31">[[16012 <text:s text:c="2"/>492]</text:p>
      <text:p text:style-name="P31"><text:s/>[ 4263 <text:s/>1398]]</text:p>
      <text:p text:style-name="P31">Normalized confusion matrix</text:p>
      <text:p text:style-name="P31">[[ 0.97018905 <text:s/>0.02981095]</text:p>
      <text:p text:style-name="P31"><text:s/>[ 0.75304716 <text:s/>0.24695284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5 <text:s text:c="5"/>0.37 <text:s text:c="5"/>5661</text:p>
      <text:p text:style-name="P31"/>
      <text:p text:style-name="P31"><text:s text:c="11"/>avg / total <text:s text:c="6"/>0.78 <text:s text:c="5"/>0.79 <text:s text:c="5"/>0.74 <text:s text:c="4"/>22165</text:p>
      <text:p text:style-name="P31"/>
      <text:p text:style-name="P31">[ 0.77537212 <text:s/>0.79133769 <text:s/>0.78750282 <text:s/>0.78434469 <text:s/>0.78880866]</text:p>
      <text:p text:style-name="P31">The accuracy for a sliding window of 7: 0.7855 (+/- 0.0111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24">Min_samples_split: <text:s/>7</text:p>
      <text:p text:style-name="P31">Results for sliding window: 7</text:p>
      <text:p text:style-name="P31">Confusion matrix, without normalization</text:p>
      <text:p text:style-name="P31">[[16014 <text:s text:c="2"/>490]</text:p>
      <text:p text:style-name="P31"><text:s/>[ 4286 <text:s/>1375]]</text:p>
      <text:p text:style-name="P31">Normalized confusion matrix</text:p>
      <text:p text:style-name="P31">[[ 0.97031023 <text:s/>0.02968977]</text:p>
      <text:p text:style-name="P31"><text:s/>[ 0.75711005 <text:s/>0.24288995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<text:soft-page-break/>Class 1 == beta barrel <text:s text:c="6"/>0.74 <text:s text:c="5"/>0.24 <text:s text:c="5"/>0.37 <text:s text:c="5"/>5661</text:p>
      <text:p text:style-name="P31"/>
      <text:p text:style-name="P31"><text:s text:c="11"/>avg / total <text:s text:c="6"/>0.78 <text:s text:c="5"/>0.78 <text:s text:c="5"/>0.74 <text:s text:c="4"/>22165</text:p>
      <text:p text:style-name="P31"/>
      <text:p text:style-name="P31">[ 0.77379341 <text:s/>0.79314234 <text:s/>0.78254004 <text:s/>0.78502143 <text:s/>0.78813177]</text:p>
      <text:p text:style-name="P31">The accuracy for a sliding window of 7: 0.7845 (+/- 0.0129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24">Min_samples_split: <text:s/>8</text:p>
      <text:p text:style-name="P31">Results for sliding window: 7</text:p>
      <text:p text:style-name="P31">Confusion matrix, without normalization</text:p>
      <text:p text:style-name="P31">[[16036 <text:s text:c="2"/>468]</text:p>
      <text:p text:style-name="P31"><text:s/>[ 4303 <text:s/>1358]]</text:p>
      <text:p text:style-name="P31">Normalized confusion matrix</text:p>
      <text:p text:style-name="P31">[[ 0.97164324 <text:s/>0.02835676]</text:p>
      <text:p text:style-name="P31"><text:s/>[ 0.76011305 <text:s/>0.23988695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4 <text:s text:c="5"/>0.36 <text:s text:c="5"/>5661</text:p>
      <text:p text:style-name="P31"/>
      <text:p text:style-name="P31"><text:s text:c="11"/>avg / total <text:s text:c="6"/>0.78 <text:s text:c="5"/>0.78 <text:s text:c="5"/>0.74 <text:s text:c="4"/>22165</text:p>
      <text:p text:style-name="P31"/>
      <text:p text:style-name="P31">[ 0.77830401 <text:s/>0.79178886 <text:s/>0.78344236 <text:s/>0.78276562 <text:s/>0.78745487]</text:p>
      <text:p text:style-name="P31">The accuracy for a sliding window of 7: 0.7848 (+/- 0.0091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24">Min_samples_split: <text:s/>9</text:p>
      <text:p text:style-name="P31">Results for sliding window: 7</text:p>
      <text:p text:style-name="P31">Confusion matrix, without normalization</text:p>
      <text:p text:style-name="P31">[[16041 <text:s text:c="2"/>463]</text:p>
      <text:p text:style-name="P31"><text:s/>[ 4314 <text:s/>1347]]</text:p>
      <text:p text:style-name="P31">Normalized confusion matrix</text:p>
      <text:p text:style-name="P31">[[ 0.97194619 <text:s/>0.02805381]</text:p>
      <text:p text:style-name="P31"><text:s/>[ 0.76205617 <text:s/>0.23794383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4 <text:s text:c="5"/>0.36 <text:s text:c="5"/>5661</text:p>
      <text:p text:style-name="P31"/>
      <text:p text:style-name="P31"><text:s text:c="11"/>avg / total <text:s text:c="6"/>0.78 <text:s text:c="5"/>0.78 <text:s text:c="5"/>0.74 <text:s text:c="4"/>22165</text:p>
      <text:p text:style-name="P31"/>
      <text:p text:style-name="P31">[ 0.77289129 <text:s/>0.79269118 <text:s/>0.78727724 <text:s/>0.78276562 <text:s/>0.78677798]</text:p>
      <text:p text:style-name="P31"><text:soft-page-break/>The accuracy for a sliding window of 7: 0.7845 (+/- 0.0132)</text:p>
      <text:p text:style-name="P31"/>
      <text:p text:style-name="P31"/>
      <text:p text:style-name="P31"/>
      <text:p text:style-name="P31">Random Forest: Sliding window: <text:s/>7 </text:p>
      <text:p text:style-name="P31">N_estimators: <text:s/>300 </text:p>
      <text:p text:style-name="P24">Min_samples_split: <text:s/>10</text:p>
      <text:p text:style-name="P31">Results for sliding window: 7</text:p>
      <text:p text:style-name="P31">Confusion matrix, without normalization</text:p>
      <text:p text:style-name="P31">[[16041 <text:s text:c="2"/>463]</text:p>
      <text:p text:style-name="P31"><text:s/>[ 4352 <text:s/>1309]]</text:p>
      <text:p text:style-name="P31">Normalized confusion matrix</text:p>
      <text:p text:style-name="P31">[[ 0.97194619 <text:s/>0.02805381]</text:p>
      <text:p text:style-name="P31"><text:s/>[ 0.76876877 <text:s/>0.23123123]]</text:p>
      <text:p text:style-name="P31"><text:s text:c="24"/>precision <text:s text:c="3"/>recall <text:s/>f1-score <text:s text:c="2"/>support</text:p>
      <text:p text:style-name="P31"/>
      <text:p text:style-name="P31"><text:s text:c="3"/>Class 0 == globular <text:s text:c="6"/>0.79 <text:s text:c="5"/>0.97 <text:s text:c="5"/>0.87 <text:s text:c="4"/>16504</text:p>
      <text:p text:style-name="P31">Class 1 == beta barrel <text:s text:c="6"/>0.74 <text:s text:c="5"/>0.23 <text:s text:c="5"/>0.35 <text:s text:c="5"/>5661</text:p>
      <text:p text:style-name="P31"/>
      <text:p text:style-name="P31"><text:s text:c="11"/>avg / total <text:s text:c="6"/>0.77 <text:s text:c="5"/>0.78 <text:s text:c="5"/>0.74 <text:s text:c="4"/>22165</text:p>
      <text:p text:style-name="P31"/>
      <text:p text:style-name="P31">[ 0.77717636 <text:s/>0.78840514 <text:s/>0.78276562 <text:s/>0.77983307 <text:s/>0.78564982]</text:p>
      <text:p text:style-name="P31">The accuracy for a sliding window of 7: 0.7828 (+/- 0.0080)</text:p>
      <text:p text:style-name="P31"/>
      <text:p text:style-name="P7">Random Forest: Sliding window: <text:s/>7 </text:p>
      <text:p text:style-name="P15">N_estimators: <text:s/>350 </text:p>
      <text:p text:style-name="P25">Min_samples_split: <text:s/>2</text:p>
      <text:p text:style-name="P32">Results for sliding window: 7</text:p>
      <text:p text:style-name="P32">Confusion matrix, without normalization</text:p>
      <text:p text:style-name="P32">[[15966 <text:s text:c="2"/>538]</text:p>
      <text:p text:style-name="P32"><text:s/>[ 4249 <text:s/>1412]]</text:p>
      <text:p text:style-name="P32">Normalized confusion matrix</text:p>
      <text:p text:style-name="P32">[[ 0.96740184 <text:s/>0.03259816]</text:p>
      <text:p text:style-name="P32"><text:s/>[ 0.7505741 <text:s text:c="2"/>0.2494259 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2 <text:s text:c="5"/>0.25 <text:s text:c="5"/>0.37 <text:s text:c="5"/>5661</text:p>
      <text:p text:style-name="P32"/>
      <text:p text:style-name="P32"><text:s text:c="11"/>avg / total <text:s text:c="6"/>0.77 <text:s text:c="5"/>0.78 <text:s text:c="5"/>0.74 <text:s text:c="4"/>22165</text:p>
      <text:p text:style-name="P32"/>
      <text:p text:style-name="P32">[ 0.77447 <text:s text:c="4"/>0.79133769 <text:s/>0.78547259 <text:s/>0.78163772 <text:s/>0.78722924]</text:p>
      <text:p text:style-name="P32">The accuracy for a sliding window of 7: 0.7840 (+/- 0.0114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25">Min_samples_split: <text:s/>3</text:p>
      <text:p text:style-name="P32"><text:soft-page-break/>Results for sliding window: 7</text:p>
      <text:p text:style-name="P32">Confusion matrix, without normalization</text:p>
      <text:p text:style-name="P32">[[16001 <text:s text:c="2"/>503]</text:p>
      <text:p text:style-name="P32"><text:s/>[ 4247 <text:s/>1414]]</text:p>
      <text:p text:style-name="P32">Normalized confusion matrix</text:p>
      <text:p text:style-name="P32">[[ 0.96952254 <text:s/>0.03047746]</text:p>
      <text:p text:style-name="P32"><text:s/>[ 0.75022081 <text:s/>0.24977919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4 <text:s text:c="5"/>0.25 <text:s text:c="5"/>0.37 <text:s text:c="5"/>5661</text:p>
      <text:p text:style-name="P32"/>
      <text:p text:style-name="P32"><text:s text:c="11"/>avg / total <text:s text:c="6"/>0.78 <text:s text:c="5"/>0.79 <text:s text:c="5"/>0.74 <text:s text:c="4"/>22165</text:p>
      <text:p text:style-name="P32"/>
      <text:p text:style-name="P32">[ 0.77311682 <text:s/>0.79404467 <text:s/>0.7877284 <text:s text:c="2"/>0.78389353 <text:s/>0.78971119]</text:p>
      <text:p text:style-name="P32">The accuracy for a sliding window of 7: 0.7857 (+/- 0.0142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25">Min_samples_split: <text:s/>4</text:p>
      <text:p text:style-name="P32">Results for sliding window: 7</text:p>
      <text:p text:style-name="P32">Confusion matrix, without normalization</text:p>
      <text:p text:style-name="P32">[[15981 <text:s text:c="2"/>523]</text:p>
      <text:p text:style-name="P32"><text:s/>[ 4251 <text:s/>1410]]</text:p>
      <text:p text:style-name="P32">Normalized confusion matrix</text:p>
      <text:p text:style-name="P32">[[ 0.96831071 <text:s/>0.03168929]</text:p>
      <text:p text:style-name="P32"><text:s/>[ 0.7509274 <text:s text:c="2"/>0.2490726 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3 <text:s text:c="5"/>0.25 <text:s text:c="5"/>0.37 <text:s text:c="5"/>5661</text:p>
      <text:p text:style-name="P32"/>
      <text:p text:style-name="P32"><text:s text:c="11"/>avg / total <text:s text:c="6"/>0.77 <text:s text:c="5"/>0.78 <text:s text:c="5"/>0.74 <text:s text:c="4"/>22165</text:p>
      <text:p text:style-name="P32"/>
      <text:p text:style-name="P32">[ 0.77311682 <text:s/>0.79156328 <text:s/>0.78614933 <text:s/>0.78276562 <text:s/>0.78948556]</text:p>
      <text:p text:style-name="P32">The accuracy for a sliding window of 7: 0.7846 (+/- 0.0130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25">Min_samples_split: <text:s/>5</text:p>
      <text:p text:style-name="P32">Results for sliding window: 7</text:p>
      <text:p text:style-name="P32">Confusion matrix, without normalization</text:p>
      <text:p text:style-name="P32">[[16000 <text:s text:c="2"/>504]</text:p>
      <text:p text:style-name="P32"><text:s/>[ 4264 <text:s/>1397]]</text:p>
      <text:p text:style-name="P32">Normalized confusion matrix</text:p>
      <text:p text:style-name="P32"><text:soft-page-break/>[[ 0.96946195 <text:s/>0.03053805]</text:p>
      <text:p text:style-name="P32"><text:s/>[ 0.75322381 <text:s/>0.24677619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3 <text:s text:c="5"/>0.25 <text:s text:c="5"/>0.37 <text:s text:c="5"/>5661</text:p>
      <text:p text:style-name="P32"/>
      <text:p text:style-name="P32"><text:s text:c="11"/>avg / total <text:s text:c="6"/>0.78 <text:s text:c="5"/>0.78 <text:s text:c="5"/>0.74 <text:s text:c="4"/>22165</text:p>
      <text:p text:style-name="P32"/>
      <text:p text:style-name="P32">[ 0.77852954 <text:s/>0.79133769 <text:s/>0.78637492 <text:s/>0.78050981 <text:s/>0.78768051]</text:p>
      <text:p text:style-name="P32">The accuracy for a sliding window of 7: 0.7849 (+/- 0.0094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25">Min_samples_split: <text:s/>6</text:p>
      <text:p text:style-name="P32">Results for sliding window: 7</text:p>
      <text:p text:style-name="P32">Confusion matrix, without normalization</text:p>
      <text:p text:style-name="P32">[[16026 <text:s text:c="2"/>478]</text:p>
      <text:p text:style-name="P32"><text:s/>[ 4290 <text:s/>1371]]</text:p>
      <text:p text:style-name="P32">Normalized confusion matrix</text:p>
      <text:p text:style-name="P32">[[ 0.97103732 <text:s/>0.02896268]</text:p>
      <text:p text:style-name="P32"><text:s/>[ 0.75781664 <text:s/>0.24218336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4 <text:s text:c="5"/>0.24 <text:s text:c="5"/>0.37 <text:s text:c="5"/>5661</text:p>
      <text:p text:style-name="P32"/>
      <text:p text:style-name="P32"><text:s text:c="11"/>avg / total <text:s text:c="6"/>0.78 <text:s text:c="5"/>0.78 <text:s text:c="5"/>0.74 <text:s text:c="4"/>22165</text:p>
      <text:p text:style-name="P32"/>
      <text:p text:style-name="P32">[ 0.77604871 <text:s/>0.79111211 <text:s/>0.78727724 <text:s/>0.78028423 <text:s/>0.78971119]</text:p>
      <text:p text:style-name="P32">The accuracy for a sliding window of 7: 0.7849 (+/- 0.0116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25">Min_samples_split: <text:s/>7</text:p>
      <text:p text:style-name="P32">Results for sliding window: 7</text:p>
      <text:p text:style-name="P32">Confusion matrix, without normalization</text:p>
      <text:p text:style-name="P32">[[16029 <text:s text:c="2"/>475]</text:p>
      <text:p text:style-name="P32"><text:s/>[ 4280 <text:s/>1381]]</text:p>
      <text:p text:style-name="P32">Normalized confusion matrix</text:p>
      <text:p text:style-name="P32">[[ 0.9712191 <text:s text:c="2"/>0.0287809 ]</text:p>
      <text:p text:style-name="P32"><text:s/>[ 0.75605017 <text:s/>0.24394983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<text:soft-page-break/>Class 1 == beta barrel <text:s text:c="6"/>0.74 <text:s text:c="5"/>0.24 <text:s text:c="5"/>0.37 <text:s text:c="5"/>5661</text:p>
      <text:p text:style-name="P32"/>
      <text:p text:style-name="P32"><text:s text:c="11"/>avg / total <text:s text:c="6"/>0.78 <text:s text:c="5"/>0.79 <text:s text:c="5"/>0.74 <text:s text:c="4"/>22165</text:p>
      <text:p text:style-name="P32"/>
      <text:p text:style-name="P32">[ 0.77740189 <text:s/>0.79269118 <text:s/>0.78592375 <text:s/>0.78231446 <text:s/>0.7890343 ]</text:p>
      <text:p text:style-name="P32">The accuracy for a sliding window of 7: 0.7855 (+/- 0.0106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32">Min_samples_split: <text:s/>8</text:p>
      <text:p text:style-name="P32">Results for sliding window: 7</text:p>
      <text:p text:style-name="P32">Confusion matrix, without normalization</text:p>
      <text:p text:style-name="P32">[[16008 <text:s text:c="2"/>496]</text:p>
      <text:p text:style-name="P32"><text:s/>[ 4314 <text:s/>1347]]</text:p>
      <text:p text:style-name="P32">Normalized confusion matrix</text:p>
      <text:p text:style-name="P32">[[ 0.96994668 <text:s/>0.03005332]</text:p>
      <text:p text:style-name="P32"><text:s/>[ 0.76205617 <text:s/>0.23794383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3 <text:s text:c="5"/>0.24 <text:s text:c="5"/>0.36 <text:s text:c="5"/>5661</text:p>
      <text:p text:style-name="P32"/>
      <text:p text:style-name="P32"><text:s text:c="11"/>avg / total <text:s text:c="6"/>0.77 <text:s text:c="5"/>0.78 <text:s text:c="5"/>0.74 <text:s text:c="4"/>22165</text:p>
      <text:p text:style-name="P32"/>
      <text:p text:style-name="P32">[ 0.77649977 <text:s/>0.79178886 <text:s/>0.78344236 <text:s/>0.78096097 <text:s/>0.78226534]</text:p>
      <text:p text:style-name="P32">The accuracy for a sliding window of 7: 0.7830 (+/- 0.0100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25">Min_samples_split: <text:s/>9</text:p>
      <text:p text:style-name="P32">Results for sliding window: 7</text:p>
      <text:p text:style-name="P32">Confusion matrix, without normalization</text:p>
      <text:p text:style-name="P32">[[16042 <text:s text:c="2"/>462]</text:p>
      <text:p text:style-name="P32"><text:s/>[ 4339 <text:s/>1322]]</text:p>
      <text:p text:style-name="P32">Normalized confusion matrix</text:p>
      <text:p text:style-name="P32">[[ 0.97200679 <text:s/>0.02799321]</text:p>
      <text:p text:style-name="P32"><text:s/>[ 0.76647235 <text:s/>0.23352765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4 <text:s text:c="5"/>0.23 <text:s text:c="5"/>0.36 <text:s text:c="5"/>5661</text:p>
      <text:p text:style-name="P32"/>
      <text:p text:style-name="P32"><text:s text:c="11"/>avg / total <text:s text:c="6"/>0.78 <text:s text:c="5"/>0.78 <text:s text:c="5"/>0.74 <text:s text:c="4"/>22165</text:p>
      <text:p text:style-name="P32"/>
      <text:p text:style-name="P32">[ 0.77537212 <text:s/>0.79291676 <text:s/>0.78096097 <text:s/>0.78073539 <text:s/>0.78700361]</text:p>
      <text:p text:style-name="P32"><text:soft-page-break/>The accuracy for a sliding window of 7: 0.7834 (+/- 0.0120)</text:p>
      <text:p text:style-name="P32"/>
      <text:p text:style-name="P32"/>
      <text:p text:style-name="P32"/>
      <text:p text:style-name="P32">Random Forest: Sliding window: <text:s/>7 </text:p>
      <text:p text:style-name="P32">N_estimators: <text:s/>350 </text:p>
      <text:p text:style-name="P25">Min_samples_split: <text:s/>10</text:p>
      <text:p text:style-name="P32">Results for sliding window: 7</text:p>
      <text:p text:style-name="P32">Confusion matrix, without normalization</text:p>
      <text:p text:style-name="P32">[[16054 <text:s text:c="2"/>450]</text:p>
      <text:p text:style-name="P32"><text:s/>[ 4335 <text:s/>1326]]</text:p>
      <text:p text:style-name="P32">Normalized confusion matrix</text:p>
      <text:p text:style-name="P32">[[ 0.97273388 <text:s/>0.02726612]</text:p>
      <text:p text:style-name="P32"><text:s/>[ 0.76576577 <text:s/>0.23423423]]</text:p>
      <text:p text:style-name="P32"><text:s text:c="24"/>precision <text:s text:c="3"/>recall <text:s/>f1-score <text:s text:c="2"/>support</text:p>
      <text:p text:style-name="P32"/>
      <text:p text:style-name="P32"><text:s text:c="3"/>Class 0 == globular <text:s text:c="6"/>0.79 <text:s text:c="5"/>0.97 <text:s text:c="5"/>0.87 <text:s text:c="4"/>16504</text:p>
      <text:p text:style-name="P32">Class 1 == beta barrel <text:s text:c="6"/>0.75 <text:s text:c="5"/>0.23 <text:s text:c="5"/>0.36 <text:s text:c="5"/>5661</text:p>
      <text:p text:style-name="P32"/>
      <text:p text:style-name="P32"><text:s text:c="11"/>avg / total <text:s text:c="6"/>0.78 <text:s text:c="5"/>0.78 <text:s text:c="5"/>0.74 <text:s text:c="4"/>22165</text:p>
      <text:p text:style-name="P32"/>
      <text:p text:style-name="P32">[ 0.77785295 <text:s/>0.79066095 <text:s/>0.78502143 <text:s/>0.78118656 <text:s/>0.78587545]</text:p>
      <text:p text:style-name="P32">The accuracy for a sliding window of 7: 0.7841 (+/- 0.0087)</text:p>
      <text:p text:style-name="P32"/>
      <text:p text:style-name="P32"/>
      <text:p text:style-name="P34">Random Forest: Sliding window: <text:s/>9 </text:p>
      <text:p text:style-name="P16">N_estimators: <text:s/>100 </text:p>
      <text:p text:style-name="P26">Min_samples_split: <text:s/>2</text:p>
      <text:p text:style-name="P33">Results for sliding window: 9</text:p>
      <text:p text:style-name="P33">Confusion matrix, without normalization</text:p>
      <text:p text:style-name="P33">[[16079 <text:s text:c="2"/>425]</text:p>
      <text:p text:style-name="P33"><text:s/>[ 4342 <text:s/>1319]]</text:p>
      <text:p text:style-name="P33">Normalized confusion matrix</text:p>
      <text:p text:style-name="P33">[[ 0.97424867 <text:s/>0.02575133]</text:p>
      <text:p text:style-name="P33"><text:s/>[ 0.7670023 <text:s text:c="2"/>0.2329977 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7 <text:s text:c="5"/>0.87 <text:s text:c="4"/>16504</text:p>
      <text:p text:style-name="P33">Class 1 == beta barrel <text:s text:c="6"/>0.76 <text:s text:c="5"/>0.23 <text:s text:c="5"/>0.36 <text:s text:c="5"/>5661</text:p>
      <text:p text:style-name="P33"/>
      <text:p text:style-name="P33"><text:s text:c="11"/>avg / total <text:s text:c="6"/>0.78 <text:s text:c="5"/>0.78 <text:s text:c="5"/>0.74 <text:s text:c="4"/>22165</text:p>
      <text:p text:style-name="P33"/>
      <text:p text:style-name="P33">[ 0.77627424 <text:s/>0.78998421 <text:s/>0.78930747 <text:s/>0.78231446 <text:s/>0.78677798]</text:p>
      <text:p text:style-name="P33">The accuracy for a sliding window of 9: 0.7849 (+/- 0.0102)</text:p>
      <text:p text:style-name="P33"/>
      <text:p text:style-name="P33"/>
      <text:p text:style-name="P33"/>
      <text:p text:style-name="P33">Random Forest: Sliding window: <text:s/>9 </text:p>
      <text:p text:style-name="P33"><text:soft-page-break/>N_estimators: <text:s/>100 </text:p>
      <text:p text:style-name="P26">Min_samples_split: <text:s/>3</text:p>
      <text:p text:style-name="P33">Results for sliding window: 9</text:p>
      <text:p text:style-name="P33">Confusion matrix, without normalization</text:p>
      <text:p text:style-name="P33">[[16063 <text:s text:c="2"/>441]</text:p>
      <text:p text:style-name="P33"><text:s/>[ 4307 <text:s/>1354]]</text:p>
      <text:p text:style-name="P33">Normalized confusion matrix</text:p>
      <text:p text:style-name="P33">[[ 0.97327921 <text:s/>0.02672079]</text:p>
      <text:p text:style-name="P33"><text:s/>[ 0.76081964 <text:s/>0.2391803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7 <text:s text:c="5"/>0.87 <text:s text:c="4"/>16504</text:p>
      <text:p text:style-name="P33">Class 1 == beta barrel <text:s text:c="6"/>0.75 <text:s text:c="5"/>0.24 <text:s text:c="5"/>0.36 <text:s text:c="5"/>5661</text:p>
      <text:p text:style-name="P33"/>
      <text:p text:style-name="P33"><text:s text:c="11"/>avg / total <text:s text:c="6"/>0.78 <text:s text:c="5"/>0.79 <text:s text:c="5"/>0.74 <text:s text:c="4"/>22165</text:p>
      <text:p text:style-name="P33"/>
      <text:p text:style-name="P33">[ 0.77695083 <text:s/>0.79088653 <text:s/>0.78975863 <text:s/>0.78366794 <text:s/>0.78768051]</text:p>
      <text:p text:style-name="P33">The accuracy for a sliding window of 9: 0.7858 (+/- 0.0101)</text:p>
      <text:p text:style-name="P33"/>
      <text:p text:style-name="P33"/>
      <text:p text:style-name="P33"/>
      <text:p text:style-name="P33">Random Forest: Sliding window: <text:s/>9 </text:p>
      <text:p text:style-name="P33">N_estimators: <text:s/>100 </text:p>
      <text:p text:style-name="P26">Min_samples_split: <text:s/>4</text:p>
      <text:p text:style-name="P33">Results for sliding window: 9</text:p>
      <text:p text:style-name="P33">Confusion matrix, without normalization</text:p>
      <text:p text:style-name="P33">[[16084 <text:s text:c="2"/>420]</text:p>
      <text:p text:style-name="P33"><text:s/>[ 4325 <text:s/>1336]]</text:p>
      <text:p text:style-name="P33">Normalized confusion matrix</text:p>
      <text:p text:style-name="P33">[[ 0.97455162 <text:s/>0.02544838]</text:p>
      <text:p text:style-name="P33"><text:s/>[ 0.76399929 <text:s/>0.23600071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7 <text:s text:c="5"/>0.87 <text:s text:c="4"/>16504</text:p>
      <text:p text:style-name="P33">Class 1 == beta barrel <text:s text:c="6"/>0.76 <text:s text:c="5"/>0.24 <text:s text:c="5"/>0.36 <text:s text:c="5"/>5661</text:p>
      <text:p text:style-name="P33"/>
      <text:p text:style-name="P33"><text:s text:c="11"/>avg / total <text:s text:c="6"/>0.78 <text:s text:c="5"/>0.79 <text:s text:c="5"/>0.74 <text:s text:c="4"/>22165</text:p>
      <text:p text:style-name="P33"/>
      <text:p text:style-name="P33">[ 0.77176364 <text:s/>0.78908189 <text:s/>0.79449583 <text:s/>0.78254004 <text:s/>0.79174188]</text:p>
      <text:p text:style-name="P33">The accuracy for a sliding window of 9: 0.7859 (+/- 0.0162)</text:p>
      <text:p text:style-name="P33"/>
      <text:p text:style-name="P33"/>
      <text:p text:style-name="P33"/>
      <text:p text:style-name="P33">Random Forest: Sliding window: <text:s/>9 </text:p>
      <text:p text:style-name="P33">N_estimators: <text:s/>100 </text:p>
      <text:p text:style-name="P26">Min_samples_split: <text:s/>5</text:p>
      <text:p text:style-name="P33">Results for sliding window: 9</text:p>
      <text:p text:style-name="P33">Confusion matrix, without normalization</text:p>
      <text:p text:style-name="P33">[[16113 <text:s text:c="2"/>391]</text:p>
      <text:p text:style-name="P33"><text:soft-page-break/><text:s/>[ 4307 <text:s/>1354]]</text:p>
      <text:p text:style-name="P33">Normalized confusion matrix</text:p>
      <text:p text:style-name="P33">[[ 0.97630877 <text:s/>0.02369123]</text:p>
      <text:p text:style-name="P33"><text:s/>[ 0.76081964 <text:s/>0.2391803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4 <text:s text:c="5"/>0.37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65719 <text:s/>0.78975863 <text:s/>0.7935935 <text:s text:c="2"/>0.78705166 <text:s/>0.79016245]</text:p>
      <text:p text:style-name="P33">The accuracy for a sliding window of 9: 0.7880 (+/- 0.0094)</text:p>
      <text:p text:style-name="P33"/>
      <text:p text:style-name="P33"/>
      <text:p text:style-name="P33"/>
      <text:p text:style-name="P33">Random Forest: Sliding window: <text:s/>9 </text:p>
      <text:p text:style-name="P33">N_estimators: <text:s/>100 </text:p>
      <text:p text:style-name="P26">Min_samples_split: <text:s/>6</text:p>
      <text:p text:style-name="P33">Results for sliding window: 9</text:p>
      <text:p text:style-name="P33">Confusion matrix, without normalization</text:p>
      <text:p text:style-name="P33">[[16114 <text:s text:c="2"/>390]</text:p>
      <text:p text:style-name="P33"><text:s/>[ 4324 <text:s/>1337]]</text:p>
      <text:p text:style-name="P33">Normalized confusion matrix</text:p>
      <text:p text:style-name="P33">[[ 0.97636937 <text:s/>0.02363063]</text:p>
      <text:p text:style-name="P33"><text:s/>[ 0.76382265 <text:s/>0.2361773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7 <text:s text:c="5"/>0.24 <text:s text:c="5"/>0.36 <text:s text:c="5"/>5661</text:p>
      <text:p text:style-name="P33"/>
      <text:p text:style-name="P33"><text:s text:c="11"/>avg / total <text:s text:c="6"/>0.78 <text:s text:c="5"/>0.79 <text:s text:c="5"/>0.74 <text:s text:c="4"/>22165</text:p>
      <text:p text:style-name="P33"/>
      <text:p text:style-name="P33">[ 0.77469553 <text:s/>0.79043537 <text:s/>0.79381908 <text:s/>0.78569817 <text:s/>0.79196751]</text:p>
      <text:p text:style-name="P33">The accuracy for a sliding window of 9: 0.7873 (+/- 0.0137)</text:p>
      <text:p text:style-name="P33"/>
      <text:p text:style-name="P33"/>
      <text:p text:style-name="P33"/>
      <text:p text:style-name="P33">Random Forest: Sliding window: <text:s/>9 </text:p>
      <text:p text:style-name="P33">N_estimators: <text:s/>100 </text:p>
      <text:p text:style-name="P26">Min_samples_split: <text:s/>7</text:p>
      <text:p text:style-name="P33">Results for sliding window: 9</text:p>
      <text:p text:style-name="P33">Confusion matrix, without normalization</text:p>
      <text:p text:style-name="P33">[[16134 <text:s text:c="2"/>370]</text:p>
      <text:p text:style-name="P33"><text:s/>[ 4365 <text:s/>1296]]</text:p>
      <text:p text:style-name="P33">Normalized confusion matrix</text:p>
      <text:p text:style-name="P33">[[ 0.97758119 <text:s/>0.02241881]</text:p>
      <text:p text:style-name="P33"><text:s/>[ 0.77106518 <text:s/>0.22893482]]</text:p>
      <text:p text:style-name="P33"><text:s text:c="24"/>precision <text:s text:c="3"/>recall <text:s/>f1-score <text:s text:c="2"/>support</text:p>
      <text:p text:style-name="P33"><text:soft-page-break/></text:p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5 <text:s text:c="5"/>5661</text:p>
      <text:p text:style-name="P33"/>
      <text:p text:style-name="P33"><text:s text:c="11"/>avg / total <text:s text:c="6"/>0.78 <text:s text:c="5"/>0.79 <text:s text:c="5"/>0.74 <text:s text:c="4"/>22165</text:p>
      <text:p text:style-name="P33"/>
      <text:p text:style-name="P33">[ 0.77807848 <text:s/>0.7866005 <text:s text:c="2"/>0.79517257 <text:s/>0.78389353 <text:s/>0.78813177]</text:p>
      <text:p text:style-name="P33">The accuracy for a sliding window of 9: 0.7864 (+/- 0.0112)</text:p>
      <text:p text:style-name="P33"/>
      <text:p text:style-name="P33"/>
      <text:p text:style-name="P33"/>
      <text:p text:style-name="P33">Random Forest: Sliding window: <text:s/>9 </text:p>
      <text:p text:style-name="P33">N_estimators: <text:s/>100 </text:p>
      <text:p text:style-name="P26">Min_samples_split: <text:s/>8</text:p>
      <text:p text:style-name="P33">Results for sliding window: 9</text:p>
      <text:p text:style-name="P33">Confusion matrix, without normalization</text:p>
      <text:p text:style-name="P33">[[16158 <text:s text:c="2"/>346]</text:p>
      <text:p text:style-name="P33"><text:s/>[ 4362 <text:s/>1299]]</text:p>
      <text:p text:style-name="P33">Normalized confusion matrix</text:p>
      <text:p text:style-name="P33">[[ 0.97903539 <text:s/>0.02096461]</text:p>
      <text:p text:style-name="P33"><text:s/>[ 0.77053524 <text:s/>0.2294647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537212 <text:s/>0.78953305 <text:s/>0.79314234 <text:s/>0.78637492 <text:s/>0.79354693]</text:p>
      <text:p text:style-name="P33">The accuracy for a sliding window of 9: 0.7876 (+/- 0.0133)</text:p>
      <text:p text:style-name="P33"/>
      <text:p text:style-name="P33"/>
      <text:p text:style-name="P33"/>
      <text:p text:style-name="P33">Random Forest: Sliding window: <text:s/>9 </text:p>
      <text:p text:style-name="P33">N_estimators: <text:s/>100 </text:p>
      <text:p text:style-name="P26">Min_samples_split: <text:s/>9</text:p>
      <text:p text:style-name="P33">Results for sliding window: 9</text:p>
      <text:p text:style-name="P33">Confusion matrix, without normalization</text:p>
      <text:p text:style-name="P33">[[16142 <text:s text:c="2"/>362]</text:p>
      <text:p text:style-name="P33"><text:s/>[ 4380 <text:s/>1281]]</text:p>
      <text:p text:style-name="P33">Normalized confusion matrix</text:p>
      <text:p text:style-name="P33">[[ 0.97806592 <text:s/>0.02193408]</text:p>
      <text:p text:style-name="P33"><text:s/>[ 0.77371489 <text:s/>0.22628511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5 <text:s text:c="5"/>5661</text:p>
      <text:p text:style-name="P33"/>
      <text:p text:style-name="P33"><text:s text:c="11"/>avg / total <text:s text:c="6"/>0.78 <text:s text:c="5"/>0.79 <text:s text:c="5"/>0.74 <text:s text:c="4"/>22165</text:p>
      <text:p text:style-name="P33"><text:soft-page-break/></text:p>
      <text:p text:style-name="P33">[ 0.77537212 <text:s/>0.79043537 <text:s/>0.7924656 <text:s text:c="2"/>0.78457027 <text:s/>0.78745487]</text:p>
      <text:p text:style-name="P33">The accuracy for a sliding window of 9: 0.7861 (+/- 0.0120)</text:p>
      <text:p text:style-name="P33"/>
      <text:p text:style-name="P33"/>
      <text:p text:style-name="P33"/>
      <text:p text:style-name="P33">Random Forest: Sliding window: <text:s/>9 </text:p>
      <text:p text:style-name="P33">N_estimators: <text:s/>100 </text:p>
      <text:p text:style-name="P26">Min_samples_split: <text:s/>10</text:p>
      <text:p text:style-name="P33">Results for sliding window: 9</text:p>
      <text:p text:style-name="P33">Confusion matrix, without normalization</text:p>
      <text:p text:style-name="P33">[[16140 <text:s text:c="2"/>364]</text:p>
      <text:p text:style-name="P33"><text:s/>[ 4374 <text:s/>1287]]</text:p>
      <text:p text:style-name="P33">Normalized confusion matrix</text:p>
      <text:p text:style-name="P33">[[ 0.97794474 <text:s/>0.02205526]</text:p>
      <text:p text:style-name="P33"><text:s/>[ 0.77265501 <text:s/>0.22734499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5 <text:s text:c="5"/>5661</text:p>
      <text:p text:style-name="P33"/>
      <text:p text:style-name="P33"><text:s text:c="11"/>avg / total <text:s text:c="6"/>0.78 <text:s text:c="5"/>0.79 <text:s text:c="5"/>0.74 <text:s text:c="4"/>22165</text:p>
      <text:p text:style-name="P33"/>
      <text:p text:style-name="P33">[ 0.77807848 <text:s/>0.78908189 <text:s/>0.79381908 <text:s/>0.78389353 <text:s/>0.78632671]</text:p>
      <text:p text:style-name="P33">The accuracy for a sliding window of 9: 0.7862 (+/- 0.0105)</text:p>
      <text:p text:style-name="P33"/>
      <text:p text:style-name="P33"/>
      <text:p text:style-name="P33"/>
      <text:p text:style-name="P16">Random Forest: Sliding window: <text:s/>9 </text:p>
      <text:p text:style-name="P16">N_estimators: <text:s/>150 </text:p>
      <text:p text:style-name="P26">Min_samples_split: <text:s/>2</text:p>
      <text:p text:style-name="P33">Results for sliding window: 9</text:p>
      <text:p text:style-name="P33">Confusion matrix, without normalization</text:p>
      <text:p text:style-name="P33">[[16122 <text:s text:c="2"/>382]</text:p>
      <text:p text:style-name="P33"><text:s/>[ 4324 <text:s/>1337]]</text:p>
      <text:p text:style-name="P33">Normalized confusion matrix</text:p>
      <text:p text:style-name="P33">[[ 0.9768541 <text:s text:c="2"/>0.0231459 ]</text:p>
      <text:p text:style-name="P33"><text:s/>[ 0.76382265 <text:s/>0.2361773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4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649977 <text:s/>0.79133769 <text:s/>0.79381908 <text:s/>0.78682608 <text:s/>0.78993682]</text:p>
      <text:p text:style-name="P33">The accuracy for a sliding window of 9: 0.7877 (+/- 0.0121)</text:p>
      <text:p text:style-name="P33"/>
      <text:p text:style-name="P33"/>
      <text:p text:style-name="P33"><text:soft-page-break/></text:p>
      <text:p text:style-name="P33">Random Forest: Sliding window: <text:s/>9 </text:p>
      <text:p text:style-name="P33">N_estimators: <text:s/>150 </text:p>
      <text:p text:style-name="P26">Min_samples_split: <text:s/>3</text:p>
      <text:p text:style-name="P33">Results for sliding window: 9</text:p>
      <text:p text:style-name="P33">Confusion matrix, without normalization</text:p>
      <text:p text:style-name="P33">[[16129 <text:s text:c="2"/>375]</text:p>
      <text:p text:style-name="P33"><text:s/>[ 4311 <text:s/>1350]]</text:p>
      <text:p text:style-name="P33">Normalized confusion matrix</text:p>
      <text:p text:style-name="P33">[[ 0.97727824 <text:s/>0.02272176]</text:p>
      <text:p text:style-name="P33"><text:s/>[ 0.76152623 <text:s/>0.23847377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4 <text:s text:c="5"/>0.37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812359 <text:s text:c="2"/>0.7924656 <text:s text:c="2"/>0.79224002 <text:s/>0.78502143 <text:s/>0.79196751]</text:p>
      <text:p text:style-name="P33">The accuracy for a sliding window of 9: 0.7886 (+/- 0.0092)</text:p>
      <text:p text:style-name="P33"/>
      <text:p text:style-name="P33"/>
      <text:p text:style-name="P33"/>
      <text:p text:style-name="P33">Random Forest: Sliding window: <text:s/>9 </text:p>
      <text:p text:style-name="P33">N_estimators: <text:s/>150 </text:p>
      <text:p text:style-name="P26">Min_samples_split: <text:s/>4</text:p>
      <text:p text:style-name="P33">Results for sliding window: 9</text:p>
      <text:p text:style-name="P33">Confusion matrix, without normalization</text:p>
      <text:p text:style-name="P33">[[16105 <text:s text:c="2"/>399]</text:p>
      <text:p text:style-name="P33"><text:s/>[ 4346 <text:s/>1315]]</text:p>
      <text:p text:style-name="P33">Normalized confusion matrix</text:p>
      <text:p text:style-name="P33">[[ 0.97582404 <text:s/>0.02417596]</text:p>
      <text:p text:style-name="P33"><text:s/>[ 0.76770889 <text:s/>0.23229111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7 <text:s text:c="5"/>0.23 <text:s text:c="5"/>0.36 <text:s text:c="5"/>5661</text:p>
      <text:p text:style-name="P33"/>
      <text:p text:style-name="P33"><text:s text:c="11"/>avg / total <text:s text:c="6"/>0.78 <text:s text:c="5"/>0.79 <text:s text:c="5"/>0.74 <text:s text:c="4"/>22165</text:p>
      <text:p text:style-name="P33"/>
      <text:p text:style-name="P33">[ 0.77649977 <text:s/>0.79020979 <text:s/>0.7888563 <text:s text:c="2"/>0.78569817 <text:s/>0.7883574 ]</text:p>
      <text:p text:style-name="P33">The accuracy for a sliding window of 9: 0.7859 (+/- 0.0099)</text:p>
      <text:p text:style-name="P33"/>
      <text:p text:style-name="P33"/>
      <text:p text:style-name="P33"/>
      <text:p text:style-name="P33">Random Forest: Sliding window: <text:s/>9 </text:p>
      <text:p text:style-name="P33">N_estimators: <text:s/>150 </text:p>
      <text:p text:style-name="P26">Min_samples_split: <text:s/>5</text:p>
      <text:p text:style-name="P33">Results for sliding window: 9</text:p>
      <text:p text:style-name="P33"><text:soft-page-break/>Confusion matrix, without normalization</text:p>
      <text:p text:style-name="P33">[[16124 <text:s text:c="2"/>380]</text:p>
      <text:p text:style-name="P33"><text:s/>[ 4323 <text:s/>1338]]</text:p>
      <text:p text:style-name="P33">Normalized confusion matrix</text:p>
      <text:p text:style-name="P33">[[ 0.97697528 <text:s/>0.02302472]</text:p>
      <text:p text:style-name="P33"><text:s/>[ 0.763646 <text:s text:c="3"/>0.236354 <text:s/>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4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07848 <text:s/>0.78953305 <text:s/>0.79269118 <text:s/>0.78592375 <text:s/>0.79287004]</text:p>
      <text:p text:style-name="P33">The accuracy for a sliding window of 9: 0.7878 (+/- 0.0110)</text:p>
      <text:p text:style-name="P33"/>
      <text:p text:style-name="P33"/>
      <text:p text:style-name="P33"/>
      <text:p text:style-name="P33">Random Forest: Sliding window: <text:s/>9 </text:p>
      <text:p text:style-name="P33">N_estimators: <text:s/>150 </text:p>
      <text:p text:style-name="P26">Min_samples_split: <text:s/>6</text:p>
      <text:p text:style-name="P33">Results for sliding window: 9</text:p>
      <text:p text:style-name="P33">Confusion matrix, without normalization</text:p>
      <text:p text:style-name="P33">[[16152 <text:s text:c="2"/>352]</text:p>
      <text:p text:style-name="P33"><text:s/>[ 4383 <text:s/>1278]]</text:p>
      <text:p text:style-name="P33">Normalized confusion matrix</text:p>
      <text:p text:style-name="P33">[[ 0.97867184 <text:s/>0.02132816]</text:p>
      <text:p text:style-name="P33"><text:s/>[ 0.77424483 <text:s/>0.22575517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20613 <text:s/>0.7877284 <text:s text:c="2"/>0.79178886 <text:s/>0.78524701 <text:s/>0.78790614]</text:p>
      <text:p text:style-name="P33">The accuracy for a sliding window of 9: 0.7864 (+/- 0.0083)</text:p>
      <text:p text:style-name="P33"/>
      <text:p text:style-name="P33"/>
      <text:p text:style-name="P33"/>
      <text:p text:style-name="P33">Random Forest: Sliding window: <text:s/>9 </text:p>
      <text:p text:style-name="P33">N_estimators: <text:s/>150 </text:p>
      <text:p text:style-name="P26">Min_samples_split: <text:s/>7</text:p>
      <text:p text:style-name="P33">Results for sliding window: 9</text:p>
      <text:p text:style-name="P33">Confusion matrix, without normalization</text:p>
      <text:p text:style-name="P33">[[16140 <text:s text:c="2"/>364]</text:p>
      <text:p text:style-name="P33"><text:s/>[ 4355 <text:s/>1306]]</text:p>
      <text:p text:style-name="P33">Normalized confusion matrix</text:p>
      <text:p text:style-name="P33">[[ 0.97794474 <text:s/>0.02205526]</text:p>
      <text:p text:style-name="P33"><text:soft-page-break/><text:s/>[ 0.76929871 <text:s/>0.23070129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8213802 <text:s/>0.78840514 <text:s/>0.79494699 <text:s/>0.78141214 <text:s/>0.78858303]</text:p>
      <text:p text:style-name="P33">The accuracy for a sliding window of 9: 0.7871 (+/- 0.0099)</text:p>
      <text:p text:style-name="P33"/>
      <text:p text:style-name="P33"/>
      <text:p text:style-name="P33"/>
      <text:p text:style-name="P33">Random Forest: Sliding window: <text:s/>9 </text:p>
      <text:p text:style-name="P33">N_estimators: <text:s/>150 </text:p>
      <text:p text:style-name="P26">Min_samples_split: <text:s/>8</text:p>
      <text:p text:style-name="P33">Results for sliding window: 9</text:p>
      <text:p text:style-name="P33">Confusion matrix, without normalization</text:p>
      <text:p text:style-name="P33">[[16154 <text:s text:c="2"/>350]</text:p>
      <text:p text:style-name="P33"><text:s/>[ 4360 <text:s/>1301]]</text:p>
      <text:p text:style-name="P33">Normalized confusion matrix</text:p>
      <text:p text:style-name="P33">[[ 0.97879302 <text:s/>0.02120698]</text:p>
      <text:p text:style-name="P33"><text:s/>[ 0.77018195 <text:s/>0.2298180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9806 <text:s text:c="2"/>0.78614933 <text:s/>0.79088653 <text:s/>0.78817956 <text:s/>0.7933213 ]</text:p>
      <text:p text:style-name="P33">The accuracy for a sliding window of 9: 0.7875 (+/- 0.0098)</text:p>
      <text:p text:style-name="P33"/>
      <text:p text:style-name="P33"/>
      <text:p text:style-name="P33"/>
      <text:p text:style-name="P33">Random Forest: Sliding window: <text:s/>9 </text:p>
      <text:p text:style-name="P33">N_estimators: <text:s/>150 </text:p>
      <text:p text:style-name="P26">Min_samples_split: <text:s/>9</text:p>
      <text:p text:style-name="P33">Results for sliding window: 9</text:p>
      <text:p text:style-name="P33">Confusion matrix, without normalization</text:p>
      <text:p text:style-name="P33">[[16166 <text:s text:c="2"/>338]</text:p>
      <text:p text:style-name="P33"><text:s/>[ 4397 <text:s/>1264]]</text:p>
      <text:p text:style-name="P33">Normalized confusion matrix</text:p>
      <text:p text:style-name="P33">[[ 0.97952012 <text:s/>0.02047988]</text:p>
      <text:p text:style-name="P33"><text:s/>[ 0.77671789 <text:s/>0.22328211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5 <text:s text:c="5"/>5661</text:p>
      <text:p text:style-name="P33"><text:soft-page-break/></text:p>
      <text:p text:style-name="P33"><text:s text:c="11"/>avg / total <text:s text:c="6"/>0.79 <text:s text:c="5"/>0.79 <text:s text:c="5"/>0.74 <text:s text:c="4"/>22165</text:p>
      <text:p text:style-name="P33"/>
      <text:p text:style-name="P33">[ 0.77604871 <text:s/>0.7888563 <text:s text:c="2"/>0.79178886 <text:s/>0.78614933 <text:s/>0.7890343 ]</text:p>
      <text:p text:style-name="P33">The accuracy for a sliding window of 9: 0.7864 (+/- 0.0109)</text:p>
      <text:p text:style-name="P33"/>
      <text:p text:style-name="P33"/>
      <text:p text:style-name="P33"/>
      <text:p text:style-name="P33">Random Forest: Sliding window: <text:s/>9 </text:p>
      <text:p text:style-name="P33">N_estimators: <text:s/>150 </text:p>
      <text:p text:style-name="P26">Min_samples_split: <text:s/>10</text:p>
      <text:p text:style-name="P33">Results for sliding window: 9</text:p>
      <text:p text:style-name="P33">Confusion matrix, without normalization</text:p>
      <text:p text:style-name="P33">[[16171 <text:s text:c="2"/>333]</text:p>
      <text:p text:style-name="P33"><text:s/>[ 4428 <text:s/>1233]]</text:p>
      <text:p text:style-name="P33">Normalized confusion matrix</text:p>
      <text:p text:style-name="P33">[[ 0.97982307 <text:s/>0.02017693]</text:p>
      <text:p text:style-name="P33"><text:s/>[ 0.78219396 <text:s/>0.21780604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4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649977 <text:s/>0.78727724 <text:s/>0.79156328 <text:s/>0.78141214 <text:s/>0.78925993]</text:p>
      <text:p text:style-name="P33">The accuracy for a sliding window of 9: 0.7852 (+/- 0.0110)</text:p>
      <text:p text:style-name="P33"/>
      <text:p text:style-name="P33"/>
      <text:p text:style-name="P8"/>
      <text:p text:style-name="P8">Random Forest: Sliding window: <text:s/>9 </text:p>
      <text:p text:style-name="P16">N_estimators: <text:s/>200 </text:p>
      <text:p text:style-name="P26">Min_samples_split: <text:s/>2</text:p>
      <text:p text:style-name="P33">Results for sliding window: 9</text:p>
      <text:p text:style-name="P33">Confusion matrix, without normalization</text:p>
      <text:p text:style-name="P33">[[16127 <text:s text:c="2"/>377]</text:p>
      <text:p text:style-name="P33"><text:s/>[ 4338 <text:s/>1323]]</text:p>
      <text:p text:style-name="P33">Normalized confusion matrix</text:p>
      <text:p text:style-name="P33">[[ 0.97715705 <text:s/>0.02284295]</text:p>
      <text:p text:style-name="P33"><text:s/>[ 0.76629571 <text:s/>0.23370429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52954 <text:s/>0.7888563 <text:s text:c="2"/>0.79156328 <text:s/>0.78547259 <text:s/>0.79196751]</text:p>
      <text:p text:style-name="P33">The accuracy for a sliding window of 9: 0.7873 (+/- 0.0099)</text:p>
      <text:p text:style-name="P33"><text:soft-page-break/></text:p>
      <text:p text:style-name="P33"/>
      <text:p text:style-name="P33"/>
      <text:p text:style-name="P33">Random Forest: Sliding window: <text:s/>9 </text:p>
      <text:p text:style-name="P33">N_estimators: <text:s/>200 </text:p>
      <text:p text:style-name="P26">Min_samples_split: <text:s/>3</text:p>
      <text:p text:style-name="P33">Results for sliding window: 9</text:p>
      <text:p text:style-name="P33">Confusion matrix, without normalization</text:p>
      <text:p text:style-name="P33">[[16127 <text:s text:c="2"/>377]</text:p>
      <text:p text:style-name="P33"><text:s/>[ 4316 <text:s/>1345]]</text:p>
      <text:p text:style-name="P33">Normalized confusion matrix</text:p>
      <text:p text:style-name="P33">[[ 0.97715705 <text:s/>0.02284295]</text:p>
      <text:p text:style-name="P33"><text:s/>[ 0.76240947 <text:s/>0.23759053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4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43166 <text:s/>0.78998421 <text:s/>0.79607489 <text:s/>0.78592375 <text:s/>0.78993682]</text:p>
      <text:p text:style-name="P33">The accuracy for a sliding window of 9: 0.7883 (+/- 0.0110)</text:p>
      <text:p text:style-name="P33"/>
      <text:p text:style-name="P33"/>
      <text:p text:style-name="P33"/>
      <text:p text:style-name="P33">Random Forest: Sliding window: <text:s/>9 </text:p>
      <text:p text:style-name="P33">N_estimators: <text:s/>200 </text:p>
      <text:p text:style-name="P26">Min_samples_split: <text:s/>4</text:p>
      <text:p text:style-name="P33">Results for sliding window: 9</text:p>
      <text:p text:style-name="P33">Confusion matrix, without normalization</text:p>
      <text:p text:style-name="P33">[[16152 <text:s text:c="2"/>352]</text:p>
      <text:p text:style-name="P33"><text:s/>[ 4320 <text:s/>1341]]</text:p>
      <text:p text:style-name="P33">Normalized confusion matrix</text:p>
      <text:p text:style-name="P33">[[ 0.97867184 <text:s/>0.02132816]</text:p>
      <text:p text:style-name="P33"><text:s/>[ 0.76311606 <text:s/>0.23688394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4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9806 <text:s text:c="2"/>0.79269118 <text:s/>0.79472141 <text:s/>0.78592375 <text:s/>0.79377256]</text:p>
      <text:p text:style-name="P33">The accuracy for a sliding window of 9: 0.7892 (+/- 0.0120)</text:p>
      <text:p text:style-name="P33"/>
      <text:p text:style-name="P33"/>
      <text:p text:style-name="P33"/>
      <text:p text:style-name="P33">Random Forest: Sliding window: <text:s/>9 </text:p>
      <text:p text:style-name="P33">N_estimators: <text:s/>200 </text:p>
      <text:p text:style-name="P26"><text:soft-page-break/>Min_samples_split: <text:s/>5</text:p>
      <text:p text:style-name="P33">Results for sliding window: 9</text:p>
      <text:p text:style-name="P33">Confusion matrix, without normalization</text:p>
      <text:p text:style-name="P33">[[16155 <text:s text:c="2"/>349]</text:p>
      <text:p text:style-name="P33"><text:s/>[ 4339 <text:s/>1322]]</text:p>
      <text:p text:style-name="P33">Normalized confusion matrix</text:p>
      <text:p text:style-name="P33">[[ 0.97885361 <text:s/>0.02114639]</text:p>
      <text:p text:style-name="P33"><text:s/>[ 0.76647235 <text:s/>0.2335276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52954 <text:s/>0.79314234 <text:s/>0.79381908 <text:s/>0.78479585 <text:s/>0.79219314]</text:p>
      <text:p text:style-name="P33">The accuracy for a sliding window of 9: 0.7885 (+/- 0.0119)</text:p>
      <text:p text:style-name="P33"/>
      <text:p text:style-name="P33"/>
      <text:p text:style-name="P33"/>
      <text:p text:style-name="P33">Random Forest: Sliding window: <text:s/>9 </text:p>
      <text:p text:style-name="P33">N_estimators: <text:s/>200 </text:p>
      <text:p text:style-name="P26">Min_samples_split: <text:s/>6</text:p>
      <text:p text:style-name="P33">Results for sliding window: 9</text:p>
      <text:p text:style-name="P33">Confusion matrix, without normalization</text:p>
      <text:p text:style-name="P33">[[16144 <text:s text:c="2"/>360]</text:p>
      <text:p text:style-name="P33"><text:s/>[ 4358 <text:s/>1303]]</text:p>
      <text:p text:style-name="P33">Normalized confusion matrix</text:p>
      <text:p text:style-name="P33">[[ 0.97818711 <text:s/>0.02181289]</text:p>
      <text:p text:style-name="P33"><text:s/>[ 0.76982865 <text:s/>0.2301713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40189 <text:s/>0.78930747 <text:s/>0.79449583 <text:s/>0.78411911 <text:s/>0.79038809]</text:p>
      <text:p text:style-name="P33">The accuracy for a sliding window of 9: 0.7871 (+/- 0.0118)</text:p>
      <text:p text:style-name="P33"/>
      <text:p text:style-name="P33"/>
      <text:p text:style-name="P33"/>
      <text:p text:style-name="P33">Random Forest: Sliding window: <text:s/>9 </text:p>
      <text:p text:style-name="P33">N_estimators: <text:s/>200 </text:p>
      <text:p text:style-name="P26">Min_samples_split: <text:s/>7</text:p>
      <text:p text:style-name="P33">Results for sliding window: 9</text:p>
      <text:p text:style-name="P33">Confusion matrix, without normalization</text:p>
      <text:p text:style-name="P33">[[16149 <text:s text:c="2"/>355]</text:p>
      <text:p text:style-name="P33"><text:s/>[ 4383 <text:s/>1278]]</text:p>
      <text:p text:style-name="P33"><text:soft-page-break/>Normalized confusion matrix</text:p>
      <text:p text:style-name="P33">[[ 0.97849006 <text:s/>0.02150994]</text:p>
      <text:p text:style-name="P33"><text:s/>[ 0.77424483 <text:s/>0.22575517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43166 <text:s/>0.78637492 <text:s/>0.79111211 <text:s/>0.78479585 <text:s/>0.78948556]</text:p>
      <text:p text:style-name="P33">The accuracy for a sliding window of 9: 0.7862 (+/- 0.0081)</text:p>
      <text:p text:style-name="P33"/>
      <text:p text:style-name="P33"/>
      <text:p text:style-name="P33"/>
      <text:p text:style-name="P33">Random Forest: Sliding window: <text:s/>9 </text:p>
      <text:p text:style-name="P33">N_estimators: <text:s/>200 </text:p>
      <text:p text:style-name="P26">Min_samples_split: <text:s/>8</text:p>
      <text:p text:style-name="P33">Results for sliding window: 9</text:p>
      <text:p text:style-name="P33">Confusion matrix, without normalization</text:p>
      <text:p text:style-name="P33">[[16166 <text:s text:c="2"/>338]</text:p>
      <text:p text:style-name="P33"><text:s/>[ 4391 <text:s/>1270]]</text:p>
      <text:p text:style-name="P33">Normalized confusion matrix</text:p>
      <text:p text:style-name="P33">[[ 0.97952012 <text:s/>0.02047988]</text:p>
      <text:p text:style-name="P33"><text:s/>[ 0.77565801 <text:s/>0.22434199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88272 <text:s/>0.78840514 <text:s/>0.79066095 <text:s/>0.78457027 <text:s/>0.78971119]</text:p>
      <text:p text:style-name="P33">The accuracy for a sliding window of 9: 0.7866 (+/- 0.0079)</text:p>
      <text:p text:style-name="P33"/>
      <text:p text:style-name="P33"/>
      <text:p text:style-name="P33"/>
      <text:p text:style-name="P33">Random Forest: Sliding window: <text:s/>9 </text:p>
      <text:p text:style-name="P33">N_estimators: <text:s/>200 </text:p>
      <text:p text:style-name="P26">Min_samples_split: <text:s/>9</text:p>
      <text:p text:style-name="P33">Results for sliding window: 9</text:p>
      <text:p text:style-name="P33">Confusion matrix, without normalization</text:p>
      <text:p text:style-name="P33">[[16169 <text:s text:c="2"/>335]</text:p>
      <text:p text:style-name="P33"><text:s/>[ 4394 <text:s/>1267]]</text:p>
      <text:p text:style-name="P33">Normalized confusion matrix</text:p>
      <text:p text:style-name="P33">[[ 0.97970189 <text:s/>0.02029811]</text:p>
      <text:p text:style-name="P33"><text:s/>[ 0.77618795 <text:s/>0.22381205]]</text:p>
      <text:p text:style-name="P33"><text:s text:c="24"/>precision <text:s text:c="3"/>recall <text:s/>f1-score <text:s text:c="2"/>support</text:p>
      <text:p text:style-name="P33"/>
      <text:p text:style-name="P33"><text:soft-page-break/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604871 <text:s/>0.78817956 <text:s/>0.79314234 <text:s/>0.78682608 <text:s/>0.7890343 ]</text:p>
      <text:p text:style-name="P33">The accuracy for a sliding window of 9: 0.7866 (+/- 0.0114)</text:p>
      <text:p text:style-name="P33"/>
      <text:p text:style-name="P33"/>
      <text:p text:style-name="P33"/>
      <text:p text:style-name="P33">Random Forest: Sliding window: <text:s/>9 </text:p>
      <text:p text:style-name="P33">N_estimators: <text:s/>200 </text:p>
      <text:p text:style-name="P26">Min_samples_split: <text:s/>10</text:p>
      <text:p text:style-name="P33">Results for sliding window: 9</text:p>
      <text:p text:style-name="P33">Confusion matrix, without normalization</text:p>
      <text:p text:style-name="P33">[[16173 <text:s text:c="2"/>331]</text:p>
      <text:p text:style-name="P33"><text:s/>[ 4421 <text:s/>1240]]</text:p>
      <text:p text:style-name="P33">Normalized confusion matrix</text:p>
      <text:p text:style-name="P33">[[ 0.97994426 <text:s/>0.02005574]</text:p>
      <text:p text:style-name="P33"><text:s/>[ 0.78095743 <text:s/>0.21904257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4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627424 <text:s/>0.78592375 <text:s/>0.79291676 <text:s/>0.78254004 <text:s/>0.79038809]</text:p>
      <text:p text:style-name="P33">The accuracy for a sliding window of 9: 0.7856 (+/- 0.0118)</text:p>
      <text:p text:style-name="P33"/>
      <text:p text:style-name="P33"/>
      <text:p text:style-name="P33"/>
      <text:p text:style-name="P8">Random Forest: Sliding window: <text:s/>9 </text:p>
      <text:p text:style-name="P16">N_estimators: <text:s/>250 </text:p>
      <text:p text:style-name="P26">Min_samples_split: <text:s/>2</text:p>
      <text:p text:style-name="P33">Results for sliding window: 9</text:p>
      <text:p text:style-name="P33">Confusion matrix, without normalization</text:p>
      <text:p text:style-name="P33">[[16153 <text:s text:c="2"/>351]</text:p>
      <text:p text:style-name="P33"><text:s/>[ 4341 <text:s/>1320]]</text:p>
      <text:p text:style-name="P33">Normalized confusion matrix</text:p>
      <text:p text:style-name="P33">[[ 0.97873243 <text:s/>0.02126757]</text:p>
      <text:p text:style-name="P33"><text:s/>[ 0.76682565 <text:s/>0.2331743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<text:soft-page-break/>[ 0.77943166 <text:s/>0.79156328 <text:s/>0.79472141 <text:s/>0.78637492 <text:s/>0.78948556]</text:p>
      <text:p text:style-name="P33">The accuracy for a sliding window of 9: 0.7883 (+/- 0.0104)</text:p>
      <text:p text:style-name="P33"/>
      <text:p text:style-name="P33"/>
      <text:p text:style-name="P33"/>
      <text:p text:style-name="P33">Random Forest: Sliding window: <text:s/>9 </text:p>
      <text:p text:style-name="P33">N_estimators: <text:s/>250 </text:p>
      <text:p text:style-name="P26">Min_samples_split: <text:s/>3</text:p>
      <text:p text:style-name="P33">Results for sliding window: 9</text:p>
      <text:p text:style-name="P33">Confusion matrix, without normalization</text:p>
      <text:p text:style-name="P33">[[16113 <text:s text:c="2"/>391]</text:p>
      <text:p text:style-name="P33"><text:s/>[ 4315 <text:s/>1346]]</text:p>
      <text:p text:style-name="P33">Normalized confusion matrix</text:p>
      <text:p text:style-name="P33">[[ 0.97630877 <text:s/>0.02369123]</text:p>
      <text:p text:style-name="P33"><text:s/>[ 0.76223282 <text:s/>0.23776718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7 <text:s text:c="5"/>0.24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62742 <text:s/>0.79156328 <text:s/>0.79404467 <text:s/>0.78434469 <text:s/>0.79083935]</text:p>
      <text:p text:style-name="P33">The accuracy for a sliding window of 9: 0.7877 (+/- 0.0119)</text:p>
      <text:p text:style-name="P33"/>
      <text:p text:style-name="P33"/>
      <text:p text:style-name="P33"/>
      <text:p text:style-name="P33">Random Forest: Sliding window: <text:s/>9 </text:p>
      <text:p text:style-name="P33">N_estimators: <text:s/>250 </text:p>
      <text:p text:style-name="P26">Min_samples_split: <text:s/>4</text:p>
      <text:p text:style-name="P33">Results for sliding window: 9</text:p>
      <text:p text:style-name="P33">Confusion matrix, without normalization</text:p>
      <text:p text:style-name="P33">[[16150 <text:s text:c="2"/>354]</text:p>
      <text:p text:style-name="P33"><text:s/>[ 4352 <text:s/>1309]]</text:p>
      <text:p text:style-name="P33">Normalized confusion matrix</text:p>
      <text:p text:style-name="P33">[[ 0.97855065 <text:s/>0.02144935]</text:p>
      <text:p text:style-name="P33"><text:s/>[ 0.76876877 <text:s/>0.23123123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30401 <text:s/>0.78975863 <text:s/>0.79314234 <text:s/>0.78569817 <text:s/>0.79151625]</text:p>
      <text:p text:style-name="P33">The accuracy for a sliding window of 9: 0.7877 (+/- 0.0106)</text:p>
      <text:p text:style-name="P33"/>
      <text:p text:style-name="P33"/>
      <text:p text:style-name="P33"/>
      <text:p text:style-name="P33"><text:soft-page-break/>Random Forest: Sliding window: <text:s/>9 </text:p>
      <text:p text:style-name="P33">N_estimators: <text:s/>250 </text:p>
      <text:p text:style-name="P26">Min_samples_split: <text:s/>5</text:p>
      <text:p text:style-name="P33">Results for sliding window: 9</text:p>
      <text:p text:style-name="P33">Confusion matrix, without normalization</text:p>
      <text:p text:style-name="P33">[[16146 <text:s text:c="2"/>358]</text:p>
      <text:p text:style-name="P33"><text:s/>[ 4342 <text:s/>1319]]</text:p>
      <text:p text:style-name="P33">Normalized confusion matrix</text:p>
      <text:p text:style-name="P33">[[ 0.97830829 <text:s/>0.02169171]</text:p>
      <text:p text:style-name="P33"><text:s/>[ 0.7670023 <text:s text:c="2"/>0.2329977 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8213802 <text:s/>0.78998421 <text:s/>0.79269118 <text:s/>0.78547259 <text:s/>0.78948556]</text:p>
      <text:p text:style-name="P33">The accuracy for a sliding window of 9: 0.7880 (+/- 0.0074)</text:p>
      <text:p text:style-name="P33"/>
      <text:p text:style-name="P33"/>
      <text:p text:style-name="P33"/>
      <text:p text:style-name="P33">Random Forest: Sliding window: <text:s/>9 </text:p>
      <text:p text:style-name="P33">N_estimators: <text:s/>250 </text:p>
      <text:p text:style-name="P26">Min_samples_split: <text:s/>6</text:p>
      <text:p text:style-name="P33">Results for sliding window: 9</text:p>
      <text:p text:style-name="P33">Confusion matrix, without normalization</text:p>
      <text:p text:style-name="P33">[[16171 <text:s text:c="2"/>333]</text:p>
      <text:p text:style-name="P33"><text:s/>[ 4384 <text:s/>1277]]</text:p>
      <text:p text:style-name="P33">Normalized confusion matrix</text:p>
      <text:p text:style-name="P33">[[ 0.97982307 <text:s/>0.02017693]</text:p>
      <text:p text:style-name="P33"><text:s/>[ 0.77442148 <text:s/>0.22557852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07848 <text:s/>0.79156328 <text:s/>0.79494699 <text:s/>0.78411911 <text:s/>0.78722924]</text:p>
      <text:p text:style-name="P33">The accuracy for a sliding window of 9: 0.7872 (+/- 0.0117)</text:p>
      <text:p text:style-name="P33"/>
      <text:p text:style-name="P33"/>
      <text:p text:style-name="P33"/>
      <text:p text:style-name="P33">Random Forest: Sliding window: <text:s/>9 </text:p>
      <text:p text:style-name="P33">N_estimators: <text:s/>250 </text:p>
      <text:p text:style-name="P26">Min_samples_split: <text:s/>7</text:p>
      <text:p text:style-name="P33">Results for sliding window: 9</text:p>
      <text:p text:style-name="P33">Confusion matrix, without normalization</text:p>
      <text:p text:style-name="P33"><text:soft-page-break/>[[16147 <text:s text:c="2"/>357]</text:p>
      <text:p text:style-name="P33"><text:s/>[ 4376 <text:s/>1285]]</text:p>
      <text:p text:style-name="P33">Normalized confusion matrix</text:p>
      <text:p text:style-name="P33">[[ 0.97836888 <text:s/>0.02163112]</text:p>
      <text:p text:style-name="P33"><text:s/>[ 0.7730083 <text:s text:c="2"/>0.2269917 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62742 <text:s/>0.7877284 <text:s text:c="2"/>0.79178886 <text:s/>0.7866005 <text:s text:c="2"/>0.78858303]</text:p>
      <text:p text:style-name="P33">The accuracy for a sliding window of 9: 0.7865 (+/- 0.0095)</text:p>
      <text:p text:style-name="P33"/>
      <text:p text:style-name="P33"/>
      <text:p text:style-name="P33"/>
      <text:p text:style-name="P33">Random Forest: Sliding window: <text:s/>9 </text:p>
      <text:p text:style-name="P33">N_estimators: <text:s/>250 </text:p>
      <text:p text:style-name="P26">Min_samples_split: <text:s/>8</text:p>
      <text:p text:style-name="P33">Results for sliding window: 9</text:p>
      <text:p text:style-name="P33">Confusion matrix, without normalization</text:p>
      <text:p text:style-name="P33">[[16161 <text:s text:c="2"/>343]</text:p>
      <text:p text:style-name="P33"><text:s/>[ 4367 <text:s/>1294]]</text:p>
      <text:p text:style-name="P33">Normalized confusion matrix</text:p>
      <text:p text:style-name="P33">[[ 0.97921716 <text:s/>0.02078284]</text:p>
      <text:p text:style-name="P33"><text:s/>[ 0.77141848 <text:s/>0.22858152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85295 <text:s/>0.79111211 <text:s/>0.79201444 <text:s/>0.78502143 <text:s/>0.79151625]</text:p>
      <text:p text:style-name="P33">The accuracy for a sliding window of 9: 0.7875 (+/- 0.0109)</text:p>
      <text:p text:style-name="P33"/>
      <text:p text:style-name="P33"/>
      <text:p text:style-name="P33"/>
      <text:p text:style-name="P33">Random Forest: Sliding window: <text:s/>9 </text:p>
      <text:p text:style-name="P33">N_estimators: <text:s/>250 </text:p>
      <text:p text:style-name="P26">Min_samples_split: <text:s/>9</text:p>
      <text:p text:style-name="P33">Results for sliding window: 9</text:p>
      <text:p text:style-name="P33">Confusion matrix, without normalization</text:p>
      <text:p text:style-name="P33">[[16172 <text:s text:c="2"/>332]</text:p>
      <text:p text:style-name="P33"><text:s/>[ 4402 <text:s/>1259]]</text:p>
      <text:p text:style-name="P33">Normalized confusion matrix</text:p>
      <text:p text:style-name="P33">[[ 0.97988366 <text:s/>0.02011634]</text:p>
      <text:p text:style-name="P33"><text:s/>[ 0.77760113 <text:s/>0.22239887]]</text:p>
      <text:p text:style-name="P33"><text:soft-page-break/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40189 <text:s/>0.78682608 <text:s/>0.79178886 <text:s/>0.78705166 <text:s/>0.7890343 ]</text:p>
      <text:p text:style-name="P33">The accuracy for a sliding window of 9: 0.7864 (+/- 0.0097)</text:p>
      <text:p text:style-name="P33"/>
      <text:p text:style-name="P33"/>
      <text:p text:style-name="P33"/>
      <text:p text:style-name="P33">Random Forest: Sliding window: <text:s/>9 </text:p>
      <text:p text:style-name="P33">N_estimators: <text:s/>250 </text:p>
      <text:p text:style-name="P26">Min_samples_split: <text:s/>10</text:p>
      <text:p text:style-name="P33">Results for sliding window: 9</text:p>
      <text:p text:style-name="P33">Confusion matrix, without normalization</text:p>
      <text:p text:style-name="P33">[[16181 <text:s text:c="2"/>323]</text:p>
      <text:p text:style-name="P33"><text:s/>[ 4417 <text:s/>1244]]</text:p>
      <text:p text:style-name="P33">Normalized confusion matrix</text:p>
      <text:p text:style-name="P33">[[ 0.98042899 <text:s/>0.01957101]</text:p>
      <text:p text:style-name="P33"><text:s/>[ 0.78025084 <text:s/>0.2197491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4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9806 <text:s text:c="2"/>0.78727724 <text:s/>0.7924656 <text:s text:c="2"/>0.78479585 <text:s/>0.78722924]</text:p>
      <text:p text:style-name="P33">The accuracy for a sliding window of 9: 0.7861 (+/- 0.0087)</text:p>
      <text:p text:style-name="P33"/>
      <text:p text:style-name="P33"/>
      <text:p text:style-name="P33"/>
      <text:p text:style-name="P33"><text:span text:style-name="T3">Random Forest: Sliding window: <text:s/>9</text:span> </text:p>
      <text:p text:style-name="P16">N_estimators: <text:s/>300 </text:p>
      <text:p text:style-name="P26">Min_samples_split: <text:s/>2</text:p>
      <text:p text:style-name="P33">Results for sliding window: 9</text:p>
      <text:p text:style-name="P33">Confusion matrix, without normalization</text:p>
      <text:p text:style-name="P33">[[16136 <text:s text:c="2"/>368]</text:p>
      <text:p text:style-name="P33"><text:s/>[ 4335 <text:s/>1326]]</text:p>
      <text:p text:style-name="P33">Normalized confusion matrix</text:p>
      <text:p text:style-name="P33">[[ 0.97770238 <text:s/>0.02229762]</text:p>
      <text:p text:style-name="P33"><text:s/>[ 0.76576577 <text:s/>0.23423423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6 <text:s text:c="5"/>5661</text:p>
      <text:p text:style-name="P33"/>
      <text:p text:style-name="P33"><text:soft-page-break/><text:s text:c="11"/>avg / total <text:s text:c="6"/>0.79 <text:s text:c="5"/>0.79 <text:s text:c="5"/>0.74 <text:s text:c="4"/>22165</text:p>
      <text:p text:style-name="P33"/>
      <text:p text:style-name="P33">[ 0.77943166 <text:s/>0.78975863 <text:s/>0.79314234 <text:s/>0.7866005 <text:s text:c="2"/>0.79016245]</text:p>
      <text:p text:style-name="P33">The accuracy for a sliding window of 9: 0.7878 (+/- 0.0094)</text:p>
      <text:p text:style-name="P33"/>
      <text:p text:style-name="P33"/>
      <text:p text:style-name="P33"/>
      <text:p text:style-name="P33">Random Forest: Sliding window: <text:s/>9 </text:p>
      <text:p text:style-name="P33">N_estimators: <text:s/>300 </text:p>
      <text:p text:style-name="P26">Min_samples_split: <text:s/>3</text:p>
      <text:p text:style-name="P33">Results for sliding window: 9</text:p>
      <text:p text:style-name="P33">Confusion matrix, without normalization</text:p>
      <text:p text:style-name="P33">[[16141 <text:s text:c="2"/>363]</text:p>
      <text:p text:style-name="P33"><text:s/>[ 4329 <text:s/>1332]]</text:p>
      <text:p text:style-name="P33">Normalized confusion matrix</text:p>
      <text:p text:style-name="P33">[[ 0.97800533 <text:s/>0.02199467]</text:p>
      <text:p text:style-name="P33"><text:s/>[ 0.76470588 <text:s/>0.23529412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4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20613 <text:s/>0.7888563 <text:s text:c="2"/>0.79584931 <text:s/>0.78592375 <text:s/>0.79174188]</text:p>
      <text:p text:style-name="P33">The accuracy for a sliding window of 9: 0.7883 (+/- 0.0112)</text:p>
      <text:p text:style-name="P33"/>
      <text:p text:style-name="P33"/>
      <text:p text:style-name="P33"/>
      <text:p text:style-name="P33">Random Forest: Sliding window: <text:s/>9 </text:p>
      <text:p text:style-name="P33">N_estimators: <text:s/>300 </text:p>
      <text:p text:style-name="P26">Min_samples_split: <text:s/>4</text:p>
      <text:p text:style-name="P33">Results for sliding window: 9</text:p>
      <text:p text:style-name="P33">Confusion matrix, without normalization</text:p>
      <text:p text:style-name="P33">[[16142 <text:s text:c="2"/>362]</text:p>
      <text:p text:style-name="P33"><text:s/>[ 4343 <text:s/>1318]]</text:p>
      <text:p text:style-name="P33">Normalized confusion matrix</text:p>
      <text:p text:style-name="P33">[[ 0.97806592 <text:s/>0.02193408]</text:p>
      <text:p text:style-name="P33"><text:s/>[ 0.76717894 <text:s/>0.2328210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88272 <text:s/>0.78975863 <text:s/>0.79494699 <text:s/>0.78524701 <text:s/>0.78880866]</text:p>
      <text:p text:style-name="P33">The accuracy for a sliding window of 9: 0.7877 (+/- 0.0100)</text:p>
      <text:p text:style-name="P33"/>
      <text:p text:style-name="P33"><text:soft-page-break/></text:p>
      <text:p text:style-name="P33"/>
      <text:p text:style-name="P33">Random Forest: Sliding window: <text:s/>9 </text:p>
      <text:p text:style-name="P33">N_estimators: <text:s/>300 </text:p>
      <text:p text:style-name="P26">Min_samples_split: <text:s/>5</text:p>
      <text:p text:style-name="P33">Results for sliding window: 9</text:p>
      <text:p text:style-name="P33">Confusion matrix, without normalization</text:p>
      <text:p text:style-name="P33">[[16160 <text:s text:c="2"/>344]</text:p>
      <text:p text:style-name="P33"><text:s/>[ 4343 <text:s/>1318]]</text:p>
      <text:p text:style-name="P33">Normalized confusion matrix</text:p>
      <text:p text:style-name="P33">[[ 0.97915657 <text:s/>0.02084343]</text:p>
      <text:p text:style-name="P33"><text:s/>[ 0.76717894 <text:s/>0.2328210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812359 <text:s text:c="2"/>0.78817956 <text:s/>0.79539815 <text:s/>0.78930747 <text:s/>0.78858303]</text:p>
      <text:p text:style-name="P33">The accuracy for a sliding window of 9: 0.7885 (+/- 0.0090)</text:p>
      <text:p text:style-name="P33"/>
      <text:p text:style-name="P33"/>
      <text:p text:style-name="P33"/>
      <text:p text:style-name="P33">Random Forest: Sliding window: <text:s/>9 </text:p>
      <text:p text:style-name="P33">N_estimators: <text:s/>300 </text:p>
      <text:p text:style-name="P26">Min_samples_split: <text:s/>6</text:p>
      <text:p text:style-name="P33">Results for sliding window: 9</text:p>
      <text:p text:style-name="P33">Confusion matrix, without normalization</text:p>
      <text:p text:style-name="P33">[[16172 <text:s text:c="2"/>332]</text:p>
      <text:p text:style-name="P33"><text:s/>[ 4380 <text:s/>1281]]</text:p>
      <text:p text:style-name="P33">Normalized confusion matrix</text:p>
      <text:p text:style-name="P33">[[ 0.97988366 <text:s/>0.02011634]</text:p>
      <text:p text:style-name="P33"><text:s/>[ 0.77371489 <text:s/>0.22628511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20613 <text:s/>0.78817956 <text:s/>0.79314234 <text:s/>0.78727724 <text:s/>0.78925993]</text:p>
      <text:p text:style-name="P33">The accuracy for a sliding window of 9: 0.7874 (+/- 0.0091)</text:p>
      <text:p text:style-name="P33"/>
      <text:p text:style-name="P33"/>
      <text:p text:style-name="P33"/>
      <text:p text:style-name="P33">Random Forest: Sliding window: <text:s/>9 </text:p>
      <text:p text:style-name="P33">N_estimators: <text:s/>300 </text:p>
      <text:p text:style-name="P26">Min_samples_split: <text:s/>7</text:p>
      <text:p text:style-name="P33"><text:soft-page-break/>Results for sliding window: 9</text:p>
      <text:p text:style-name="P33">Confusion matrix, without normalization</text:p>
      <text:p text:style-name="P33">[[16157 <text:s text:c="2"/>347]</text:p>
      <text:p text:style-name="P33"><text:s/>[ 4363 <text:s/>1298]]</text:p>
      <text:p text:style-name="P33">Normalized confusion matrix</text:p>
      <text:p text:style-name="P33">[[ 0.97897479 <text:s/>0.02102521]</text:p>
      <text:p text:style-name="P33"><text:s/>[ 0.77071189 <text:s/>0.22928811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8236355 <text:s/>0.78817956 <text:s/>0.79201444 <text:s/>0.78457027 <text:s/>0.79038809]</text:p>
      <text:p text:style-name="P33">The accuracy for a sliding window of 9: 0.7875 (+/- 0.0072)</text:p>
      <text:p text:style-name="P33"/>
      <text:p text:style-name="P33"/>
      <text:p text:style-name="P33"/>
      <text:p text:style-name="P33">Random Forest: Sliding window: <text:s/>9 </text:p>
      <text:p text:style-name="P33">N_estimators: <text:s/>300 </text:p>
      <text:p text:style-name="P26">Min_samples_split: <text:s/>8</text:p>
      <text:p text:style-name="P33">Results for sliding window: 9</text:p>
      <text:p text:style-name="P33">Confusion matrix, without normalization</text:p>
      <text:p text:style-name="P33">[[16171 <text:s text:c="2"/>333]</text:p>
      <text:p text:style-name="P33"><text:s/>[ 4381 <text:s/>1280]]</text:p>
      <text:p text:style-name="P33">Normalized confusion matrix</text:p>
      <text:p text:style-name="P33">[[ 0.97982307 <text:s/>0.02017693]</text:p>
      <text:p text:style-name="P33"><text:s/>[ 0.77389154 <text:s/>0.2261084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75507 <text:s/>0.7866005 <text:s text:c="2"/>0.79562373 <text:s/>0.78614933 <text:s/>0.78948556]</text:p>
      <text:p text:style-name="P33">The accuracy for a sliding window of 9: 0.7873 (+/- 0.0109)</text:p>
      <text:p text:style-name="P33"/>
      <text:p text:style-name="P33"/>
      <text:p text:style-name="P33"/>
      <text:p text:style-name="P33">Random Forest: Sliding window: <text:s/>9 </text:p>
      <text:p text:style-name="P33">N_estimators: <text:s/>300 </text:p>
      <text:p text:style-name="P26">Min_samples_split: <text:s/>9</text:p>
      <text:p text:style-name="P33">Results for sliding window: 9</text:p>
      <text:p text:style-name="P33">Confusion matrix, without normalization</text:p>
      <text:p text:style-name="P33">[[16178 <text:s text:c="2"/>326]</text:p>
      <text:p text:style-name="P33"><text:s/>[ 4410 <text:s/>1251]]</text:p>
      <text:p text:style-name="P33">Normalized confusion matrix</text:p>
      <text:p text:style-name="P33"><text:soft-page-break/>[[ 0.98024721 <text:s/>0.01975279]</text:p>
      <text:p text:style-name="P33"><text:s/>[ 0.77901431 <text:s/>0.22098569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2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52954 <text:s/>0.78840514 <text:s/>0.79201444 <text:s/>0.78524701 <text:s/>0.78745487]</text:p>
      <text:p text:style-name="P33">The accuracy for a sliding window of 9: 0.7863 (+/- 0.0089)</text:p>
      <text:p text:style-name="P33"/>
      <text:p text:style-name="P33"/>
      <text:p text:style-name="P33"/>
      <text:p text:style-name="P33">Random Forest: Sliding window: <text:s/>9 </text:p>
      <text:p text:style-name="P33">N_estimators: <text:s/>300 </text:p>
      <text:p text:style-name="P26">Min_samples_split: <text:s/>10</text:p>
      <text:p text:style-name="P33">Results for sliding window: 9</text:p>
      <text:p text:style-name="P33">Confusion matrix, without normalization</text:p>
      <text:p text:style-name="P33">[[16188 <text:s text:c="2"/>316]</text:p>
      <text:p text:style-name="P33"><text:s/>[ 4430 <text:s/>1231]]</text:p>
      <text:p text:style-name="P33">Normalized confusion matrix</text:p>
      <text:p text:style-name="P33">[[ 0.98085313 <text:s/>0.01914687]</text:p>
      <text:p text:style-name="P33"><text:s/>[ 0.78254725 <text:s/>0.2174527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80 <text:s text:c="5"/>0.22 <text:s text:c="5"/>0.34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30401 <text:s/>0.78705166 <text:s/>0.79020979 <text:s/>0.78411911 <text:s/>0.78971119]</text:p>
      <text:p text:style-name="P33">The accuracy for a sliding window of 9: 0.7859 (+/- 0.0087)</text:p>
      <text:p text:style-name="P33"/>
      <text:p text:style-name="P33"/>
      <text:p text:style-name="P33"/>
      <text:p text:style-name="P8">Random Forest: Sliding window: <text:s/>9 </text:p>
      <text:p text:style-name="P16">N_estimators: <text:s/>350 </text:p>
      <text:p text:style-name="P26">Min_samples_split: <text:s/>2</text:p>
      <text:p text:style-name="P33">Results for sliding window: 9</text:p>
      <text:p text:style-name="P33">Confusion matrix, without normalization</text:p>
      <text:p text:style-name="P33">[[16157 <text:s text:c="2"/>347]</text:p>
      <text:p text:style-name="P33"><text:s/>[ 4342 <text:s/>1319]]</text:p>
      <text:p text:style-name="P33">Normalized confusion matrix</text:p>
      <text:p text:style-name="P33">[[ 0.97897479 <text:s/>0.02102521]</text:p>
      <text:p text:style-name="P33"><text:s/>[ 0.7670023 <text:s text:c="2"/>0.2329977 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<text:soft-page-break/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8033378 <text:s/>0.79088653 <text:s/>0.79427025 <text:s/>0.78637492 <text:s/>0.79038809]</text:p>
      <text:p text:style-name="P33">The accuracy for a sliding window of 9: 0.7885 (+/- 0.0095)</text:p>
      <text:p text:style-name="P33"/>
      <text:p text:style-name="P33"/>
      <text:p text:style-name="P8"/>
      <text:p text:style-name="P8">Random Forest: Sliding window: <text:s/>9 </text:p>
      <text:p text:style-name="P16">N_estimators: <text:s/>350 </text:p>
      <text:p text:style-name="P26">Min_samples_split: <text:s/>3</text:p>
      <text:p text:style-name="P33">Results for sliding window: 9</text:p>
      <text:p text:style-name="P33">Confusion matrix, without normalization</text:p>
      <text:p text:style-name="P33">[[16141 <text:s text:c="2"/>363]</text:p>
      <text:p text:style-name="P33"><text:s/>[ 4319 <text:s/>1342]]</text:p>
      <text:p text:style-name="P33">Normalized confusion matrix</text:p>
      <text:p text:style-name="P33">[[ 0.97800533 <text:s/>0.02199467]</text:p>
      <text:p text:style-name="P33"><text:s/>[ 0.76293941 <text:s/>0.23706059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4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8304014 <text:s/>0.78975863 <text:s/>0.79291676 <text:s/>0.7877284 <text:s text:c="2"/>0.79038809]</text:p>
      <text:p text:style-name="P33">The accuracy for a sliding window of 9: 0.7888 (+/- 0.0066)</text:p>
      <text:p text:style-name="P33"/>
      <text:p text:style-name="P33"/>
      <text:p text:style-name="P33"/>
      <text:p text:style-name="P33">Random Forest: Sliding window: <text:s/>9 </text:p>
      <text:p text:style-name="P33">N_estimators: <text:s/>350 </text:p>
      <text:p text:style-name="P26">Min_samples_split: <text:s/>4</text:p>
      <text:p text:style-name="P33">Results for sliding window: 9</text:p>
      <text:p text:style-name="P33">Confusion matrix, without normalization</text:p>
      <text:p text:style-name="P33">[[16137 <text:s text:c="2"/>367]</text:p>
      <text:p text:style-name="P33"><text:s/>[ 4342 <text:s/>1319]]</text:p>
      <text:p text:style-name="P33">Normalized confusion matrix</text:p>
      <text:p text:style-name="P33">[[ 0.97776297 <text:s/>0.02223703]</text:p>
      <text:p text:style-name="P33"><text:s/>[ 0.7670023 <text:s text:c="2"/>0.2329977 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40189 <text:s/>0.7888563 <text:s text:c="2"/>0.79562373 <text:s/>0.78637492 <text:s/>0.78948556]</text:p>
      <text:p text:style-name="P33"><text:soft-page-break/>The accuracy for a sliding window of 9: 0.7875 (+/- 0.0118)</text:p>
      <text:p text:style-name="P33"/>
      <text:p text:style-name="P33"/>
      <text:p text:style-name="P33"/>
      <text:p text:style-name="P33">Random Forest: Sliding window: <text:s/>9 </text:p>
      <text:p text:style-name="P33">N_estimators: <text:s/>350 </text:p>
      <text:p text:style-name="P26">Min_samples_split: <text:s/>5</text:p>
      <text:p text:style-name="P33">Results for sliding window: 9</text:p>
      <text:p text:style-name="P33">Confusion matrix, without normalization</text:p>
      <text:p text:style-name="P33">[[16160 <text:s text:c="2"/>344]</text:p>
      <text:p text:style-name="P33"><text:s/>[ 4358 <text:s/>1303]]</text:p>
      <text:p text:style-name="P33">Normalized confusion matrix</text:p>
      <text:p text:style-name="P33">[[ 0.97915657 <text:s/>0.02084343]</text:p>
      <text:p text:style-name="P33"><text:s/>[ 0.76982865 <text:s/>0.2301713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9 <text:s text:c="5"/>0.23 <text:s text:c="5"/>0.36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52954 <text:s/>0.79178886 <text:s/>0.79336792 <text:s/>0.78479585 <text:s/>0.79083935]</text:p>
      <text:p text:style-name="P33">The accuracy for a sliding window of 9: 0.7879 (+/- 0.0110)</text:p>
      <text:p text:style-name="P33"/>
      <text:p text:style-name="P33"/>
      <text:p text:style-name="P33"/>
      <text:p text:style-name="P33">Random Forest: Sliding window: <text:s/>9 </text:p>
      <text:p text:style-name="P33">N_estimators: <text:s/>350 </text:p>
      <text:p text:style-name="P26">Min_samples_split: <text:s/>6</text:p>
      <text:p text:style-name="P33">Results for sliding window: 9</text:p>
      <text:p text:style-name="P33">Confusion matrix, without normalization</text:p>
      <text:p text:style-name="P33">[[16151 <text:s text:c="2"/>353]</text:p>
      <text:p text:style-name="P33"><text:s/>[ 4379 <text:s/>1282]]</text:p>
      <text:p text:style-name="P33">Normalized confusion matrix</text:p>
      <text:p text:style-name="P33">[[ 0.97861125 <text:s/>0.02138875]</text:p>
      <text:p text:style-name="P33"><text:s/>[ 0.77353824 <text:s/>0.22646176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78 <text:s text:c="5"/>0.23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988272 <text:s/>0.78840514 <text:s/>0.79133769 <text:s/>0.78411911 <text:s/>0.78880866]</text:p>
      <text:p text:style-name="P33">The accuracy for a sliding window of 9: 0.7865 (+/- 0.0081)</text:p>
      <text:p text:style-name="P33"/>
      <text:p text:style-name="P33"/>
      <text:p text:style-name="P33"/>
      <text:p text:style-name="P33">Random Forest: Sliding window: <text:s/>9 </text:p>
      <text:p text:style-name="P33"><text:soft-page-break/>N_estimators: <text:s/>350 </text:p>
      <text:p text:style-name="P26">Min_samples_split: <text:s/>7</text:p>
      <text:p text:style-name="P33">Results for sliding window: 9</text:p>
      <text:p text:style-name="P33">Confusion matrix, without normalization</text:p>
      <text:p text:style-name="P33">[[16178 <text:s text:c="2"/>326]</text:p>
      <text:p text:style-name="P33"><text:s/>[ 4393 <text:s/>1268]]</text:p>
      <text:p text:style-name="P33">Normalized confusion matrix</text:p>
      <text:p text:style-name="P33">[[ 0.98024721 <text:s/>0.01975279]</text:p>
      <text:p text:style-name="P33"><text:s/>[ 0.77601131 <text:s/>0.22398869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80 <text:s text:c="5"/>0.22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875507 <text:s/>0.78817956 <text:s/>0.79404467 <text:s/>0.78479585 <text:s/>0.78971119]</text:p>
      <text:p text:style-name="P33">The accuracy for a sliding window of 9: 0.7871 (+/- 0.0102)</text:p>
      <text:p text:style-name="P33"/>
      <text:p text:style-name="P33"/>
      <text:p text:style-name="P33"/>
      <text:p text:style-name="P33">Random Forest: Sliding window: <text:s/>9 </text:p>
      <text:p text:style-name="P33">N_estimators: <text:s/>350 </text:p>
      <text:p text:style-name="P26">Min_samples_split: <text:s/>8</text:p>
      <text:p text:style-name="P33">Results for sliding window: 9</text:p>
      <text:p text:style-name="P33">Confusion matrix, without normalization</text:p>
      <text:p text:style-name="P33">[[16181 <text:s text:c="2"/>323]</text:p>
      <text:p text:style-name="P33"><text:s/>[ 4401 <text:s/>1260]]</text:p>
      <text:p text:style-name="P33">Normalized confusion matrix</text:p>
      <text:p text:style-name="P33">[[ 0.98042899 <text:s/>0.01957101]</text:p>
      <text:p text:style-name="P33"><text:s/>[ 0.77742448 <text:s/>0.22257552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80 <text:s text:c="5"/>0.22 <text:s text:c="5"/>0.35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695083 <text:s/>0.78750282 <text:s/>0.79404467 <text:s/>0.78457027 <text:s/>0.79129061]</text:p>
      <text:p text:style-name="P33">The accuracy for a sliding window of 9: 0.7869 (+/- 0.0118)</text:p>
      <text:p text:style-name="P33"/>
      <text:p text:style-name="P33"/>
      <text:p text:style-name="P33"/>
      <text:p text:style-name="P33">Random Forest: Sliding window: <text:s/>9 </text:p>
      <text:p text:style-name="P33">N_estimators: <text:s/>350 </text:p>
      <text:p text:style-name="P26">Min_samples_split: <text:s/>9</text:p>
      <text:p text:style-name="P33">Results for sliding window: 9</text:p>
      <text:p text:style-name="P33">Confusion matrix, without normalization</text:p>
      <text:p text:style-name="P33">[[16194 <text:s text:c="2"/>310]</text:p>
      <text:p text:style-name="P33"><text:soft-page-break/><text:s/>[ 4420 <text:s/>1241]]</text:p>
      <text:p text:style-name="P33">Normalized confusion matrix</text:p>
      <text:p text:style-name="P33">[[ 0.98121667 <text:s/>0.01878333]</text:p>
      <text:p text:style-name="P33"><text:s/>[ 0.78078078 <text:s/>0.21921922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9 <text:s text:c="5"/>0.98 <text:s text:c="5"/>0.87 <text:s text:c="4"/>16504</text:p>
      <text:p text:style-name="P33">Class 1 == beta barrel <text:s text:c="6"/>0.80 <text:s text:c="5"/>0.22 <text:s text:c="5"/>0.34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85295 <text:s/>0.7866005 <text:s text:c="2"/>0.7924656 <text:s text:c="2"/>0.78614933 <text:s/>0.78993682]</text:p>
      <text:p text:style-name="P33">The accuracy for a sliding window of 9: 0.7866 (+/- 0.0099)</text:p>
      <text:p text:style-name="P33"/>
      <text:p text:style-name="P33"/>
      <text:p text:style-name="P33"/>
      <text:p text:style-name="P33">Random Forest: Sliding window: <text:s/>9 </text:p>
      <text:p text:style-name="P33">N_estimators: <text:s/>350 </text:p>
      <text:p text:style-name="P26">Min_samples_split: <text:s/>10</text:p>
      <text:p text:style-name="P33">Results for sliding window: 9</text:p>
      <text:p text:style-name="P33">Confusion matrix, without normalization</text:p>
      <text:p text:style-name="P33">[[16174 <text:s text:c="2"/>330]</text:p>
      <text:p text:style-name="P33"><text:s/>[ 4432 <text:s/>1229]]</text:p>
      <text:p text:style-name="P33">Normalized confusion matrix</text:p>
      <text:p text:style-name="P33">[[ 0.98000485 <text:s/>0.01999515]</text:p>
      <text:p text:style-name="P33"><text:s/>[ 0.78290055 <text:s/>0.21709945]]</text:p>
      <text:p text:style-name="P33"><text:s text:c="24"/>precision <text:s text:c="3"/>recall <text:s/>f1-score <text:s text:c="2"/>support</text:p>
      <text:p text:style-name="P33"/>
      <text:p text:style-name="P33"><text:s text:c="3"/>Class 0 == globular <text:s text:c="6"/>0.78 <text:s text:c="5"/>0.98 <text:s text:c="5"/>0.87 <text:s text:c="4"/>16504</text:p>
      <text:p text:style-name="P33">Class 1 == beta barrel <text:s text:c="6"/>0.79 <text:s text:c="5"/>0.22 <text:s text:c="5"/>0.34 <text:s text:c="5"/>5661</text:p>
      <text:p text:style-name="P33"/>
      <text:p text:style-name="P33"><text:s text:c="11"/>avg / total <text:s text:c="6"/>0.79 <text:s text:c="5"/>0.79 <text:s text:c="5"/>0.74 <text:s text:c="4"/>22165</text:p>
      <text:p text:style-name="P33"/>
      <text:p text:style-name="P33">[ 0.77740189 <text:s/>0.78389353 <text:s/>0.79066095 <text:s/>0.78479585 <text:s/>0.7890343 ]</text:p>
      <text:p text:style-name="P33">The accuracy for a sliding window of 9: 0.7852 (+/- 0.0093)</text:p>
      <text:p text:style-name="P33"/>
      <text:p text:style-name="P34"/>
      <text:p text:style-name="P35">Random Forest: Sliding window: <text:s/>11 </text:p>
      <text:p text:style-name="P17">N_estimators: <text:s/>100 </text:p>
      <text:p text:style-name="P27">Min_samples_split: <text:s/>2</text:p>
      <text:p text:style-name="P40">Results for sliding window: 11</text:p>
      <text:p text:style-name="P40">Confusion matrix, without normalization</text:p>
      <text:p text:style-name="P40">[[16231 <text:s text:c="2"/>273]</text:p>
      <text:p text:style-name="P40"><text:s/>[ 4449 <text:s/>1212]]</text:p>
      <text:p text:style-name="P40">Normalized confusion matrix</text:p>
      <text:p text:style-name="P40">[[ 0.98345856 <text:s/>0.01654144]</text:p>
      <text:p text:style-name="P40"><text:s/>[ 0.78590355 <text:s/>0.21409645]]</text:p>
      <text:p text:style-name="P40"><text:s text:c="24"/>precision <text:s text:c="3"/>recall <text:s/>f1-score <text:s text:c="2"/>support</text:p>
      <text:p text:style-name="P40"><text:soft-page-break/></text:p>
      <text:p text:style-name="P40"><text:s text:c="3"/>Class 0 == globular <text:s text:c="6"/>0.78 <text:s text:c="5"/>0.98 <text:s text:c="5"/>0.87 <text:s text:c="4"/>16504</text:p>
      <text:p text:style-name="P40">Class 1 == beta barrel <text:s text:c="6"/>0.82 <text:s text:c="5"/>0.21 <text:s text:c="5"/>0.34 <text:s text:c="5"/>5661</text:p>
      <text:p text:style-name="P40"/>
      <text:p text:style-name="P40"><text:s text:c="11"/>avg / total <text:s text:c="6"/>0.79 <text:s text:c="5"/>0.79 <text:s text:c="5"/>0.74 <text:s text:c="4"/>22165</text:p>
      <text:p text:style-name="P40"/>
      <text:p text:style-name="P40">[ 0.77785295 <text:s/>0.78795398 <text:s/>0.79675164 <text:s/>0.78050981 <text:s/>0.79174188]</text:p>
      <text:p text:style-name="P40">The accuracy for a sliding window of 11: 0.7870 (+/- 0.0140)</text:p>
      <text:p text:style-name="P40"/>
      <text:p text:style-name="P40"/>
      <text:p text:style-name="P40"/>
      <text:p text:style-name="P40">Random Forest: Sliding window: <text:s/>11 </text:p>
      <text:p text:style-name="P27">N_estimators: <text:s/>100 </text:p>
      <text:p text:style-name="P27">Min_samples_split: <text:s/>3</text:p>
      <text:p text:style-name="P40">Results for sliding window: 11</text:p>
      <text:p text:style-name="P40">Confusion matrix, without normalization</text:p>
      <text:p text:style-name="P40">[[16160 <text:s text:c="2"/>344]</text:p>
      <text:p text:style-name="P40"><text:s/>[ 4383 <text:s/>1278]]</text:p>
      <text:p text:style-name="P40">Normalized confusion matrix</text:p>
      <text:p text:style-name="P40">[[ 0.97915657 <text:s/>0.02084343]</text:p>
      <text:p text:style-name="P40"><text:s/>[ 0.77424483 <text:s/>0.22575517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79 <text:s text:c="5"/>0.23 <text:s text:c="5"/>0.35 <text:s text:c="5"/>5661</text:p>
      <text:p text:style-name="P40"/>
      <text:p text:style-name="P40"><text:s text:c="11"/>avg / total <text:s text:c="6"/>0.79 <text:s text:c="5"/>0.79 <text:s text:c="5"/>0.74 <text:s text:c="4"/>22165</text:p>
      <text:p text:style-name="P40"/>
      <text:p text:style-name="P40">[ 0.77762742 <text:s/>0.78930747 <text:s/>0.79404467 <text:s/>0.78073539 <text:s/>0.79196751]</text:p>
      <text:p text:style-name="P40">The accuracy for a sliding window of 11: 0.7867 (+/- 0.0128)</text:p>
      <text:p text:style-name="P40"/>
      <text:p text:style-name="P40"/>
      <text:p text:style-name="P40"/>
      <text:p text:style-name="P40">Random Forest: Sliding window: <text:s/>11 </text:p>
      <text:p text:style-name="P40">N_estimators: <text:s/>100 </text:p>
      <text:p text:style-name="P27">Min_samples_split: <text:s/>4</text:p>
      <text:p text:style-name="P40">Results for sliding window: 11</text:p>
      <text:p text:style-name="P40">Confusion matrix, without normalization</text:p>
      <text:p text:style-name="P40">[[16216 <text:s text:c="2"/>288]</text:p>
      <text:p text:style-name="P40"><text:s/>[ 4396 <text:s/>1265]]</text:p>
      <text:p text:style-name="P40">Normalized confusion matrix</text:p>
      <text:p text:style-name="P40">[[ 0.98254968 <text:s/>0.01745032]</text:p>
      <text:p text:style-name="P40"><text:s/>[ 0.77654125 <text:s/>0.22345875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1 <text:s text:c="5"/>0.22 <text:s text:c="5"/>0.35 <text:s text:c="5"/>5661</text:p>
      <text:p text:style-name="P40"/>
      <text:p text:style-name="P40"><text:s text:c="11"/>avg / total <text:s text:c="6"/>0.79 <text:s text:c="5"/>0.79 <text:s text:c="5"/>0.74 <text:s text:c="4"/>22165</text:p>
      <text:p text:style-name="P40"><text:soft-page-break/></text:p>
      <text:p text:style-name="P40">[ 0.77965719 <text:s/>0.78975863 <text:s/>0.79990977 <text:s/>0.78344236 <text:s/>0.79061372]</text:p>
      <text:p text:style-name="P40">The accuracy for a sliding window of 11: 0.7887 (+/- 0.0139)</text:p>
      <text:p text:style-name="P40"/>
      <text:p text:style-name="P40"/>
      <text:p text:style-name="P40"/>
      <text:p text:style-name="P40">Random Forest: Sliding window: <text:s/>11 </text:p>
      <text:p text:style-name="P40">N_estimators: <text:s/>100 </text:p>
      <text:p text:style-name="P27">Min_samples_split: <text:s/>5</text:p>
      <text:p text:style-name="P40">Results for sliding window: 11</text:p>
      <text:p text:style-name="P40">Confusion matrix, without normalization</text:p>
      <text:p text:style-name="P40">[[16238 <text:s text:c="2"/>266]</text:p>
      <text:p text:style-name="P40"><text:s/>[ 4404 <text:s/>1257]]</text:p>
      <text:p text:style-name="P40">Normalized confusion matrix</text:p>
      <text:p text:style-name="P40">[[ 0.9838827 <text:s text:c="2"/>0.0161173 ]</text:p>
      <text:p text:style-name="P40"><text:s/>[ 0.77795443 <text:s/>0.22204557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3 <text:s text:c="5"/>0.22 <text:s text:c="5"/>0.35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34912 <text:s text:c="2"/>0.79156328 <text:s/>0.79291676 <text:s/>0.78479585 <text:s/>0.79377256]</text:p>
      <text:p text:style-name="P40">The accuracy for a sliding window of 11: 0.7893 (+/- 0.0086)</text:p>
      <text:p text:style-name="P40"/>
      <text:p text:style-name="P40"/>
      <text:p text:style-name="P40"/>
      <text:p text:style-name="P40">Random Forest: Sliding window: <text:s/>11 </text:p>
      <text:p text:style-name="P40">N_estimators: <text:s/>100 </text:p>
      <text:p text:style-name="P27">Min_samples_split: <text:s/>6</text:p>
      <text:p text:style-name="P40">Results for sliding window: 11</text:p>
      <text:p text:style-name="P40">Confusion matrix, without normalization</text:p>
      <text:p text:style-name="P40">[[16226 <text:s text:c="2"/>278]</text:p>
      <text:p text:style-name="P40"><text:s/>[ 4469 <text:s/>1192]]</text:p>
      <text:p text:style-name="P40">Normalized confusion matrix</text:p>
      <text:p text:style-name="P40">[[ 0.9831556 <text:s/>0.0168444]</text:p>
      <text:p text:style-name="P40"><text:s/>[ 0.7894365 <text:s/>0.2105635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8 <text:s text:c="5"/>0.87 <text:s text:c="4"/>16504</text:p>
      <text:p text:style-name="P40">Class 1 == beta barrel <text:s text:c="6"/>0.81 <text:s text:c="5"/>0.21 <text:s text:c="5"/>0.33 <text:s text:c="5"/>5661</text:p>
      <text:p text:style-name="P40"/>
      <text:p text:style-name="P40"><text:s text:c="11"/>avg / total <text:s text:c="6"/>0.79 <text:s text:c="5"/>0.79 <text:s text:c="5"/>0.73 <text:s text:c="4"/>22165</text:p>
      <text:p text:style-name="P40"/>
      <text:p text:style-name="P40">[ 0.77695083 <text:s/>0.78637492 <text:s/>0.79088653 <text:s/>0.78208888 <text:s/>0.79287004]</text:p>
      <text:p text:style-name="P40">The accuracy for a sliding window of 11: 0.7858 (+/- 0.0116)</text:p>
      <text:p text:style-name="P40"/>
      <text:p text:style-name="P40"/>
      <text:p text:style-name="P40"><text:soft-page-break/></text:p>
      <text:p text:style-name="P40">Random Forest: Sliding window: <text:s/>11 </text:p>
      <text:p text:style-name="P40">N_estimators: <text:s/>100 </text:p>
      <text:p text:style-name="P27">Min_samples_split: <text:s/>7</text:p>
      <text:p text:style-name="P40">Results for sliding window: 11</text:p>
      <text:p text:style-name="P40">Confusion matrix, without normalization</text:p>
      <text:p text:style-name="P40">[[16219 <text:s text:c="2"/>285]</text:p>
      <text:p text:style-name="P40"><text:s/>[ 4438 <text:s/>1223]]</text:p>
      <text:p text:style-name="P40">Normalized confusion matrix</text:p>
      <text:p text:style-name="P40">[[ 0.98273146 <text:s/>0.01726854]</text:p>
      <text:p text:style-name="P40"><text:s/>[ 0.78396043 <text:s/>0.21603957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1 <text:s text:c="5"/>0.22 <text:s text:c="5"/>0.34 <text:s text:c="5"/>5661</text:p>
      <text:p text:style-name="P40"/>
      <text:p text:style-name="P40"><text:s text:c="11"/>avg / total <text:s text:c="6"/>0.79 <text:s text:c="5"/>0.79 <text:s text:c="5"/>0.74 <text:s text:c="4"/>22165</text:p>
      <text:p text:style-name="P40"/>
      <text:p text:style-name="P40">[ 0.77537212 <text:s/>0.78795398 <text:s/>0.79562373 <text:s/>0.78457027 <text:s/>0.79106498]</text:p>
      <text:p text:style-name="P40">The accuracy for a sliding window of 11: 0.7869 (+/- 0.0136)</text:p>
      <text:p text:style-name="P40"/>
      <text:p text:style-name="P40"/>
      <text:p text:style-name="P40"/>
      <text:p text:style-name="P40">Random Forest: Sliding window: <text:s/>11 </text:p>
      <text:p text:style-name="P40">N_estimators: <text:s/>100 </text:p>
      <text:p text:style-name="P27">Min_samples_split: <text:s/>8</text:p>
      <text:p text:style-name="P40">Results for sliding window: 11</text:p>
      <text:p text:style-name="P40">Confusion matrix, without normalization</text:p>
      <text:p text:style-name="P40">[[16227 <text:s text:c="2"/>277]</text:p>
      <text:p text:style-name="P40"><text:s/>[ 4448 <text:s/>1213]]</text:p>
      <text:p text:style-name="P40">Normalized confusion matrix</text:p>
      <text:p text:style-name="P40">[[ 0.98321619 <text:s/>0.01678381]</text:p>
      <text:p text:style-name="P40"><text:s/>[ 0.7857269 <text:s text:c="2"/>0.2142731 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8 <text:s text:c="5"/>0.87 <text:s text:c="4"/>16504</text:p>
      <text:p text:style-name="P40">Class 1 == beta barrel <text:s text:c="6"/>0.81 <text:s text:c="5"/>0.21 <text:s text:c="5"/>0.34 <text:s text:c="5"/>5661</text:p>
      <text:p text:style-name="P40"/>
      <text:p text:style-name="P40"><text:s text:c="11"/>avg / total <text:s text:c="6"/>0.79 <text:s text:c="5"/>0.79 <text:s text:c="5"/>0.74 <text:s text:c="4"/>22165</text:p>
      <text:p text:style-name="P40"/>
      <text:p text:style-name="P40">[ 0.77492106 <text:s/>0.7866005 <text:s text:c="2"/>0.79539815 <text:s/>0.78434469 <text:s/>0.79287004]</text:p>
      <text:p text:style-name="P40">The accuracy for a sliding window of 11: 0.7868 (+/- 0.0144)</text:p>
      <text:p text:style-name="P40"/>
      <text:p text:style-name="P40"/>
      <text:p text:style-name="P40"/>
      <text:p text:style-name="P40">Random Forest: Sliding window: <text:s/>11 </text:p>
      <text:p text:style-name="P40">N_estimators: <text:s/>100 </text:p>
      <text:p text:style-name="P27">Min_samples_split: <text:s/>9</text:p>
      <text:p text:style-name="P40">Results for sliding window: 11</text:p>
      <text:p text:style-name="P40"><text:soft-page-break/>Confusion matrix, without normalization</text:p>
      <text:p text:style-name="P40">[[16209 <text:s text:c="2"/>295]</text:p>
      <text:p text:style-name="P40"><text:s/>[ 4463 <text:s/>1198]]</text:p>
      <text:p text:style-name="P40">Normalized confusion matrix</text:p>
      <text:p text:style-name="P40">[[ 0.98212555 <text:s/>0.01787445]</text:p>
      <text:p text:style-name="P40"><text:s/>[ 0.78837661 <text:s/>0.21162339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8 <text:s text:c="5"/>0.87 <text:s text:c="4"/>16504</text:p>
      <text:p text:style-name="P40">Class 1 == beta barrel <text:s text:c="6"/>0.80 <text:s text:c="5"/>0.21 <text:s text:c="5"/>0.33 <text:s text:c="5"/>5661</text:p>
      <text:p text:style-name="P40"/>
      <text:p text:style-name="P40"><text:s text:c="11"/>avg / total <text:s text:c="6"/>0.79 <text:s text:c="5"/>0.79 <text:s text:c="5"/>0.73 <text:s text:c="4"/>22165</text:p>
      <text:p text:style-name="P40"/>
      <text:p text:style-name="P40">[ 0.77762742 <text:s/>0.78863072 <text:s/>0.78975863 <text:s/>0.78096097 <text:s/>0.78971119]</text:p>
      <text:p text:style-name="P40">The accuracy for a sliding window of 11: 0.7853 (+/- 0.0101)</text:p>
      <text:p text:style-name="P40"/>
      <text:p text:style-name="P40"/>
      <text:p text:style-name="P40"/>
      <text:p text:style-name="P40">Random Forest: Sliding window: <text:s/>11 </text:p>
      <text:p text:style-name="P40">N_estimators: <text:s/>100 </text:p>
      <text:p text:style-name="P27">Min_samples_split: <text:s/>10</text:p>
      <text:p text:style-name="P40">Results for sliding window: 11</text:p>
      <text:p text:style-name="P40">Confusion matrix, without normalization</text:p>
      <text:p text:style-name="P40">[[16243 <text:s text:c="2"/>261]</text:p>
      <text:p text:style-name="P40"><text:s/>[ 4490 <text:s/>1171]]</text:p>
      <text:p text:style-name="P40">Normalized confusion matrix</text:p>
      <text:p text:style-name="P40">[[ 0.98418565 <text:s/>0.01581435]</text:p>
      <text:p text:style-name="P40"><text:s/>[ 0.79314609 <text:s/>0.20685391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8 <text:s text:c="5"/>0.87 <text:s text:c="4"/>16504</text:p>
      <text:p text:style-name="P40">Class 1 == beta barrel <text:s text:c="6"/>0.82 <text:s text:c="5"/>0.21 <text:s text:c="5"/>0.33 <text:s text:c="5"/>5661</text:p>
      <text:p text:style-name="P40"/>
      <text:p text:style-name="P40"><text:s text:c="11"/>avg / total <text:s text:c="6"/>0.79 <text:s text:c="5"/>0.79 <text:s text:c="5"/>0.73 <text:s text:c="4"/>22165</text:p>
      <text:p text:style-name="P40"/>
      <text:p text:style-name="P40">[ 0.77785295 <text:s/>0.79066095 <text:s/>0.79336792 <text:s/>0.77847958 <text:s/>0.78790614]</text:p>
      <text:p text:style-name="P40">The accuracy for a sliding window of 11: 0.7857 (+/- 0.0127)</text:p>
      <text:p text:style-name="P40"/>
      <text:p text:style-name="P9"/>
      <text:p text:style-name="P9"/>
      <text:p text:style-name="P9">Random Forest: Sliding window: <text:s/>11 </text:p>
      <text:p text:style-name="P17">N_estimators: <text:s/>150 </text:p>
      <text:p text:style-name="P27">Min_samples_split: <text:s/>2</text:p>
      <text:p text:style-name="P40">Results for sliding window: 11</text:p>
      <text:p text:style-name="P40">Confusion matrix, without normalization</text:p>
      <text:p text:style-name="P40">[[16230 <text:s text:c="2"/>274]</text:p>
      <text:p text:style-name="P40"><text:s/>[ 4475 <text:s/>1186]]</text:p>
      <text:p text:style-name="P40">Normalized confusion matrix</text:p>
      <text:p text:style-name="P40">[[ 0.98339796 <text:s/>0.01660204]</text:p>
      <text:p text:style-name="P40"><text:soft-page-break/><text:s/>[ 0.79049638 <text:s/>0.20950362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8 <text:s text:c="5"/>0.87 <text:s text:c="4"/>16504</text:p>
      <text:p text:style-name="P40">Class 1 == beta barrel <text:s text:c="6"/>0.81 <text:s text:c="5"/>0.21 <text:s text:c="5"/>0.33 <text:s text:c="5"/>5661</text:p>
      <text:p text:style-name="P40"/>
      <text:p text:style-name="P40"><text:s text:c="11"/>avg / total <text:s text:c="6"/>0.79 <text:s text:c="5"/>0.79 <text:s text:c="5"/>0.73 <text:s text:c="4"/>22165</text:p>
      <text:p text:style-name="P40"/>
      <text:p text:style-name="P40">[ 0.77852954 <text:s/>0.7866005 <text:s text:c="2"/>0.79178886 <text:s/>0.77870517 <text:s/>0.79309567]</text:p>
      <text:p text:style-name="P40">The accuracy for a sliding window of 11: 0.7857 (+/- 0.0124)</text:p>
      <text:p text:style-name="P40"/>
      <text:p text:style-name="P40"/>
      <text:p text:style-name="P40"/>
      <text:p text:style-name="P40">Random Forest: Sliding window: <text:s/>11 </text:p>
      <text:p text:style-name="P40">N_estimators: <text:s/>150 </text:p>
      <text:p text:style-name="P27">Min_samples_split: <text:s/>3</text:p>
      <text:p text:style-name="P40"><text:span text:style-name="T1">Results for sliding window</text:span>: 11</text:p>
      <text:p text:style-name="P40">Confusion matrix, without normalization</text:p>
      <text:p text:style-name="P40">[[16219 <text:s text:c="2"/>285]</text:p>
      <text:p text:style-name="P40"><text:s/>[ 4411 <text:s/>1250]]</text:p>
      <text:p text:style-name="P40">Normalized confusion matrix</text:p>
      <text:p text:style-name="P40">[[ 0.98273146 <text:s/>0.01726854]</text:p>
      <text:p text:style-name="P40"><text:s/>[ 0.77919096 <text:s/>0.22080904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1 <text:s text:c="5"/>0.22 <text:s text:c="5"/>0.35 <text:s text:c="5"/>5661</text:p>
      <text:p text:style-name="P40"/>
      <text:p text:style-name="P40"><text:s text:c="11"/>avg / total <text:s text:c="6"/>0.79 <text:s text:c="5"/>0.79 <text:s text:c="5"/>0.74 <text:s text:c="4"/>22165</text:p>
      <text:p text:style-name="P40"/>
      <text:p text:style-name="P40">[ 0.78055931 <text:s/>0.79020979 <text:s/>0.79336792 <text:s/>0.78547259 <text:s/>0.79106498]</text:p>
      <text:p text:style-name="P40">The accuracy for a sliding window of 11: 0.7881 (+/- 0.0092)</text:p>
      <text:p text:style-name="P40"/>
      <text:p text:style-name="P40"/>
      <text:p text:style-name="P40"/>
      <text:p text:style-name="P40">Random Forest: Sliding window: <text:s/>11 </text:p>
      <text:p text:style-name="P40">N_estimators: <text:s/>150 </text:p>
      <text:p text:style-name="P27">Min_samples_split: <text:s/>4</text:p>
      <text:p text:style-name="P40">Results for sliding window: 11</text:p>
      <text:p text:style-name="P40">Confusion matrix, without normalization</text:p>
      <text:p text:style-name="P40">[[16213 <text:s text:c="2"/>291]</text:p>
      <text:p text:style-name="P40"><text:s/>[ 4417 <text:s/>1244]]</text:p>
      <text:p text:style-name="P40">Normalized confusion matrix</text:p>
      <text:p text:style-name="P40">[[ 0.98236791 <text:s/>0.01763209]</text:p>
      <text:p text:style-name="P40"><text:s/>[ 0.78025084 <text:s/>0.21974916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1 <text:s text:c="5"/>0.22 <text:s text:c="5"/>0.35 <text:s text:c="5"/>5661</text:p>
      <text:p text:style-name="P40"><text:soft-page-break/></text:p>
      <text:p text:style-name="P40"><text:s text:c="11"/>avg / total <text:s text:c="6"/>0.79 <text:s text:c="5"/>0.79 <text:s text:c="5"/>0.74 <text:s text:c="4"/>22165</text:p>
      <text:p text:style-name="P40"/>
      <text:p text:style-name="P40">[ 0.77807848 <text:s/>0.78930747 <text:s/>0.79404467 <text:s/>0.78276562 <text:s/>0.79377256]</text:p>
      <text:p text:style-name="P40">The accuracy for a sliding window of 11: 0.7876 (+/- 0.0125)</text:p>
      <text:p text:style-name="P40"/>
      <text:p text:style-name="P40"/>
      <text:p text:style-name="P40"/>
      <text:p text:style-name="P40">Random Forest: Sliding window: <text:s/>11 </text:p>
      <text:p text:style-name="P40">N_estimators: <text:s/>150 </text:p>
      <text:p text:style-name="P27">Min_samples_split: <text:s/>5</text:p>
      <text:p text:style-name="P40">Results for sliding window: 11</text:p>
      <text:p text:style-name="P40">Confusion matrix, without normalization</text:p>
      <text:p text:style-name="P40">[[16231 <text:s text:c="2"/>273]</text:p>
      <text:p text:style-name="P40"><text:s/>[ 4394 <text:s/>1267]]</text:p>
      <text:p text:style-name="P40">Normalized confusion matrix</text:p>
      <text:p text:style-name="P40">[[ 0.98345856 <text:s/>0.01654144]</text:p>
      <text:p text:style-name="P40"><text:s/>[ 0.77618795 <text:s/>0.22381205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2 <text:s text:c="5"/>0.22 <text:s text:c="5"/>0.35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055931 <text:s/>0.79178886 <text:s/>0.79539815 <text:s/>0.78547259 <text:s/>0.79399819]</text:p>
      <text:p text:style-name="P40">The accuracy for a sliding window of 11: 0.7894 (+/- 0.0112)</text:p>
      <text:p text:style-name="P40"/>
      <text:p text:style-name="P40"/>
      <text:p text:style-name="P40"/>
      <text:p text:style-name="P40">Random Forest: Sliding window: <text:s/>11 </text:p>
      <text:p text:style-name="P40">N_estimators: <text:s/>150 </text:p>
      <text:p text:style-name="P27">Min_samples_split: <text:s/>6</text:p>
      <text:p text:style-name="P40">Results for sliding window: 11</text:p>
      <text:p text:style-name="P40">Confusion matrix, without normalization</text:p>
      <text:p text:style-name="P40">[[16230 <text:s text:c="2"/>274]</text:p>
      <text:p text:style-name="P40"><text:s/>[ 4461 <text:s/>1200]]</text:p>
      <text:p text:style-name="P40">Normalized confusion matrix</text:p>
      <text:p text:style-name="P40">[[ 0.98339796 <text:s/>0.01660204]</text:p>
      <text:p text:style-name="P40"><text:s/>[ 0.78802332 <text:s/>0.21197668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8 <text:s text:c="5"/>0.87 <text:s text:c="4"/>16504</text:p>
      <text:p text:style-name="P40">Class 1 == beta barrel <text:s text:c="6"/>0.81 <text:s text:c="5"/>0.21 <text:s text:c="5"/>0.34 <text:s text:c="5"/>5661</text:p>
      <text:p text:style-name="P40"/>
      <text:p text:style-name="P40"><text:s text:c="11"/>avg / total <text:s text:c="6"/>0.79 <text:s text:c="5"/>0.79 <text:s text:c="5"/>0.74 <text:s text:c="4"/>22165</text:p>
      <text:p text:style-name="P40"/>
      <text:p text:style-name="P40">[ 0.77649977 <text:s/>0.78614933 <text:s/>0.79066095 <text:s/>0.78344236 <text:s/>0.79512635]</text:p>
      <text:p text:style-name="P40">The accuracy for a sliding window of 11: 0.7864 (+/- 0.0127)</text:p>
      <text:p text:style-name="P40"><text:soft-page-break/></text:p>
      <text:p text:style-name="P40"/>
      <text:p text:style-name="P40"/>
      <text:p text:style-name="P40">Random Forest: Sliding window: <text:s/>11 </text:p>
      <text:p text:style-name="P40">N_estimators: <text:s/>150 </text:p>
      <text:p text:style-name="P27">Min_samples_split: <text:s/>7</text:p>
      <text:p text:style-name="P40">Results for sliding window: 11</text:p>
      <text:p text:style-name="P40">Confusion matrix, without normalization</text:p>
      <text:p text:style-name="P40">[[16249 <text:s text:c="2"/>255]</text:p>
      <text:p text:style-name="P40"><text:s/>[ 4447 <text:s/>1214]]</text:p>
      <text:p text:style-name="P40">Normalized confusion matrix</text:p>
      <text:p text:style-name="P40">[[ 0.9845492 <text:s text:c="2"/>0.0154508 ]</text:p>
      <text:p text:style-name="P40"><text:s/>[ 0.78555026 <text:s/>0.21444974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3 <text:s text:c="5"/>0.21 <text:s text:c="5"/>0.34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078484 <text:s/>0.78930747 <text:s/>0.79607489 <text:s/>0.78254004 <text:s/>0.79061372]</text:p>
      <text:p text:style-name="P40">The accuracy for a sliding window of 11: 0.7879 (+/- 0.0112)</text:p>
      <text:p text:style-name="P40"/>
      <text:p text:style-name="P40"/>
      <text:p text:style-name="P40"/>
      <text:p text:style-name="P40">Random Forest: Sliding window: <text:s/>11 </text:p>
      <text:p text:style-name="P40">N_estimators: <text:s/>150 </text:p>
      <text:p text:style-name="P27">Min_samples_split: <text:s/>8</text:p>
      <text:p text:style-name="P40">Results for sliding window: 11</text:p>
      <text:p text:style-name="P40">Confusion matrix, without normalization</text:p>
      <text:p text:style-name="P40">[[16242 <text:s text:c="2"/>262]</text:p>
      <text:p text:style-name="P40"><text:s/>[ 4494 <text:s/>1167]]</text:p>
      <text:p text:style-name="P40">Normalized confusion matrix</text:p>
      <text:p text:style-name="P40">[[ 0.98412506 <text:s/>0.01587494]</text:p>
      <text:p text:style-name="P40"><text:s/>[ 0.79385268 <text:s/>0.20614732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8 <text:s text:c="5"/>0.87 <text:s text:c="4"/>16504</text:p>
      <text:p text:style-name="P40">Class 1 == beta barrel <text:s text:c="6"/>0.82 <text:s text:c="5"/>0.21 <text:s text:c="5"/>0.33 <text:s text:c="5"/>5661</text:p>
      <text:p text:style-name="P40"/>
      <text:p text:style-name="P40"><text:s text:c="11"/>avg / total <text:s text:c="6"/>0.79 <text:s text:c="5"/>0.79 <text:s text:c="5"/>0.73 <text:s text:c="4"/>22165</text:p>
      <text:p text:style-name="P40"/>
      <text:p text:style-name="P40">[ 0.77582318 <text:s/>0.78682608 <text:s/>0.79178886 <text:s/>0.78208888 <text:s/>0.79061372]</text:p>
      <text:p text:style-name="P40">The accuracy for a sliding window of 11: 0.7854 (+/- 0.0118)</text:p>
      <text:p text:style-name="P40"/>
      <text:p text:style-name="P40"/>
      <text:p text:style-name="P40"/>
      <text:p text:style-name="P40">Random Forest: Sliding window: <text:s/>11 </text:p>
      <text:p text:style-name="P40">N_estimators: <text:s/>150 </text:p>
      <text:p text:style-name="P27"><text:soft-page-break/>Min_samples_split: <text:s/>9</text:p>
      <text:p text:style-name="P40">Results for sliding window: 11</text:p>
      <text:p text:style-name="P40">Confusion matrix, without normalization</text:p>
      <text:p text:style-name="P40">[[16261 <text:s text:c="2"/>243]</text:p>
      <text:p text:style-name="P40"><text:s/>[ 4485 <text:s/>1176]]</text:p>
      <text:p text:style-name="P40">Normalized confusion matrix</text:p>
      <text:p text:style-name="P40">[[ 0.9852763 <text:s text:c="2"/>0.0147237 ]</text:p>
      <text:p text:style-name="P40"><text:s/>[ 0.79226285 <text:s/>0.20773715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3 <text:s text:c="5"/>0.21 <text:s text:c="5"/>0.33 <text:s text:c="5"/>5661</text:p>
      <text:p text:style-name="P40"/>
      <text:p text:style-name="P40"><text:s text:c="11"/>avg / total <text:s text:c="6"/>0.80 <text:s text:c="5"/>0.79 <text:s text:c="5"/>0.73 <text:s text:c="4"/>22165</text:p>
      <text:p text:style-name="P40"/>
      <text:p text:style-name="P40">[ 0.77943166 <text:s/>0.78705166 <text:s/>0.79156328 <text:s/>0.7818633 <text:s text:c="2"/>0.79354693]</text:p>
      <text:p text:style-name="P40">The accuracy for a sliding window of 11: 0.7867 (+/- 0.0108)</text:p>
      <text:p text:style-name="P40"/>
      <text:p text:style-name="P40"/>
      <text:p text:style-name="P40"/>
      <text:p text:style-name="P40">Random Forest: Sliding window: <text:s/>11 </text:p>
      <text:p text:style-name="P40">N_estimators: <text:s/>150 </text:p>
      <text:p text:style-name="P27">Min_samples_split: <text:s/>10</text:p>
      <text:p text:style-name="P40">Results for sliding window: 11</text:p>
      <text:p text:style-name="P40">Confusion matrix, without normalization</text:p>
      <text:p text:style-name="P40">[[16260 <text:s text:c="2"/>244]</text:p>
      <text:p text:style-name="P40"><text:s/>[ 4507 <text:s/>1154]]</text:p>
      <text:p text:style-name="P40">Normalized confusion matrix</text:p>
      <text:p text:style-name="P40">[[ 0.98521571 <text:s/>0.01478429]</text:p>
      <text:p text:style-name="P40"><text:s/>[ 0.79614909 <text:s/>0.20385091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3 <text:s text:c="5"/>0.20 <text:s text:c="5"/>0.33 <text:s text:c="5"/>5661</text:p>
      <text:p text:style-name="P40"/>
      <text:p text:style-name="P40"><text:s text:c="11"/>avg / total <text:s text:c="6"/>0.79 <text:s text:c="5"/>0.79 <text:s text:c="5"/>0.73 <text:s text:c="4"/>22165</text:p>
      <text:p text:style-name="P40"/>
      <text:p text:style-name="P40">[ 0.77492106 <text:s/>0.78682608 <text:s/>0.79314234 <text:s/>0.78050981 <text:s/>0.79287004]</text:p>
      <text:p text:style-name="P40">The accuracy for a sliding window of 11: 0.7857 (+/- 0.0142)</text:p>
      <text:p text:style-name="P40"/>
      <text:p text:style-name="P40"/>
      <text:p text:style-name="P9"/>
      <text:p text:style-name="P9">Random Forest: Sliding window: <text:s/>11 </text:p>
      <text:p text:style-name="P17">N_estimators: <text:s/>200 </text:p>
      <text:p text:style-name="P27">Min_samples_split: <text:s/>2</text:p>
      <text:p text:style-name="P40">Results for sliding window: 11</text:p>
      <text:p text:style-name="P40">Confusion matrix, without normalization</text:p>
      <text:p text:style-name="P40">[[16249 <text:s text:c="2"/>255]</text:p>
      <text:p text:style-name="P40"><text:s/>[ 4445 <text:s/>1216]]</text:p>
      <text:p text:style-name="P40"><text:soft-page-break/>Normalized confusion matrix</text:p>
      <text:p text:style-name="P40">[[ 0.9845492 <text:s text:c="2"/>0.0154508 ]</text:p>
      <text:p text:style-name="P40"><text:s/>[ 0.78519696 <text:s/>0.21480304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3 <text:s text:c="5"/>0.21 <text:s text:c="5"/>0.34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010825 <text:s/>0.78727724 <text:s/>0.7935935 <text:s text:c="2"/>0.78276562 <text:s/>0.79602888]</text:p>
      <text:p text:style-name="P40">The accuracy for a sliding window of 11: 0.7880 (+/- 0.0122)</text:p>
      <text:p text:style-name="P40"/>
      <text:p text:style-name="P40"/>
      <text:p text:style-name="P40"/>
      <text:p text:style-name="P40">Random Forest: Sliding window: <text:s/>11 </text:p>
      <text:p text:style-name="P40">N_estimators: <text:s/>200 </text:p>
      <text:p text:style-name="P27">Min_samples_split: <text:s/>3</text:p>
      <text:p text:style-name="P40">Results for sliding window: 11</text:p>
      <text:p text:style-name="P40">Confusion matrix, without normalization</text:p>
      <text:p text:style-name="P40">[[16229 <text:s text:c="2"/>275]</text:p>
      <text:p text:style-name="P40"><text:s/>[ 4408 <text:s/>1253]]</text:p>
      <text:p text:style-name="P40">Normalized confusion matrix</text:p>
      <text:p text:style-name="P40">[[ 0.98333737 <text:s/>0.01666263]</text:p>
      <text:p text:style-name="P40"><text:s/>[ 0.77866101 <text:s/>0.22133899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2 <text:s text:c="5"/>0.22 <text:s text:c="5"/>0.35 <text:s text:c="5"/>5661</text:p>
      <text:p text:style-name="P40"/>
      <text:p text:style-name="P40"><text:s text:c="11"/>avg / total <text:s text:c="6"/>0.79 <text:s text:c="5"/>0.79 <text:s text:c="5"/>0.74 <text:s text:c="4"/>22165</text:p>
      <text:p text:style-name="P40"/>
      <text:p text:style-name="P40">[ 0.78055931 <text:s/>0.79066095 <text:s/>0.79404467 <text:s/>0.78569817 <text:s/>0.7926444 ]</text:p>
      <text:p text:style-name="P40">The accuracy for a sliding window of 11: 0.7887 (+/- 0.0099)</text:p>
      <text:p text:style-name="P40"/>
      <text:p text:style-name="P40"/>
      <text:p text:style-name="P40"/>
      <text:p text:style-name="P40">Random Forest: Sliding window: <text:s/>11 </text:p>
      <text:p text:style-name="P27">N_estimators: <text:s/>200 </text:p>
      <text:p text:style-name="P27">Min_samples_split: <text:s/>4</text:p>
      <text:p text:style-name="P40">Results for sliding window: 11</text:p>
      <text:p text:style-name="P40">Confusion matrix, without normalization</text:p>
      <text:p text:style-name="P40">[[16250 <text:s text:c="2"/>254]</text:p>
      <text:p text:style-name="P40"><text:s/>[ 4439 <text:s/>1222]]</text:p>
      <text:p text:style-name="P40">Normalized confusion matrix</text:p>
      <text:p text:style-name="P40">[[ 0.98460979 <text:s/>0.01539021]</text:p>
      <text:p text:style-name="P40"><text:s/>[ 0.78413708 <text:s/>0.21586292]]</text:p>
      <text:p text:style-name="P40"><text:s text:c="24"/>precision <text:s text:c="3"/>recall <text:s/>f1-score <text:s text:c="2"/>support</text:p>
      <text:p text:style-name="P40"/>
      <text:p text:style-name="P40"><text:soft-page-break/><text:s text:c="3"/>Class 0 == globular <text:s text:c="6"/>0.79 <text:s text:c="5"/>0.98 <text:s text:c="5"/>0.87 <text:s text:c="4"/>16504</text:p>
      <text:p text:style-name="P40">Class 1 == beta barrel <text:s text:c="6"/>0.83 <text:s text:c="5"/>0.22 <text:s text:c="5"/>0.34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7988272 <text:s/>0.78840514 <text:s/>0.79472141 <text:s/>0.78479585 <text:s/>0.79354693]</text:p>
      <text:p text:style-name="P40">The accuracy for a sliding window of 11: 0.7883 (+/- 0.0110)</text:p>
      <text:p text:style-name="P40"/>
      <text:p text:style-name="P40"/>
      <text:p text:style-name="P40"/>
      <text:p text:style-name="P40">Random Forest: Sliding window: <text:s/>11 </text:p>
      <text:p text:style-name="P40">N_estimators: <text:s/>200 </text:p>
      <text:p text:style-name="P27">Min_samples_split: <text:s/>5</text:p>
      <text:p text:style-name="P40">Results for sliding window: 11</text:p>
      <text:p text:style-name="P40">Confusion matrix, without normalization</text:p>
      <text:p text:style-name="P40">[[16239 <text:s text:c="2"/>265]</text:p>
      <text:p text:style-name="P40"><text:s/>[ 4427 <text:s/>1234]]</text:p>
      <text:p text:style-name="P40">Normalized confusion matrix</text:p>
      <text:p text:style-name="P40">[[ 0.98394329 <text:s/>0.01605671]</text:p>
      <text:p text:style-name="P40"><text:s/>[ 0.78201731 <text:s/>0.21798269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9 <text:s text:c="5"/>0.98 <text:s text:c="5"/>0.87 <text:s text:c="4"/>16504</text:p>
      <text:p text:style-name="P40">Class 1 == beta barrel <text:s text:c="6"/>0.82 <text:s text:c="5"/>0.22 <text:s text:c="5"/>0.34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7785295 <text:s/>0.79269118 <text:s/>0.79472141 <text:s/>0.78321678 <text:s/>0.79309567]</text:p>
      <text:p text:style-name="P40">The accuracy for a sliding window of 11: 0.7883 (+/- 0.0132)</text:p>
      <text:p text:style-name="P40"/>
      <text:p text:style-name="P40"/>
      <text:p text:style-name="P40"/>
      <text:p text:style-name="P40">Random Forest: Sliding window: <text:s/>11 </text:p>
      <text:p text:style-name="P40">N_estimators: <text:s/>200 </text:p>
      <text:p text:style-name="P27">Min_samples_split: <text:s/>6</text:p>
      <text:p text:style-name="P40">Results for sliding window: 11</text:p>
      <text:p text:style-name="P40">Confusion matrix, without normalization</text:p>
      <text:p text:style-name="P40">[[16225 <text:s text:c="2"/>279]</text:p>
      <text:p text:style-name="P40"><text:s/>[ 4471 <text:s/>1190]]</text:p>
      <text:p text:style-name="P40">Normalized confusion matrix</text:p>
      <text:p text:style-name="P40">[[ 0.98309501 <text:s/>0.01690499]</text:p>
      <text:p text:style-name="P40"><text:s/>[ 0.78978979 <text:s/>0.21021021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8 <text:s text:c="5"/>0.87 <text:s text:c="4"/>16504</text:p>
      <text:p text:style-name="P40">Class 1 == beta barrel <text:s text:c="6"/>0.81 <text:s text:c="5"/>0.21 <text:s text:c="5"/>0.33 <text:s text:c="5"/>5661</text:p>
      <text:p text:style-name="P40"/>
      <text:p text:style-name="P40"><text:s text:c="11"/>avg / total <text:s text:c="6"/>0.79 <text:s text:c="5"/>0.79 <text:s text:c="5"/>0.73 <text:s text:c="4"/>22165</text:p>
      <text:p text:style-name="P40"/>
      <text:p text:style-name="P40"><text:soft-page-break/>[ 0.77875507 <text:s/>0.78637492 <text:s/>0.78930747 <text:s/>0.78005865 <text:s/>0.79399819]</text:p>
      <text:p text:style-name="P40">The accuracy for a sliding window of 11: 0.7857 (+/- 0.0114)</text:p>
      <text:p text:style-name="P40"/>
      <text:p text:style-name="P40"/>
      <text:p text:style-name="P40"/>
      <text:p text:style-name="P40">Random Forest: Sliding window: <text:s/>11 </text:p>
      <text:p text:style-name="P40">N_estimators: <text:s/>200 </text:p>
      <text:p text:style-name="P27">Min_samples_split: <text:s/>7</text:p>
      <text:p text:style-name="P40">Results for sliding window: 11</text:p>
      <text:p text:style-name="P40">Confusion matrix, without normalization</text:p>
      <text:p text:style-name="P40">[[16273 <text:s text:c="2"/>231]</text:p>
      <text:p text:style-name="P40"><text:s/>[ 4471 <text:s/>1190]]</text:p>
      <text:p text:style-name="P40">Normalized confusion matrix</text:p>
      <text:p text:style-name="P40">[[ 0.98600339 <text:s/>0.01399661]</text:p>
      <text:p text:style-name="P40"><text:s/>[ 0.78978979 <text:s/>0.21021021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4 <text:s text:c="5"/>0.21 <text:s text:c="5"/>0.34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8055931 <text:s/>0.78817956 <text:s/>0.79449583 <text:s/>0.7829912 <text:s text:c="2"/>0.79309567]</text:p>
      <text:p text:style-name="P40">The accuracy for a sliding window of 11: 0.7879 (+/- 0.0109)</text:p>
      <text:p text:style-name="P40"/>
      <text:p text:style-name="P40"/>
      <text:p text:style-name="P40"/>
      <text:p text:style-name="P40">Random Forest: Sliding window: <text:s/>11 </text:p>
      <text:p text:style-name="P40">N_estimators: <text:s/>200 </text:p>
      <text:p text:style-name="P27">Min_samples_split: <text:s/>8</text:p>
      <text:p text:style-name="P40">Results for sliding window: 11</text:p>
      <text:p text:style-name="P40">Confusion matrix, without normalization</text:p>
      <text:p text:style-name="P40">[[16254 <text:s text:c="2"/>250]</text:p>
      <text:p text:style-name="P40"><text:s/>[ 4462 <text:s/>1199]]</text:p>
      <text:p text:style-name="P40">Normalized confusion matrix</text:p>
      <text:p text:style-name="P40">[[ 0.98485216 <text:s/>0.01514784]</text:p>
      <text:p text:style-name="P40"><text:s/>[ 0.78819996 <text:s/>0.21180004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8 <text:s text:c="5"/>0.87 <text:s text:c="4"/>16504</text:p>
      <text:p text:style-name="P40">Class 1 == beta barrel <text:s text:c="6"/>0.83 <text:s text:c="5"/>0.21 <text:s text:c="5"/>0.34 <text:s text:c="5"/>5661</text:p>
      <text:p text:style-name="P40"/>
      <text:p text:style-name="P40"><text:s text:c="11"/>avg / total <text:s text:c="6"/>0.80 <text:s text:c="5"/>0.79 <text:s text:c="5"/>0.74 <text:s text:c="4"/>22165</text:p>
      <text:p text:style-name="P40"/>
      <text:p text:style-name="P40">[ 0.77830401 <text:s/>0.78953305 <text:s/>0.79156328 <text:s/>0.78389353 <text:s/>0.79377256]</text:p>
      <text:p text:style-name="P40">The accuracy for a sliding window of 11: 0.7874 (+/- 0.0112)</text:p>
      <text:p text:style-name="P40"/>
      <text:p text:style-name="P40"/>
      <text:p text:style-name="P40"/>
      <text:p text:style-name="P40"><text:soft-page-break/>Random Forest: Sliding window: <text:s/>11 </text:p>
      <text:p text:style-name="P40">N_estimators: <text:s/>200 </text:p>
      <text:p text:style-name="P27">Min_samples_split: <text:s/>9</text:p>
      <text:p text:style-name="P40">Results for sliding window: 11</text:p>
      <text:p text:style-name="P40">Confusion matrix, without normalization</text:p>
      <text:p text:style-name="P40">[[16266 <text:s text:c="2"/>238]</text:p>
      <text:p text:style-name="P40"><text:s/>[ 4487 <text:s/>1174]]</text:p>
      <text:p text:style-name="P40">Normalized confusion matrix</text:p>
      <text:p text:style-name="P40">[[ 0.98557925 <text:s/>0.01442075]</text:p>
      <text:p text:style-name="P40"><text:s/>[ 0.79261615 <text:s/>0.20738385]]</text:p>
      <text:p text:style-name="P40"><text:s text:c="24"/>precision <text:s text:c="3"/>recall <text:s/>f1-score <text:s text:c="2"/>support</text:p>
      <text:p text:style-name="P40"/>
      <text:p text:style-name="P40"><text:s text:c="3"/>Class 0 == globular <text:s text:c="6"/>0.78 <text:s text:c="5"/>0.99 <text:s text:c="5"/>0.87 <text:s text:c="4"/>16504</text:p>
      <text:p text:style-name="P40">Class 1 == beta barrel <text:s text:c="6"/>0.83 <text:s text:c="5"/>0.21 <text:s text:c="5"/>0.33 <text:s text:c="5"/>5661</text:p>
      <text:p text:style-name="P40"/>
      <text:p text:style-name="P40"><text:s text:c="11"/>avg / total <text:s text:c="6"/>0.80 <text:s text:c="5"/>0.79 <text:s text:c="5"/>0.73 <text:s text:c="4"/>22165</text:p>
      <text:p text:style-name="P40"/>
      <text:p text:style-name="P40">[ 0.77830401 <text:s/>0.7877284 <text:s text:c="2"/>0.79336792 <text:s/>0.7829912 <text:s text:c="2"/>0.79174188]</text:p>
      <text:p text:style-name="P40">The accuracy for a sliding window of 11: 0.7868 (+/- 0.0111)</text:p>
      <text:p text:style-name="P40"/>
      <text:p text:style-name="P40"/>
      <text:p text:style-name="P40"/>
      <text:p text:style-name="P40">Random Forest: Sliding window: <text:s/>11 </text:p>
      <text:p text:style-name="P40">N_estimators: <text:s/>200 </text:p>
      <text:p text:style-name="P27">Min_samples_split: <text:s/>10</text:p>
      <text:p text:style-name="P40">Results for sliding window: 11</text:p>
      <text:p text:style-name="P40">Confusion matrix, without normalization</text:p>
      <text:p text:style-name="P40">[[16271 <text:s text:c="2"/>233]</text:p>
      <text:p text:style-name="P40"><text:s/>[ 4509 <text:s/>1152]]</text:p>
      <text:p text:style-name="P40">Normalized confusion matrix</text:p>
      <text:p text:style-name="P40">[[ 0.98588221 <text:s/>0.01411779]</text:p>
      <text:p text:style-name="P40"><text:s/>[ 0.79650238 <text:s/>0.20349762]]</text:p>
      <text:p text:style-name="P40"/>
      <text:p text:style-name="P40"/>
      <text:p text:style-name="P41"/>
      <text:p text:style-name="P10">Random Forest: Sliding window: <text:s/>11 </text:p>
      <text:p text:style-name="P18">N_estimators: <text:s/>250 </text:p>
      <text:p text:style-name="P28">Min_samples_split: <text:s/>2</text:p>
      <text:p text:style-name="P41">Results for sliding window: 11</text:p>
      <text:p text:style-name="P41">Confusion matrix, without normalization</text:p>
      <text:p text:style-name="P41">[[16243 <text:s text:c="2"/>261]</text:p>
      <text:p text:style-name="P41"><text:s/>[ 4446 <text:s/>1215]]</text:p>
      <text:p text:style-name="P41">Normalized confusion matrix</text:p>
      <text:p text:style-name="P41">[[ 0.98418565 <text:s/>0.01581435]</text:p>
      <text:p text:style-name="P41"><text:s/>[ 0.78537361 <text:s/>0.21462639]]</text:p>
      <text:p text:style-name="P41"><text:s text:c="24"/>precision <text:s text:c="3"/>recall <text:s/>f1-score <text:s text:c="2"/>support</text:p>
      <text:p text:style-name="P41"/>
      <text:p text:style-name="P41"><text:s text:c="3"/>Class 0 == globular <text:s text:c="6"/>0.79 <text:s text:c="5"/>0.98 <text:s text:c="5"/>0.87 <text:s text:c="4"/>16504</text:p>
      <text:p text:style-name="P41">Class 1 == beta barrel <text:s text:c="6"/>0.82 <text:s text:c="5"/>0.21 <text:s text:c="5"/>0.34 <text:s text:c="5"/>5661</text:p>
      <text:p text:style-name="P41"><text:soft-page-break/></text:p>
      <text:p text:style-name="P41"><text:s text:c="11"/>avg / total <text:s text:c="6"/>0.79 <text:s text:c="5"/>0.79 <text:s text:c="5"/>0.74 <text:s text:c="4"/>22165</text:p>
      <text:p text:style-name="P41"/>
      <text:p text:style-name="P41">[ 0.77875507 <text:s/>0.78840514 <text:s/>0.79314234 <text:s/>0.78434469 <text:s/>0.79354693]</text:p>
      <text:p text:style-name="P41">The accuracy for a sliding window of 11: 0.7876 (+/- 0.0112)</text:p>
      <text:p text:style-name="P41"/>
      <text:p text:style-name="P41"/>
      <text:p text:style-name="P41"/>
      <text:p text:style-name="P42">Random Forest: Sliding window: <text:s/>11 </text:p>
      <text:p text:style-name="P18"><text:span text:style-name="T4">N_estimators: <text:s/>250</text:span><text:span text:style-name="T1"> </text:span></text:p>
      <text:p text:style-name="P28">Min_samples_split: <text:s/>3</text:p>
      <text:p text:style-name="P41">Results for sliding window: 11</text:p>
      <text:p text:style-name="P41">Confusion matrix, without normalization</text:p>
      <text:p text:style-name="P41">[[16240 <text:s text:c="2"/>264]</text:p>
      <text:p text:style-name="P41"><text:s/>[ 4428 <text:s/>1233]]</text:p>
      <text:p text:style-name="P41">Normalized confusion matrix</text:p>
      <text:p text:style-name="P41">[[ 0.98400388 <text:s/>0.01599612]</text:p>
      <text:p text:style-name="P41"><text:s/>[ 0.78219396 <text:s/>0.21780604]]</text:p>
      <text:p text:style-name="P41"><text:s text:c="24"/>precision <text:s text:c="3"/>recall <text:s/>f1-score <text:s text:c="2"/>support</text:p>
      <text:p text:style-name="P41"/>
      <text:p text:style-name="P41"><text:s text:c="3"/>Class 0 == globular <text:s text:c="6"/>0.79 <text:s text:c="5"/>0.98 <text:s text:c="5"/>0.87 <text:s text:c="4"/>16504</text:p>
      <text:p text:style-name="P41">Class 1 == beta barrel <text:s text:c="6"/>0.82 <text:s text:c="5"/>0.22 <text:s text:c="5"/>0.34 <text:s text:c="5"/>5661</text:p>
      <text:p text:style-name="P41"/>
      <text:p text:style-name="P41"><text:s text:c="11"/>avg / total <text:s text:c="6"/>0.80 <text:s text:c="5"/>0.79 <text:s text:c="5"/>0.74 <text:s text:c="4"/>22165</text:p>
      <text:p text:style-name="P41"/>
      <text:p text:style-name="P41">[ 0.77695083 <text:s/>0.78998421 <text:s/>0.7972028 <text:s text:c="2"/>0.78389353 <text:s/>0.79354693]</text:p>
      <text:p text:style-name="P41">The accuracy for a sliding window of 11: 0.7883 (+/- 0.0144)</text:p>
      <text:p text:style-name="P41"/>
      <text:p text:style-name="P41"/>
      <text:p text:style-name="P41"/>
      <text:p text:style-name="P41">Random Forest: Sliding window: <text:s/>11 </text:p>
      <text:p text:style-name="P41">N_estimators: <text:s/>250 </text:p>
      <text:p text:style-name="P28">Min_samples_split: <text:s/>4</text:p>
      <text:p text:style-name="P41">Results for sliding window: 11</text:p>
      <text:p text:style-name="P41">Confusion matrix, without normalization</text:p>
      <text:p text:style-name="P41">[[16223 <text:s text:c="2"/>281]</text:p>
      <text:p text:style-name="P41"><text:s/>[ 4414 <text:s/>1247]]</text:p>
      <text:p text:style-name="P41">Normalized confusion matrix</text:p>
      <text:p text:style-name="P41">[[ 0.98297382 <text:s/>0.01702618]</text:p>
      <text:p text:style-name="P41"><text:s/>[ 0.7797209 <text:s text:c="2"/>0.2202791 ]]</text:p>
      <text:p text:style-name="P41"><text:s text:c="24"/>precision <text:s text:c="3"/>recall <text:s/>f1-score <text:s text:c="2"/>support</text:p>
      <text:p text:style-name="P41"/>
      <text:p text:style-name="P41"><text:s text:c="3"/>Class 0 == globular <text:s text:c="6"/>0.79 <text:s text:c="5"/>0.98 <text:s text:c="5"/>0.87 <text:s text:c="4"/>16504</text:p>
      <text:p text:style-name="P41">Class 1 == beta barrel <text:s text:c="6"/>0.82 <text:s text:c="5"/>0.22 <text:s text:c="5"/>0.35 <text:s text:c="5"/>5661</text:p>
      <text:p text:style-name="P41"/>
      <text:p text:style-name="P41"><text:s text:c="11"/>avg / total <text:s text:c="6"/>0.79 <text:s text:c="5"/>0.79 <text:s text:c="5"/>0.74 <text:s text:c="4"/>22165</text:p>
      <text:p text:style-name="P41"/>
      <text:p text:style-name="P41">[ 0.7812359 <text:s text:c="2"/>0.78998421 <text:s/>0.79336792 <text:s/>0.78276562 <text:s/>0.79354693]</text:p>
      <text:p text:style-name="P41">The accuracy for a sliding window of 11: 0.7882 (+/- 0.0105)</text:p>
      <text:p text:style-name="P41"><text:soft-page-break/></text:p>
      <text:p text:style-name="P41"/>
      <text:p text:style-name="P41"/>
      <text:p text:style-name="P41">Random Forest: Sliding window: <text:s/>11 </text:p>
      <text:p text:style-name="P41">N_estimators: <text:s/>250 </text:p>
      <text:p text:style-name="P28">Min_samples_split: <text:s/>5</text:p>
      <text:p text:style-name="P41">Results for sliding window: 11</text:p>
      <text:p text:style-name="P41">Confusion matrix, without normalization</text:p>
      <text:p text:style-name="P41">[[16238 <text:s text:c="2"/>266]</text:p>
      <text:p text:style-name="P41"><text:s/>[ 4429 <text:s/>1232]]</text:p>
      <text:p text:style-name="P41">Normalized confusion matrix</text:p>
      <text:p text:style-name="P41">[[ 0.9838827 <text:s text:c="2"/>0.0161173 ]</text:p>
      <text:p text:style-name="P41"><text:s/>[ 0.78237061 <text:s/>0.21762939]]</text:p>
      <text:p text:style-name="P41"><text:s text:c="24"/>precision <text:s text:c="3"/>recall <text:s/>f1-score <text:s text:c="2"/>support</text:p>
      <text:p text:style-name="P41"/>
      <text:p text:style-name="P41"><text:s text:c="3"/>Class 0 == globular <text:s text:c="6"/>0.79 <text:s text:c="5"/>0.98 <text:s text:c="5"/>0.87 <text:s text:c="4"/>16504</text:p>
      <text:p text:style-name="P41">Class 1 == beta barrel <text:s text:c="6"/>0.82 <text:s text:c="5"/>0.22 <text:s text:c="5"/>0.34 <text:s text:c="5"/>5661</text:p>
      <text:p text:style-name="P41"/>
      <text:p text:style-name="P41"><text:s text:c="11"/>avg / total <text:s text:c="6"/>0.80 <text:s text:c="5"/>0.79 <text:s text:c="5"/>0.74 <text:s text:c="4"/>22165</text:p>
      <text:p text:style-name="P41"/>
      <text:p text:style-name="P41">[ 0.78055931 <text:s/>0.78727724 <text:s/>0.79697722 <text:s/>0.78366794 <text:s/>0.79241877]</text:p>
      <text:p text:style-name="P41">The accuracy for a sliding window of 11: 0.7882 (+/- 0.0118)</text:p>
      <text:p text:style-name="P41"/>
      <text:p text:style-name="P41"/>
      <text:p text:style-name="P41"/>
      <text:p text:style-name="P41">Random Forest: Sliding window: <text:s/>11 </text:p>
      <text:p text:style-name="P41">N_estimators: <text:s/>250 </text:p>
      <text:p text:style-name="P28">Min_samples_split: <text:s/>6</text:p>
      <text:p text:style-name="P41">Results for sliding window: 11</text:p>
      <text:p text:style-name="P41">Confusion matrix, without normalization</text:p>
      <text:p text:style-name="P41">[[16252 <text:s text:c="2"/>252]</text:p>
      <text:p text:style-name="P41"><text:s/>[ 4474 <text:s/>1187]]</text:p>
      <text:p text:style-name="P41">Normalized confusion matrix</text:p>
      <text:p text:style-name="P41">[[ 0.98473097 <text:s/>0.01526903]</text:p>
      <text:p text:style-name="P41"><text:s/>[ 0.79031973 <text:s/>0.20968027]]</text:p>
      <text:p text:style-name="P41"><text:s text:c="24"/>precision <text:s text:c="3"/>recall <text:s/>f1-score <text:s text:c="2"/>support</text:p>
      <text:p text:style-name="P41"/>
      <text:p text:style-name="P41"><text:s text:c="3"/>Class 0 == globular <text:s text:c="6"/>0.78 <text:s text:c="5"/>0.98 <text:s text:c="5"/>0.87 <text:s text:c="4"/>16504</text:p>
      <text:p text:style-name="P41">Class 1 == beta barrel <text:s text:c="6"/>0.82 <text:s text:c="5"/>0.21 <text:s text:c="5"/>0.33 <text:s text:c="5"/>5661</text:p>
      <text:p text:style-name="P41"/>
      <text:p text:style-name="P41"><text:s text:c="11"/>avg / total <text:s text:c="6"/>0.79 <text:s text:c="5"/>0.79 <text:s text:c="5"/>0.74 <text:s text:c="4"/>22165</text:p>
      <text:p text:style-name="P41"/>
      <text:p text:style-name="P41">[ 0.77988272 <text:s/>0.78434469 <text:s/>0.79449583 <text:s/>0.78344236 <text:s/>0.79174188]</text:p>
      <text:p text:style-name="P41">The accuracy for a sliding window of 11: 0.7868 (+/- 0.0109)</text:p>
      <text:p text:style-name="P41"/>
      <text:p text:style-name="P41"/>
      <text:p text:style-name="P41"/>
      <text:p text:style-name="P41">Random Forest: Sliding window: <text:s/>11 </text:p>
      <text:p text:style-name="P41">N_estimators: <text:s/>250 </text:p>
      <text:p text:style-name="P28"><text:soft-page-break/>Min_samples_split: <text:s/>7</text:p>
      <text:p text:style-name="P41">Results for sliding window: 11</text:p>
      <text:p text:style-name="P41">Confusion matrix, without normalization</text:p>
      <text:p text:style-name="P41">[[16255 <text:s text:c="2"/>249]</text:p>
      <text:p text:style-name="P41"><text:s/>[ 4438 <text:s/>1223]]</text:p>
      <text:p text:style-name="P41">Normalized confusion matrix</text:p>
      <text:p text:style-name="P41">[[ 0.98491275 <text:s/>0.01508725]</text:p>
      <text:p text:style-name="P41"><text:s/>[ 0.78396043 <text:s/>0.21603957]]</text:p>
      <text:p text:style-name="P41"><text:s text:c="24"/>precision <text:s text:c="3"/>recall <text:s/>f1-score <text:s text:c="2"/>support</text:p>
      <text:p text:style-name="P41"/>
      <text:p text:style-name="P41"><text:s text:c="3"/>Class 0 == globular <text:s text:c="6"/>0.79 <text:s text:c="5"/>0.98 <text:s text:c="5"/>0.87 <text:s text:c="4"/>16504</text:p>
      <text:p text:style-name="P41">Class 1 == beta barrel <text:s text:c="6"/>0.83 <text:s text:c="5"/>0.22 <text:s text:c="5"/>0.34 <text:s text:c="5"/>5661</text:p>
      <text:p text:style-name="P41"/>
      <text:p text:style-name="P41"><text:s text:c="11"/>avg / total <text:s text:c="6"/>0.80 <text:s text:c="5"/>0.79 <text:s text:c="5"/>0.74 <text:s text:c="4"/>22165</text:p>
      <text:p text:style-name="P41"/>
      <text:p text:style-name="P41">[ 0.78168696 <text:s/>0.78840514 <text:s/>0.79472141 <text:s/>0.78321678 <text:s/>0.79467509]</text:p>
      <text:p text:style-name="P41">The accuracy for a sliding window of 11: 0.7885 (+/- 0.0110)</text:p>
      <text:p text:style-name="P41"/>
      <text:p text:style-name="P41"/>
      <text:p text:style-name="P41"/>
      <text:p text:style-name="P41">Random Forest: Sliding window: <text:s/>11 </text:p>
      <text:p text:style-name="P41">N_estimators: <text:s/>250 </text:p>
      <text:p text:style-name="P28">Min_samples_split: <text:s/>8</text:p>
      <text:p text:style-name="P41">Results for sliding window: 11</text:p>
      <text:p text:style-name="P41">Confusion matrix, without normalization</text:p>
      <text:p text:style-name="P41">[[16240 <text:s text:c="2"/>264]</text:p>
      <text:p text:style-name="P41"><text:s/>[ 4475 <text:s/>1186]]</text:p>
      <text:p text:style-name="P41">Normalized confusion matrix</text:p>
      <text:p text:style-name="P41">[[ 0.98400388 <text:s/>0.01599612]</text:p>
      <text:p text:style-name="P41"><text:s/>[ 0.79049638 <text:s/>0.20950362]]</text:p>
      <text:p text:style-name="P41"><text:s text:c="24"/>precision <text:s text:c="3"/>recall <text:s/>f1-score <text:s text:c="2"/>support</text:p>
      <text:p text:style-name="P41"/>
      <text:p text:style-name="P41"><text:s text:c="3"/>Class 0 == globular <text:s text:c="6"/>0.78 <text:s text:c="5"/>0.98 <text:s text:c="5"/>0.87 <text:s text:c="4"/>16504</text:p>
      <text:p text:style-name="P41">Class 1 == beta barrel <text:s text:c="6"/>0.82 <text:s text:c="5"/>0.21 <text:s text:c="5"/>0.33 <text:s text:c="5"/>5661</text:p>
      <text:p text:style-name="P41"/>
      <text:p text:style-name="P41"><text:s text:c="11"/>avg / total <text:s text:c="6"/>0.79 <text:s text:c="5"/>0.79 <text:s text:c="5"/>0.73 <text:s text:c="4"/>22165</text:p>
      <text:p text:style-name="P41"/>
      <text:p text:style-name="P41">[ 0.77649977 <text:s/>0.78953305 <text:s/>0.79111211 <text:s/>0.78254004 <text:s/>0.79129061]</text:p>
      <text:p text:style-name="P41">The accuracy for a sliding window of 11: 0.7862 (+/- 0.0116)</text:p>
      <text:p text:style-name="P41"/>
      <text:p text:style-name="P41"/>
      <text:p text:style-name="P41"/>
      <text:p text:style-name="P41">Random Forest: Sliding window: <text:s/>11 </text:p>
      <text:p text:style-name="P41">N_estimators: <text:s/>250 </text:p>
      <text:p text:style-name="P28">Min_samples_split: <text:s/>9</text:p>
      <text:p text:style-name="P41">Results for sliding window: 11</text:p>
      <text:p text:style-name="P41">Confusion matrix, without normalization</text:p>
      <text:p text:style-name="P41">[[16264 <text:s text:c="2"/>240]</text:p>
      <text:p text:style-name="P41"><text:s/>[ 4497 <text:s/>1164]]</text:p>
      <text:p text:style-name="P41"><text:soft-page-break/>Normalized confusion matrix</text:p>
      <text:p text:style-name="P41">[[ 0.98545807 <text:s/>0.01454193]</text:p>
      <text:p text:style-name="P41"><text:s/>[ 0.79438262 <text:s/>0.20561738]]</text:p>
      <text:p text:style-name="P41"><text:s text:c="24"/>precision <text:s text:c="3"/>recall <text:s/>f1-score <text:s text:c="2"/>support</text:p>
      <text:p text:style-name="P41"/>
      <text:p text:style-name="P41"><text:s text:c="3"/>Class 0 == globular <text:s text:c="6"/>0.78 <text:s text:c="5"/>0.99 <text:s text:c="5"/>0.87 <text:s text:c="4"/>16504</text:p>
      <text:p text:style-name="P41">Class 1 == beta barrel <text:s text:c="6"/>0.83 <text:s text:c="5"/>0.21 <text:s text:c="5"/>0.33 <text:s text:c="5"/>5661</text:p>
      <text:p text:style-name="P41"/>
      <text:p text:style-name="P41"><text:s text:c="11"/>avg / total <text:s text:c="6"/>0.80 <text:s text:c="5"/>0.79 <text:s text:c="5"/>0.73 <text:s text:c="4"/>22165</text:p>
      <text:p text:style-name="P41"/>
      <text:p text:style-name="P41">[ 0.77852954 <text:s/>0.78750282 <text:s/>0.79178886 <text:s/>0.78231446 <text:s/>0.79129061]</text:p>
      <text:p text:style-name="P41">The accuracy for a sliding window of 11: 0.7863 (+/- 0.0103)</text:p>
      <text:p text:style-name="P41"/>
      <text:p text:style-name="P41"/>
      <text:p text:style-name="P41"/>
      <text:p text:style-name="P41">Random Forest: Sliding window: <text:s/>11 </text:p>
      <text:p text:style-name="P41">N_estimators: <text:s/>250 </text:p>
      <text:p text:style-name="P28">Min_samples_split: <text:s/>10</text:p>
      <text:p text:style-name="P41">Results for sliding window: 11</text:p>
      <text:p text:style-name="P41">Confusion matrix, without normalization</text:p>
      <text:p text:style-name="P41">[[16276 <text:s text:c="2"/>228]</text:p>
      <text:p text:style-name="P41"><text:s/>[ 4483 <text:s/>1178]]</text:p>
      <text:p text:style-name="P41">Normalized confusion matrix</text:p>
      <text:p text:style-name="P41">[[ 0.98618517 <text:s/>0.01381483]</text:p>
      <text:p text:style-name="P41"><text:s/>[ 0.79190956 <text:s/>0.20809044]]</text:p>
      <text:p text:style-name="P41"><text:s text:c="24"/>precision <text:s text:c="3"/>recall <text:s/>f1-score <text:s text:c="2"/>support</text:p>
      <text:p text:style-name="P41"/>
      <text:p text:style-name="P41"><text:s text:c="3"/>Class 0 == globular <text:s text:c="6"/>0.78 <text:s text:c="5"/>0.99 <text:s text:c="5"/>0.87 <text:s text:c="4"/>16504</text:p>
      <text:p text:style-name="P41">Class 1 == beta barrel <text:s text:c="6"/>0.84 <text:s text:c="5"/>0.21 <text:s text:c="5"/>0.33 <text:s text:c="5"/>5661</text:p>
      <text:p text:style-name="P41"/>
      <text:p text:style-name="P41"><text:s text:c="11"/>avg / total <text:s text:c="6"/>0.80 <text:s text:c="5"/>0.79 <text:s text:c="5"/>0.74 <text:s text:c="4"/>22165</text:p>
      <text:p text:style-name="P41"/>
      <text:p text:style-name="P41">[ 0.77762742 <text:s/>0.7877284 <text:s text:c="2"/>0.79381908 <text:s/>0.78389353 <text:s/>0.79422383]</text:p>
      <text:p text:style-name="P41">The accuracy for a sliding window of 11: 0.7875 (+/- 0.0125)</text:p>
      <text:p text:style-name="P41"/>
      <text:p text:style-name="P41"/>
      <text:p text:style-name="P41"/>
      <text:p text:style-name="P10">Random Forest: Sliding window: <text:s/>11 </text:p>
      <text:p text:style-name="P18">N_estimators: <text:s/>300 </text:p>
      <text:p text:style-name="P28">Min_samples_split: <text:s/>2</text:p>
      <text:p text:style-name="P41">Results for sliding window: 11</text:p>
      <text:p text:style-name="P41">Confusion matrix, without normalization</text:p>
      <text:p text:style-name="P41">[[16241 <text:s text:c="2"/>263]</text:p>
      <text:p text:style-name="P41"><text:s/>[ 4430 <text:s/>1231]]</text:p>
      <text:p text:style-name="P41">Normalized confusion matrix</text:p>
      <text:p text:style-name="P41">[[ 0.98406447 <text:s/>0.01593553]</text:p>
      <text:p text:style-name="P41"><text:s/>[ 0.78254725 <text:s/>0.21745275]]</text:p>
      <text:p text:style-name="P41"><text:s text:c="24"/>precision <text:s text:c="3"/>recall <text:s/>f1-score <text:s text:c="2"/>support</text:p>
      <text:p text:style-name="P41"/>
      <text:p text:style-name="P41"><text:soft-page-break/><text:s text:c="3"/>Class 0 == globular <text:s text:c="6"/>0.79 <text:s text:c="5"/>0.98 <text:s text:c="5"/>0.87 <text:s text:c="4"/>16504</text:p>
      <text:p text:style-name="P41">Class 1 == beta barrel <text:s text:c="6"/>0.82 <text:s text:c="5"/>0.22 <text:s text:c="5"/>0.34 <text:s text:c="5"/>5661</text:p>
      <text:p text:style-name="P41"/>
      <text:p text:style-name="P41"><text:s text:c="11"/>avg / total <text:s text:c="6"/>0.80 <text:s text:c="5"/>0.79 <text:s text:c="5"/>0.74 <text:s text:c="4"/>22165</text:p>
      <text:p text:style-name="P41"/>
      <text:p text:style-name="P41">[ 0.78055931 <text:s/>0.78840514 <text:s/>0.79539815 <text:s/>0.78502143 <text:s/>0.79196751]</text:p>
      <text:p text:style-name="P41">The accuracy for a sliding window of 11: 0.7883 (+/- 0.0104)</text:p>
      <text:p text:style-name="P41"/>
      <text:p text:style-name="P41"/>
      <text:p text:style-name="P41"/>
      <text:p text:style-name="P41">Random Forest: Sliding window: <text:s/>11 </text:p>
      <text:p text:style-name="P41">N_estimators: <text:s/>300 </text:p>
      <text:p text:style-name="P28">Min_samples_split: <text:s/>3</text:p>
      <text:p text:style-name="P41">Results for sliding window: 11</text:p>
      <text:p text:style-name="P41">Confusion matrix, without normalization</text:p>
      <text:p text:style-name="P41">[[16234 <text:s text:c="2"/>270]</text:p>
      <text:p text:style-name="P41"><text:s/>[ 4426 <text:s/>1235]]</text:p>
      <text:p text:style-name="P41">Normalized confusion matrix</text:p>
      <text:p text:style-name="P41">[[ 0.98364033 <text:s/>0.01635967]</text:p>
      <text:p text:style-name="P41"><text:s/>[ 0.78184066 <text:s/>0.21815934]]</text:p>
      <text:p text:style-name="P41"><text:s text:c="24"/>precision <text:s text:c="3"/>recall <text:s/>f1-score <text:s text:c="2"/>support</text:p>
      <text:p text:style-name="P41"/>
      <text:p text:style-name="P41"><text:s text:c="3"/>Class 0 == globular <text:s text:c="6"/>0.79 <text:s text:c="5"/>0.98 <text:s text:c="5"/>0.87 <text:s text:c="4"/>16504</text:p>
      <text:p text:style-name="P41">Class 1 == beta barrel <text:s text:c="6"/>0.82 <text:s text:c="5"/>0.22 <text:s text:c="5"/>0.34 <text:s text:c="5"/>5661</text:p>
      <text:p text:style-name="P41"/>
      <text:p text:style-name="P41"><text:s text:c="11"/>avg / total <text:s text:c="6"/>0.79 <text:s text:c="5"/>0.79 <text:s text:c="5"/>0.74 <text:s text:c="4"/>22165</text:p>
      <text:p text:style-name="P41"/>
      <text:p text:style-name="P41">[ 0.7812359 <text:s text:c="2"/>0.78975863 <text:s/>0.79517257 <text:s/>0.78276562 <text:s/>0.79174188]</text:p>
      <text:p text:style-name="P41">The accuracy for a sliding window of 11: 0.7881 (+/- 0.0106)</text:p>
      <text:p text:style-name="P41"/>
      <text:p text:style-name="P41"/>
      <text:p text:style-name="P41"/>
      <text:p text:style-name="P41">Random Forest: Sliding window: <text:s/>11 </text:p>
      <text:p text:style-name="P41">N_estimators: <text:s/>300 </text:p>
      <text:p text:style-name="P28">Min_samples_split: <text:s/>4</text:p>
      <text:p text:style-name="P41">Results for sliding window: 11</text:p>
      <text:p text:style-name="P41">Confusion matrix, without normalization</text:p>
      <text:p text:style-name="P41">[[16245 <text:s text:c="2"/>259]</text:p>
      <text:p text:style-name="P41"><text:s/>[ 4423 <text:s/>1238]]</text:p>
      <text:p text:style-name="P41">Normalized confusion matrix</text:p>
      <text:p text:style-name="P41">[[ 0.98430683 <text:s/>0.01569317]</text:p>
      <text:p text:style-name="P41"><text:s/>[ 0.78131072 <text:s/>0.21868928]]</text:p>
      <text:p text:style-name="P41"><text:s text:c="24"/>precision <text:s text:c="3"/>recall <text:s/>f1-score <text:s text:c="2"/>support</text:p>
      <text:p text:style-name="P41"/>
      <text:p text:style-name="P41"><text:s text:c="3"/>Class 0 == globular <text:s text:c="6"/>0.79 <text:s text:c="5"/>0.98 <text:s text:c="5"/>0.87 <text:s text:c="4"/>16504</text:p>
      <text:p text:style-name="P41">Class 1 == beta barrel <text:s text:c="6"/>0.83 <text:s text:c="5"/>0.22 <text:s text:c="5"/>0.35 <text:s text:c="5"/>5661</text:p>
      <text:p text:style-name="P41"/>
      <text:p text:style-name="P41"><text:s text:c="11"/>avg / total <text:s text:c="6"/>0.80 <text:s text:c="5"/>0.79 <text:s text:c="5"/>0.74 <text:s text:c="4"/>22165</text:p>
      <text:p text:style-name="P41"/>
      <text:p text:style-name="P41"><text:soft-page-break/>[ 0.78033378 <text:s/>0.78817956 <text:s/>0.79652605 <text:s/>0.78389353 <text:s/>0.79490072]</text:p>
      <text:p text:style-name="P41">The accuracy for a sliding window of 11: 0.7888 (+/- 0.0124)</text:p>
      <text:p text:style-name="P41"/>
      <text:p text:style-name="P41"/>
      <text:p text:style-name="P41"/>
      <text:p text:style-name="P41">Random Forest: Sliding window: <text:s/>11 </text:p>
      <text:p text:style-name="P41">N_estimators: <text:s/>300 </text:p>
      <text:p text:style-name="P28">Min_samples_split: <text:s/>5</text:p>
      <text:p text:style-name="P41">Results for sliding window: 11</text:p>
      <text:p text:style-name="P41">Confusion matrix, without normalization</text:p>
      <text:p text:style-name="P41">[[16244 <text:s text:c="2"/>260]</text:p>
      <text:p text:style-name="P41"><text:s/>[ 4467 <text:s/>1194]]</text:p>
      <text:p text:style-name="P41">Normalized confusion matrix</text:p>
      <text:p text:style-name="P41">[[ 0.98424624 <text:s/>0.01575376]</text:p>
      <text:p text:style-name="P41"><text:s/>[ 0.7890832 <text:s text:c="2"/>0.2109168 ]]</text:p>
      <text:p text:style-name="P41"><text:s text:c="24"/>precision <text:s text:c="3"/>recall <text:s/>f1-score <text:s text:c="2"/>support</text:p>
      <text:p text:style-name="P41"/>
      <text:p text:style-name="P41"><text:s text:c="3"/>Class 0 == globular <text:s text:c="6"/>0.78 <text:s text:c="5"/>0.98 <text:s text:c="5"/>0.87 <text:s text:c="4"/>16504</text:p>
      <text:p text:style-name="P41">Class 1 == beta barrel <text:s text:c="6"/>0.82 <text:s text:c="5"/>0.21 <text:s text:c="5"/>0.34 <text:s text:c="5"/>5661</text:p>
      <text:p text:style-name="P41"/>
      <text:p text:style-name="P41"><text:s text:c="11"/>avg / total <text:s text:c="6"/>0.79 <text:s text:c="5"/>0.79 <text:s text:c="5"/>0.74 <text:s text:c="4"/>22165</text:p>
      <text:p text:style-name="P41"/>
      <text:p text:style-name="P41">[ 0.77875507 <text:s/>0.78750282 <text:s/>0.79427025 <text:s/>0.7829912 <text:s text:c="2"/>0.79016245]</text:p>
      <text:p text:style-name="P41">The accuracy for a sliding window of 11: 0.7867 (+/- 0.0108)</text:p>
      <text:p text:style-name="P41"/>
      <text:p text:style-name="P41"/>
      <text:p text:style-name="P41"/>
      <text:p text:style-name="P41">Random Forest: Sliding window: <text:s/>11 </text:p>
      <text:p text:style-name="P41">N_estimators: <text:s/>300 </text:p>
      <text:p text:style-name="P28">Min_samples_split: <text:s/>6</text:p>
      <text:p text:style-name="P41">Results for sliding window: 11</text:p>
      <text:p text:style-name="P41">Confusion matrix, without normalization</text:p>
      <text:p text:style-name="P41">[[16257 <text:s text:c="2"/>247]</text:p>
      <text:p text:style-name="P41"><text:s/>[ 4447 <text:s/>1214]]</text:p>
      <text:p text:style-name="P41">Normalized confusion matrix</text:p>
      <text:p text:style-name="P41">[[ 0.98503393 <text:s/>0.01496607]</text:p>
      <text:p text:style-name="P41"><text:s/>[ 0.78555026 <text:s/>0.21444974]]</text:p>
      <text:p text:style-name="P41"><text:s text:c="24"/>precision <text:s text:c="3"/>recall <text:s/>f1-score <text:s text:c="2"/>support</text:p>
      <text:p text:style-name="P41"/>
      <text:p text:style-name="P41"><text:s text:c="3"/>Class 0 == globular <text:s text:c="6"/>0.79 <text:s text:c="5"/>0.99 <text:s text:c="5"/>0.87 <text:s text:c="4"/>16504</text:p>
      <text:p text:style-name="P41">Class 1 == beta barrel <text:s text:c="6"/>0.83 <text:s text:c="5"/>0.21 <text:s text:c="5"/>0.34 <text:s text:c="5"/>5661</text:p>
      <text:p text:style-name="P41"/>
      <text:p text:style-name="P41"><text:s text:c="11"/>avg / total <text:s text:c="6"/>0.80 <text:s text:c="5"/>0.79 <text:s text:c="5"/>0.74 <text:s text:c="4"/>22165</text:p>
      <text:p text:style-name="P41"/>
      <text:p text:style-name="P41">[ 0.78078484 <text:s/>0.78569817 <text:s/>0.7972028 <text:s text:c="2"/>0.7818633 <text:s text:c="2"/>0.79557762]</text:p>
      <text:p text:style-name="P41">The accuracy for a sliding window of 11: 0.7882 (+/- 0.0138)</text:p>
      <text:p text:style-name="P41"/>
      <text:p text:style-name="P41"/>
      <text:p text:style-name="P41"/>
      <text:p text:style-name="P41"><text:soft-page-break/>Random Forest: Sliding window: <text:s/>11 </text:p>
      <text:p text:style-name="P41">N_estimators: <text:s/>300 </text:p>
      <text:p text:style-name="P28">Min_samples_split: <text:s/>7</text:p>
      <text:p text:style-name="P41">Results for sliding window: 11</text:p>
      <text:p text:style-name="P41">Confusion matrix, without normalization</text:p>
      <text:p text:style-name="P41">[[16266 <text:s text:c="2"/>238]</text:p>
      <text:p text:style-name="P41"><text:s/>[ 4436 <text:s/>1225]]</text:p>
      <text:p text:style-name="P41">Normalized confusion matrix</text:p>
      <text:p text:style-name="P41">[[ 0.98557925 <text:s/>0.01442075]</text:p>
      <text:p text:style-name="P41"><text:s/>[ 0.78360714 <text:s/>0.21639286]]</text:p>
      <text:p text:style-name="P41"><text:s text:c="24"/>precision <text:s text:c="3"/>recall <text:s/>f1-score <text:s text:c="2"/>support</text:p>
      <text:p text:style-name="P41"/>
      <text:p text:style-name="P41"><text:s text:c="3"/>Class 0 == globular <text:s text:c="6"/>0.79 <text:s text:c="5"/>0.99 <text:s text:c="5"/>0.87 <text:s text:c="4"/>16504</text:p>
      <text:p text:style-name="P41">Class 1 == beta barrel <text:s text:c="6"/>0.84 <text:s text:c="5"/>0.22 <text:s text:c="5"/>0.34 <text:s text:c="5"/>5661</text:p>
      <text:p text:style-name="P41"/>
      <text:p text:style-name="P41"><text:s text:c="11"/>avg / total <text:s text:c="6"/>0.80 <text:s text:c="5"/>0.79 <text:s text:c="5"/>0.74 <text:s text:c="4"/>22165</text:p>
      <text:p text:style-name="P41"/>
      <text:p text:style-name="P41">[ 0.78168696 <text:s/>0.78930747 <text:s/>0.7972028 <text:s text:c="2"/>0.78411911 <text:s/>0.7933213 ]</text:p>
      <text:p text:style-name="P41">The accuracy for a sliding window of 11: 0.7891 (+/- 0.0114)</text:p>
      <text:p text:style-name="P41"/>
      <text:p text:style-name="P41"/>
      <text:p text:style-name="P41"/>
      <text:p text:style-name="P41">Random Forest: Sliding window: <text:s/>11 </text:p>
      <text:p text:style-name="P41">N_estimators: <text:s/>300 </text:p>
      <text:p text:style-name="P28">Min_samples_split: <text:s/>8</text:p>
      <text:p text:style-name="P41">Results for sliding window: 11</text:p>
      <text:p text:style-name="P41">Confusion matrix, without normalization</text:p>
      <text:p text:style-name="P41">[[16285 <text:s text:c="2"/>219]</text:p>
      <text:p text:style-name="P41"><text:s/>[ 4491 <text:s/>1170]]</text:p>
      <text:p text:style-name="P41">Normalized confusion matrix</text:p>
      <text:p text:style-name="P41">[[ 0.98673049 <text:s/>0.01326951]</text:p>
      <text:p text:style-name="P41"><text:s/>[ 0.79332273 <text:s/>0.20667727]]</text:p>
      <text:p text:style-name="P41"><text:s text:c="24"/>precision <text:s text:c="3"/>recall <text:s/>f1-score <text:s text:c="2"/>support</text:p>
      <text:p text:style-name="P41"/>
      <text:p text:style-name="P41"><text:s text:c="3"/>Class 0 == globular <text:s text:c="6"/>0.78 <text:s text:c="5"/>0.99 <text:s text:c="5"/>0.87 <text:s text:c="4"/>16504</text:p>
      <text:p text:style-name="P41">Class 1 == beta barrel <text:s text:c="6"/>0.84 <text:s text:c="5"/>0.21 <text:s text:c="5"/>0.33 <text:s text:c="5"/>5661</text:p>
      <text:p text:style-name="P41"/>
      <text:p text:style-name="P41"><text:s text:c="11"/>avg / total <text:s text:c="6"/>0.80 <text:s text:c="5"/>0.79 <text:s text:c="5"/>0.74 <text:s text:c="4"/>22165</text:p>
      <text:p text:style-name="P41"/>
      <text:p text:style-name="P41">[ 0.77717636 <text:s/>0.78795398 <text:s/>0.79607489 <text:s/>0.78208888 <text:s/>0.79422383]</text:p>
      <text:p text:style-name="P41">The accuracy for a sliding window of 11: 0.7875 (+/- 0.0143)</text:p>
      <text:p text:style-name="P41"/>
      <text:p text:style-name="P41"/>
      <text:p text:style-name="P41"/>
      <text:p text:style-name="P41">Random Forest: Sliding window: <text:s/>11 </text:p>
      <text:p text:style-name="P41">N_estimators: <text:s/>300 </text:p>
      <text:p text:style-name="P28">Min_samples_split: <text:s/>9</text:p>
      <text:p text:style-name="P41">Results for sliding window: 11</text:p>
      <text:p text:style-name="P41">Confusion matrix, without normalization</text:p>
      <text:p text:style-name="P41"><text:soft-page-break/>[[16259 <text:s text:c="2"/>245]</text:p>
      <text:p text:style-name="P41"><text:s/>[ 4500 <text:s/>1161]]</text:p>
      <text:p text:style-name="P41">Normalized confusion matrix</text:p>
      <text:p text:style-name="P41">[[ 0.98515511 <text:s/>0.01484489]</text:p>
      <text:p text:style-name="P41"><text:s/>[ 0.79491256 <text:s/>0.20508744]]</text:p>
      <text:p text:style-name="P41"><text:s text:c="24"/>precision <text:s text:c="3"/>recall <text:s/>f1-score <text:s text:c="2"/>support</text:p>
      <text:p text:style-name="P41"/>
      <text:p text:style-name="P41"><text:s text:c="3"/>Class 0 == globular <text:s text:c="6"/>0.78 <text:s text:c="5"/>0.99 <text:s text:c="5"/>0.87 <text:s text:c="4"/>16504</text:p>
      <text:p text:style-name="P41">Class 1 == beta barrel <text:s text:c="6"/>0.83 <text:s text:c="5"/>0.21 <text:s text:c="5"/>0.33 <text:s text:c="5"/>5661</text:p>
      <text:p text:style-name="P41"/>
      <text:p text:style-name="P41"><text:s text:c="11"/>avg / total <text:s text:c="6"/>0.79 <text:s text:c="5"/>0.79 <text:s text:c="5"/>0.73 <text:s text:c="4"/>22165</text:p>
      <text:p text:style-name="P41"/>
      <text:p text:style-name="P41">[ 0.77852954 <text:s/>0.7888563 <text:s text:c="2"/>0.79156328 <text:s/>0.77757726 <text:s/>0.79309567]</text:p>
      <text:p text:style-name="P41">The accuracy for a sliding window of 11: 0.7859 (+/- 0.0132)</text:p>
      <text:p text:style-name="P41"/>
      <text:p text:style-name="P41"/>
      <text:p text:style-name="P41"/>
      <text:p text:style-name="P41">Random Forest: Sliding window: <text:s/>11 </text:p>
      <text:p text:style-name="P41">N_estimators: <text:s/>300 </text:p>
      <text:p text:style-name="P28">Min_samples_split: <text:s/>10</text:p>
      <text:p text:style-name="P41">Results for sliding window: 11</text:p>
      <text:p text:style-name="P41">Confusion matrix, without normalization</text:p>
      <text:p text:style-name="P41">[[16280 <text:s text:c="2"/>224]</text:p>
      <text:p text:style-name="P41"><text:s/>[ 4512 <text:s/>1149]]</text:p>
      <text:p text:style-name="P41">Normalized confusion matrix</text:p>
      <text:p text:style-name="P41">[[ 0.98642753 <text:s/>0.01357247]</text:p>
      <text:p text:style-name="P41"><text:s/>[ 0.79703233 <text:s/>0.20296767]]</text:p>
      <text:p text:style-name="P41"><text:s text:c="24"/>precision <text:s text:c="3"/>recall <text:s/>f1-score <text:s text:c="2"/>support</text:p>
      <text:p text:style-name="P41"/>
      <text:p text:style-name="P41"><text:s text:c="3"/>Class 0 == globular <text:s text:c="6"/>0.78 <text:s text:c="5"/>0.99 <text:s text:c="5"/>0.87 <text:s text:c="4"/>16504</text:p>
      <text:p text:style-name="P41">Class 1 == beta barrel <text:s text:c="6"/>0.84 <text:s text:c="5"/>0.20 <text:s text:c="5"/>0.33 <text:s text:c="5"/>5661</text:p>
      <text:p text:style-name="P41"/>
      <text:p text:style-name="P41"><text:s text:c="11"/>avg / total <text:s text:c="6"/>0.80 <text:s text:c="5"/>0.79 <text:s text:c="5"/>0.73 <text:s text:c="4"/>22165</text:p>
      <text:p text:style-name="P41"/>
      <text:p text:style-name="P41">[ 0.77965719 <text:s/>0.78592375 <text:s/>0.79314234 <text:s/>0.78141214 <text:s/>0.79151625]</text:p>
      <text:p text:style-name="P41">The accuracy for a sliding window of 11: 0.7863 (+/- 0.0107)</text:p>
      <text:p text:style-name="P41"/>
      <text:p text:style-name="P11">Random Forest: Sliding window: <text:s/>11 </text:p>
      <text:p text:style-name="P19">N_estimators: <text:s/>350 </text:p>
      <text:p text:style-name="P29">Min_samples_split: <text:s/>2</text:p>
      <text:p text:style-name="P44">Results for sliding window: 11</text:p>
      <text:p text:style-name="P44">Confusion matrix, without normalization</text:p>
      <text:p text:style-name="P44">[[16239 <text:s text:c="2"/>265]</text:p>
      <text:p text:style-name="P44"><text:s/>[ 4441 <text:s/>1220]]</text:p>
      <text:p text:style-name="P44">Normalized confusion matrix</text:p>
      <text:p text:style-name="P44">[[ 0.98394329 <text:s/>0.01605671]</text:p>
      <text:p text:style-name="P44"><text:s/>[ 0.78449037 <text:s/>0.21550963]]</text:p>
      <text:p text:style-name="P44"><text:s text:c="24"/>precision <text:s text:c="3"/>recall <text:s/>f1-score <text:s text:c="2"/>support</text:p>
      <text:p text:style-name="P44"/>
      <text:p text:style-name="P44"><text:soft-page-break/><text:s text:c="3"/>Class 0 == globular <text:s text:c="6"/>0.79 <text:s text:c="5"/>0.98 <text:s text:c="5"/>0.87 <text:s text:c="4"/>16504</text:p>
      <text:p text:style-name="P44">Class 1 == beta barrel <text:s text:c="6"/>0.82 <text:s text:c="5"/>0.22 <text:s text:c="5"/>0.34 <text:s text:c="5"/>5661</text:p>
      <text:p text:style-name="P44"/>
      <text:p text:style-name="P44"><text:s text:c="11"/>avg / total <text:s text:c="6"/>0.79 <text:s text:c="5"/>0.79 <text:s text:c="5"/>0.74 <text:s text:c="4"/>22165</text:p>
      <text:p text:style-name="P44"/>
      <text:p text:style-name="P44">[ 0.77875507 <text:s/>0.78727724 <text:s/>0.79472141 <text:s/>0.78276562 <text:s/>0.79490072]</text:p>
      <text:p text:style-name="P44">The accuracy for a sliding window of 11: 0.7877 (+/- 0.0128)</text:p>
      <text:p text:style-name="P44"/>
      <text:p text:style-name="P44"/>
      <text:p text:style-name="P44"/>
      <text:p text:style-name="P44">Random Forest: Sliding window: <text:s/>11 </text:p>
      <text:p text:style-name="P44">N_estimators: <text:s/>350 </text:p>
      <text:p text:style-name="P29">Min_samples_split: <text:s/>3</text:p>
      <text:p text:style-name="P44">Results for sliding window: 11</text:p>
      <text:p text:style-name="P44">Confusion matrix, without normalization</text:p>
      <text:p text:style-name="P44">[[16248 <text:s text:c="2"/>256]</text:p>
      <text:p text:style-name="P44"><text:s/>[ 4427 <text:s/>1234]]</text:p>
      <text:p text:style-name="P44">Normalized confusion matrix</text:p>
      <text:p text:style-name="P44">[[ 0.98448861 <text:s/>0.01551139]</text:p>
      <text:p text:style-name="P44"><text:s/>[ 0.78201731 <text:s/>0.21798269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9 <text:s text:c="5"/>0.98 <text:s text:c="5"/>0.87 <text:s text:c="4"/>16504</text:p>
      <text:p text:style-name="P44">Class 1 == beta barrel <text:s text:c="6"/>0.83 <text:s text:c="5"/>0.22 <text:s text:c="5"/>0.35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7943166 <text:s/>0.7888563 <text:s text:c="2"/>0.79472141 <text:s/>0.78637492 <text:s/>0.79422383]</text:p>
      <text:p text:style-name="P44">The accuracy for a sliding window of 11: 0.7887 (+/- 0.0112)</text:p>
      <text:p text:style-name="P44"/>
      <text:p text:style-name="P44"/>
      <text:p text:style-name="P44"/>
      <text:p text:style-name="P44">Random Forest: Sliding window: <text:s/>11 </text:p>
      <text:p text:style-name="P44">N_estimators: <text:s/>350 </text:p>
      <text:p text:style-name="P29">Min_samples_split: <text:s/>4</text:p>
      <text:p text:style-name="P44">Results for sliding window: 11</text:p>
      <text:p text:style-name="P44">Confusion matrix, without normalization</text:p>
      <text:p text:style-name="P44">[[16268 <text:s text:c="2"/>236]</text:p>
      <text:p text:style-name="P44"><text:s/>[ 4439 <text:s/>1222]]</text:p>
      <text:p text:style-name="P44">Normalized confusion matrix</text:p>
      <text:p text:style-name="P44">[[ 0.98570044 <text:s/>0.01429956]</text:p>
      <text:p text:style-name="P44"><text:s/>[ 0.78413708 <text:s/>0.21586292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9 <text:s text:c="5"/>0.99 <text:s text:c="5"/>0.87 <text:s text:c="4"/>16504</text:p>
      <text:p text:style-name="P44">Class 1 == beta barrel <text:s text:c="6"/>0.84 <text:s text:c="5"/>0.22 <text:s text:c="5"/>0.34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<text:soft-page-break/>[ 0.77852954 <text:s/>0.79043537 <text:s/>0.79765396 <text:s/>0.78434469 <text:s/>0.79444946]</text:p>
      <text:p text:style-name="P44">The accuracy for a sliding window of 11: 0.7891 (+/- 0.0138)</text:p>
      <text:p text:style-name="P44"/>
      <text:p text:style-name="P44"/>
      <text:p text:style-name="P44"/>
      <text:p text:style-name="P44">Random Forest: Sliding window: <text:s/>11 </text:p>
      <text:p text:style-name="P44">N_estimators: <text:s/>350 </text:p>
      <text:p text:style-name="P29">Min_samples_split: <text:s/>5</text:p>
      <text:p text:style-name="P44">Results for sliding window: 11</text:p>
      <text:p text:style-name="P44">Confusion matrix, without normalization</text:p>
      <text:p text:style-name="P44">[[16251 <text:s text:c="2"/>253]</text:p>
      <text:p text:style-name="P44"><text:s/>[ 4443 <text:s/>1218]]</text:p>
      <text:p text:style-name="P44">Normalized confusion matrix</text:p>
      <text:p text:style-name="P44">[[ 0.98467038 <text:s/>0.01532962]</text:p>
      <text:p text:style-name="P44"><text:s/>[ 0.78484367 <text:s/>0.21515633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9 <text:s text:c="5"/>0.98 <text:s text:c="5"/>0.87 <text:s text:c="4"/>16504</text:p>
      <text:p text:style-name="P44">Class 1 == beta barrel <text:s text:c="6"/>0.83 <text:s text:c="5"/>0.22 <text:s text:c="5"/>0.34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7695083 <text:s/>0.78863072 <text:s/>0.79314234 <text:s/>0.78750282 <text:s/>0.79444946]</text:p>
      <text:p text:style-name="P44">The accuracy for a sliding window of 11: 0.7881 (+/- 0.0124)</text:p>
      <text:p text:style-name="P44"/>
      <text:p text:style-name="P44"/>
      <text:p text:style-name="P44"/>
      <text:p text:style-name="P44">Random Forest: Sliding window: <text:s/>11 </text:p>
      <text:p text:style-name="P44">N_estimators: <text:s/>350 </text:p>
      <text:p text:style-name="P29">Min_samples_split: <text:s/>6</text:p>
      <text:p text:style-name="P44">Results for sliding window: 11</text:p>
      <text:p text:style-name="P44">Confusion matrix, without normalization</text:p>
      <text:p text:style-name="P44">[[16265 <text:s text:c="2"/>239]</text:p>
      <text:p text:style-name="P44"><text:s/>[ 4459 <text:s/>1202]]</text:p>
      <text:p text:style-name="P44">Normalized confusion matrix</text:p>
      <text:p text:style-name="P44">[[ 0.98551866 <text:s/>0.01448134]</text:p>
      <text:p text:style-name="P44"><text:s/>[ 0.78767002 <text:s/>0.21232998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3 <text:s text:c="5"/>0.21 <text:s text:c="5"/>0.34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789806 <text:s text:c="2"/>0.79043537 <text:s/>0.79494699 <text:s/>0.7818633 <text:s text:c="2"/>0.79399819]</text:p>
      <text:p text:style-name="P44">The accuracy for a sliding window of 11: 0.7880 (+/- 0.0129)</text:p>
      <text:p text:style-name="P44"/>
      <text:p text:style-name="P44"/>
      <text:p text:style-name="P44"/>
      <text:p text:style-name="P44"><text:soft-page-break/>Random Forest: Sliding window: <text:s/>11 </text:p>
      <text:p text:style-name="P44">N_estimators: <text:s/>350 </text:p>
      <text:p text:style-name="P29">Min_samples_split: <text:s/>7</text:p>
      <text:p text:style-name="P44">Results for sliding window: 11</text:p>
      <text:p text:style-name="P44">Confusion matrix, without normalization</text:p>
      <text:p text:style-name="P44">[[16261 <text:s text:c="2"/>243]</text:p>
      <text:p text:style-name="P44"><text:s/>[ 4468 <text:s/>1193]]</text:p>
      <text:p text:style-name="P44">Normalized confusion matrix</text:p>
      <text:p text:style-name="P44">[[ 0.9852763 <text:s text:c="2"/>0.0147237 ]</text:p>
      <text:p text:style-name="P44"><text:s/>[ 0.78925985 <text:s/>0.21074015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3 <text:s text:c="5"/>0.21 <text:s text:c="5"/>0.34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7943166 <text:s/>0.7877284 <text:s text:c="2"/>0.79381908 <text:s/>0.78411911 <text:s/>0.79219314]</text:p>
      <text:p text:style-name="P44">The accuracy for a sliding window of 11: 0.7875 (+/- 0.0105)</text:p>
      <text:p text:style-name="P44"/>
      <text:p text:style-name="P44"/>
      <text:p text:style-name="P44"/>
      <text:p text:style-name="P44">Random Forest: Sliding window: <text:s/>11 </text:p>
      <text:p text:style-name="P44">N_estimators: <text:s/>350 </text:p>
      <text:p text:style-name="P29">Min_samples_split: <text:s/>8</text:p>
      <text:p text:style-name="P44">Results for sliding window: 11</text:p>
      <text:p text:style-name="P44">Confusion matrix, without normalization</text:p>
      <text:p text:style-name="P44">[[16269 <text:s text:c="2"/>235]</text:p>
      <text:p text:style-name="P44"><text:s/>[ 4459 <text:s/>1202]]</text:p>
      <text:p text:style-name="P44">Normalized confusion matrix</text:p>
      <text:p text:style-name="P44">[[ 0.98576103 <text:s/>0.01423897]</text:p>
      <text:p text:style-name="P44"><text:s/>[ 0.78767002 <text:s/>0.21232998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1 <text:s text:c="5"/>0.34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8010825 <text:s/>0.78863072 <text:s/>0.79449583 <text:s/>0.78366794 <text:s/>0.79422383]</text:p>
      <text:p text:style-name="P44">The accuracy for a sliding window of 11: 0.7882 (+/- 0.0114)</text:p>
      <text:p text:style-name="P44"/>
      <text:p text:style-name="P44"/>
      <text:p text:style-name="P44"/>
      <text:p text:style-name="P44">Random Forest: Sliding window: <text:s/>11 </text:p>
      <text:p text:style-name="P44">N_estimators: <text:s/>350 </text:p>
      <text:p text:style-name="P29">Min_samples_split: <text:s/>9</text:p>
      <text:p text:style-name="P44">Results for sliding window: 11</text:p>
      <text:p text:style-name="P44">Confusion matrix, without normalization</text:p>
      <text:p text:style-name="P44"><text:soft-page-break/>[[16274 <text:s text:c="2"/>230]</text:p>
      <text:p text:style-name="P44"><text:s/>[ 4494 <text:s/>1167]]</text:p>
      <text:p text:style-name="P44">Normalized confusion matrix</text:p>
      <text:p text:style-name="P44">[[ 0.98606398 <text:s/>0.01393602]</text:p>
      <text:p text:style-name="P44"><text:s/>[ 0.79385268 <text:s/>0.20614732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1 <text:s text:c="5"/>0.33 <text:s text:c="5"/>5661</text:p>
      <text:p text:style-name="P44"/>
      <text:p text:style-name="P44"><text:s text:c="11"/>avg / total <text:s text:c="6"/>0.80 <text:s text:c="5"/>0.79 <text:s text:c="5"/>0.73 <text:s text:c="4"/>22165</text:p>
      <text:p text:style-name="P44"/>
      <text:p text:style-name="P44">[ 0.77785295 <text:s/>0.78705166 <text:s/>0.79562373 <text:s/>0.78163772 <text:s/>0.79219314]</text:p>
      <text:p text:style-name="P44">The accuracy for a sliding window of 11: 0.7869 (+/- 0.0131)</text:p>
      <text:p text:style-name="P44"/>
      <text:p text:style-name="P44"/>
      <text:p text:style-name="P44"/>
      <text:p text:style-name="P44">Random Forest: Sliding window: <text:s/>11 </text:p>
      <text:p text:style-name="P44">N_estimators: <text:s/>350 </text:p>
      <text:p text:style-name="P29">Min_samples_split: <text:s/>10</text:p>
      <text:p text:style-name="P44">Results for sliding window: 11</text:p>
      <text:p text:style-name="P44">Confusion matrix, without normalization</text:p>
      <text:p text:style-name="P44">[[16278 <text:s text:c="2"/>226]</text:p>
      <text:p text:style-name="P44"><text:s/>[ 4490 <text:s/>1171]]</text:p>
      <text:p text:style-name="P44">Normalized confusion matrix</text:p>
      <text:p text:style-name="P44">[[ 0.98630635 <text:s/>0.01369365]</text:p>
      <text:p text:style-name="P44"><text:s/>[ 0.79314609 <text:s/>0.20685391]]</text:p>
      <text:p text:style-name="P44"><text:s text:c="24"/>precision <text:s text:c="3"/>recall <text:s/>f1-score <text:s text:c="2"/>support</text:p>
      <text:p text:style-name="P44"/>
      <text:p text:style-name="P44"><text:s text:c="3"/>Class 0 == globular <text:s text:c="6"/>0.78 <text:s text:c="5"/>0.99 <text:s text:c="5"/>0.87 <text:s text:c="4"/>16504</text:p>
      <text:p text:style-name="P44">Class 1 == beta barrel <text:s text:c="6"/>0.84 <text:s text:c="5"/>0.21 <text:s text:c="5"/>0.33 <text:s text:c="5"/>5661</text:p>
      <text:p text:style-name="P44"/>
      <text:p text:style-name="P44"><text:s text:c="11"/>avg / total <text:s text:c="6"/>0.80 <text:s text:c="5"/>0.79 <text:s text:c="5"/>0.74 <text:s text:c="4"/>22165</text:p>
      <text:p text:style-name="P44"/>
      <text:p text:style-name="P44">[ 0.77988272 <text:s/>0.7877284 <text:s text:c="2"/>0.79291676 <text:s/>0.78479585 <text:s/>0.79083935]</text:p>
      <text:p text:style-name="P44">The accuracy for a sliding window of 11: 0.7872 (+/- 0.0092)</text:p>
      <text:p text:style-name="P44"/>
      <text:p text:style-name="P44"/>
      <text:p text:style-name="P44"/>
      <text:p text:style-name="P37">Random Forest: Sliding window: <text:s/>13 </text:p>
      <text:p text:style-name="P20">N_estimators: <text:s/>250 </text:p>
      <text:p text:style-name="P30">Min_samples_split: <text:s/>2</text:p>
      <text:p text:style-name="P45">Results for sliding window: 13</text:p>
      <text:p text:style-name="P45">Confusion matrix, without normalization</text:p>
      <text:p text:style-name="P45">[[16286 <text:s text:c="2"/>218]</text:p>
      <text:p text:style-name="P45"><text:s/>[ 4511 <text:s/>1150]]</text:p>
      <text:p text:style-name="P45">Normalized confusion matrix</text:p>
      <text:p text:style-name="P45">[[ 0.98679108 <text:s/>0.01320892]</text:p>
      <text:p text:style-name="P45"><text:soft-page-break/><text:s/>[ 0.79685568 <text:s/>0.20314432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4 <text:s text:c="5"/>0.20 <text:s text:c="5"/>0.33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[ 0.77830401 <text:s/>0.78614933 <text:s/>0.79562373 <text:s/>0.78050981 <text:s/>0.7926444 ]</text:p>
      <text:p text:style-name="P45">The accuracy for a sliding window of 13: 0.7866 (+/- 0.0134)</text:p>
      <text:p text:style-name="P45"/>
      <text:p text:style-name="P45"/>
      <text:p text:style-name="P45"/>
      <text:p text:style-name="P45">Random Forest: Sliding window: <text:s/>13 </text:p>
      <text:p text:style-name="P45">N_estimators: <text:s/>250 </text:p>
      <text:p text:style-name="P30">Min_samples_split: <text:s/>3</text:p>
      <text:p text:style-name="P45">Results for sliding window: 13</text:p>
      <text:p text:style-name="P45">Confusion matrix, without normalization</text:p>
      <text:p text:style-name="P45">[[16281 <text:s text:c="2"/>223]</text:p>
      <text:p text:style-name="P45"><text:s/>[ 4486 <text:s/>1175]]</text:p>
      <text:p text:style-name="P45">Normalized confusion matrix</text:p>
      <text:p text:style-name="P45">[[ 0.98648812 <text:s/>0.01351188]</text:p>
      <text:p text:style-name="P45"><text:s/>[ 0.7924395 <text:s text:c="2"/>0.2075605 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4 <text:s text:c="5"/>0.21 <text:s text:c="5"/>0.33 <text:s text:c="5"/>5661</text:p>
      <text:p text:style-name="P45"/>
      <text:p text:style-name="P45"><text:s text:c="11"/>avg / total <text:s text:c="6"/>0.80 <text:s text:c="5"/>0.79 <text:s text:c="5"/>0.74 <text:s text:c="4"/>22165</text:p>
      <text:p text:style-name="P45"/>
      <text:p text:style-name="P45">[ 0.78168696 <text:s/>0.78524701 <text:s/>0.7935935 <text:s text:c="2"/>0.78096097 <text:s/>0.79625451]</text:p>
      <text:p text:style-name="P45">The accuracy for a sliding window of 13: 0.7875 (+/- 0.0125)</text:p>
      <text:p text:style-name="P45"/>
      <text:p text:style-name="P45"/>
      <text:p text:style-name="P45"/>
      <text:p text:style-name="P45">Random Forest: Sliding window: <text:s/>13 </text:p>
      <text:p text:style-name="P45">N_estimators: <text:s/>250 </text:p>
      <text:p text:style-name="P30">Min_samples_split: <text:s/>4</text:p>
      <text:p text:style-name="P45">Results for sliding window: 13</text:p>
      <text:p text:style-name="P45">Confusion matrix, without normalization</text:p>
      <text:p text:style-name="P45">[[16276 <text:s text:c="2"/>228]</text:p>
      <text:p text:style-name="P45"><text:s/>[ 4482 <text:s/>1179]]</text:p>
      <text:p text:style-name="P45">Normalized confusion matrix</text:p>
      <text:p text:style-name="P45">[[ 0.98618517 <text:s/>0.01381483]</text:p>
      <text:p text:style-name="P45"><text:s/>[ 0.79173291 <text:s/>0.20826709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4 <text:s text:c="5"/>0.21 <text:s text:c="5"/>0.33 <text:s text:c="5"/>5661</text:p>
      <text:p text:style-name="P45"><text:soft-page-break/></text:p>
      <text:p text:style-name="P45"><text:s text:c="11"/>avg / total <text:s text:c="6"/>0.80 <text:s text:c="5"/>0.79 <text:s text:c="5"/>0.74 <text:s text:c="4"/>22165</text:p>
      <text:p text:style-name="P45"/>
      <text:p text:style-name="P45">[ 0.78055931 <text:s/>0.78863072 <text:s/>0.79697722 <text:s/>0.77938191 <text:s/>0.79196751]</text:p>
      <text:p text:style-name="P45">The accuracy for a sliding window of 13: 0.7875 (+/- 0.0134)</text:p>
      <text:p text:style-name="P45"/>
      <text:p text:style-name="P45"/>
      <text:p text:style-name="P45"/>
      <text:p text:style-name="P45">Random Forest: Sliding window: <text:s/>13 </text:p>
      <text:p text:style-name="P45">N_estimators: <text:s/>250 </text:p>
      <text:p text:style-name="P30">Min_samples_split: <text:s/>5</text:p>
      <text:p text:style-name="P45">Results for sliding window: 13</text:p>
      <text:p text:style-name="P45">Confusion matrix, without normalization</text:p>
      <text:p text:style-name="P45">[[16266 <text:s text:c="2"/>238]</text:p>
      <text:p text:style-name="P45"><text:s/>[ 4506 <text:s/>1155]]</text:p>
      <text:p text:style-name="P45">Normalized confusion matrix</text:p>
      <text:p text:style-name="P45">[[ 0.98557925 <text:s/>0.01442075]</text:p>
      <text:p text:style-name="P45"><text:s/>[ 0.79597244 <text:s/>0.20402756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3 <text:s text:c="5"/>0.20 <text:s text:c="5"/>0.33 <text:s text:c="5"/>5661</text:p>
      <text:p text:style-name="P45"/>
      <text:p text:style-name="P45"><text:s text:c="11"/>avg / total <text:s text:c="6"/>0.79 <text:s text:c="5"/>0.79 <text:s text:c="5"/>0.73 <text:s text:c="4"/>22165</text:p>
      <text:p text:style-name="P45"/>
      <text:p text:style-name="P45">[ 0.77762742 <text:s/>0.78682608 <text:s/>0.79427025 <text:s/>0.778254 <text:s text:c="3"/>0.79287004]</text:p>
      <text:p text:style-name="P45">The accuracy for a sliding window of 13: 0.7860 (+/- 0.0140)</text:p>
      <text:p text:style-name="P45"/>
      <text:p text:style-name="P45"/>
      <text:p text:style-name="P45"/>
      <text:p text:style-name="P45">Random Forest: Sliding window: <text:s/>13 </text:p>
      <text:p text:style-name="P45">N_estimators: <text:s/>250 </text:p>
      <text:p text:style-name="P30">Min_samples_split: <text:s/>6</text:p>
      <text:p text:style-name="P45">Results for sliding window: 13</text:p>
      <text:p text:style-name="P45">Confusion matrix, without normalization</text:p>
      <text:p text:style-name="P45">[[16291 <text:s text:c="2"/>213]</text:p>
      <text:p text:style-name="P45"><text:s/>[ 4488 <text:s/>1173]]</text:p>
      <text:p text:style-name="P45">Normalized confusion matrix</text:p>
      <text:p text:style-name="P45">[[ 0.98709404 <text:s/>0.01290596]</text:p>
      <text:p text:style-name="P45"><text:s/>[ 0.79279279 <text:s/>0.20720721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21 <text:s text:c="5"/>0.33 <text:s text:c="5"/>5661</text:p>
      <text:p text:style-name="P45"/>
      <text:p text:style-name="P45"><text:s text:c="11"/>avg / total <text:s text:c="6"/>0.80 <text:s text:c="5"/>0.79 <text:s text:c="5"/>0.74 <text:s text:c="4"/>22165</text:p>
      <text:p text:style-name="P45"/>
      <text:p text:style-name="P45">[ 0.78168696 <text:s/>0.7888563 <text:s text:c="2"/>0.79584931 <text:s/>0.78005865 <text:s/>0.79309567]</text:p>
      <text:p text:style-name="P45">The accuracy for a sliding window of 13: 0.7879 (+/- 0.0124)</text:p>
      <text:p text:style-name="P45"><text:soft-page-break/></text:p>
      <text:p text:style-name="P45"/>
      <text:p text:style-name="P45"/>
      <text:p text:style-name="P45">Random Forest: Sliding window: <text:s/>13 </text:p>
      <text:p text:style-name="P45">N_estimators: <text:s/>250 </text:p>
      <text:p text:style-name="P30">Min_samples_split: <text:s/>7</text:p>
      <text:p text:style-name="P45">Results for sliding window: 13</text:p>
      <text:p text:style-name="P45">Confusion matrix, without normalization</text:p>
      <text:p text:style-name="P45">[[16290 <text:s text:c="2"/>214]</text:p>
      <text:p text:style-name="P45"><text:s/>[ 4512 <text:s/>1149]]</text:p>
      <text:p text:style-name="P45">Normalized confusion matrix</text:p>
      <text:p text:style-name="P45">[[ 0.98703345 <text:s/>0.01296655]</text:p>
      <text:p text:style-name="P45"><text:s/>[ 0.79703233 <text:s/>0.20296767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4 <text:s text:c="5"/>0.20 <text:s text:c="5"/>0.33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[ 0.77920613 <text:s/>0.78705166 <text:s/>0.79472141 <text:s/>0.78028423 <text:s/>0.7926444 ]</text:p>
      <text:p text:style-name="P45">The accuracy for a sliding window of 13: 0.7868 (+/- 0.0126)</text:p>
      <text:p text:style-name="P45"/>
      <text:p text:style-name="P45"/>
      <text:p text:style-name="P45"/>
      <text:p text:style-name="P45">Random Forest: Sliding window: <text:s/>13 </text:p>
      <text:p text:style-name="P45">N_estimators: <text:s/>250 </text:p>
      <text:p text:style-name="P30">Min_samples_split: <text:s/>8</text:p>
      <text:p text:style-name="P45">Results for sliding window: 13</text:p>
      <text:p text:style-name="P45">Confusion matrix, without normalization</text:p>
      <text:p text:style-name="P45">[[16313 <text:s text:c="2"/>191]</text:p>
      <text:p text:style-name="P45"><text:s/>[ 4549 <text:s/>1112]]</text:p>
      <text:p text:style-name="P45">Normalized confusion matrix</text:p>
      <text:p text:style-name="P45">[[ 0.98842705 <text:s/>0.01157295]</text:p>
      <text:p text:style-name="P45"><text:s/>[ 0.80356827 <text:s/>0.19643173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20 <text:s text:c="5"/>0.32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[ 0.77943166 <text:s/>0.78750282 <text:s/>0.79449583 <text:s/>0.778254 <text:s text:c="3"/>0.79106498]</text:p>
      <text:p text:style-name="P45">The accuracy for a sliding window of 13: 0.7861 (+/- 0.0127)</text:p>
      <text:p text:style-name="P45"/>
      <text:p text:style-name="P45"/>
      <text:p text:style-name="P45"/>
      <text:p text:style-name="P45">Random Forest: Sliding window: <text:s/>13 </text:p>
      <text:p text:style-name="P45">N_estimators: <text:s/>250 </text:p>
      <text:p text:style-name="P30"><text:soft-page-break/>Min_samples_split: <text:s/>9</text:p>
      <text:p text:style-name="P45">Results for sliding window: 13</text:p>
      <text:p text:style-name="P45">Confusion matrix, without normalization</text:p>
      <text:p text:style-name="P45">[[16312 <text:s text:c="2"/>192]</text:p>
      <text:p text:style-name="P45"><text:s/>[ 4541 <text:s/>1120]]</text:p>
      <text:p text:style-name="P45">Normalized confusion matrix</text:p>
      <text:p text:style-name="P45">[[ 0.98836646 <text:s/>0.01163354]</text:p>
      <text:p text:style-name="P45"><text:s/>[ 0.8021551 <text:s text:c="2"/>0.1978449 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20 <text:s text:c="5"/>0.32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[ 0.77988272 <text:s/>0.78592375 <text:s/>0.79449583 <text:s/>0.78028423 <text:s/>0.79174188]</text:p>
      <text:p text:style-name="P45">The accuracy for a sliding window of 13: 0.7865 (+/- 0.0118)</text:p>
      <text:p text:style-name="P45"/>
      <text:p text:style-name="P45"/>
      <text:p text:style-name="P45"/>
      <text:p text:style-name="P45">Random Forest: Sliding window: <text:s/>13 </text:p>
      <text:p text:style-name="P45">N_estimators: <text:s/>250 </text:p>
      <text:p text:style-name="P30">Min_samples_split: <text:s/>10</text:p>
      <text:p text:style-name="P45">Results for sliding window: 13</text:p>
      <text:p text:style-name="P45">Confusion matrix, without normalization</text:p>
      <text:p text:style-name="P45">[[16302 <text:s text:c="2"/>202]</text:p>
      <text:p text:style-name="P45"><text:s/>[ 4533 <text:s/>1128]]</text:p>
      <text:p text:style-name="P45">Normalized confusion matrix</text:p>
      <text:p text:style-name="P45">[[ 0.98776054 <text:s/>0.01223946]</text:p>
      <text:p text:style-name="P45"><text:s/>[ 0.80074192 <text:s/>0.19925808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20 <text:s text:c="5"/>0.32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[ 0.77943166 <text:s/>0.78411911 <text:s/>0.79562373 <text:s/>0.77938191 <text:s/>0.7933213 ]</text:p>
      <text:p text:style-name="P45">The accuracy for a sliding window of 13: 0.7864 (+/- 0.0137)</text:p>
      <text:p text:style-name="P45"/>
      <text:p text:style-name="P45"/>
      <text:p text:style-name="P45"/>
      <text:p text:style-name="P12">Random Forest: Sliding window: <text:s/>13 </text:p>
      <text:p text:style-name="P45"><text:span text:style-name="T5">N_estimators: <text:s/>300</text:span> </text:p>
      <text:p text:style-name="P30">Min_samples_split: <text:s/>2</text:p>
      <text:p text:style-name="P45">Results for sliding window: 13</text:p>
      <text:p text:style-name="P45">Confusion matrix, without normalization</text:p>
      <text:p text:style-name="P45">[[16294 <text:s text:c="2"/>210]</text:p>
      <text:p text:style-name="P45"><text:s/>[ 4483 <text:s/>1178]]</text:p>
      <text:p text:style-name="P45"><text:soft-page-break/>Normalized confusion matrix</text:p>
      <text:p text:style-name="P45">[[ 0.98727581 <text:s/>0.01272419]</text:p>
      <text:p text:style-name="P45"><text:s/>[ 0.79190956 <text:s/>0.20809044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21 <text:s text:c="5"/>0.33 <text:s text:c="5"/>5661</text:p>
      <text:p text:style-name="P45"/>
      <text:p text:style-name="P45"><text:s text:c="11"/>avg / total <text:s text:c="6"/>0.80 <text:s text:c="5"/>0.79 <text:s text:c="5"/>0.74 <text:s text:c="4"/>22165</text:p>
      <text:p text:style-name="P45"/>
      <text:p text:style-name="P45">[ 0.78326567 <text:s/>0.78750282 <text:s/>0.79697722 <text:s/>0.77893075 <text:s/>0.79467509]</text:p>
      <text:p text:style-name="P45">The accuracy for a sliding window of 13: 0.7883 (+/- 0.0136)</text:p>
      <text:p text:style-name="P45"/>
      <text:p text:style-name="P45"/>
      <text:p text:style-name="P45"/>
      <text:p text:style-name="P45">Random Forest: Sliding window: <text:s/>13 </text:p>
      <text:p text:style-name="P45">N_estimators: <text:s/>300 </text:p>
      <text:p text:style-name="P30">Min_samples_split: <text:s/>3</text:p>
      <text:p text:style-name="P45">Results for sliding window: 13</text:p>
      <text:p text:style-name="P45">Confusion matrix, without normalization</text:p>
      <text:p text:style-name="P45">[[16272 <text:s text:c="2"/>232]</text:p>
      <text:p text:style-name="P45"><text:s/>[ 4479 <text:s/>1182]]</text:p>
      <text:p text:style-name="P45">Normalized confusion matrix</text:p>
      <text:p text:style-name="P45">[[ 0.9859428 <text:s text:c="2"/>0.0140572 ]</text:p>
      <text:p text:style-name="P45"><text:s/>[ 0.79120297 <text:s/>0.20879703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4 <text:s text:c="5"/>0.21 <text:s text:c="5"/>0.33 <text:s text:c="5"/>5661</text:p>
      <text:p text:style-name="P45"/>
      <text:p text:style-name="P45"><text:s text:c="11"/>avg / total <text:s text:c="6"/>0.80 <text:s text:c="5"/>0.79 <text:s text:c="5"/>0.74 <text:s text:c="4"/>22165</text:p>
      <text:p text:style-name="P45"/>
      <text:p text:style-name="P45">[ 0.78168696 <text:s/>0.78863072 <text:s/>0.79381908 <text:s/>0.78118656 <text:s/>0.79196751]</text:p>
      <text:p text:style-name="P45">The accuracy for a sliding window of 13: 0.7875 (+/- 0.0104)</text:p>
      <text:p text:style-name="P45"/>
      <text:p text:style-name="P45"/>
      <text:p text:style-name="P45"/>
      <text:p text:style-name="P45">Random Forest: Sliding window: <text:s/>13 </text:p>
      <text:p text:style-name="P45">N_estimators: <text:s/>300 </text:p>
      <text:p text:style-name="P30">Min_samples_split: <text:s/>4</text:p>
      <text:p text:style-name="P45">Results for sliding window: 13</text:p>
      <text:p text:style-name="P45">Confusion matrix, without normalization</text:p>
      <text:p text:style-name="P45">[[16275 <text:s text:c="2"/>229]</text:p>
      <text:p text:style-name="P45"><text:s/>[ 4464 <text:s/>1197]]</text:p>
      <text:p text:style-name="P45">Normalized confusion matrix</text:p>
      <text:p text:style-name="P45">[[ 0.98612458 <text:s/>0.01387542]</text:p>
      <text:p text:style-name="P45"><text:s/>[ 0.78855326 <text:s/>0.21144674]]</text:p>
      <text:p text:style-name="P45"><text:s text:c="24"/>precision <text:s text:c="3"/>recall <text:s/>f1-score <text:s text:c="2"/>support</text:p>
      <text:p text:style-name="P45"/>
      <text:p text:style-name="P45"><text:soft-page-break/><text:s text:c="3"/>Class 0 == globular <text:s text:c="6"/>0.78 <text:s text:c="5"/>0.99 <text:s text:c="5"/>0.87 <text:s text:c="4"/>16504</text:p>
      <text:p text:style-name="P45">Class 1 == beta barrel <text:s text:c="6"/>0.84 <text:s text:c="5"/>0.21 <text:s text:c="5"/>0.34 <text:s text:c="5"/>5661</text:p>
      <text:p text:style-name="P45"/>
      <text:p text:style-name="P45"><text:s text:c="11"/>avg / total <text:s text:c="6"/>0.80 <text:s text:c="5"/>0.79 <text:s text:c="5"/>0.74 <text:s text:c="4"/>22165</text:p>
      <text:p text:style-name="P45"/>
      <text:p text:style-name="P45">[ 0.78236355 <text:s/>0.7888563 <text:s text:c="2"/>0.79494699 <text:s/>0.78050981 <text:s/>0.79467509]</text:p>
      <text:p text:style-name="P45">The accuracy for a sliding window of 13: 0.7883 (+/- 0.0120)</text:p>
      <text:p text:style-name="P45"/>
      <text:p text:style-name="P45"/>
      <text:p text:style-name="P45"/>
      <text:p text:style-name="P45">Random Forest: Sliding window: <text:s/>13 </text:p>
      <text:p text:style-name="P45">N_estimators: <text:s/>300 </text:p>
      <text:p text:style-name="P30">Min_samples_split: <text:s/>5</text:p>
      <text:p text:style-name="P45">Results for sliding window: 13</text:p>
      <text:p text:style-name="P45">Confusion matrix, without normalization</text:p>
      <text:p text:style-name="P45">[[16273 <text:s text:c="2"/>231]</text:p>
      <text:p text:style-name="P45"><text:s/>[ 4474 <text:s/>1187]]</text:p>
      <text:p text:style-name="P45">Normalized confusion matrix</text:p>
      <text:p text:style-name="P45">[[ 0.98600339 <text:s/>0.01399661]</text:p>
      <text:p text:style-name="P45"><text:s/>[ 0.79031973 <text:s/>0.20968027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4 <text:s text:c="5"/>0.21 <text:s text:c="5"/>0.34 <text:s text:c="5"/>5661</text:p>
      <text:p text:style-name="P45"/>
      <text:p text:style-name="P45"><text:s text:c="11"/>avg / total <text:s text:c="6"/>0.80 <text:s text:c="5"/>0.79 <text:s text:c="5"/>0.74 <text:s text:c="4"/>22165</text:p>
      <text:p text:style-name="P45"/>
      <text:p text:style-name="P45">[ 0.78010825 <text:s/>0.78930747 <text:s/>0.79494699 <text:s/>0.78141214 <text:s/>0.79287004]</text:p>
      <text:p text:style-name="P45">The accuracy for a sliding window of 13: 0.7877 (+/- 0.0120)</text:p>
      <text:p text:style-name="P45"/>
      <text:p text:style-name="P45"/>
      <text:p text:style-name="P45"/>
      <text:p text:style-name="P45">Random Forest: Sliding window: <text:s/>13 </text:p>
      <text:p text:style-name="P45">N_estimators: <text:s/>300 </text:p>
      <text:p text:style-name="P30">Min_samples_split: <text:s/>6</text:p>
      <text:p text:style-name="P45">Results for sliding window: 13</text:p>
      <text:p text:style-name="P45">Confusion matrix, without normalization</text:p>
      <text:p text:style-name="P45">[[16300 <text:s text:c="2"/>204]</text:p>
      <text:p text:style-name="P45"><text:s/>[ 4514 <text:s/>1147]]</text:p>
      <text:p text:style-name="P45">Normalized confusion matrix</text:p>
      <text:p text:style-name="P45">[[ 0.98763936 <text:s/>0.01236064]</text:p>
      <text:p text:style-name="P45"><text:s/>[ 0.79738562 <text:s/>0.20261438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20 <text:s text:c="5"/>0.33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<text:soft-page-break/>[ 0.77920613 <text:s/>0.7888563 <text:s text:c="2"/>0.79539815 <text:s/>0.78028423 <text:s/>0.79196751]</text:p>
      <text:p text:style-name="P45">The accuracy for a sliding window of 13: 0.7871 (+/- 0.0128)</text:p>
      <text:p text:style-name="P45"/>
      <text:p text:style-name="P45"/>
      <text:p text:style-name="P45"/>
      <text:p text:style-name="P45">Random Forest: Sliding window: <text:s/>13 </text:p>
      <text:p text:style-name="P45">N_estimators: <text:s/>300 </text:p>
      <text:p text:style-name="P30">Min_samples_split: <text:s/>7</text:p>
      <text:p text:style-name="P45">Results for sliding window: 13</text:p>
      <text:p text:style-name="P45">Confusion matrix, without normalization</text:p>
      <text:p text:style-name="P45">[[16285 <text:s text:c="2"/>219]</text:p>
      <text:p text:style-name="P45"><text:s/>[ 4542 <text:s/>1119]]</text:p>
      <text:p text:style-name="P45">Normalized confusion matrix</text:p>
      <text:p text:style-name="P45">[[ 0.98673049 <text:s/>0.01326951]</text:p>
      <text:p text:style-name="P45"><text:s/>[ 0.80233174 <text:s/>0.19766826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4 <text:s text:c="5"/>0.20 <text:s text:c="5"/>0.32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[ 0.77785295 <text:s/>0.78479585 <text:s/>0.79178886 <text:s/>0.77938191 <text:s/>0.79219314]</text:p>
      <text:p text:style-name="P45">The accuracy for a sliding window of 13: 0.7852 (+/- 0.0120)</text:p>
      <text:p text:style-name="P45"/>
      <text:p text:style-name="P45"/>
      <text:p text:style-name="P45"/>
      <text:p text:style-name="P45">Random Forest: Sliding window: <text:s/>13 </text:p>
      <text:p text:style-name="P45">N_estimators: <text:s/>300 </text:p>
      <text:p text:style-name="P30">Min_samples_split: <text:s/>8</text:p>
      <text:p text:style-name="P45">Results for sliding window: 13</text:p>
      <text:p text:style-name="P45">Confusion matrix, without normalization</text:p>
      <text:p text:style-name="P45">[[16298 <text:s text:c="2"/>206]</text:p>
      <text:p text:style-name="P45"><text:s/>[ 4539 <text:s/>1122]]</text:p>
      <text:p text:style-name="P45">Normalized confusion matrix</text:p>
      <text:p text:style-name="P45">[[ 0.98751818 <text:s/>0.01248182]</text:p>
      <text:p text:style-name="P45"><text:s/>[ 0.8018018 <text:s text:c="2"/>0.1981982 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4 <text:s text:c="5"/>0.20 <text:s text:c="5"/>0.32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[ 0.77943166 <text:s/>0.78434469 <text:s/>0.79381908 <text:s/>0.78118656 <text:s/>0.79083935]</text:p>
      <text:p text:style-name="P45">The accuracy for a sliding window of 13: 0.7859 (+/- 0.0111)</text:p>
      <text:p text:style-name="P45"/>
      <text:p text:style-name="P45"/>
      <text:p text:style-name="P45"/>
      <text:p text:style-name="P45"><text:soft-page-break/>Random Forest: Sliding window: <text:s/>13 </text:p>
      <text:p text:style-name="P45">N_estimators: <text:s/>300 </text:p>
      <text:p text:style-name="P30">Min_samples_split: <text:s/>9</text:p>
      <text:p text:style-name="P45">Results for sliding window: 13</text:p>
      <text:p text:style-name="P45">Confusion matrix, without normalization</text:p>
      <text:p text:style-name="P45">[[16304 <text:s text:c="2"/>200]</text:p>
      <text:p text:style-name="P45"><text:s/>[ 4569 <text:s/>1092]]</text:p>
      <text:p text:style-name="P45">Normalized confusion matrix</text:p>
      <text:p text:style-name="P45">[[ 0.98788173 <text:s/>0.01211827]</text:p>
      <text:p text:style-name="P45"><text:s/>[ 0.80710122 <text:s/>0.19289878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785295 <text:s/>0.78276562 <text:s/>0.79291676 <text:s/>0.77983307 <text:s/>0.79083935]</text:p>
      <text:p text:style-name="P45">The accuracy for a sliding window of 13: 0.7848 (+/- 0.0120)</text:p>
      <text:p text:style-name="P45"/>
      <text:p text:style-name="P45"/>
      <text:p text:style-name="P45"/>
      <text:p text:style-name="P45">Random Forest: Sliding window: <text:s/>13 </text:p>
      <text:p text:style-name="P45">N_estimators: <text:s/>300 </text:p>
      <text:p text:style-name="P30">Min_samples_split: <text:s/>10</text:p>
      <text:p text:style-name="P45">Results for sliding window: 13</text:p>
      <text:p text:style-name="P45">Confusion matrix, without normalization</text:p>
      <text:p text:style-name="P45">[[16312 <text:s text:c="2"/>192]</text:p>
      <text:p text:style-name="P45"><text:s/>[ 4574 <text:s/>1087]]</text:p>
      <text:p text:style-name="P45">Normalized confusion matrix</text:p>
      <text:p text:style-name="P45">[[ 0.98836646 <text:s/>0.01163354]</text:p>
      <text:p text:style-name="P45"><text:s/>[ 0.80798446 <text:s/>0.19201554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19 <text:s text:c="5"/>0.31 <text:s text:c="5"/>5661</text:p>
      <text:p text:style-name="P45"/>
      <text:p text:style-name="P45"><text:s text:c="11"/>avg / total <text:s text:c="6"/>0.80 <text:s text:c="5"/>0.78 <text:s text:c="5"/>0.73 <text:s text:c="4"/>22165</text:p>
      <text:p text:style-name="P45"/>
      <text:p text:style-name="P45">[ 0.77717636 <text:s/>0.78637492 <text:s/>0.79224002 <text:s/>0.77757726 <text:s/>0.79151625]</text:p>
      <text:p text:style-name="P45">The accuracy for a sliding window of 13: 0.7850 (+/- 0.0131)</text:p>
      <text:p text:style-name="P45"/>
      <text:p text:style-name="P45"/>
      <text:p text:style-name="P45"/>
      <text:p text:style-name="P12">Random Forest: Sliding window: <text:s/>13 </text:p>
      <text:p text:style-name="P20">N_estimators: <text:s/>350 </text:p>
      <text:p text:style-name="P30">Min_samples_split: <text:s/>2</text:p>
      <text:p text:style-name="P45">Results for sliding window: 13</text:p>
      <text:p text:style-name="P45">Confusion matrix, without normalization</text:p>
      <text:p text:style-name="P45"><text:soft-page-break/>[[16293 <text:s text:c="2"/>211]</text:p>
      <text:p text:style-name="P45"><text:s/>[ 4491 <text:s/>1170]]</text:p>
      <text:p text:style-name="P45">Normalized confusion matrix</text:p>
      <text:p text:style-name="P45">[[ 0.98721522 <text:s/>0.01278478]</text:p>
      <text:p text:style-name="P45"><text:s/>[ 0.79332273 <text:s/>0.20667727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21 <text:s text:c="5"/>0.33 <text:s text:c="5"/>5661</text:p>
      <text:p text:style-name="P45"/>
      <text:p text:style-name="P45"><text:s text:c="11"/>avg / total <text:s text:c="6"/>0.80 <text:s text:c="5"/>0.79 <text:s text:c="5"/>0.74 <text:s text:c="4"/>22165</text:p>
      <text:p text:style-name="P45"/>
      <text:p text:style-name="P45">[ 0.77762742 <text:s/>0.78817956 <text:s/>0.79630047 <text:s/>0.78276562 <text:s/>0.79444946]</text:p>
      <text:p text:style-name="P45">The accuracy for a sliding window of 13: 0.7879 (+/- 0.0140)</text:p>
      <text:p text:style-name="P45"/>
      <text:p text:style-name="P45"/>
      <text:p text:style-name="P45"/>
      <text:p text:style-name="P45">Random Forest: Sliding window: <text:s/>13 </text:p>
      <text:p text:style-name="P45">N_estimators: <text:s/>350 </text:p>
      <text:p text:style-name="P30">Min_samples_split: <text:s/>3</text:p>
      <text:p text:style-name="P45">Results for sliding window: 13</text:p>
      <text:p text:style-name="P45">Confusion matrix, without normalization</text:p>
      <text:p text:style-name="P45">[[16271 <text:s text:c="2"/>233]</text:p>
      <text:p text:style-name="P45"><text:s/>[ 4486 <text:s/>1175]]</text:p>
      <text:p text:style-name="P45">Normalized confusion matrix</text:p>
      <text:p text:style-name="P45">[[ 0.98588221 <text:s/>0.01411779]</text:p>
      <text:p text:style-name="P45"><text:s/>[ 0.7924395 <text:s text:c="2"/>0.2075605 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3 <text:s text:c="5"/>0.21 <text:s text:c="5"/>0.33 <text:s text:c="5"/>5661</text:p>
      <text:p text:style-name="P45"/>
      <text:p text:style-name="P45"><text:s text:c="11"/>avg / total <text:s text:c="6"/>0.80 <text:s text:c="5"/>0.79 <text:s text:c="5"/>0.74 <text:s text:c="4"/>22165</text:p>
      <text:p text:style-name="P45"/>
      <text:p text:style-name="P45">[ 0.77649977 <text:s/>0.78908189 <text:s/>0.79449583 <text:s/>0.7818633 <text:s text:c="2"/>0.79354693]</text:p>
      <text:p text:style-name="P45">The accuracy for a sliding window of 13: 0.7871 (+/- 0.0139)</text:p>
      <text:p text:style-name="P45"/>
      <text:p text:style-name="P45"/>
      <text:p text:style-name="P45"/>
      <text:p text:style-name="P45">Random Forest: Sliding window: <text:s/>13 </text:p>
      <text:p text:style-name="P45">N_estimators: <text:s/>350 </text:p>
      <text:p text:style-name="P30">Min_samples_split: <text:s/>4</text:p>
      <text:p text:style-name="P45">Results for sliding window: 13</text:p>
      <text:p text:style-name="P45">Confusion matrix, without normalization</text:p>
      <text:p text:style-name="P45">[[16290 <text:s text:c="2"/>214]</text:p>
      <text:p text:style-name="P45"><text:s/>[ 4483 <text:s/>1178]]</text:p>
      <text:p text:style-name="P45">Normalized confusion matrix</text:p>
      <text:p text:style-name="P45">[[ 0.98703345 <text:s/>0.01296655]</text:p>
      <text:p text:style-name="P45"><text:s/>[ 0.79190956 <text:s/>0.20809044]]</text:p>
      <text:p text:style-name="P45"><text:soft-page-break/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21 <text:s text:c="5"/>0.33 <text:s text:c="5"/>5661</text:p>
      <text:p text:style-name="P45"/>
      <text:p text:style-name="P45"><text:s text:c="11"/>avg / total <text:s text:c="6"/>0.80 <text:s text:c="5"/>0.79 <text:s text:c="5"/>0.74 <text:s text:c="4"/>22165</text:p>
      <text:p text:style-name="P45"/>
      <text:p text:style-name="P45">[ 0.77875507 <text:s/>0.78930747 <text:s/>0.79787954 <text:s/>0.77960749 <text:s/>0.79490072]</text:p>
      <text:p text:style-name="P45">The accuracy for a sliding window of 13: 0.7881 (+/- 0.0156)</text:p>
      <text:p text:style-name="P45"/>
      <text:p text:style-name="P45"/>
      <text:p text:style-name="P45"/>
      <text:p text:style-name="P45">Random Forest: Sliding window: <text:s/>13 </text:p>
      <text:p text:style-name="P45">N_estimators: <text:s/>350 </text:p>
      <text:p text:style-name="P30">Min_samples_split: <text:s/>5</text:p>
      <text:p text:style-name="P45">Results for sliding window: 13</text:p>
      <text:p text:style-name="P45">Confusion matrix, without normalization</text:p>
      <text:p text:style-name="P45">[[16285 <text:s text:c="2"/>219]</text:p>
      <text:p text:style-name="P45"><text:s/>[ 4483 <text:s/>1178]]</text:p>
      <text:p text:style-name="P45">Normalized confusion matrix</text:p>
      <text:p text:style-name="P45">[[ 0.98673049 <text:s/>0.01326951]</text:p>
      <text:p text:style-name="P45"><text:s/>[ 0.79190956 <text:s/>0.20809044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4 <text:s text:c="5"/>0.21 <text:s text:c="5"/>0.33 <text:s text:c="5"/>5661</text:p>
      <text:p text:style-name="P45"/>
      <text:p text:style-name="P45"><text:s text:c="11"/>avg / total <text:s text:c="6"/>0.80 <text:s text:c="5"/>0.79 <text:s text:c="5"/>0.74 <text:s text:c="4"/>22165</text:p>
      <text:p text:style-name="P45"/>
      <text:p text:style-name="P45">[ 0.78281461 <text:s/>0.78817956 <text:s/>0.79900744 <text:s/>0.77847958 <text:s/>0.79083935]</text:p>
      <text:p text:style-name="P45">The accuracy for a sliding window of 13: 0.7879 (+/- 0.0140)</text:p>
      <text:p text:style-name="P45"/>
      <text:p text:style-name="P45"/>
      <text:p text:style-name="P45"/>
      <text:p text:style-name="P45">Random Forest: Sliding window: <text:s/>13 </text:p>
      <text:p text:style-name="P45">N_estimators: <text:s/>350 </text:p>
      <text:p text:style-name="P30">Min_samples_split: <text:s/>6</text:p>
      <text:p text:style-name="P45">Results for sliding window: 13</text:p>
      <text:p text:style-name="P45">Confusion matrix, without normalization</text:p>
      <text:p text:style-name="P45">[[16289 <text:s text:c="2"/>215]</text:p>
      <text:p text:style-name="P45"><text:s/>[ 4507 <text:s/>1154]]</text:p>
      <text:p text:style-name="P45">Normalized confusion matrix</text:p>
      <text:p text:style-name="P45">[[ 0.98697286 <text:s/>0.01302714]</text:p>
      <text:p text:style-name="P45"><text:s/>[ 0.79614909 <text:s/>0.20385091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4 <text:s text:c="5"/>0.20 <text:s text:c="5"/>0.33 <text:s text:c="5"/>5661</text:p>
      <text:p text:style-name="P45"/>
      <text:p text:style-name="P45"><text:soft-page-break/><text:s text:c="11"/>avg / total <text:s text:c="6"/>0.80 <text:s text:c="5"/>0.79 <text:s text:c="5"/>0.73 <text:s text:c="4"/>22165</text:p>
      <text:p text:style-name="P45"/>
      <text:p text:style-name="P45">[ 0.78146143 <text:s/>0.79020979 <text:s/>0.79111211 <text:s/>0.7771261 <text:s text:c="2"/>0.79490072]</text:p>
      <text:p text:style-name="P45">The accuracy for a sliding window of 13: 0.7870 (+/- 0.0132)</text:p>
      <text:p text:style-name="P45"/>
      <text:p text:style-name="P45"/>
      <text:p text:style-name="P45"/>
      <text:p text:style-name="P45">Random Forest: Sliding window: <text:s/>13 </text:p>
      <text:p text:style-name="P45">N_estimators: <text:s/>350 </text:p>
      <text:p text:style-name="P30">Min_samples_split: <text:s/>7</text:p>
      <text:p text:style-name="P45">Results for sliding window: 13</text:p>
      <text:p text:style-name="P45">Confusion matrix, without normalization</text:p>
      <text:p text:style-name="P45">[[16303 <text:s text:c="2"/>201]</text:p>
      <text:p text:style-name="P45"><text:s/>[ 4521 <text:s/>1140]]</text:p>
      <text:p text:style-name="P45">Normalized confusion matrix</text:p>
      <text:p text:style-name="P45">[[ 0.98782113 <text:s/>0.01217887]</text:p>
      <text:p text:style-name="P45"><text:s/>[ 0.79862215 <text:s/>0.20137785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5 <text:s text:c="5"/>0.20 <text:s text:c="5"/>0.33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[ 0.78010825 <text:s/>0.78840514 <text:s/>0.79584931 <text:s/>0.77915633 <text:s/>0.79129061]</text:p>
      <text:p text:style-name="P45">The accuracy for a sliding window of 13: 0.7870 (+/- 0.0129)</text:p>
      <text:p text:style-name="P45"/>
      <text:p text:style-name="P45"/>
      <text:p text:style-name="P45"/>
      <text:p text:style-name="P45">Random Forest: Sliding window: <text:s/>13 </text:p>
      <text:p text:style-name="P45">N_estimators: <text:s/>350 </text:p>
      <text:p text:style-name="P30">Min_samples_split: <text:s/>8</text:p>
      <text:p text:style-name="P45">Results for sliding window: 13</text:p>
      <text:p text:style-name="P45">Confusion matrix, without normalization</text:p>
      <text:p text:style-name="P45">[[16298 <text:s text:c="2"/>206]</text:p>
      <text:p text:style-name="P45"><text:s/>[ 4542 <text:s/>1119]]</text:p>
      <text:p text:style-name="P45">Normalized confusion matrix</text:p>
      <text:p text:style-name="P45">[[ 0.98751818 <text:s/>0.01248182]</text:p>
      <text:p text:style-name="P45"><text:s/>[ 0.80233174 <text:s/>0.19766826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4 <text:s text:c="5"/>0.20 <text:s text:c="5"/>0.32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[ 0.77695083 <text:s/>0.78705166 <text:s/>0.79539815 <text:s/>0.77870517 <text:s/>0.79083935]</text:p>
      <text:p text:style-name="P45">The accuracy for a sliding window of 13: 0.7858 (+/- 0.0141)</text:p>
      <text:p text:style-name="P45"/>
      <text:p text:style-name="P45"><text:soft-page-break/></text:p>
      <text:p text:style-name="P45"/>
      <text:p text:style-name="P45">Random Forest: Sliding window: <text:s/>13 </text:p>
      <text:p text:style-name="P45">N_estimators: <text:s/>350 </text:p>
      <text:p text:style-name="P45">Min_samples_split: <text:s/>9</text:p>
      <text:p text:style-name="P45">Results for sliding window: 13</text:p>
      <text:p text:style-name="P45">Confusion matrix, without normalization</text:p>
      <text:p text:style-name="P45">[[16312 <text:s text:c="2"/>192]</text:p>
      <text:p text:style-name="P45"><text:s/>[ 4526 <text:s/>1135]]</text:p>
      <text:p text:style-name="P45">Normalized confusion matrix</text:p>
      <text:p text:style-name="P45">[[ 0.98836646 <text:s/>0.01163354]</text:p>
      <text:p text:style-name="P45"><text:s/>[ 0.79950539 <text:s/>0.20049461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6 <text:s text:c="5"/>0.20 <text:s text:c="5"/>0.32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[ 0.77988272 <text:s/>0.78569817 <text:s/>0.79652605 <text:s/>0.78050981 <text:s/>0.79309567]</text:p>
      <text:p text:style-name="P45">The accuracy for a sliding window of 13: 0.7871 (+/- 0.0133)</text:p>
      <text:p text:style-name="P45"/>
      <text:p text:style-name="P45"/>
      <text:p text:style-name="P45"/>
      <text:p text:style-name="P45">Random Forest: Sliding window: <text:s/>13 </text:p>
      <text:p text:style-name="P45">N_estimators: <text:s/>350 </text:p>
      <text:p text:style-name="P30">Min_samples_split: <text:s/>10</text:p>
      <text:p text:style-name="P45">Results for sliding window: 13</text:p>
      <text:p text:style-name="P45">Confusion matrix, without normalization</text:p>
      <text:p text:style-name="P45">[[16320 <text:s text:c="2"/>184]</text:p>
      <text:p text:style-name="P45"><text:s/>[ 4573 <text:s/>1088]]</text:p>
      <text:p text:style-name="P45">Normalized confusion matrix</text:p>
      <text:p text:style-name="P45">[[ 0.98885119 <text:s/>0.01114881]</text:p>
      <text:p text:style-name="P45"><text:s/>[ 0.80780781 <text:s/>0.19219219]]</text:p>
      <text:p text:style-name="P45"><text:s text:c="24"/>precision <text:s text:c="3"/>recall <text:s/>f1-score <text:s text:c="2"/>support</text:p>
      <text:p text:style-name="P45"/>
      <text:p text:style-name="P45"><text:s text:c="3"/>Class 0 == globular <text:s text:c="6"/>0.78 <text:s text:c="5"/>0.99 <text:s text:c="5"/>0.87 <text:s text:c="4"/>16504</text:p>
      <text:p text:style-name="P45">Class 1 == beta barrel <text:s text:c="6"/>0.86 <text:s text:c="5"/>0.19 <text:s text:c="5"/>0.31 <text:s text:c="5"/>5661</text:p>
      <text:p text:style-name="P45"/>
      <text:p text:style-name="P45"><text:s text:c="11"/>avg / total <text:s text:c="6"/>0.80 <text:s text:c="5"/>0.79 <text:s text:c="5"/>0.73 <text:s text:c="4"/>22165</text:p>
      <text:p text:style-name="P45"/>
      <text:p text:style-name="P45">[ 0.77965719 <text:s/>0.78457027 <text:s/>0.7935935 <text:s text:c="2"/>0.778254 <text:s text:c="3"/>0.79083935]</text:p>
      <text:p text:style-name="P45">The accuracy for a sliding window of 13: 0.7854 (+/- 0.0120)</text:p>
      <text:p text:style-name="P45"/>
      <text:p text:style-name="P45"/>
      <text:p text:style-name="P38">Random Forest: Sliding window: <text:s/>15 </text:p>
      <text:p text:style-name="P21">N_estimators: <text:s/>100 </text:p>
      <text:p text:style-name="P49">Min_samples_split: <text:s/>2</text:p>
      <text:p text:style-name="P46"><text:soft-page-break/>Results for sliding window: 15</text:p>
      <text:p text:style-name="P46">Confusion matrix, without normalization</text:p>
      <text:p text:style-name="P46">[[16292 <text:s text:c="2"/>212]</text:p>
      <text:p text:style-name="P46"><text:s/>[ 4601 <text:s/>1060]]</text:p>
      <text:p text:style-name="P46">Normalized confusion matrix</text:p>
      <text:p text:style-name="P46">[[ 0.98715463 <text:s/>0.01284537]</text:p>
      <text:p text:style-name="P46"><text:s/>[ 0.81275393 <text:s/>0.18724607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3 <text:s text:c="5"/>0.19 <text:s text:c="5"/>0.31 <text:s text:c="5"/>5661</text:p>
      <text:p text:style-name="P46"/>
      <text:p text:style-name="P46"><text:s text:c="11"/>avg / total <text:s text:c="6"/>0.79 <text:s text:c="5"/>0.78 <text:s text:c="5"/>0.73 <text:s text:c="4"/>22165</text:p>
      <text:p text:style-name="P46"/>
      <text:p text:style-name="P46">[ 0.77469553 <text:s/>0.78614933 <text:s/>0.7877284 <text:s text:c="2"/>0.77780284 <text:s/>0.78790614]</text:p>
      <text:p text:style-name="P46">The accuracy for a sliding window of 15: 0.7829 (+/- 0.0110)</text:p>
      <text:p text:style-name="P46"/>
      <text:p text:style-name="P46"/>
      <text:p text:style-name="P46"/>
      <text:p text:style-name="P46">Random Forest: Sliding window: <text:s/>15 </text:p>
      <text:p text:style-name="P46">N_estimators: <text:s/>100 </text:p>
      <text:p text:style-name="P49">Min_samples_split: <text:s/>3</text:p>
      <text:p text:style-name="P46">Results for sliding window: 15</text:p>
      <text:p text:style-name="P46">Confusion matrix, without normalization</text:p>
      <text:p text:style-name="P46">[[16293 <text:s text:c="2"/>211]</text:p>
      <text:p text:style-name="P46"><text:s/>[ 4504 <text:s/>1157]]</text:p>
      <text:p text:style-name="P46">Normalized confusion matrix</text:p>
      <text:p text:style-name="P46">[[ 0.98721522 <text:s/>0.01278478]</text:p>
      <text:p text:style-name="P46"><text:s/>[ 0.79561915 <text:s/>0.20438085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5 <text:s text:c="5"/>0.20 <text:s text:c="5"/>0.33 <text:s text:c="5"/>5661</text:p>
      <text:p text:style-name="P46"/>
      <text:p text:style-name="P46"><text:s text:c="11"/>avg / total <text:s text:c="6"/>0.80 <text:s text:c="5"/>0.79 <text:s text:c="5"/>0.73 <text:s text:c="4"/>22165</text:p>
      <text:p text:style-name="P46"/>
      <text:p text:style-name="P46">[ 0.78506991 <text:s/>0.78434469 <text:s/>0.7972028 <text:s text:c="2"/>0.77802842 <text:s/>0.79174188]</text:p>
      <text:p text:style-name="P46">The accuracy for a sliding window of 15: 0.7873 (+/- 0.0132)</text:p>
      <text:p text:style-name="P46"/>
      <text:p text:style-name="P46"/>
      <text:p text:style-name="P46"/>
      <text:p text:style-name="P46">Random Forest: Sliding window: <text:s/>15 </text:p>
      <text:p text:style-name="P46">N_estimators: <text:s/>100 </text:p>
      <text:p text:style-name="P49">Min_samples_split: <text:s/>4</text:p>
      <text:p text:style-name="P46">Results for sliding window: 15</text:p>
      <text:p text:style-name="P46">Confusion matrix, without normalization</text:p>
      <text:p text:style-name="P46">[[16290 <text:s text:c="2"/>214]</text:p>
      <text:p text:style-name="P46"><text:s/>[ 4531 <text:s/>1130]]</text:p>
      <text:p text:style-name="P46">Normalized confusion matrix</text:p>
      <text:p text:style-name="P46"><text:soft-page-break/>[[ 0.98703345 <text:s/>0.01296655]</text:p>
      <text:p text:style-name="P46"><text:s/>[ 0.80038862 <text:s/>0.19961138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4 <text:s text:c="5"/>0.20 <text:s text:c="5"/>0.32 <text:s text:c="5"/>5661</text:p>
      <text:p text:style-name="P46"/>
      <text:p text:style-name="P46"><text:s text:c="11"/>avg / total <text:s text:c="6"/>0.80 <text:s text:c="5"/>0.79 <text:s text:c="5"/>0.73 <text:s text:c="4"/>22165</text:p>
      <text:p text:style-name="P46"/>
      <text:p text:style-name="P46">[ 0.77943166 <text:s/>0.78457027 <text:s/>0.79449583 <text:s/>0.77893075 <text:s/>0.79219314]</text:p>
      <text:p text:style-name="P46">The accuracy for a sliding window of 15: 0.7859 (+/- 0.0128)</text:p>
      <text:p text:style-name="P46"/>
      <text:p text:style-name="P46"/>
      <text:p text:style-name="P46"/>
      <text:p text:style-name="P46">Random Forest: Sliding window: <text:s/>15 </text:p>
      <text:p text:style-name="P46">N_estimators: <text:s/>100 </text:p>
      <text:p text:style-name="P49">Min_samples_split: <text:s/>5</text:p>
      <text:p text:style-name="P46">Results for sliding window: 15</text:p>
      <text:p text:style-name="P46">Confusion matrix, without normalization</text:p>
      <text:p text:style-name="P46">[[16295 <text:s text:c="2"/>209]</text:p>
      <text:p text:style-name="P46"><text:s/>[ 4570 <text:s/>1091]]</text:p>
      <text:p text:style-name="P46">Normalized confusion matrix</text:p>
      <text:p text:style-name="P46">[[ 0.9873364 <text:s text:c="2"/>0.0126636 ]</text:p>
      <text:p text:style-name="P46"><text:s/>[ 0.80727787 <text:s/>0.19272213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4 <text:s text:c="5"/>0.19 <text:s text:c="5"/>0.31 <text:s text:c="5"/>5661</text:p>
      <text:p text:style-name="P46"/>
      <text:p text:style-name="P46"><text:s text:c="11"/>avg / total <text:s text:c="6"/>0.80 <text:s text:c="5"/>0.78 <text:s text:c="5"/>0.73 <text:s text:c="4"/>22165</text:p>
      <text:p text:style-name="P46"/>
      <text:p text:style-name="P46">[ 0.77604871 <text:s/>0.78817956 <text:s/>0.79088653 <text:s/>0.77554703 <text:s/>0.79129061]</text:p>
      <text:p text:style-name="P46">The accuracy for a sliding window of 15: 0.7844 (+/- 0.0142)</text:p>
      <text:p text:style-name="P46"/>
      <text:p text:style-name="P46"/>
      <text:p text:style-name="P46"/>
      <text:p text:style-name="P46">Random Forest: Sliding window: <text:s/>15 </text:p>
      <text:p text:style-name="P46">N_estimators: <text:s/>100 </text:p>
      <text:p text:style-name="P49">Min_samples_split: <text:s/>6</text:p>
      <text:p text:style-name="P46">Results for sliding window: 15</text:p>
      <text:p text:style-name="P46">Confusion matrix, without normalization</text:p>
      <text:p text:style-name="P46">[[16278 <text:s text:c="2"/>226]</text:p>
      <text:p text:style-name="P46"><text:s/>[ 4568 <text:s/>1093]]</text:p>
      <text:p text:style-name="P46">Normalized confusion matrix</text:p>
      <text:p text:style-name="P46">[[ 0.98630635 <text:s/>0.01369365]</text:p>
      <text:p text:style-name="P46"><text:s/>[ 0.80692457 <text:s/>0.19307543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<text:soft-page-break/>Class 1 == beta barrel <text:s text:c="6"/>0.83 <text:s text:c="5"/>0.19 <text:s text:c="5"/>0.31 <text:s text:c="5"/>5661</text:p>
      <text:p text:style-name="P46"/>
      <text:p text:style-name="P46"><text:s text:c="11"/>avg / total <text:s text:c="6"/>0.79 <text:s text:c="5"/>0.78 <text:s text:c="5"/>0.73 <text:s text:c="4"/>22165</text:p>
      <text:p text:style-name="P46"/>
      <text:p text:style-name="P46">[ 0.77875507 <text:s/>0.78344236 <text:s/>0.78795398 <text:s/>0.77960749 <text:s/>0.78880866]</text:p>
      <text:p text:style-name="P46">The accuracy for a sliding window of 15: 0.7837 (+/- 0.0083)</text:p>
      <text:p text:style-name="P46"/>
      <text:p text:style-name="P46"/>
      <text:p text:style-name="P46"/>
      <text:p text:style-name="P46">Random Forest: Sliding window: <text:s/>15 </text:p>
      <text:p text:style-name="P46">N_estimators: <text:s/>100 </text:p>
      <text:p text:style-name="P49">Min_samples_split: <text:s/>7</text:p>
      <text:p text:style-name="P46">Results for sliding window: 15</text:p>
      <text:p text:style-name="P46">Confusion matrix, without normalization</text:p>
      <text:p text:style-name="P46">[[16301 <text:s text:c="2"/>203]</text:p>
      <text:p text:style-name="P46"><text:s/>[ 4579 <text:s/>1082]]</text:p>
      <text:p text:style-name="P46">Normalized confusion matrix</text:p>
      <text:p text:style-name="P46">[[ 0.98769995 <text:s/>0.01230005]</text:p>
      <text:p text:style-name="P46"><text:s/>[ 0.80886769 <text:s/>0.19113231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4 <text:s text:c="5"/>0.19 <text:s text:c="5"/>0.31 <text:s text:c="5"/>5661</text:p>
      <text:p text:style-name="P46"/>
      <text:p text:style-name="P46"><text:s text:c="11"/>avg / total <text:s text:c="6"/>0.80 <text:s text:c="5"/>0.78 <text:s text:c="5"/>0.73 <text:s text:c="4"/>22165</text:p>
      <text:p text:style-name="P46"/>
      <text:p text:style-name="P46">[ 0.77717636 <text:s/>0.78457027 <text:s/>0.79111211 <text:s/>0.77735168 <text:s/>0.79106498]</text:p>
      <text:p text:style-name="P46">The accuracy for a sliding window of 15: 0.7843 (+/- 0.0124)</text:p>
      <text:p text:style-name="P46"/>
      <text:p text:style-name="P46"/>
      <text:p text:style-name="P46"/>
      <text:p text:style-name="P46">Random Forest: Sliding window: <text:s/>15 </text:p>
      <text:p text:style-name="P46">N_estimators: <text:s/>100 </text:p>
      <text:p text:style-name="P49">Min_samples_split: <text:s/>8</text:p>
      <text:p text:style-name="P46">Results for sliding window: 15</text:p>
      <text:p text:style-name="P46">Confusion matrix, without normalization</text:p>
      <text:p text:style-name="P46">[[16322 <text:s text:c="2"/>182]</text:p>
      <text:p text:style-name="P46"><text:s/>[ 4638 <text:s/>1023]]</text:p>
      <text:p text:style-name="P46">Normalized confusion matrix</text:p>
      <text:p text:style-name="P46">[[ 0.98897237 <text:s/>0.01102763]</text:p>
      <text:p text:style-name="P46"><text:s/>[ 0.81928988 <text:s/>0.18071012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5 <text:s text:c="5"/>0.18 <text:s text:c="5"/>0.30 <text:s text:c="5"/>5661</text:p>
      <text:p text:style-name="P46"/>
      <text:p text:style-name="P46"><text:s text:c="11"/>avg / total <text:s text:c="6"/>0.80 <text:s text:c="5"/>0.78 <text:s text:c="5"/>0.72 <text:s text:c="4"/>22165</text:p>
      <text:p text:style-name="P46"/>
      <text:p text:style-name="P46">[ 0.7789806 <text:s text:c="2"/>0.78163772 <text:s/>0.78863072 <text:s/>0.77509587 <text:s/>0.7883574 ]</text:p>
      <text:p text:style-name="P46"><text:soft-page-break/>The accuracy for a sliding window of 15: 0.7825 (+/- 0.0106)</text:p>
      <text:p text:style-name="P46"/>
      <text:p text:style-name="P46"/>
      <text:p text:style-name="P46"/>
      <text:p text:style-name="P46">Random Forest: Sliding window: <text:s/>15 </text:p>
      <text:p text:style-name="P46">N_estimators: <text:s/>100 </text:p>
      <text:p text:style-name="P49">Min_samples_split: <text:s/>9</text:p>
      <text:p text:style-name="P46">Results for sliding window: 15</text:p>
      <text:p text:style-name="P46">Confusion matrix, without normalization</text:p>
      <text:p text:style-name="P46">[[16294 <text:s text:c="2"/>210]</text:p>
      <text:p text:style-name="P46"><text:s/>[ 4616 <text:s/>1045]]</text:p>
      <text:p text:style-name="P46">Normalized confusion matrix</text:p>
      <text:p text:style-name="P46">[[ 0.98727581 <text:s/>0.01272419]</text:p>
      <text:p text:style-name="P46"><text:s/>[ 0.81540364 <text:s/>0.18459636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3 <text:s text:c="5"/>0.18 <text:s text:c="5"/>0.30 <text:s text:c="5"/>5661</text:p>
      <text:p text:style-name="P46"/>
      <text:p text:style-name="P46"><text:s text:c="11"/>avg / total <text:s text:c="6"/>0.79 <text:s text:c="5"/>0.78 <text:s text:c="5"/>0.73 <text:s text:c="4"/>22165</text:p>
      <text:p text:style-name="P46"/>
      <text:p text:style-name="P46">[ 0.77785295 <text:s/>0.7829912 <text:s text:c="2"/>0.78930747 <text:s/>0.77464471 <text:s/>0.78655235]</text:p>
      <text:p text:style-name="P46">The accuracy for a sliding window of 15: 0.7823 (+/- 0.0108)</text:p>
      <text:p text:style-name="P46"/>
      <text:p text:style-name="P46"/>
      <text:p text:style-name="P46"/>
      <text:p text:style-name="P46">Random Forest: Sliding window: <text:s/>15 </text:p>
      <text:p text:style-name="P46">N_estimators: <text:s/>100 </text:p>
      <text:p text:style-name="P49">Min_samples_split: <text:s/>10</text:p>
      <text:p text:style-name="P46">Results for sliding window: 15</text:p>
      <text:p text:style-name="P46">Confusion matrix, without normalization</text:p>
      <text:p text:style-name="P46">[[16322 <text:s text:c="2"/>182]</text:p>
      <text:p text:style-name="P46"><text:s/>[ 4667 <text:s text:c="2"/>994]]</text:p>
      <text:p text:style-name="P46">Normalized confusion matrix</text:p>
      <text:p text:style-name="P46">[[ 0.98897237 <text:s/>0.01102763]</text:p>
      <text:p text:style-name="P46"><text:s/>[ 0.82441265 <text:s/>0.17558735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5 <text:s text:c="5"/>0.18 <text:s text:c="5"/>0.29 <text:s text:c="5"/>5661</text:p>
      <text:p text:style-name="P46"/>
      <text:p text:style-name="P46"><text:s text:c="11"/>avg / total <text:s text:c="6"/>0.79 <text:s text:c="5"/>0.78 <text:s text:c="5"/>0.72 <text:s text:c="4"/>22165</text:p>
      <text:p text:style-name="P46"/>
      <text:p text:style-name="P46">[ 0.77401894 <text:s/>0.77870517 <text:s/>0.79088653 <text:s/>0.77622378 <text:s/>0.78632671]</text:p>
      <text:p text:style-name="P46">The accuracy for a sliding window of 15: 0.7812 (+/- 0.0127)</text:p>
      <text:p text:style-name="P46"/>
      <text:p text:style-name="P46"/>
      <text:p text:style-name="P47"/>
      <text:p text:style-name="P47">Random Forest: Sliding window: <text:s/>15 </text:p>
      <text:p text:style-name="P21"><text:soft-page-break/>N_estimators: <text:s/>150 </text:p>
      <text:p text:style-name="P49">Min_samples_split: <text:s/>2</text:p>
      <text:p text:style-name="P46">Results for sliding window: 15</text:p>
      <text:p text:style-name="P46">Confusion matrix, without normalization</text:p>
      <text:p text:style-name="P46">[[16323 <text:s text:c="2"/>181]</text:p>
      <text:p text:style-name="P46"><text:s/>[ 4604 <text:s/>1057]]</text:p>
      <text:p text:style-name="P46">Normalized confusion matrix</text:p>
      <text:p text:style-name="P46">[[ 0.98903296 <text:s/>0.01096704]</text:p>
      <text:p text:style-name="P46"><text:s/>[ 0.81328387 <text:s/>0.18671613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5 <text:s text:c="5"/>0.19 <text:s text:c="5"/>0.31 <text:s text:c="5"/>5661</text:p>
      <text:p text:style-name="P46"/>
      <text:p text:style-name="P46"><text:s text:c="11"/>avg / total <text:s text:c="6"/>0.80 <text:s text:c="5"/>0.78 <text:s text:c="5"/>0.73 <text:s text:c="4"/>22165</text:p>
      <text:p text:style-name="P46"/>
      <text:p text:style-name="P46">[ 0.77740189 <text:s/>0.7829912 <text:s text:c="2"/>0.79224002 <text:s/>0.77802842 <text:s/>0.78993682]</text:p>
      <text:p text:style-name="P46">The accuracy for a sliding window of 15: 0.7841 (+/- 0.0121)</text:p>
      <text:p text:style-name="P46"/>
      <text:p text:style-name="P46"/>
      <text:p text:style-name="P46"/>
      <text:p text:style-name="P46">Random Forest: Sliding window: <text:s/>15 </text:p>
      <text:p text:style-name="P46">N_estimators: <text:s/>150 </text:p>
      <text:p text:style-name="P49">Min_samples_split: <text:s/>3</text:p>
      <text:p text:style-name="P46">Results for sliding window: 15</text:p>
      <text:p text:style-name="P46">Confusion matrix, without normalization</text:p>
      <text:p text:style-name="P46">[[16304 <text:s text:c="2"/>200]</text:p>
      <text:p text:style-name="P46"><text:s/>[ 4566 <text:s/>1095]]</text:p>
      <text:p text:style-name="P46">Normalized confusion matrix</text:p>
      <text:p text:style-name="P46">[[ 0.98788173 <text:s/>0.01211827]</text:p>
      <text:p text:style-name="P46"><text:s/>[ 0.80657128 <text:s/>0.19342872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5 <text:s text:c="5"/>0.19 <text:s text:c="5"/>0.31 <text:s text:c="5"/>5661</text:p>
      <text:p text:style-name="P46"/>
      <text:p text:style-name="P46"><text:s text:c="11"/>avg / total <text:s text:c="6"/>0.80 <text:s text:c="5"/>0.78 <text:s text:c="5"/>0.73 <text:s text:c="4"/>22165</text:p>
      <text:p text:style-name="P46"/>
      <text:p text:style-name="P46">[ 0.77852954 <text:s/>0.7829912 <text:s text:c="2"/>0.79336792 <text:s/>0.77960749 <text:s/>0.79038809]</text:p>
      <text:p text:style-name="P46">The accuracy for a sliding window of 15: 0.7850 (+/- 0.0118)</text:p>
      <text:p text:style-name="P46"/>
      <text:p text:style-name="P46"/>
      <text:p text:style-name="P46"/>
      <text:p text:style-name="P46">Random Forest: Sliding window: <text:s/>15 </text:p>
      <text:p text:style-name="P46">N_estimators: <text:s/>150 </text:p>
      <text:p text:style-name="P49">Min_samples_split: <text:s/>4</text:p>
      <text:p text:style-name="P46">Results for sliding window: 15</text:p>
      <text:p text:style-name="P46">Confusion matrix, without normalization</text:p>
      <text:p text:style-name="P46">[[16305 <text:s text:c="2"/>199]</text:p>
      <text:p text:style-name="P46"><text:soft-page-break/><text:s/>[ 4562 <text:s/>1099]]</text:p>
      <text:p text:style-name="P46">Normalized confusion matrix</text:p>
      <text:p text:style-name="P46">[[ 0.98794232 <text:s/>0.01205768]</text:p>
      <text:p text:style-name="P46"><text:s/>[ 0.80586469 <text:s/>0.19413531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5 <text:s text:c="5"/>0.19 <text:s text:c="5"/>0.32 <text:s text:c="5"/>5661</text:p>
      <text:p text:style-name="P46"/>
      <text:p text:style-name="P46"><text:s text:c="11"/>avg / total <text:s text:c="6"/>0.80 <text:s text:c="5"/>0.79 <text:s text:c="5"/>0.73 <text:s text:c="4"/>22165</text:p>
      <text:p text:style-name="P46"/>
      <text:p text:style-name="P46">[ 0.78078484 <text:s/>0.78457027 <text:s/>0.79314234 <text:s/>0.77915633 <text:s/>0.7883574 ]</text:p>
      <text:p text:style-name="P46">The accuracy for a sliding window of 15: 0.7852 (+/- 0.0102)</text:p>
      <text:p text:style-name="P46"/>
      <text:p text:style-name="P46"/>
      <text:p text:style-name="P46"/>
      <text:p text:style-name="P46">Random Forest: Sliding window: <text:s/>15 </text:p>
      <text:p text:style-name="P46">N_estimators: <text:s/>150 </text:p>
      <text:p text:style-name="P49">Min_samples_split: <text:s/>5</text:p>
      <text:p text:style-name="P46">Results for sliding window: 15</text:p>
      <text:p text:style-name="P46">Confusion matrix, without normalization</text:p>
      <text:p text:style-name="P46">[[16304 <text:s text:c="2"/>200]</text:p>
      <text:p text:style-name="P46"><text:s/>[ 4570 <text:s/>1091]]</text:p>
      <text:p text:style-name="P46">Normalized confusion matrix</text:p>
      <text:p text:style-name="P46">[[ 0.98788173 <text:s/>0.01211827]</text:p>
      <text:p text:style-name="P46"><text:s/>[ 0.80727787 <text:s/>0.19272213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5 <text:s text:c="5"/>0.19 <text:s text:c="5"/>0.31 <text:s text:c="5"/>5661</text:p>
      <text:p text:style-name="P46"/>
      <text:p text:style-name="P46"><text:s text:c="11"/>avg / total <text:s text:c="6"/>0.80 <text:s text:c="5"/>0.78 <text:s text:c="5"/>0.73 <text:s text:c="4"/>22165</text:p>
      <text:p text:style-name="P46"/>
      <text:p text:style-name="P46">[ 0.78146143 <text:s/>0.78840514 <text:s/>0.78975863 <text:s/>0.77441913 <text:s/>0.78993682]</text:p>
      <text:p text:style-name="P46">The accuracy for a sliding window of 15: 0.7848 (+/- 0.0121)</text:p>
      <text:p text:style-name="P46"/>
      <text:p text:style-name="P46"/>
      <text:p text:style-name="P46"/>
      <text:p text:style-name="P46">Random Forest: Sliding window: <text:s/>15 </text:p>
      <text:p text:style-name="P46">N_estimators: <text:s/>150 </text:p>
      <text:p text:style-name="P49">Min_samples_split: <text:s/>6</text:p>
      <text:p text:style-name="P46">Results for sliding window: 15</text:p>
      <text:p text:style-name="P46">Confusion matrix, without normalization</text:p>
      <text:p text:style-name="P46">[[16309 <text:s text:c="2"/>195]</text:p>
      <text:p text:style-name="P46"><text:s/>[ 4585 <text:s/>1076]]</text:p>
      <text:p text:style-name="P46">Normalized confusion matrix</text:p>
      <text:p text:style-name="P46">[[ 0.98818468 <text:s/>0.01181532]</text:p>
      <text:p text:style-name="P46"><text:s/>[ 0.80992757 <text:s/>0.19007243]]</text:p>
      <text:p text:style-name="P46"><text:s text:c="24"/>precision <text:s text:c="3"/>recall <text:s/>f1-score <text:s text:c="2"/>support</text:p>
      <text:p text:style-name="P46"><text:soft-page-break/></text:p>
      <text:p text:style-name="P46"><text:s text:c="3"/>Class 0 == globular <text:s text:c="6"/>0.78 <text:s text:c="5"/>0.99 <text:s text:c="5"/>0.87 <text:s text:c="4"/>16504</text:p>
      <text:p text:style-name="P46">Class 1 == beta barrel <text:s text:c="6"/>0.85 <text:s text:c="5"/>0.19 <text:s text:c="5"/>0.31 <text:s text:c="5"/>5661</text:p>
      <text:p text:style-name="P46"/>
      <text:p text:style-name="P46"><text:s text:c="11"/>avg / total <text:s text:c="6"/>0.80 <text:s text:c="5"/>0.78 <text:s text:c="5"/>0.73 <text:s text:c="4"/>22165</text:p>
      <text:p text:style-name="P46"/>
      <text:p text:style-name="P46">[ 0.78055931 <text:s/>0.78457027 <text:s/>0.7935935 <text:s text:c="2"/>0.77532145 <text:s/>0.78768051]</text:p>
      <text:p text:style-name="P46">The accuracy for a sliding window of 15: 0.7843 (+/- 0.0124)</text:p>
      <text:p text:style-name="P46"/>
      <text:p text:style-name="P46"/>
      <text:p text:style-name="P46"/>
      <text:p text:style-name="P46">Random Forest: Sliding window: <text:s/>15 </text:p>
      <text:p text:style-name="P46">N_estimators: <text:s/>150 </text:p>
      <text:p text:style-name="P49">Min_samples_split: <text:s/>7</text:p>
      <text:p text:style-name="P46">Results for sliding window: 15</text:p>
      <text:p text:style-name="P46">Confusion matrix, without normalization</text:p>
      <text:p text:style-name="P46">[[16325 <text:s text:c="2"/>179]</text:p>
      <text:p text:style-name="P46"><text:s/>[ 4610 <text:s/>1051]]</text:p>
      <text:p text:style-name="P46">Normalized confusion matrix</text:p>
      <text:p text:style-name="P46">[[ 0.98915414 <text:s/>0.01084586]</text:p>
      <text:p text:style-name="P46"><text:s/>[ 0.81434376 <text:s/>0.18565624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5 <text:s text:c="5"/>0.19 <text:s text:c="5"/>0.31 <text:s text:c="5"/>5661</text:p>
      <text:p text:style-name="P46"/>
      <text:p text:style-name="P46"><text:s text:c="11"/>avg / total <text:s text:c="6"/>0.80 <text:s text:c="5"/>0.78 <text:s text:c="5"/>0.73 <text:s text:c="4"/>22165</text:p>
      <text:p text:style-name="P46"/>
      <text:p text:style-name="P46">[ 0.77965719 <text:s/>0.78637492 <text:s/>0.78953305 <text:s/>0.77487029 <text:s/>0.78925993]</text:p>
      <text:p text:style-name="P46">The accuracy for a sliding window of 15: 0.7839 (+/- 0.0115)</text:p>
      <text:p text:style-name="P46"/>
      <text:p text:style-name="P46"/>
      <text:p text:style-name="P46"/>
      <text:p text:style-name="P46">Random Forest: Sliding window: <text:s/>15 </text:p>
      <text:p text:style-name="P46">N_estimators: <text:s/>150 </text:p>
      <text:p text:style-name="P49">Min_samples_split: <text:s/>8</text:p>
      <text:p text:style-name="P46">Results for sliding window: 15</text:p>
      <text:p text:style-name="P46">Confusion matrix, without normalization</text:p>
      <text:p text:style-name="P46">[[16316 <text:s text:c="2"/>188]</text:p>
      <text:p text:style-name="P46"><text:s/>[ 4601 <text:s/>1060]]</text:p>
      <text:p text:style-name="P46">Normalized confusion matrix</text:p>
      <text:p text:style-name="P46">[[ 0.98860882 <text:s/>0.01139118]</text:p>
      <text:p text:style-name="P46"><text:s/>[ 0.81275393 <text:s/>0.18724607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5 <text:s text:c="5"/>0.19 <text:s text:c="5"/>0.31 <text:s text:c="5"/>5661</text:p>
      <text:p text:style-name="P46"/>
      <text:p text:style-name="P46"><text:s text:c="11"/>avg / total <text:s text:c="6"/>0.80 <text:s text:c="5"/>0.78 <text:s text:c="5"/>0.73 <text:s text:c="4"/>22165</text:p>
      <text:p text:style-name="P46"><text:soft-page-break/></text:p>
      <text:p text:style-name="P46">[ 0.77830401 <text:s/>0.78592375 <text:s/>0.79133769 <text:s/>0.77577261 <text:s/>0.7883574 ]</text:p>
      <text:p text:style-name="P46">The accuracy for a sliding window of 15: 0.7839 (+/- 0.0119)</text:p>
      <text:p text:style-name="P46"/>
      <text:p text:style-name="P46"/>
      <text:p text:style-name="P46"/>
      <text:p text:style-name="P46">Random Forest: Sliding window: <text:s/>15 </text:p>
      <text:p text:style-name="P46">N_estimators: <text:s/>150 </text:p>
      <text:p text:style-name="P49">Min_samples_split: <text:s/>9</text:p>
      <text:p text:style-name="P46">Results for sliding window: 15</text:p>
      <text:p text:style-name="P46">Confusion matrix, without normalization</text:p>
      <text:p text:style-name="P46">[[16329 <text:s text:c="2"/>175]</text:p>
      <text:p text:style-name="P46"><text:s/>[ 4644 <text:s/>1017]]</text:p>
      <text:p text:style-name="P46">Normalized confusion matrix</text:p>
      <text:p text:style-name="P46">[[ 0.98939651 <text:s/>0.01060349]</text:p>
      <text:p text:style-name="P46"><text:s/>[ 0.82034976 <text:s/>0.17965024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5 <text:s text:c="5"/>0.18 <text:s text:c="5"/>0.30 <text:s text:c="5"/>5661</text:p>
      <text:p text:style-name="P46"/>
      <text:p text:style-name="P46"><text:s text:c="11"/>avg / total <text:s text:c="6"/>0.80 <text:s text:c="5"/>0.78 <text:s text:c="5"/>0.72 <text:s text:c="4"/>22165</text:p>
      <text:p text:style-name="P46"/>
      <text:p text:style-name="P46">[ 0.77604871 <text:s/>0.78276562 <text:s/>0.78908189 <text:s/>0.77690052 <text:s/>0.78813177]</text:p>
      <text:p text:style-name="P46">The accuracy for a sliding window of 15: 0.7826 (+/- 0.0109)</text:p>
      <text:p text:style-name="P46"/>
      <text:p text:style-name="P46"/>
      <text:p text:style-name="P46"/>
      <text:p text:style-name="P46">Random Forest: Sliding window: <text:s/>15 </text:p>
      <text:p text:style-name="P46">N_estimators: <text:s/>150 </text:p>
      <text:p text:style-name="P49">Min_samples_split: <text:s/>10</text:p>
      <text:p text:style-name="P46">Results for sliding window: 15</text:p>
      <text:p text:style-name="P46">Confusion matrix, without normalization</text:p>
      <text:p text:style-name="P46">[[16316 <text:s text:c="2"/>188]</text:p>
      <text:p text:style-name="P46"><text:s/>[ 4648 <text:s/>1013]]</text:p>
      <text:p text:style-name="P46">Normalized confusion matrix</text:p>
      <text:p text:style-name="P46">[[ 0.98860882 <text:s/>0.01139118]</text:p>
      <text:p text:style-name="P46"><text:s/>[ 0.82105635 <text:s/>0.17894365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4 <text:s text:c="5"/>0.18 <text:s text:c="5"/>0.30 <text:s text:c="5"/>5661</text:p>
      <text:p text:style-name="P46"/>
      <text:p text:style-name="P46"><text:s text:c="11"/>avg / total <text:s text:c="6"/>0.79 <text:s text:c="5"/>0.78 <text:s text:c="5"/>0.72 <text:s text:c="4"/>22165</text:p>
      <text:p text:style-name="P46"/>
      <text:p text:style-name="P46">[ 0.77762742 <text:s/>0.78118656 <text:s/>0.78840514 <text:s/>0.77306564 <text:s/>0.78880866]</text:p>
      <text:p text:style-name="P46">The accuracy for a sliding window of 15: 0.7818 (+/- 0.0122)</text:p>
      <text:p text:style-name="P46"/>
      <text:p text:style-name="P46"/>
      <text:p text:style-name="P46"><text:soft-page-break/></text:p>
      <text:p text:style-name="P47">Random Forest: Sliding window: <text:s/>15 </text:p>
      <text:p text:style-name="P21">N_estimators: <text:s/>200 </text:p>
      <text:p text:style-name="P49">Min_samples_split: <text:s/>2</text:p>
      <text:p text:style-name="P46">Results for sliding window: 15</text:p>
      <text:p text:style-name="P46">Confusion matrix, without normalization</text:p>
      <text:p text:style-name="P46">[[16319 <text:s text:c="2"/>185]</text:p>
      <text:p text:style-name="P46"><text:s/>[ 4603 <text:s/>1058]]</text:p>
      <text:p text:style-name="P46">Normalized confusion matrix</text:p>
      <text:p text:style-name="P46">[[ 0.9887906 <text:s text:c="2"/>0.0112094 ]</text:p>
      <text:p text:style-name="P46"><text:s/>[ 0.81310722 <text:s/>0.18689278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5 <text:s text:c="5"/>0.19 <text:s text:c="5"/>0.31 <text:s text:c="5"/>5661</text:p>
      <text:p text:style-name="P46"/>
      <text:p text:style-name="P46"><text:s text:c="11"/>avg / total <text:s text:c="6"/>0.80 <text:s text:c="5"/>0.78 <text:s text:c="5"/>0.73 <text:s text:c="4"/>22165</text:p>
      <text:p text:style-name="P46"/>
      <text:p text:style-name="P46">[ 0.77965719 <text:s/>0.78479585 <text:s/>0.79066095 <text:s/>0.77667494 <text:s/>0.78813177]</text:p>
      <text:p text:style-name="P46">The accuracy for a sliding window of 15: 0.7840 (+/- 0.0104)</text:p>
      <text:p text:style-name="P46"/>
      <text:p text:style-name="P46"/>
      <text:p text:style-name="P46"/>
      <text:p text:style-name="P46">Random Forest: Sliding window: <text:s/>15 </text:p>
      <text:p text:style-name="P46">N_estimators: <text:s/>200 </text:p>
      <text:p text:style-name="P49">Min_samples_split: <text:s/>3</text:p>
      <text:p text:style-name="P46">Results for sliding window: 15</text:p>
      <text:p text:style-name="P46">Confusion matrix, without normalization</text:p>
      <text:p text:style-name="P46">[[16305 <text:s text:c="2"/>199]</text:p>
      <text:p text:style-name="P46"><text:s/>[ 4582 <text:s/>1079]]</text:p>
      <text:p text:style-name="P46">Normalized confusion matrix</text:p>
      <text:p text:style-name="P46">[[ 0.98794232 <text:s/>0.01205768]</text:p>
      <text:p text:style-name="P46"><text:s/>[ 0.80939763 <text:s/>0.19060237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4 <text:s text:c="5"/>0.19 <text:s text:c="5"/>0.31 <text:s text:c="5"/>5661</text:p>
      <text:p text:style-name="P46"/>
      <text:p text:style-name="P46"><text:s text:c="11"/>avg / total <text:s text:c="6"/>0.80 <text:s text:c="5"/>0.78 <text:s text:c="5"/>0.73 <text:s text:c="4"/>22165</text:p>
      <text:p text:style-name="P46"/>
      <text:p text:style-name="P46">[ 0.77875507 <text:s/>0.78614933 <text:s/>0.7888563 <text:s text:c="2"/>0.77847958 <text:s/>0.78925993]</text:p>
      <text:p text:style-name="P46">The accuracy for a sliding window of 15: 0.7843 (+/- 0.0095)</text:p>
      <text:p text:style-name="P46"/>
      <text:p text:style-name="P46"/>
      <text:p text:style-name="P46"/>
      <text:p text:style-name="P46">Random Forest: Sliding window: <text:s/>15 </text:p>
      <text:p text:style-name="P46">N_estimators: <text:s/>200 </text:p>
      <text:p text:style-name="P49">Min_samples_split: <text:s/>4</text:p>
      <text:p text:style-name="P46">Results for sliding window: 15</text:p>
      <text:p text:style-name="P46"><text:soft-page-break/>Confusion matrix, without normalization</text:p>
      <text:p text:style-name="P46">[[16308 <text:s text:c="2"/>196]</text:p>
      <text:p text:style-name="P46"><text:s/>[ 4576 <text:s/>1085]]</text:p>
      <text:p text:style-name="P46">Normalized confusion matrix</text:p>
      <text:p text:style-name="P46">[[ 0.98812409 <text:s/>0.01187591]</text:p>
      <text:p text:style-name="P46"><text:s/>[ 0.80833775 <text:s/>0.19166225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5 <text:s text:c="5"/>0.19 <text:s text:c="5"/>0.31 <text:s text:c="5"/>5661</text:p>
      <text:p text:style-name="P46"/>
      <text:p text:style-name="P46"><text:s text:c="11"/>avg / total <text:s text:c="6"/>0.80 <text:s text:c="5"/>0.78 <text:s text:c="5"/>0.73 <text:s text:c="4"/>22165</text:p>
      <text:p text:style-name="P46"/>
      <text:p text:style-name="P46">[ 0.77920613 <text:s/>0.78254004 <text:s/>0.79111211 <text:s/>0.77983307 <text:s/>0.79083935]</text:p>
      <text:p text:style-name="P46">The accuracy for a sliding window of 15: 0.7847 (+/- 0.0105)</text:p>
      <text:p text:style-name="P46"/>
      <text:p text:style-name="P46"/>
      <text:p text:style-name="P46"/>
      <text:p text:style-name="P46">Random Forest: Sliding window: <text:s/>15 </text:p>
      <text:p text:style-name="P46">N_estimators: <text:s/>200 </text:p>
      <text:p text:style-name="P49">Min_samples_split: <text:s/>5</text:p>
      <text:p text:style-name="P46">Results for sliding window: 15</text:p>
      <text:p text:style-name="P46">Confusion matrix, without normalization</text:p>
      <text:p text:style-name="P46">[[16322 <text:s text:c="2"/>182]</text:p>
      <text:p text:style-name="P46"><text:s/>[ 4603 <text:s/>1058]]</text:p>
      <text:p text:style-name="P46">Normalized confusion matrix</text:p>
      <text:p text:style-name="P46">[[ 0.98897237 <text:s/>0.01102763]</text:p>
      <text:p text:style-name="P46"><text:s/>[ 0.81310722 <text:s/>0.18689278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5 <text:s text:c="5"/>0.19 <text:s text:c="5"/>0.31 <text:s text:c="5"/>5661</text:p>
      <text:p text:style-name="P46"/>
      <text:p text:style-name="P46"><text:s text:c="11"/>avg / total <text:s text:c="6"/>0.80 <text:s text:c="5"/>0.78 <text:s text:c="5"/>0.73 <text:s text:c="4"/>22165</text:p>
      <text:p text:style-name="P46"/>
      <text:p text:style-name="P46">[ 0.77943166 <text:s/>0.78569817 <text:s/>0.78953305 <text:s/>0.77644936 <text:s/>0.78948556]</text:p>
      <text:p text:style-name="P46">The accuracy for a sliding window of 15: 0.7841 (+/- 0.0106)</text:p>
      <text:p text:style-name="P46"/>
      <text:p text:style-name="P46"/>
      <text:p text:style-name="P46"/>
      <text:p text:style-name="P46">Random Forest: Sliding window: <text:s/>15 </text:p>
      <text:p text:style-name="P46">N_estimators: <text:s/>200 </text:p>
      <text:p text:style-name="P49">Min_samples_split: <text:s/>6</text:p>
      <text:p text:style-name="P46">Results for sliding window: 15</text:p>
      <text:p text:style-name="P46">Confusion matrix, without normalization</text:p>
      <text:p text:style-name="P46">[[16351 <text:s text:c="2"/>153]</text:p>
      <text:p text:style-name="P46"><text:s/>[ 4601 <text:s/>1060]]</text:p>
      <text:p text:style-name="P46">Normalized confusion matrix</text:p>
      <text:p text:style-name="P46">[[ 0.99072952 <text:s/>0.00927048]</text:p>
      <text:p text:style-name="P46"><text:soft-page-break/><text:s/>[ 0.81275393 <text:s/>0.18724607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7 <text:s text:c="5"/>0.19 <text:s text:c="5"/>0.31 <text:s text:c="5"/>5661</text:p>
      <text:p text:style-name="P46"/>
      <text:p text:style-name="P46"><text:s text:c="11"/>avg / total <text:s text:c="6"/>0.80 <text:s text:c="5"/>0.79 <text:s text:c="5"/>0.73 <text:s text:c="4"/>22165</text:p>
      <text:p text:style-name="P46"/>
      <text:p text:style-name="P46">[ 0.78101037 <text:s/>0.78502143 <text:s/>0.78975863 <text:s/>0.78005865 <text:s/>0.79174188]</text:p>
      <text:p text:style-name="P46">The accuracy for a sliding window of 15: 0.7855 (+/- 0.0093)</text:p>
      <text:p text:style-name="P46"/>
      <text:p text:style-name="P46"/>
      <text:p text:style-name="P46"/>
      <text:p text:style-name="P46">Random Forest: Sliding window: <text:s/>15 </text:p>
      <text:p text:style-name="P46">N_estimators: <text:s/>200 </text:p>
      <text:p text:style-name="P49">Min_samples_split: <text:s/>7</text:p>
      <text:p text:style-name="P46">Results for sliding window: 15</text:p>
      <text:p text:style-name="P46">Confusion matrix, without normalization</text:p>
      <text:p text:style-name="P46">[[16321 <text:s text:c="2"/>183]</text:p>
      <text:p text:style-name="P46"><text:s/>[ 4576 <text:s/>1085]]</text:p>
      <text:p text:style-name="P46">Normalized confusion matrix</text:p>
      <text:p text:style-name="P46">[[ 0.98891178 <text:s/>0.01108822]</text:p>
      <text:p text:style-name="P46"><text:s/>[ 0.80833775 <text:s/>0.19166225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6 <text:s text:c="5"/>0.19 <text:s text:c="5"/>0.31 <text:s text:c="5"/>5661</text:p>
      <text:p text:style-name="P46"/>
      <text:p text:style-name="P46"><text:s text:c="11"/>avg / total <text:s text:c="6"/>0.80 <text:s text:c="5"/>0.79 <text:s text:c="5"/>0.73 <text:s text:c="4"/>22165</text:p>
      <text:p text:style-name="P46"/>
      <text:p text:style-name="P46">[ 0.77852954 <text:s/>0.78434469 <text:s/>0.79088653 <text:s/>0.7818633 <text:s text:c="2"/>0.79083935]</text:p>
      <text:p text:style-name="P46">The accuracy for a sliding window of 15: 0.7853 (+/- 0.0098)</text:p>
      <text:p text:style-name="P46"/>
      <text:p text:style-name="P46"/>
      <text:p text:style-name="P46"/>
      <text:p text:style-name="P46">Random Forest: Sliding window: <text:s/>15 </text:p>
      <text:p text:style-name="P46">N_estimators: <text:s/>200 </text:p>
      <text:p text:style-name="P49">Min_samples_split: <text:s/>8</text:p>
      <text:p text:style-name="P46">Results for sliding window: 15</text:p>
      <text:p text:style-name="P46">Confusion matrix, without normalization</text:p>
      <text:p text:style-name="P46">[[16335 <text:s text:c="2"/>169]</text:p>
      <text:p text:style-name="P46"><text:s/>[ 4618 <text:s/>1043]]</text:p>
      <text:p text:style-name="P46">Normalized confusion matrix</text:p>
      <text:p text:style-name="P46">[[ 0.98976006 <text:s/>0.01023994]</text:p>
      <text:p text:style-name="P46"><text:s/>[ 0.81575693 <text:s/>0.18424307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6 <text:s text:c="5"/>0.18 <text:s text:c="5"/>0.30 <text:s text:c="5"/>5661</text:p>
      <text:p text:style-name="P46"><text:soft-page-break/></text:p>
      <text:p text:style-name="P46"><text:s text:c="11"/>avg / total <text:s text:c="6"/>0.80 <text:s text:c="5"/>0.78 <text:s text:c="5"/>0.73 <text:s text:c="4"/>22165</text:p>
      <text:p text:style-name="P46"/>
      <text:p text:style-name="P46">[ 0.77604871 <text:s/>0.78457027 <text:s/>0.79314234 <text:s/>0.77735168 <text:s/>0.7890343 ]</text:p>
      <text:p text:style-name="P46">The accuracy for a sliding window of 15: 0.7840 (+/- 0.0132)</text:p>
      <text:p text:style-name="P46"/>
      <text:p text:style-name="P46"/>
      <text:p text:style-name="P46"/>
      <text:p text:style-name="P46">Random Forest: Sliding window: <text:s/>15 </text:p>
      <text:p text:style-name="P46">N_estimators: <text:s/>200 </text:p>
      <text:p text:style-name="P49">Min_samples_split: <text:s/>9</text:p>
      <text:p text:style-name="P46">Results for sliding window: 15</text:p>
      <text:p text:style-name="P46">Confusion matrix, without normalization</text:p>
      <text:p text:style-name="P46">[[16322 <text:s text:c="2"/>182]</text:p>
      <text:p text:style-name="P46"><text:s/>[ 4640 <text:s/>1021]]</text:p>
      <text:p text:style-name="P46">Normalized confusion matrix</text:p>
      <text:p text:style-name="P46">[[ 0.98897237 <text:s/>0.01102763]</text:p>
      <text:p text:style-name="P46"><text:s/>[ 0.81964317 <text:s/>0.18035683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5 <text:s text:c="5"/>0.18 <text:s text:c="5"/>0.30 <text:s text:c="5"/>5661</text:p>
      <text:p text:style-name="P46"/>
      <text:p text:style-name="P46"><text:s text:c="11"/>avg / total <text:s text:c="6"/>0.80 <text:s text:c="5"/>0.78 <text:s text:c="5"/>0.72 <text:s text:c="4"/>22165</text:p>
      <text:p text:style-name="P46"/>
      <text:p text:style-name="P46">[ 0.77627424 <text:s/>0.78366794 <text:s/>0.78953305 <text:s/>0.77487029 <text:s/>0.78790614]</text:p>
      <text:p text:style-name="P46">The accuracy for a sliding window of 15: 0.7825 (+/- 0.0119)</text:p>
      <text:p text:style-name="P46"/>
      <text:p text:style-name="P46"/>
      <text:p text:style-name="P46"/>
      <text:p text:style-name="P46">Random Forest: Sliding window: <text:s/>15 </text:p>
      <text:p text:style-name="P46">N_estimators: <text:s/>200 </text:p>
      <text:p text:style-name="P49">Min_samples_split: <text:s/>10</text:p>
      <text:p text:style-name="P46">Results for sliding window: 15</text:p>
      <text:p text:style-name="P46">Confusion matrix, without normalization</text:p>
      <text:p text:style-name="P46">[[16337 <text:s text:c="2"/>167]</text:p>
      <text:p text:style-name="P46"><text:s/>[ 4663 <text:s text:c="2"/>998]]</text:p>
      <text:p text:style-name="P46">Normalized confusion matrix</text:p>
      <text:p text:style-name="P46">[[ 0.98988124 <text:s/>0.01011876]</text:p>
      <text:p text:style-name="P46"><text:s/>[ 0.82370606 <text:s/>0.17629394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6 <text:s text:c="5"/>0.18 <text:s text:c="5"/>0.29 <text:s text:c="5"/>5661</text:p>
      <text:p text:style-name="P46"/>
      <text:p text:style-name="P46"><text:s text:c="11"/>avg / total <text:s text:c="6"/>0.80 <text:s text:c="5"/>0.78 <text:s text:c="5"/>0.72 <text:s text:c="4"/>22165</text:p>
      <text:p text:style-name="P46"/>
      <text:p text:style-name="P46">[ 0.77604871 <text:s/>0.78276562 <text:s/>0.78750282 <text:s/>0.77577261 <text:s/>0.7883574 ]</text:p>
      <text:p text:style-name="P46">The accuracy for a sliding window of 15: 0.7821 (+/- 0.0108)</text:p>
      <text:p text:style-name="P46"><text:soft-page-break/></text:p>
      <text:p text:style-name="P47"/>
      <text:p text:style-name="P47"/>
      <text:p text:style-name="P47">Random Forest: Sliding window: <text:s/>15 </text:p>
      <text:p text:style-name="P21">N_estimators: <text:s/>250 </text:p>
      <text:p text:style-name="P49">Min_samples_split: <text:s/>2</text:p>
      <text:p text:style-name="P46">Results for sliding window: 15</text:p>
      <text:p text:style-name="P46">Confusion matrix, without normalization</text:p>
      <text:p text:style-name="P46">[[16318 <text:s text:c="2"/>186]</text:p>
      <text:p text:style-name="P46"><text:s/>[ 4593 <text:s/>1068]]</text:p>
      <text:p text:style-name="P46">Normalized confusion matrix</text:p>
      <text:p text:style-name="P46">[[ 0.98873 <text:s text:c="4"/>0.01127 <text:s text:c="2"/>]</text:p>
      <text:p text:style-name="P46"><text:s/>[ 0.81134075 <text:s/>0.18865925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5 <text:s text:c="5"/>0.19 <text:s text:c="5"/>0.31 <text:s text:c="5"/>5661</text:p>
      <text:p text:style-name="P46"/>
      <text:p text:style-name="P46"><text:s text:c="11"/>avg / total <text:s text:c="6"/>0.80 <text:s text:c="5"/>0.78 <text:s text:c="5"/>0.73 <text:s text:c="4"/>22165</text:p>
      <text:p text:style-name="P46"/>
      <text:p text:style-name="P46">[ 0.77740189 <text:s/>0.7866005 <text:s text:c="2"/>0.78863072 <text:s/>0.77847958 <text:s/>0.79083935]</text:p>
      <text:p text:style-name="P46">The accuracy for a sliding window of 15: 0.7844 (+/- 0.0109)</text:p>
      <text:p text:style-name="P46"/>
      <text:p text:style-name="P46"/>
      <text:p text:style-name="P46"/>
      <text:p text:style-name="P46">Random Forest: Sliding window: <text:s/>15 </text:p>
      <text:p text:style-name="P46">N_estimators: <text:s/>250 </text:p>
      <text:p text:style-name="P49">Min_samples_split: <text:s/>3</text:p>
      <text:p text:style-name="P46">Results for sliding window: 15</text:p>
      <text:p text:style-name="P46">Confusion matrix, without normalization</text:p>
      <text:p text:style-name="P46">[[16310 <text:s text:c="2"/>194]</text:p>
      <text:p text:style-name="P46"><text:s/>[ 4572 <text:s/>1089]]</text:p>
      <text:p text:style-name="P46">Normalized confusion matrix</text:p>
      <text:p text:style-name="P46">[[ 0.98824527 <text:s/>0.01175473]</text:p>
      <text:p text:style-name="P46"><text:s/>[ 0.80763116 <text:s/>0.19236884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5 <text:s text:c="5"/>0.19 <text:s text:c="5"/>0.31 <text:s text:c="5"/>5661</text:p>
      <text:p text:style-name="P46"/>
      <text:p text:style-name="P46"><text:s text:c="11"/>avg / total <text:s text:c="6"/>0.80 <text:s text:c="5"/>0.78 <text:s text:c="5"/>0.73 <text:s text:c="4"/>22165</text:p>
      <text:p text:style-name="P46"/>
      <text:p text:style-name="P46">[ 0.7789806 <text:s text:c="2"/>0.78254004 <text:s/>0.79224002 <text:s/>0.77802842 <text:s/>0.79309567]</text:p>
      <text:p text:style-name="P46">The accuracy for a sliding window of 15: 0.7850 (+/- 0.0129)</text:p>
      <text:p text:style-name="P46"/>
      <text:p text:style-name="P46"/>
      <text:p text:style-name="P46"/>
      <text:p text:style-name="P46">Random Forest: Sliding window: <text:s/>15 </text:p>
      <text:p text:style-name="P46">N_estimators: <text:s/>250 </text:p>
      <text:p text:style-name="P49"><text:soft-page-break/>Min_samples_split: <text:s/>4</text:p>
      <text:p text:style-name="P46">Results for sliding window: 15</text:p>
      <text:p text:style-name="P46">Confusion matrix, without normalization</text:p>
      <text:p text:style-name="P46">[[16317 <text:s text:c="2"/>187]</text:p>
      <text:p text:style-name="P46"><text:s/>[ 4584 <text:s/>1077]]</text:p>
      <text:p text:style-name="P46">Normalized confusion matrix</text:p>
      <text:p text:style-name="P46">[[ 0.98866941 <text:s/>0.01133059]</text:p>
      <text:p text:style-name="P46"><text:s/>[ 0.80975093 <text:s/>0.19024907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5 <text:s text:c="5"/>0.19 <text:s text:c="5"/>0.31 <text:s text:c="5"/>5661</text:p>
      <text:p text:style-name="P46"/>
      <text:p text:style-name="P46"><text:s text:c="11"/>avg / total <text:s text:c="6"/>0.80 <text:s text:c="5"/>0.78 <text:s text:c="5"/>0.73 <text:s text:c="4"/>22165</text:p>
      <text:p text:style-name="P46"/>
      <text:p text:style-name="P46">[ 0.77807848 <text:s/>0.78592375 <text:s/>0.7935935 <text:s text:c="2"/>0.77644936 <text:s/>0.78971119]</text:p>
      <text:p text:style-name="P46">The accuracy for a sliding window of 15: 0.7848 (+/- 0.0132)</text:p>
      <text:p text:style-name="P46"/>
      <text:p text:style-name="P46"/>
      <text:p text:style-name="P46"/>
      <text:p text:style-name="P46">Random Forest: Sliding window: <text:s/>15 </text:p>
      <text:p text:style-name="P46">N_estimators: <text:s/>250 </text:p>
      <text:p text:style-name="P49">Min_samples_split: <text:s/>5</text:p>
      <text:p text:style-name="P46">Results for sliding window: 15</text:p>
      <text:p text:style-name="P46">Confusion matrix, without normalization</text:p>
      <text:p text:style-name="P46">[[16326 <text:s text:c="2"/>178]</text:p>
      <text:p text:style-name="P46"><text:s/>[ 4609 <text:s/>1052]]</text:p>
      <text:p text:style-name="P46">Normalized confusion matrix</text:p>
      <text:p text:style-name="P46">[[ 0.98921474 <text:s/>0.01078526]</text:p>
      <text:p text:style-name="P46"><text:s/>[ 0.81416711 <text:s/>0.18583289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6 <text:s text:c="5"/>0.19 <text:s text:c="5"/>0.31 <text:s text:c="5"/>5661</text:p>
      <text:p text:style-name="P46"/>
      <text:p text:style-name="P46"><text:s text:c="11"/>avg / total <text:s text:c="6"/>0.80 <text:s text:c="5"/>0.78 <text:s text:c="5"/>0.73 <text:s text:c="4"/>22165</text:p>
      <text:p text:style-name="P46"/>
      <text:p text:style-name="P46">[ 0.77762742 <text:s/>0.78254004 <text:s/>0.79562373 <text:s/>0.77396797 <text:s/>0.79038809]</text:p>
      <text:p text:style-name="P46">The accuracy for a sliding window of 15: 0.7840 (+/- 0.0160)</text:p>
      <text:p text:style-name="P46"/>
      <text:p text:style-name="P46"/>
      <text:p text:style-name="P46"/>
      <text:p text:style-name="P46">Random Forest: Sliding window: <text:s/>15 </text:p>
      <text:p text:style-name="P46">N_estimators: <text:s/>250 </text:p>
      <text:p text:style-name="P49">Min_samples_split: <text:s/>6</text:p>
      <text:p text:style-name="P46">Results for sliding window: 15</text:p>
      <text:p text:style-name="P46">Confusion matrix, without normalization</text:p>
      <text:p text:style-name="P46">[[16340 <text:s text:c="2"/>164]</text:p>
      <text:p text:style-name="P46"><text:s/>[ 4635 <text:s/>1026]]</text:p>
      <text:p text:style-name="P46"><text:soft-page-break/>Normalized confusion matrix</text:p>
      <text:p text:style-name="P46">[[ 0.99006302 <text:s/>0.00993698]</text:p>
      <text:p text:style-name="P46"><text:s/>[ 0.81875994 <text:s/>0.18124006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6 <text:s text:c="5"/>0.18 <text:s text:c="5"/>0.30 <text:s text:c="5"/>5661</text:p>
      <text:p text:style-name="P46"/>
      <text:p text:style-name="P46"><text:s text:c="11"/>avg / total <text:s text:c="6"/>0.80 <text:s text:c="5"/>0.78 <text:s text:c="5"/>0.73 <text:s text:c="4"/>22165</text:p>
      <text:p text:style-name="P46"/>
      <text:p text:style-name="P46">[ 0.77875507 <text:s/>0.78231446 <text:s/>0.79020979 <text:s/>0.77554703 <text:s/>0.79061372]</text:p>
      <text:p text:style-name="P46">The accuracy for a sliding window of 15: 0.7835 (+/- 0.0121)</text:p>
      <text:p text:style-name="P46"/>
      <text:p text:style-name="P46"/>
      <text:p text:style-name="P46"/>
      <text:p text:style-name="P46">Random Forest: Sliding window: <text:s/>15 </text:p>
      <text:p text:style-name="P46">N_estimators: <text:s/>250 </text:p>
      <text:p text:style-name="P49">Min_samples_split: <text:s/>7</text:p>
      <text:p text:style-name="P46">Results for sliding window: 15</text:p>
      <text:p text:style-name="P46">Confusion matrix, without normalization</text:p>
      <text:p text:style-name="P46">[[16330 <text:s text:c="2"/>174]</text:p>
      <text:p text:style-name="P46"><text:s/>[ 4611 <text:s/>1050]]</text:p>
      <text:p text:style-name="P46">Normalized confusion matrix</text:p>
      <text:p text:style-name="P46">[[ 0.9894571 <text:s/>0.0105429]</text:p>
      <text:p text:style-name="P46"><text:s/>[ 0.8145204 <text:s/>0.1854796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6 <text:s text:c="5"/>0.19 <text:s text:c="5"/>0.31 <text:s text:c="5"/>5661</text:p>
      <text:p text:style-name="P46"/>
      <text:p text:style-name="P46"><text:s text:c="11"/>avg / total <text:s text:c="6"/>0.80 <text:s text:c="5"/>0.78 <text:s text:c="5"/>0.73 <text:s text:c="4"/>22165</text:p>
      <text:p text:style-name="P46"/>
      <text:p text:style-name="P46">[ 0.78055931 <text:s/>0.7829912 <text:s text:c="2"/>0.79088653 <text:s/>0.778254 <text:s text:c="3"/>0.78790614]</text:p>
      <text:p text:style-name="P46">The accuracy for a sliding window of 15: 0.7841 (+/- 0.0093)</text:p>
      <text:p text:style-name="P46"/>
      <text:p text:style-name="P46"/>
      <text:p text:style-name="P46"/>
      <text:p text:style-name="P46">Random Forest: Sliding window: <text:s/>15 </text:p>
      <text:p text:style-name="P49">N_estimators: <text:s/>250 </text:p>
      <text:p text:style-name="P49">Min_samples_split: <text:s/>8</text:p>
      <text:p text:style-name="P46">Results for sliding window: 15</text:p>
      <text:p text:style-name="P46">Confusion matrix, without normalization</text:p>
      <text:p text:style-name="P46">[[16341 <text:s text:c="2"/>163]</text:p>
      <text:p text:style-name="P46"><text:s/>[ 4655 <text:s/>1006]]</text:p>
      <text:p text:style-name="P46">Normalized confusion matrix</text:p>
      <text:p text:style-name="P46">[[ 0.99012361 <text:s/>0.00987639]</text:p>
      <text:p text:style-name="P46"><text:s/>[ 0.82229288 <text:s/>0.17770712]]</text:p>
      <text:p text:style-name="P46"><text:s text:c="24"/>precision <text:s text:c="3"/>recall <text:s/>f1-score <text:s text:c="2"/>support</text:p>
      <text:p text:style-name="P46"/>
      <text:p text:style-name="P46"><text:soft-page-break/><text:s text:c="3"/>Class 0 == globular <text:s text:c="6"/>0.78 <text:s text:c="5"/>0.99 <text:s text:c="5"/>0.87 <text:s text:c="4"/>16504</text:p>
      <text:p text:style-name="P46">Class 1 == beta barrel <text:s text:c="6"/>0.86 <text:s text:c="5"/>0.18 <text:s text:c="5"/>0.29 <text:s text:c="5"/>5661</text:p>
      <text:p text:style-name="P46"/>
      <text:p text:style-name="P46"><text:s text:c="11"/>avg / total <text:s text:c="6"/>0.80 <text:s text:c="5"/>0.78 <text:s text:c="5"/>0.72 <text:s text:c="4"/>22165</text:p>
      <text:p text:style-name="P46"/>
      <text:p text:style-name="P46">[ 0.77852954 <text:s/>0.78502143 <text:s/>0.78637492 <text:s/>0.77464471 <text:s/>0.78858303]</text:p>
      <text:p text:style-name="P46">The accuracy for a sliding window of 15: 0.7826 (+/- 0.0104)</text:p>
      <text:p text:style-name="P46"/>
      <text:p text:style-name="P46">Random Forest: Sliding window: <text:s/>15 </text:p>
      <text:p text:style-name="P46">N_estimators: <text:s/>250 </text:p>
      <text:p text:style-name="P49">Min_samples_split: <text:s/>9</text:p>
      <text:p text:style-name="P46">Results for sliding window: 15</text:p>
      <text:p text:style-name="P46">Confusion matrix, without normalization</text:p>
      <text:p text:style-name="P46">[[16336 <text:s text:c="2"/>168]</text:p>
      <text:p text:style-name="P46"><text:s/>[ 4647 <text:s/>1014]]</text:p>
      <text:p text:style-name="P46">Normalized confusion matrix</text:p>
      <text:p text:style-name="P46">[[ 0.98982065 <text:s/>0.01017935]</text:p>
      <text:p text:style-name="P46"><text:s/>[ 0.8208797 <text:s text:c="2"/>0.1791203 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6 <text:s text:c="5"/>0.18 <text:s text:c="5"/>0.30 <text:s text:c="5"/>5661</text:p>
      <text:p text:style-name="P46"/>
      <text:p text:style-name="P46"><text:s text:c="11"/>avg / total <text:s text:c="6"/>0.80 <text:s text:c="5"/>0.78 <text:s text:c="5"/>0.72 <text:s text:c="4"/>22165</text:p>
      <text:p text:style-name="P46"/>
      <text:p text:style-name="P46">[ 0.77695083 <text:s/>0.78050981 <text:s/>0.78975863 <text:s/>0.77780284 <text:s/>0.78880866]</text:p>
      <text:p text:style-name="P46">The accuracy for a sliding window of 15: 0.7828 (+/- 0.0109)</text:p>
      <text:p text:style-name="P46"/>
      <text:p text:style-name="P46"/>
      <text:p text:style-name="P46"/>
      <text:p text:style-name="P46">Random Forest: Sliding window: <text:s/>15 </text:p>
      <text:p text:style-name="P46">N_estimators: <text:s/>250 </text:p>
      <text:p text:style-name="P49">Min_samples_split: <text:s/>10</text:p>
      <text:p text:style-name="P46">Results for sliding window: 15</text:p>
      <text:p text:style-name="P46">Confusion matrix, without normalization</text:p>
      <text:p text:style-name="P46">[[16343 <text:s text:c="2"/>161]</text:p>
      <text:p text:style-name="P46"><text:s/>[ 4698 <text:s text:c="2"/>963]]</text:p>
      <text:p text:style-name="P46">Normalized confusion matrix</text:p>
      <text:p text:style-name="P46">[[ 0.99024479 <text:s/>0.00975521]</text:p>
      <text:p text:style-name="P46"><text:s/>[ 0.82988871 <text:s/>0.17011129]]</text:p>
      <text:p text:style-name="P46"><text:s text:c="24"/>precision <text:s text:c="3"/>recall <text:s/>f1-score <text:s text:c="2"/>support</text:p>
      <text:p text:style-name="P46"/>
      <text:p text:style-name="P46"><text:s text:c="3"/>Class 0 == globular <text:s text:c="6"/>0.78 <text:s text:c="5"/>0.99 <text:s text:c="5"/>0.87 <text:s text:c="4"/>16504</text:p>
      <text:p text:style-name="P46">Class 1 == beta barrel <text:s text:c="6"/>0.86 <text:s text:c="5"/>0.17 <text:s text:c="5"/>0.28 <text:s text:c="5"/>5661</text:p>
      <text:p text:style-name="P46"/>
      <text:p text:style-name="P46"><text:s text:c="11"/>avg / total <text:s text:c="6"/>0.80 <text:s text:c="5"/>0.78 <text:s text:c="5"/>0.72 <text:s text:c="4"/>22165</text:p>
      <text:p text:style-name="P46"/>
      <text:p text:style-name="P46">[ 0.77604871 <text:s/>0.77893075 <text:s/>0.78727724 <text:s/>0.77464471 <text:s/>0.78700361]</text:p>
      <text:p text:style-name="P46">The accuracy for a sliding window of 15: 0.7808 (+/- 0.0107)</text:p>
      <text:p text:style-name="P48"><text:soft-page-break/>Random Forest: Sliding window: <text:s/>15 </text:p>
      <text:p text:style-name="P22">N_estimators: <text:s/>300 </text:p>
      <text:p text:style-name="P50">Min_samples_split: <text:s/>2</text:p>
      <text:p text:style-name="P52">Results for sliding window: 15</text:p>
      <text:p text:style-name="P52">Confusion matrix, without normalization</text:p>
      <text:p text:style-name="P52">[[16324 <text:s text:c="2"/>180]</text:p>
      <text:p text:style-name="P52"><text:s/>[ 4603 <text:s/>1058]]</text:p>
      <text:p text:style-name="P52">Normalized confusion matrix</text:p>
      <text:p text:style-name="P52">[[ 0.98909355 <text:s/>0.01090645]</text:p>
      <text:p text:style-name="P52"><text:s/>[ 0.81310722 <text:s/>0.18689278]]</text:p>
      <text:p text:style-name="P52"><text:s text:c="24"/>precision <text:s text:c="3"/>recall <text:s/>f1-score <text:s text:c="2"/>support</text:p>
      <text:p text:style-name="P52"/>
      <text:p text:style-name="P52"><text:s text:c="3"/>Class 0 == globular <text:s text:c="6"/>0.78 <text:s text:c="5"/>0.99 <text:s text:c="5"/>0.87 <text:s text:c="4"/>16504</text:p>
      <text:p text:style-name="P52">Class 1 == beta barrel <text:s text:c="6"/>0.85 <text:s text:c="5"/>0.19 <text:s text:c="5"/>0.31 <text:s text:c="5"/>5661</text:p>
      <text:p text:style-name="P52"/>
      <text:p text:style-name="P52"><text:s text:c="11"/>avg / total <text:s text:c="6"/>0.80 <text:s text:c="5"/>0.78 <text:s text:c="5"/>0.73 <text:s text:c="4"/>22165</text:p>
      <text:p text:style-name="P52"/>
      <text:p text:style-name="P52">[ 0.78191249 <text:s/>0.78321678 <text:s/>0.79156328 <text:s/>0.7759982 <text:s text:c="2"/>0.7883574 ]</text:p>
      <text:p text:style-name="P52">The accuracy for a sliding window of 15: 0.7842 (+/- 0.0108)</text:p>
      <text:p text:style-name="P52"/>
      <text:p text:style-name="P52"/>
      <text:p text:style-name="P52"/>
      <text:p text:style-name="P52">Random Forest: Sliding window: <text:s/>15 </text:p>
      <text:p text:style-name="P52">N_estimators: <text:s/>300 </text:p>
      <text:p text:style-name="P50">Min_samples_split: <text:s/>3</text:p>
      <text:p text:style-name="P52">Results for sliding window: 15</text:p>
      <text:p text:style-name="P52">Confusion matrix, without normalization</text:p>
      <text:p text:style-name="P52">[[16312 <text:s text:c="2"/>192]</text:p>
      <text:p text:style-name="P52"><text:s/>[ 4578 <text:s/>1083]]</text:p>
      <text:p text:style-name="P52">Normalized confusion matrix</text:p>
      <text:p text:style-name="P52">[[ 0.98836646 <text:s/>0.01163354]</text:p>
      <text:p text:style-name="P52"><text:s/>[ 0.80869104 <text:s/>0.19130896]]</text:p>
      <text:p text:style-name="P52"><text:s text:c="24"/>precision <text:s text:c="3"/>recall <text:s/>f1-score <text:s text:c="2"/>support</text:p>
      <text:p text:style-name="P52"/>
      <text:p text:style-name="P52"><text:s text:c="3"/>Class 0 == globular <text:s text:c="6"/>0.78 <text:s text:c="5"/>0.99 <text:s text:c="5"/>0.87 <text:s text:c="4"/>16504</text:p>
      <text:p text:style-name="P52">Class 1 == beta barrel <text:s text:c="6"/>0.85 <text:s text:c="5"/>0.19 <text:s text:c="5"/>0.31 <text:s text:c="5"/>5661</text:p>
      <text:p text:style-name="P52"/>
      <text:p text:style-name="P52"><text:s text:c="11"/>avg / total <text:s text:c="6"/>0.80 <text:s text:c="5"/>0.78 <text:s text:c="5"/>0.73 <text:s text:c="4"/>22165</text:p>
      <text:p text:style-name="P52"/>
      <text:p text:style-name="P52">[ 0.77514659 <text:s/>0.78479585 <text:s/>0.7972028 <text:s text:c="2"/>0.7759982 <text:s text:c="2"/>0.79083935]</text:p>
      <text:p text:style-name="P52">The accuracy for a sliding window of 15: 0.7848 (+/- 0.0170)</text:p>
      <text:p text:style-name="P52"/>
      <text:p text:style-name="P52"/>
      <text:p text:style-name="P52"/>
      <text:p text:style-name="P52">Random Forest: Sliding window: <text:s/>15 </text:p>
      <text:p text:style-name="P52">N_estimators: <text:s/>300 </text:p>
      <text:p text:style-name="P50">Min_samples_split: <text:s/>4</text:p>
      <text:p text:style-name="P52">Results for sliding window: 15</text:p>
      <text:p text:style-name="P52">Confusion matrix, without normalization</text:p>
      <text:p text:style-name="P52"><text:soft-page-break/>[[16331 <text:s text:c="2"/>173]</text:p>
      <text:p text:style-name="P52"><text:s/>[ 4582 <text:s/>1079]]</text:p>
      <text:p text:style-name="P52">Normalized confusion matrix</text:p>
      <text:p text:style-name="P52">[[ 0.98951769 <text:s/>0.01048231]</text:p>
      <text:p text:style-name="P52"><text:s/>[ 0.80939763 <text:s/>0.19060237]]</text:p>
      <text:p text:style-name="P52"><text:s text:c="24"/>precision <text:s text:c="3"/>recall <text:s/>f1-score <text:s text:c="2"/>support</text:p>
      <text:p text:style-name="P52"/>
      <text:p text:style-name="P52"><text:s text:c="3"/>Class 0 == globular <text:s text:c="6"/>0.78 <text:s text:c="5"/>0.99 <text:s text:c="5"/>0.87 <text:s text:c="4"/>16504</text:p>
      <text:p text:style-name="P52">Class 1 == beta barrel <text:s text:c="6"/>0.86 <text:s text:c="5"/>0.19 <text:s text:c="5"/>0.31 <text:s text:c="5"/>5661</text:p>
      <text:p text:style-name="P52"/>
      <text:p text:style-name="P52"><text:s text:c="11"/>avg / total <text:s text:c="6"/>0.80 <text:s text:c="5"/>0.79 <text:s text:c="5"/>0.73 <text:s text:c="4"/>22165</text:p>
      <text:p text:style-name="P52"/>
      <text:p text:style-name="P52">[ 0.77875507 <text:s/>0.78569817 <text:s/>0.79314234 <text:s/>0.77938191 <text:s/>0.79038809]</text:p>
      <text:p text:style-name="P52">The accuracy for a sliding window of 15: 0.7855 (+/- 0.0115)</text:p>
      <text:p text:style-name="P52"/>
      <text:p text:style-name="P52"/>
      <text:p text:style-name="P52"/>
      <text:p text:style-name="P52">Random Forest: Sliding window: <text:s/>15 </text:p>
      <text:p text:style-name="P52">N_estimators: <text:s/>300 </text:p>
      <text:p text:style-name="P50">Min_samples_split: <text:s/>5</text:p>
      <text:p text:style-name="P52">Results for sliding window: 15</text:p>
      <text:p text:style-name="P52">Confusion matrix, without normalization</text:p>
      <text:p text:style-name="P52">[[16325 <text:s text:c="2"/>179]</text:p>
      <text:p text:style-name="P52"><text:s/>[ 4613 <text:s/>1048]]</text:p>
      <text:p text:style-name="P52">Normalized confusion matrix</text:p>
      <text:p text:style-name="P52">[[ 0.98915414 <text:s/>0.01084586]</text:p>
      <text:p text:style-name="P52"><text:s/>[ 0.8148737 <text:s text:c="2"/>0.1851263 ]]</text:p>
      <text:p text:style-name="P52"><text:s text:c="24"/>precision <text:s text:c="3"/>recall <text:s/>f1-score <text:s text:c="2"/>support</text:p>
      <text:p text:style-name="P52"/>
      <text:p text:style-name="P52"><text:s text:c="3"/>Class 0 == globular <text:s text:c="6"/>0.78 <text:s text:c="5"/>0.99 <text:s text:c="5"/>0.87 <text:s text:c="4"/>16504</text:p>
      <text:p text:style-name="P52">Class 1 == beta barrel <text:s text:c="6"/>0.85 <text:s text:c="5"/>0.19 <text:s text:c="5"/>0.30 <text:s text:c="5"/>5661</text:p>
      <text:p text:style-name="P52"/>
      <text:p text:style-name="P52"><text:s text:c="11"/>avg / total <text:s text:c="6"/>0.80 <text:s text:c="5"/>0.78 <text:s text:c="5"/>0.73 <text:s text:c="4"/>22165</text:p>
      <text:p text:style-name="P52"/>
      <text:p text:style-name="P52">[ 0.77695083 <text:s/>0.78502143 <text:s/>0.7935935 <text:s text:c="2"/>0.77487029 <text:s/>0.78858303]</text:p>
      <text:p text:style-name="P52">The accuracy for a sliding window of 15: 0.7838 (+/- 0.0141)</text:p>
      <text:p text:style-name="P52"/>
      <text:p text:style-name="P52"/>
      <text:p text:style-name="P52"/>
      <text:p text:style-name="P52">Random Forest: Sliding window: <text:s/>15 </text:p>
      <text:p text:style-name="P52">N_estimators: <text:s/>300 </text:p>
      <text:p text:style-name="P50">Min_samples_split: <text:s/>6</text:p>
      <text:p text:style-name="P52">Results for sliding window: 15</text:p>
      <text:p text:style-name="P52">Confusion matrix, without normalization</text:p>
      <text:p text:style-name="P52">[[16349 <text:s text:c="2"/>155]</text:p>
      <text:p text:style-name="P52"><text:s/>[ 4636 <text:s/>1025]]</text:p>
      <text:p text:style-name="P52">Normalized confusion matrix</text:p>
      <text:p text:style-name="P52">[[ 0.99060834 <text:s/>0.00939166]</text:p>
      <text:p text:style-name="P52"><text:s/>[ 0.81893658 <text:s/>0.18106342]]</text:p>
      <text:p text:style-name="P52"><text:soft-page-break/><text:s text:c="24"/>precision <text:s text:c="3"/>recall <text:s/>f1-score <text:s text:c="2"/>support</text:p>
      <text:p text:style-name="P52"/>
      <text:p text:style-name="P52"><text:s text:c="3"/>Class 0 == globular <text:s text:c="6"/>0.78 <text:s text:c="5"/>0.99 <text:s text:c="5"/>0.87 <text:s text:c="4"/>16504</text:p>
      <text:p text:style-name="P52">Class 1 == beta barrel <text:s text:c="6"/>0.87 <text:s text:c="5"/>0.18 <text:s text:c="5"/>0.30 <text:s text:c="5"/>5661</text:p>
      <text:p text:style-name="P52"/>
      <text:p text:style-name="P52"><text:s text:c="11"/>avg / total <text:s text:c="6"/>0.80 <text:s text:c="5"/>0.78 <text:s text:c="5"/>0.73 <text:s text:c="4"/>22165</text:p>
      <text:p text:style-name="P52"/>
      <text:p text:style-name="P52">[ 0.7767253 <text:s text:c="2"/>0.78411911 <text:s/>0.79201444 <text:s/>0.77780284 <text:s/>0.78858303]</text:p>
      <text:p text:style-name="P52">The accuracy for a sliding window of 15: 0.7838 (+/- 0.0119)</text:p>
      <text:p text:style-name="P52"/>
      <text:p text:style-name="P53">Random Forest: Sliding window: <text:s/>15 </text:p>
      <text:p text:style-name="P53">N_estimators: <text:s/>300 </text:p>
      <text:p text:style-name="P51">Min_samples_split: <text:s/>7</text:p>
      <text:p text:style-name="P53">Results for sliding window: 15</text:p>
      <text:p text:style-name="P53">Confusion matrix, without normalization</text:p>
      <text:p text:style-name="P53">[[16337 <text:s text:c="2"/>167]</text:p>
      <text:p text:style-name="P53"><text:s/>[ 4636 <text:s/>1025]]</text:p>
      <text:p text:style-name="P53">Normalized confusion matrix</text:p>
      <text:p text:style-name="P53">[[ 0.98988124 <text:s/>0.01011876]</text:p>
      <text:p text:style-name="P53"><text:s/>[ 0.81893658 <text:s/>0.18106342]]</text:p>
      <text:p text:style-name="P53"><text:s text:c="24"/>precision <text:s text:c="3"/>recall <text:s/>f1-score <text:s text:c="2"/>support</text:p>
      <text:p text:style-name="P53"/>
      <text:p text:style-name="P53"><text:s text:c="3"/>Class 0 == globular <text:s text:c="6"/>0.78 <text:s text:c="5"/>0.99 <text:s text:c="5"/>0.87 <text:s text:c="4"/>16504</text:p>
      <text:p text:style-name="P53">Class 1 == beta barrel <text:s text:c="6"/>0.86 <text:s text:c="5"/>0.18 <text:s text:c="5"/>0.30 <text:s text:c="5"/>5661</text:p>
      <text:p text:style-name="P53"/>
      <text:p text:style-name="P53"><text:s text:c="11"/>avg / total <text:s text:c="6"/>0.80 <text:s text:c="5"/>0.78 <text:s text:c="5"/>0.73 <text:s text:c="4"/>22165</text:p>
      <text:p text:style-name="P53"/>
      <text:p text:style-name="P53">[ 0.77649977 <text:s/>0.78411911 <text:s/>0.78953305 <text:s/>0.77577261 <text:s/>0.79061372]</text:p>
      <text:p text:style-name="P53">The accuracy for a sliding window of 15: 0.7833 (+/- 0.0125)</text:p>
      <text:p text:style-name="P53"/>
      <text:p text:style-name="P53"/>
      <text:p text:style-name="P53"/>
      <text:p text:style-name="P43">Random Forest: Sliding window: <text:s/>15 </text:p>
      <text:p text:style-name="P43">N_estimators: <text:s/>300 </text:p>
      <text:p text:style-name="P51">Min_samples_split: <text:s/>8</text:p>
      <text:p text:style-name="P53">Results for sliding window: 15</text:p>
      <text:p text:style-name="P53">Confusion matrix, without normalization</text:p>
      <text:p text:style-name="P53">[[16343 <text:s text:c="2"/>161]</text:p>
      <text:p text:style-name="P53"><text:s/>[ 4635 <text:s/>1026]]</text:p>
      <text:p text:style-name="P53">Normalized confusion matrix</text:p>
      <text:p text:style-name="P53">[[ 0.99024479 <text:s/>0.00975521]</text:p>
      <text:p text:style-name="P53"><text:s/>[ 0.81875994 <text:s/>0.18124006]]</text:p>
      <text:p text:style-name="P53"><text:s text:c="24"/>precision <text:s text:c="3"/>recall <text:s/>f1-score <text:s text:c="2"/>support</text:p>
      <text:p text:style-name="P53"/>
      <text:p text:style-name="P53"><text:s text:c="3"/>Class 0 == globular <text:s text:c="6"/>0.78 <text:s text:c="5"/>0.99 <text:s text:c="5"/>0.87 <text:s text:c="4"/>16504</text:p>
      <text:p text:style-name="P53">Class 1 == beta barrel <text:s text:c="6"/>0.86 <text:s text:c="5"/>0.18 <text:s text:c="5"/>0.30 <text:s text:c="5"/>5661</text:p>
      <text:p text:style-name="P53"/>
      <text:p text:style-name="P53"><text:s text:c="11"/>avg / total <text:s text:c="6"/>0.80 <text:s text:c="5"/>0.78 <text:s text:c="5"/>0.73 <text:s text:c="4"/>22165</text:p>
      <text:p text:style-name="P53"/>
      <text:p text:style-name="P53"><text:soft-page-break/>[ 0.77604871 <text:s/>0.78502143 <text:s/>0.78930747 <text:s/>0.77780284 <text:s/>0.78993682]</text:p>
      <text:p text:style-name="P53">The accuracy for a sliding window of 15: 0.7836 (+/- 0.0115)</text:p>
      <text:p text:style-name="P53"/>
      <text:p text:style-name="P53"/>
      <text:p text:style-name="P53">Random Forest: Sliding window: <text:s/>15 </text:p>
      <text:p text:style-name="P53">N_estimators: <text:s/>300 </text:p>
      <text:p text:style-name="P51">Min_samples_split: <text:s/>9</text:p>
      <text:p text:style-name="P53">Results for sliding window: 15</text:p>
      <text:p text:style-name="P53">Confusion matrix, without normalization</text:p>
      <text:p text:style-name="P53">[[16343 <text:s text:c="2"/>161]</text:p>
      <text:p text:style-name="P53"><text:s/>[ 4638 <text:s/>1023]]</text:p>
      <text:p text:style-name="P53">Normalized confusion matrix</text:p>
      <text:p text:style-name="P53">[[ 0.99024479 <text:s/>0.00975521]</text:p>
      <text:p text:style-name="P53"><text:s/>[ 0.81928988 <text:s/>0.18071012]]</text:p>
      <text:p text:style-name="P53"><text:s text:c="24"/>precision <text:s text:c="3"/>recall <text:s/>f1-score <text:s text:c="2"/>support</text:p>
      <text:p text:style-name="P53"/>
      <text:p text:style-name="P53"><text:s text:c="3"/>Class 0 == globular <text:s text:c="6"/>0.78 <text:s text:c="5"/>0.99 <text:s text:c="5"/>0.87 <text:s text:c="4"/>16504</text:p>
      <text:p text:style-name="P53">Class 1 == beta barrel <text:s text:c="6"/>0.86 <text:s text:c="5"/>0.18 <text:s text:c="5"/>0.30 <text:s text:c="5"/>5661</text:p>
      <text:p text:style-name="P53"/>
      <text:p text:style-name="P53"><text:s text:c="11"/>avg / total <text:s text:c="6"/>0.80 <text:s text:c="5"/>0.78 <text:s text:c="5"/>0.73 <text:s text:c="4"/>22165</text:p>
      <text:p text:style-name="P53"/>
      <text:p text:style-name="P53">[ 0.77559765 <text:s/>0.7829912 <text:s text:c="2"/>0.78998421 <text:s/>0.77780284 <text:s/>0.79106498]</text:p>
      <text:p text:style-name="P53">The accuracy for a sliding window of 15: 0.7835 (+/- 0.0125)</text:p>
      <text:p text:style-name="P53"/>
      <text:p text:style-name="P53"/>
      <text:p text:style-name="P53"/>
      <text:p text:style-name="P53">Random Forest: Sliding window: <text:s/>15 </text:p>
      <text:p text:style-name="P53">N_estimators: <text:s/>300 </text:p>
      <text:p text:style-name="P51">Min_samples_split: <text:s/>10</text:p>
      <text:p text:style-name="P53">Results for sliding window: 15</text:p>
      <text:p text:style-name="P53">Confusion matrix, without normalization</text:p>
      <text:p text:style-name="P53">[[16352 <text:s text:c="2"/>152]</text:p>
      <text:p text:style-name="P53"><text:s/>[ 4680 <text:s text:c="2"/>981]]</text:p>
      <text:p text:style-name="P53">Normalized confusion matrix</text:p>
      <text:p text:style-name="P53">[[ 0.99079011 <text:s/>0.00920989]</text:p>
      <text:p text:style-name="P53"><text:s/>[ 0.82670906 <text:s/>0.17329094]]</text:p>
      <text:p text:style-name="P53"><text:s text:c="24"/>precision <text:s text:c="3"/>recall <text:s/>f1-score <text:s text:c="2"/>support</text:p>
      <text:p text:style-name="P53"/>
      <text:p text:style-name="P53"><text:s text:c="3"/>Class 0 == globular <text:s text:c="6"/>0.78 <text:s text:c="5"/>0.99 <text:s text:c="5"/>0.87 <text:s text:c="4"/>16504</text:p>
      <text:p text:style-name="P53">Class 1 == beta barrel <text:s text:c="6"/>0.87 <text:s text:c="5"/>0.17 <text:s text:c="5"/>0.29 <text:s text:c="5"/>5661</text:p>
      <text:p text:style-name="P53"/>
      <text:p text:style-name="P53"><text:s text:c="11"/>avg / total <text:s text:c="6"/>0.80 <text:s text:c="5"/>0.78 <text:s text:c="5"/>0.72 <text:s text:c="4"/>22165</text:p>
      <text:p text:style-name="P53"/>
      <text:p text:style-name="P53">[ 0.77447 <text:s text:c="4"/>0.78141214 <text:s/>0.7888563 <text:s text:c="2"/>0.77419355 <text:s/>0.79106498]</text:p>
      <text:p text:style-name="P53">The accuracy for a sliding window of 15: 0.7820 (+/- 0.0141)</text:p>
      <text:p text:style-name="P53"/>
      <text:p text:style-name="P59">Random Forest: Sliding window: <text:s/>17 </text:p>
      <text:p text:style-name="P59">N_estimators: <text:s/>100 </text:p>
      <text:p text:style-name="P59">Min_samples_split: <text:s/>2</text:p>
      <text:p text:style-name="P59"><text:soft-page-break/>Results for sliding window: 17</text:p>
      <text:p text:style-name="P59">Confusion matrix, without normalization</text:p>
      <text:p text:style-name="P59">[[16334 <text:s text:c="2"/>170]</text:p>
      <text:p text:style-name="P59"><text:s/>[ 4654 <text:s/>1007]]</text:p>
      <text:p text:style-name="P59">Normalized confusion matrix</text:p>
      <text:p text:style-name="P59">[[ 0.98969947 <text:s/>0.01030053]</text:p>
      <text:p text:style-name="P59"><text:s/>[ 0.82211623 <text:s/>0.17788377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6 <text:s text:c="5"/>0.18 <text:s text:c="5"/>0.29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582318 <text:s/>0.78479585 <text:s/>0.78705166 <text:s/>0.77441913 <text:s/>0.78971119]</text:p>
      <text:p text:style-name="P59">The accuracy for a sliding window of 17: 0.7824 (+/- 0.0123)</text:p>
      <text:p text:style-name="P59"/>
      <text:p text:style-name="P59"/>
      <text:p text:style-name="P59"/>
      <text:p text:style-name="P59">Random Forest: Sliding window: <text:s/>17 </text:p>
      <text:p text:style-name="P59">N_estimators: <text:s/>100 </text:p>
      <text:p text:style-name="P59">Min_samples_split: <text:s/>3</text:p>
      <text:p text:style-name="P59">Results for sliding window: 17</text:p>
      <text:p text:style-name="P59">Confusion matrix, without normalization</text:p>
      <text:p text:style-name="P59">[[16325 <text:s text:c="2"/>179]</text:p>
      <text:p text:style-name="P59"><text:s/>[ 4652 <text:s/>1009]]</text:p>
      <text:p text:style-name="P59">Normalized confusion matrix</text:p>
      <text:p text:style-name="P59">[[ 0.98915414 <text:s/>0.01084586]</text:p>
      <text:p text:style-name="P59"><text:s/>[ 0.82176294 <text:s/>0.17823706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5 <text:s text:c="5"/>0.18 <text:s text:c="5"/>0.29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762742 <text:s/>0.78050981 <text:s/>0.78795398 <text:s/>0.778254 <text:s text:c="3"/>0.78587545]</text:p>
      <text:p text:style-name="P59">The accuracy for a sliding window of 17: 0.7820 (+/- 0.0083)</text:p>
      <text:p text:style-name="P59"/>
      <text:p text:style-name="P59"/>
      <text:p text:style-name="P59"/>
      <text:p text:style-name="P59">Random Forest: Sliding window: <text:s/>17 </text:p>
      <text:p text:style-name="P59">N_estimators: <text:s/>100 </text:p>
      <text:p text:style-name="P59">Min_samples_split: <text:s/>4</text:p>
      <text:p text:style-name="P59">Results for sliding window: 17</text:p>
      <text:p text:style-name="P59">Confusion matrix, without normalization</text:p>
      <text:p text:style-name="P59">[[16308 <text:s text:c="2"/>196]</text:p>
      <text:p text:style-name="P59"><text:s/>[ 4619 <text:s/>1042]]</text:p>
      <text:p text:style-name="P59">Normalized confusion matrix</text:p>
      <text:p text:style-name="P59"><text:soft-page-break/>[[ 0.98812409 <text:s/>0.01187591]</text:p>
      <text:p text:style-name="P59"><text:s/>[ 0.81593358 <text:s/>0.18406642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4 <text:s text:c="5"/>0.18 <text:s text:c="5"/>0.30 <text:s text:c="5"/>5661</text:p>
      <text:p text:style-name="P59"/>
      <text:p text:style-name="P59"><text:s text:c="11"/>avg / total <text:s text:c="6"/>0.80 <text:s text:c="5"/>0.78 <text:s text:c="5"/>0.73 <text:s text:c="4"/>22165</text:p>
      <text:p text:style-name="P59"/>
      <text:p text:style-name="P59">[ 0.77988272 <text:s/>0.78163772 <text:s/>0.78908189 <text:s/>0.77464471 <text:s/>0.78858303]</text:p>
      <text:p text:style-name="P59">The accuracy for a sliding window of 17: 0.7828 (+/- 0.0109)</text:p>
      <text:p text:style-name="P59"/>
      <text:p text:style-name="P59"/>
      <text:p text:style-name="P59"/>
      <text:p text:style-name="P59">Random Forest: Sliding window: <text:s/>17 </text:p>
      <text:p text:style-name="P59">N_estimators: <text:s/>100 </text:p>
      <text:p text:style-name="P59">Min_samples_split: <text:s/>5</text:p>
      <text:p text:style-name="P59">Results for sliding window: 17</text:p>
      <text:p text:style-name="P59">Confusion matrix, without normalization</text:p>
      <text:p text:style-name="P59">[[16335 <text:s text:c="2"/>169]</text:p>
      <text:p text:style-name="P59"><text:s/>[ 4656 <text:s/>1005]]</text:p>
      <text:p text:style-name="P59">Normalized confusion matrix</text:p>
      <text:p text:style-name="P59">[[ 0.98976006 <text:s/>0.01023994]</text:p>
      <text:p text:style-name="P59"><text:s/>[ 0.82246953 <text:s/>0.17753047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6 <text:s text:c="5"/>0.18 <text:s text:c="5"/>0.29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740189 <text:s/>0.78141214 <text:s/>0.78569817 <text:s/>0.7771261 <text:s text:c="2"/>0.78993682]</text:p>
      <text:p text:style-name="P59">The accuracy for a sliding window of 17: 0.7823 (+/- 0.0099)</text:p>
      <text:p text:style-name="P59"/>
      <text:p text:style-name="P59"/>
      <text:p text:style-name="P59"/>
      <text:p text:style-name="P59">Random Forest: Sliding window: <text:s/>17 </text:p>
      <text:p text:style-name="P59">N_estimators: <text:s/>100 </text:p>
      <text:p text:style-name="P59">Min_samples_split: <text:s/>6</text:p>
      <text:p text:style-name="P59">Results for sliding window: 17</text:p>
      <text:p text:style-name="P59">Confusion matrix, without normalization</text:p>
      <text:p text:style-name="P59">[[16323 <text:s text:c="2"/>181]</text:p>
      <text:p text:style-name="P59"><text:s/>[ 4669 <text:s text:c="2"/>992]]</text:p>
      <text:p text:style-name="P59">Normalized confusion matrix</text:p>
      <text:p text:style-name="P59">[[ 0.98903296 <text:s/>0.01096704]</text:p>
      <text:p text:style-name="P59"><text:s/>[ 0.82476594 <text:s/>0.17523406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<text:soft-page-break/>Class 1 == beta barrel <text:s text:c="6"/>0.85 <text:s text:c="5"/>0.18 <text:s text:c="5"/>0.29 <text:s text:c="5"/>5661</text:p>
      <text:p text:style-name="P59"/>
      <text:p text:style-name="P59"><text:s text:c="11"/>avg / total <text:s text:c="6"/>0.79 <text:s text:c="5"/>0.78 <text:s text:c="5"/>0.72 <text:s text:c="4"/>22165</text:p>
      <text:p text:style-name="P59"/>
      <text:p text:style-name="P59">[ 0.77356788 <text:s/>0.78276562 <text:s/>0.78817956 <text:s/>0.7759982 <text:s text:c="2"/>0.78542419]</text:p>
      <text:p text:style-name="P59">The accuracy for a sliding window of 17: 0.7812 (+/- 0.0111)</text:p>
      <text:p text:style-name="P59"/>
      <text:p text:style-name="P59"/>
      <text:p text:style-name="P59"/>
      <text:p text:style-name="P59">Random Forest: Sliding window: <text:s/>17 </text:p>
      <text:p text:style-name="P59">N_estimators: <text:s/>100 </text:p>
      <text:p text:style-name="P59">Min_samples_split: <text:s/>7</text:p>
      <text:p text:style-name="P59">Results for sliding window: 17</text:p>
      <text:p text:style-name="P59">Confusion matrix, without normalization</text:p>
      <text:p text:style-name="P59">[[16324 <text:s text:c="2"/>180]</text:p>
      <text:p text:style-name="P59"><text:s/>[ 4681 <text:s text:c="2"/>980]]</text:p>
      <text:p text:style-name="P59">Normalized confusion matrix</text:p>
      <text:p text:style-name="P59">[[ 0.98909355 <text:s/>0.01090645]</text:p>
      <text:p text:style-name="P59"><text:s/>[ 0.82688571 <text:s/>0.17311429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4 <text:s text:c="5"/>0.17 <text:s text:c="5"/>0.29 <text:s text:c="5"/>5661</text:p>
      <text:p text:style-name="P59"/>
      <text:p text:style-name="P59"><text:s text:c="11"/>avg / total <text:s text:c="6"/>0.79 <text:s text:c="5"/>0.78 <text:s text:c="5"/>0.72 <text:s text:c="4"/>22165</text:p>
      <text:p text:style-name="P59"/>
      <text:p text:style-name="P59">[ 0.77469553 <text:s/>0.78141214 <text:s/>0.7877284 <text:s text:c="2"/>0.77644936 <text:s/>0.78316787]</text:p>
      <text:p text:style-name="P59">The accuracy for a sliding window of 17: 0.7807 (+/- 0.0094)</text:p>
      <text:p text:style-name="P59"/>
      <text:p text:style-name="P59"/>
      <text:p text:style-name="P59"/>
      <text:p text:style-name="P59">Random Forest: Sliding window: <text:s/>17 </text:p>
      <text:p text:style-name="P59">N_estimators: <text:s/>100 </text:p>
      <text:p text:style-name="P59">Min_samples_split: <text:s/>8</text:p>
      <text:p text:style-name="P59">Results for sliding window: 17</text:p>
      <text:p text:style-name="P59">Confusion matrix, without normalization</text:p>
      <text:p text:style-name="P59">[[16329 <text:s text:c="2"/>175]</text:p>
      <text:p text:style-name="P59"><text:s/>[ 4695 <text:s text:c="2"/>966]]</text:p>
      <text:p text:style-name="P59">Normalized confusion matrix</text:p>
      <text:p text:style-name="P59">[[ 0.98939651 <text:s/>0.01060349]Random Forest: Sliding window: <text:s/>17 </text:p>
      <text:p text:style-name="P59">N_estimators: <text:s/>100 </text:p>
      <text:p text:style-name="P59">Min_samples_split: <text:s/>2</text:p>
      <text:p text:style-name="P59">Results for sliding window: 17</text:p>
      <text:p text:style-name="P59">Confusion matrix, without normalization</text:p>
      <text:p text:style-name="P59">[[16334 <text:s text:c="2"/>170]</text:p>
      <text:p text:style-name="P59"><text:s/>[ 4654 <text:s/>1007]]</text:p>
      <text:p text:style-name="P59">Normalized confusion matrix</text:p>
      <text:p text:style-name="P59">[[ 0.98969947 <text:s/>0.01030053]</text:p>
      <text:p text:style-name="P59"><text:s/>[ 0.82211623 <text:s/>0.17788377]]</text:p>
      <text:p text:style-name="P59"><text:soft-page-break/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6 <text:s text:c="5"/>0.18 <text:s text:c="5"/>0.29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582318 <text:s/>0.78479585 <text:s/>0.78705166 <text:s/>0.77441913 <text:s/>0.78971119]</text:p>
      <text:p text:style-name="P59">The accuracy for a sliding window of 17: 0.7824 (+/- 0.0123)</text:p>
      <text:p text:style-name="P59"/>
      <text:p text:style-name="P59"/>
      <text:p text:style-name="P59"/>
      <text:p text:style-name="P59">Random Forest: Sliding window: <text:s/>17 </text:p>
      <text:p text:style-name="P59">N_estimators: <text:s/>100 </text:p>
      <text:p text:style-name="P59">Min_samples_split: <text:s/>3</text:p>
      <text:p text:style-name="P59">Results for sliding window: 17</text:p>
      <text:p text:style-name="P59">Confusion matrix, without normalization</text:p>
      <text:p text:style-name="P59">[[16325 <text:s text:c="2"/>179]</text:p>
      <text:p text:style-name="P59"><text:s/>[ 4652 <text:s/>1009]]</text:p>
      <text:p text:style-name="P59">Normalized confusion matrix</text:p>
      <text:p text:style-name="P59">[[ 0.98915414 <text:s/>0.01084586]</text:p>
      <text:p text:style-name="P59"><text:s/>[ 0.82176294 <text:s/>0.17823706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5 <text:s text:c="5"/>0.18 <text:s text:c="5"/>0.29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762742 <text:s/>0.78050981 <text:s/>0.78795398 <text:s/>0.778254 <text:s text:c="3"/>0.78587545]</text:p>
      <text:p text:style-name="P59">The accuracy for a sliding window of 17: 0.7820 (+/- 0.0083)</text:p>
      <text:p text:style-name="P59"/>
      <text:p text:style-name="P59"/>
      <text:p text:style-name="P59"/>
      <text:p text:style-name="P59">Random Forest: Sliding window: <text:s/>17 </text:p>
      <text:p text:style-name="P59">N_estimators: <text:s/>100 </text:p>
      <text:p text:style-name="P59">Min_samples_split: <text:s/>4</text:p>
      <text:p text:style-name="P59">Results for sliding window: 17</text:p>
      <text:p text:style-name="P59">Confusion matrix, without normalization</text:p>
      <text:p text:style-name="P59">[[16308 <text:s text:c="2"/>196]</text:p>
      <text:p text:style-name="P59"><text:s/>[ 4619 <text:s/>1042]]</text:p>
      <text:p text:style-name="P59">Normalized confusion matrix</text:p>
      <text:p text:style-name="P59">[[ 0.98812409 <text:s/>0.01187591]</text:p>
      <text:p text:style-name="P59"><text:s/>[ 0.81593358 <text:s/>0.18406642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4 <text:s text:c="5"/>0.18 <text:s text:c="5"/>0.30 <text:s text:c="5"/>5661</text:p>
      <text:p text:style-name="P59"/>
      <text:p text:style-name="P59"><text:soft-page-break/><text:s text:c="11"/>avg / total <text:s text:c="6"/>0.80 <text:s text:c="5"/>0.78 <text:s text:c="5"/>0.73 <text:s text:c="4"/>22165</text:p>
      <text:p text:style-name="P59"/>
      <text:p text:style-name="P59">[ 0.77988272 <text:s/>0.78163772 <text:s/>0.78908189 <text:s/>0.77464471 <text:s/>0.78858303]</text:p>
      <text:p text:style-name="P59">The accuracy for a sliding window of 17: 0.7828 (+/- 0.0109)</text:p>
      <text:p text:style-name="P59"/>
      <text:p text:style-name="P59"/>
      <text:p text:style-name="P59"/>
      <text:p text:style-name="P59">Random Forest: Sliding window: <text:s/>17 </text:p>
      <text:p text:style-name="P59">N_estimators: <text:s/>100 </text:p>
      <text:p text:style-name="P59">Min_samples_split: <text:s/>5</text:p>
      <text:p text:style-name="P59">Results for sliding window: 17</text:p>
      <text:p text:style-name="P59">Confusion matrix, without normalization</text:p>
      <text:p text:style-name="P59">[[16335 <text:s text:c="2"/>169]</text:p>
      <text:p text:style-name="P59"><text:s/>[ 4656 <text:s/>1005]]</text:p>
      <text:p text:style-name="P59">Normalized confusion matrix</text:p>
      <text:p text:style-name="P59">[[ 0.98976006 <text:s/>0.01023994]</text:p>
      <text:p text:style-name="P59"><text:s/>[ 0.82246953 <text:s/>0.17753047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6 <text:s text:c="5"/>0.18 <text:s text:c="5"/>0.29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740189 <text:s/>0.78141214 <text:s/>0.78569817 <text:s/>0.7771261 <text:s text:c="2"/>0.78993682]</text:p>
      <text:p text:style-name="P59">The accuracy for a sliding window of 17: 0.7823 (+/- 0.0099)</text:p>
      <text:p text:style-name="P59"/>
      <text:p text:style-name="P59"/>
      <text:p text:style-name="P59"/>
      <text:p text:style-name="P59">Random Forest: Sliding window: <text:s/>17 </text:p>
      <text:p text:style-name="P59">N_estimators: <text:s/>100 </text:p>
      <text:p text:style-name="P59">Min_samples_split: <text:s/>6</text:p>
      <text:p text:style-name="P59">Results for sliding window: 17</text:p>
      <text:p text:style-name="P59">Confusion matrix, without normalization</text:p>
      <text:p text:style-name="P59">[[16323 <text:s text:c="2"/>181]</text:p>
      <text:p text:style-name="P59"><text:s/>[ 4669 <text:s text:c="2"/>992]]</text:p>
      <text:p text:style-name="P59">Normalized confusion matrix</text:p>
      <text:p text:style-name="P59">[[ 0.98903296 <text:s/>0.01096704]</text:p>
      <text:p text:style-name="P59"><text:s/>[ 0.82476594 <text:s/>0.17523406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5 <text:s text:c="5"/>0.18 <text:s text:c="5"/>0.29 <text:s text:c="5"/>5661</text:p>
      <text:p text:style-name="P59"/>
      <text:p text:style-name="P59"><text:s text:c="11"/>avg / total <text:s text:c="6"/>0.79 <text:s text:c="5"/>0.78 <text:s text:c="5"/>0.72 <text:s text:c="4"/>22165</text:p>
      <text:p text:style-name="P59"/>
      <text:p text:style-name="P59">[ 0.77356788 <text:s/>0.78276562 <text:s/>0.78817956 <text:s/>0.7759982 <text:s text:c="2"/>0.78542419]</text:p>
      <text:p text:style-name="P59">The accuracy for a sliding window of 17: 0.7812 (+/- 0.0111)</text:p>
      <text:p text:style-name="P59"/>
      <text:p text:style-name="P59"><text:soft-page-break/></text:p>
      <text:p text:style-name="P59"/>
      <text:p text:style-name="P59">Random Forest: Sliding window: <text:s/>17 </text:p>
      <text:p text:style-name="P59">N_estimators: <text:s/>100 </text:p>
      <text:p text:style-name="P59">Min_samples_split: <text:s/>7</text:p>
      <text:p text:style-name="P59">Results for sliding window: 17</text:p>
      <text:p text:style-name="P59">Confusion matrix, without normalization</text:p>
      <text:p text:style-name="P59">[[16324 <text:s text:c="2"/>180]</text:p>
      <text:p text:style-name="P59"><text:s/>[ 4681 <text:s text:c="2"/>980]]</text:p>
      <text:p text:style-name="P59">Normalized confusion matrix</text:p>
      <text:p text:style-name="P59">[[ 0.98909355 <text:s/>0.01090645]</text:p>
      <text:p text:style-name="P59"><text:s/>[ 0.82688571 <text:s/>0.17311429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4 <text:s text:c="5"/>0.17 <text:s text:c="5"/>0.29 <text:s text:c="5"/>5661</text:p>
      <text:p text:style-name="P59"/>
      <text:p text:style-name="P59"><text:s text:c="11"/>avg / total <text:s text:c="6"/>0.79 <text:s text:c="5"/>0.78 <text:s text:c="5"/>0.72 <text:s text:c="4"/>22165</text:p>
      <text:p text:style-name="P59"/>
      <text:p text:style-name="P59">[ 0.77469553 <text:s/>0.78141214 <text:s/>0.7877284 <text:s text:c="2"/>0.77644936 <text:s/>0.78316787]</text:p>
      <text:p text:style-name="P59">The accuracy for a sliding window of 17: 0.7807 (+/- 0.0094)</text:p>
      <text:p text:style-name="P59"/>
      <text:p text:style-name="P59"/>
      <text:p text:style-name="P59"/>
      <text:p text:style-name="P59">Random Forest: Sliding window: <text:s/>17 </text:p>
      <text:p text:style-name="P59">N_estimators: <text:s/>100 </text:p>
      <text:p text:style-name="P59">Min_samples_split: <text:s/>8</text:p>
      <text:p text:style-name="P59">Results for sliding window: 17</text:p>
      <text:p text:style-name="P59">Confusion matrix, without normalization</text:p>
      <text:p text:style-name="P59">[[16329 <text:s text:c="2"/>175]</text:p>
      <text:p text:style-name="P59"><text:s/>[ 4695 <text:s text:c="2"/>966]]</text:p>
      <text:p text:style-name="P59">Normalized confusion matrix</text:p>
      <text:p text:style-name="P59">[[ 0.98939651 <text:s/>0.01060349]</text:p>
      <text:p text:style-name="P59"><text:s/>[ 0.82935877 <text:s/>0.17064123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5 <text:s text:c="5"/>0.17 <text:s text:c="5"/>0.28 <text:s text:c="5"/>5661</text:p>
      <text:p text:style-name="P59"/>
      <text:p text:style-name="P59"><text:s text:c="11"/>avg / total <text:s text:c="6"/>0.79 <text:s text:c="5"/>0.78 <text:s text:c="5"/>0.72 <text:s text:c="4"/>22165</text:p>
      <text:p text:style-name="P59"/>
      <text:p text:style-name="P59">[ 0.77649977 <text:s/>0.77915633 <text:s/>0.78840514 <text:s/>0.77171216 <text:s/>0.78564982]</text:p>
      <text:p text:style-name="P59">The accuracy for a sliding window of 17: 0.7803 (+/- 0.0121)</text:p>
      <text:p text:style-name="P59"/>
      <text:p text:style-name="P59"/>
      <text:p text:style-name="P59"/>
      <text:p text:style-name="P59">Random Forest: Sliding window: <text:s/>17 </text:p>
      <text:p text:style-name="P59">N_estimators: <text:s/>100 </text:p>
      <text:p text:style-name="P59">Min_samples_split: <text:s/>9</text:p>
      <text:p text:style-name="P59"><text:soft-page-break/>Results for sliding window: 17</text:p>
      <text:p text:style-name="P59">Confusion matrix, without normalization</text:p>
      <text:p text:style-name="P59">[[16325 <text:s text:c="2"/>179]</text:p>
      <text:p text:style-name="P59"><text:s/>[ 4653 <text:s/>1008]]</text:p>
      <text:p text:style-name="P59">Normalized confusion matrix</text:p>
      <text:p text:style-name="P59">[[ 0.98915414 <text:s/>0.01084586]</text:p>
      <text:p text:style-name="P59"><text:s/>[ 0.82193959 <text:s/>0.17806041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5 <text:s text:c="5"/>0.18 <text:s text:c="5"/>0.29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604871 <text:s/>0.78050981 <text:s/>0.78750282 <text:s/>0.7759982 <text:s text:c="2"/>0.78993682]</text:p>
      <text:p text:style-name="P59">The accuracy for a sliding window of 17: 0.7820 (+/- 0.0116)</text:p>
      <text:p text:style-name="P59"/>
      <text:p text:style-name="P59"/>
      <text:p text:style-name="P59"/>
      <text:p text:style-name="P59">Random Forest: Sliding window: <text:s/>17 </text:p>
      <text:p text:style-name="P59">N_estimators: <text:s/>100 </text:p>
      <text:p text:style-name="P59">Min_samples_split: <text:s/>10</text:p>
      <text:p text:style-name="P59">Results for sliding window: 17</text:p>
      <text:p text:style-name="P59">Confusion matrix, without normalization</text:p>
      <text:p text:style-name="P59">[[16320 <text:s text:c="2"/>184]</text:p>
      <text:p text:style-name="P59"><text:s/>[ 4699 <text:s text:c="2"/>962]]</text:p>
      <text:p text:style-name="P59">Normalized confusion matrix</text:p>
      <text:p text:style-name="P59">[[ 0.98885119 <text:s/>0.01114881]</text:p>
      <text:p text:style-name="P59"><text:s/>[ 0.83006536 <text:s/>0.16993464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4 <text:s text:c="5"/>0.17 <text:s text:c="5"/>0.28 <text:s text:c="5"/>5661</text:p>
      <text:p text:style-name="P59"/>
      <text:p text:style-name="P59"><text:s text:c="11"/>avg / total <text:s text:c="6"/>0.79 <text:s text:c="5"/>0.78 <text:s text:c="5"/>0.72 <text:s text:c="4"/>22165</text:p>
      <text:p text:style-name="P59"/>
      <text:p text:style-name="P59">[ 0.77695083 <text:s/>0.78096097 <text:s/>0.78389353 <text:s/>0.77193774 <text:s/>0.78474729]</text:p>
      <text:p text:style-name="P59">The accuracy for a sliding window of 17: 0.7797 (+/- 0.0095)</text:p>
      <text:p text:style-name="P59"/>
      <text:p text:style-name="P59"/>
      <text:p text:style-name="P59"/>
      <text:p text:style-name="P59">Random Forest: Sliding window: <text:s/>17 </text:p>
      <text:p text:style-name="P59">N_estimators: <text:s/>200 </text:p>
      <text:p text:style-name="P59">Min_samples_split: <text:s/>2</text:p>
      <text:p text:style-name="P59">Results for sliding window: 17</text:p>
      <text:p text:style-name="P59">Confusion matrix, without normalization</text:p>
      <text:p text:style-name="P59">[[16368 <text:s text:c="2"/>136]</text:p>
      <text:p text:style-name="P59"><text:s/>[ 4696 <text:s text:c="2"/>965]]</text:p>
      <text:p text:style-name="P59">Normalized confusion matrix</text:p>
      <text:p text:style-name="P59"><text:soft-page-break/>[[ 0.99175957 <text:s/>0.00824043]</text:p>
      <text:p text:style-name="P59"><text:s/>[ 0.82953542 <text:s/>0.17046458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8 <text:s text:c="5"/>0.17 <text:s text:c="5"/>0.29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514659 <text:s/>0.78208888 <text:s/>0.79020979 <text:s/>0.77735168 <text:s/>0.78519856]</text:p>
      <text:p text:style-name="P59">The accuracy for a sliding window of 17: 0.7820 (+/- 0.0108)</text:p>
      <text:p text:style-name="P59"/>
      <text:p text:style-name="P59"/>
      <text:p text:style-name="P59"/>
      <text:p text:style-name="P59">Random Forest: Sliding window: <text:s/>17 </text:p>
      <text:p text:style-name="P59">N_estimators: <text:s/>200 </text:p>
      <text:p text:style-name="P59">Min_samples_split: <text:s/>3</text:p>
      <text:p text:style-name="P59">Results for sliding window: 17</text:p>
      <text:p text:style-name="P59">Confusion matrix, without normalization</text:p>
      <text:p text:style-name="P59">[[16344 <text:s text:c="2"/>160]</text:p>
      <text:p text:style-name="P59"><text:s/>[ 4689 <text:s text:c="2"/>972]]</text:p>
      <text:p text:style-name="P59">Normalized confusion matrix</text:p>
      <text:p text:style-name="P59">[[ 0.99030538 <text:s/>0.00969462]</text:p>
      <text:p text:style-name="P59"><text:s/>[ 0.82829889 <text:s/>0.17170111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6 <text:s text:c="5"/>0.17 <text:s text:c="5"/>0.29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469553 <text:s/>0.78321678 <text:s/>0.78682608 <text:s/>0.77554703 <text:s/>0.78587545]</text:p>
      <text:p text:style-name="P59">The accuracy for a sliding window of 17: 0.7812 (+/- 0.0103)</text:p>
      <text:p text:style-name="P59"/>
      <text:p text:style-name="P59"/>
      <text:p text:style-name="P59"/>
      <text:p text:style-name="P59">Random Forest: Sliding window: <text:s/>17 </text:p>
      <text:p text:style-name="P59">N_estimators: <text:s/>200 </text:p>
      <text:p text:style-name="P59">Min_samples_split: <text:s/>4</text:p>
      <text:p text:style-name="P59">Results for sliding window: 17</text:p>
      <text:p text:style-name="P59">Confusion matrix, without normalization</text:p>
      <text:p text:style-name="P59">[[16346 <text:s text:c="2"/>158]</text:p>
      <text:p text:style-name="P59"><text:s/>[ 4701 <text:s text:c="2"/>960]]</text:p>
      <text:p text:style-name="P59">Normalized confusion matrix</text:p>
      <text:p text:style-name="P59">[[ 0.99042656 <text:s/>0.00957344]</text:p>
      <text:p text:style-name="P59"><text:s/>[ 0.83041865 <text:s/>0.16958135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<text:soft-page-break/>Class 1 == beta barrel <text:s text:c="6"/>0.86 <text:s text:c="5"/>0.17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447 <text:s text:c="4"/>0.77847958 <text:s/>0.78998421 <text:s/>0.77487029 <text:s/>0.78610108]</text:p>
      <text:p text:style-name="P59">The accuracy for a sliding window of 17: 0.7808 (+/- 0.0124)</text:p>
      <text:p text:style-name="P59"/>
      <text:p text:style-name="P59"/>
      <text:p text:style-name="P59"/>
      <text:p text:style-name="P59">Random Forest: Sliding window: <text:s/>17 </text:p>
      <text:p text:style-name="P59">N_estimators: <text:s/>200 </text:p>
      <text:p text:style-name="P59">Min_samples_split: <text:s/>5</text:p>
      <text:p text:style-name="P59">Results for sliding window: 17</text:p>
      <text:p text:style-name="P59">Confusion matrix, without normalization</text:p>
      <text:p text:style-name="P59">[[16352 <text:s text:c="2"/>152]</text:p>
      <text:p text:style-name="P59"><text:s/>[ 4682 <text:s text:c="2"/>979]]</text:p>
      <text:p text:style-name="P59">Normalized confusion matrix</text:p>
      <text:p text:style-name="P59">[[ 0.99079011 <text:s/>0.00920989]</text:p>
      <text:p text:style-name="P59"><text:s/>[ 0.82706236 <text:s/>0.17293764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7 <text:s text:c="5"/>0.17 <text:s text:c="5"/>0.29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447 <text:s text:c="4"/>0.78231446 <text:s/>0.78817956 <text:s/>0.77802842 <text:s/>0.78655235]</text:p>
      <text:p text:style-name="P59">The accuracy for a sliding window of 17: 0.7819 (+/- 0.0103)</text:p>
      <text:p text:style-name="P59"/>
      <text:p text:style-name="P59"/>
      <text:p text:style-name="P59"/>
      <text:p text:style-name="P59">Random Forest: Sliding window: <text:s/>17 </text:p>
      <text:p text:style-name="P59">N_estimators: <text:s/>200 </text:p>
      <text:p text:style-name="P59">Min_samples_split: <text:s/>6</text:p>
      <text:p text:style-name="P59">Results for sliding window: 17</text:p>
      <text:p text:style-name="P59">Confusion matrix, without normalization</text:p>
      <text:p text:style-name="P59">[[16355 <text:s text:c="2"/>149]</text:p>
      <text:p text:style-name="P59"><text:s/>[ 4706 <text:s text:c="2"/>955]]</text:p>
      <text:p text:style-name="P59">Normalized confusion matrix</text:p>
      <text:p text:style-name="P59">[[ 0.99097189 <text:s/>0.00902811]</text:p>
      <text:p text:style-name="P59"><text:s/>[ 0.83130189 <text:s/>0.16869811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7 <text:s text:c="5"/>0.17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807848 <text:s/>0.78005865 <text:s/>0.78592375 <text:s/>0.77306564 <text:s/>0.78768051]</text:p>
      <text:p text:style-name="P59"><text:soft-page-break/>The accuracy for a sliding window of 17: 0.7810 (+/- 0.0106)</text:p>
      <text:p text:style-name="P59"/>
      <text:p text:style-name="P59"/>
      <text:p text:style-name="P59"/>
      <text:p text:style-name="P59">Random Forest: Sliding window: <text:s/>17 </text:p>
      <text:p text:style-name="P59">N_estimators: <text:s/>200 </text:p>
      <text:p text:style-name="P59">Min_samples_split: <text:s/>7</text:p>
      <text:p text:style-name="P59">Results for sliding window: 17</text:p>
      <text:p text:style-name="P59">Confusion matrix, without normalization</text:p>
      <text:p text:style-name="P59">[[16371 <text:s text:c="2"/>133]</text:p>
      <text:p text:style-name="P59"><text:s/>[ 4722 <text:s text:c="2"/>939]]</text:p>
      <text:p text:style-name="P59">Normalized confusion matrix</text:p>
      <text:p text:style-name="P59">[[ 0.99194135 <text:s/>0.00805865]</text:p>
      <text:p text:style-name="P59"><text:s/>[ 0.83412825 <text:s/>0.16587175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8 <text:s text:c="5"/>0.17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289129 <text:s/>0.78276562 <text:s/>0.7866005 <text:s text:c="2"/>0.77802842 <text:s/>0.78452166]</text:p>
      <text:p text:style-name="P59">The accuracy for a sliding window of 17: 0.7810 (+/- 0.0099)</text:p>
      <text:p text:style-name="P59"/>
      <text:p text:style-name="P59"/>
      <text:p text:style-name="P59"/>
      <text:p text:style-name="P59">Random Forest: Sliding window: <text:s/>17 </text:p>
      <text:p text:style-name="P59">N_estimators: <text:s/>200 </text:p>
      <text:p text:style-name="P59">Min_samples_split: <text:s/>8</text:p>
      <text:p text:style-name="P59">Results for sliding window: 17</text:p>
      <text:p text:style-name="P59">Confusion matrix, without normalization</text:p>
      <text:p text:style-name="P59">[[16375 <text:s text:c="2"/>129]</text:p>
      <text:p text:style-name="P59"><text:s/>[ 4715 <text:s text:c="2"/>946]]</text:p>
      <text:p text:style-name="P59">Normalized confusion matrix</text:p>
      <text:p text:style-name="P59">[[ 0.99218371 <text:s/>0.00781629]</text:p>
      <text:p text:style-name="P59"><text:s/>[ 0.83289172 <text:s/>0.16710828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8 <text:s text:c="5"/>0.17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604871 <text:s/>0.78050981 <text:s/>0.78705166 <text:s/>0.7759982 <text:s text:c="2"/>0.78768051]</text:p>
      <text:p text:style-name="P59">The accuracy for a sliding window of 17: 0.7815 (+/- 0.0102)</text:p>
      <text:p text:style-name="P59"/>
      <text:p text:style-name="P59"/>
      <text:p text:style-name="P59"/>
      <text:p text:style-name="P59">Random Forest: Sliding window: <text:s/>17 </text:p>
      <text:p text:style-name="P59"><text:soft-page-break/>N_estimators: <text:s/>200 </text:p>
      <text:p text:style-name="P59">Min_samples_split: <text:s/>9</text:p>
      <text:p text:style-name="P59">Results for sliding window: 17</text:p>
      <text:p text:style-name="P59">Confusion matrix, without normalization</text:p>
      <text:p text:style-name="P59">[[16361 <text:s text:c="2"/>143]</text:p>
      <text:p text:style-name="P59"><text:s/>[ 4721 <text:s text:c="2"/>940]]</text:p>
      <text:p text:style-name="P59">Normalized confusion matrix</text:p>
      <text:p text:style-name="P59">[[ 0.99133543 <text:s/>0.00866457]</text:p>
      <text:p text:style-name="P59"><text:s/>[ 0.8339516 <text:s text:c="2"/>0.1660484 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7 <text:s text:c="5"/>0.17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559765 <text:s/>0.77802842 <text:s/>0.78592375 <text:s/>0.77622378 <text:s/>0.78700361]</text:p>
      <text:p text:style-name="P59">The accuracy for a sliding window of 17: 0.7806 (+/- 0.0098)</text:p>
      <text:p text:style-name="P59"/>
      <text:p text:style-name="P59"/>
      <text:p text:style-name="P59"/>
      <text:p text:style-name="P59">Random Forest: Sliding window: <text:s/>17 </text:p>
      <text:p text:style-name="P59">N_estimators: <text:s/>200 </text:p>
      <text:p text:style-name="P59">Min_samples_split: <text:s/>10</text:p>
      <text:p text:style-name="P59">Results for sliding window: 17</text:p>
      <text:p text:style-name="P59">Confusion matrix, without normalization</text:p>
      <text:p text:style-name="P59">[[16371 <text:s text:c="2"/>133]</text:p>
      <text:p text:style-name="P59"><text:s/>[ 4736 <text:s text:c="2"/>925]]</text:p>
      <text:p text:style-name="P59">Normalized confusion matrix</text:p>
      <text:p text:style-name="P59">[[ 0.99194135 <text:s/>0.00805865]</text:p>
      <text:p text:style-name="P59"><text:s/>[ 0.83660131 <text:s/>0.16339869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7 <text:s text:c="5"/>0.16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852954 <text:s/>0.77667494 <text:s/>0.78524701 <text:s/>0.77667494 <text:s/>0.78452166]</text:p>
      <text:p text:style-name="P59">The accuracy for a sliding window of 17: 0.7803 (+/- 0.0076)</text:p>
      <text:p text:style-name="P59"/>
      <text:p text:style-name="P59"/>
      <text:p text:style-name="P59"/>
      <text:p text:style-name="P59">Random Forest: Sliding window: <text:s/>17 </text:p>
      <text:p text:style-name="P59">N_estimators: <text:s/>300 </text:p>
      <text:p text:style-name="P59">Min_samples_split: <text:s/>2</text:p>
      <text:p text:style-name="P59">Results for sliding window: 17</text:p>
      <text:p text:style-name="P59">Confusion matrix, without normalization</text:p>
      <text:p text:style-name="P59">[[16361 <text:s text:c="2"/>143]</text:p>
      <text:p text:style-name="P59"><text:soft-page-break/><text:s/>[ 4689 <text:s text:c="2"/>972]]</text:p>
      <text:p text:style-name="P59">Normalized confusion matrix</text:p>
      <text:p text:style-name="P59">[[ 0.99133543 <text:s/>0.00866457]</text:p>
      <text:p text:style-name="P59"><text:s/>[ 0.82829889 <text:s/>0.17170111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7 <text:s text:c="5"/>0.17 <text:s text:c="5"/>0.29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582318 <text:s/>0.78073539 <text:s/>0.78592375 <text:s/>0.77847958 <text:s/>0.7890343 ]</text:p>
      <text:p text:style-name="P59">The accuracy for a sliding window of 17: 0.7820 (+/- 0.0097)</text:p>
      <text:p text:style-name="P59"/>
      <text:p text:style-name="P59"/>
      <text:p text:style-name="P59"/>
      <text:p text:style-name="P59">Random Forest: Sliding window: <text:s/>17 </text:p>
      <text:p text:style-name="P59">N_estimators: <text:s/>300 </text:p>
      <text:p text:style-name="P59">Min_samples_split: <text:s/>3</text:p>
      <text:p text:style-name="P59">Results for sliding window: 17</text:p>
      <text:p text:style-name="P59">Confusion matrix, without normalization</text:p>
      <text:p text:style-name="P59">[[16360 <text:s text:c="2"/>144]</text:p>
      <text:p text:style-name="P59"><text:s/>[ 4687 <text:s text:c="2"/>974]]</text:p>
      <text:p text:style-name="P59">Normalized confusion matrix</text:p>
      <text:p text:style-name="P59">[[ 0.99127484 <text:s/>0.00872516]</text:p>
      <text:p text:style-name="P59"><text:s/>[ 0.82794559 <text:s/>0.17205441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7 <text:s text:c="5"/>0.17 <text:s text:c="5"/>0.29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559765 <text:s/>0.78389353 <text:s/>0.78727724 <text:s/>0.77644936 <text:s/>0.78700361]</text:p>
      <text:p text:style-name="P59">The accuracy for a sliding window of 17: 0.7820 (+/- 0.0101)</text:p>
      <text:p text:style-name="P59"/>
      <text:p text:style-name="P59"/>
      <text:p text:style-name="P59"/>
      <text:p text:style-name="P59">Random Forest: Sliding window: <text:s/>17 </text:p>
      <text:p text:style-name="P59">N_estimators: <text:s/>300 </text:p>
      <text:p text:style-name="P59">Min_samples_split: <text:s/>4</text:p>
      <text:p text:style-name="P59">Results for sliding window: 17</text:p>
      <text:p text:style-name="P59">Confusion matrix, without normalization</text:p>
      <text:p text:style-name="P59">[[16362 <text:s text:c="2"/>142]</text:p>
      <text:p text:style-name="P59"><text:s/>[ 4686 <text:s text:c="2"/>975]]</text:p>
      <text:p text:style-name="P59">Normalized confusion matrix</text:p>
      <text:p text:style-name="P59">[[ 0.99139603 <text:s/>0.00860397]</text:p>
      <text:p text:style-name="P59"><text:s/>[ 0.82776895 <text:s/>0.17223105]]</text:p>
      <text:p text:style-name="P59"><text:s text:c="24"/>precision <text:s text:c="3"/>recall <text:s/>f1-score <text:s text:c="2"/>support</text:p>
      <text:p text:style-name="P59"><text:soft-page-break/></text:p>
      <text:p text:style-name="P59"><text:s text:c="3"/>Class 0 == globular <text:s text:c="6"/>0.78 <text:s text:c="5"/>0.99 <text:s text:c="5"/>0.87 <text:s text:c="4"/>16504</text:p>
      <text:p text:style-name="P59">Class 1 == beta barrel <text:s text:c="6"/>0.87 <text:s text:c="5"/>0.17 <text:s text:c="5"/>0.29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67253 <text:s text:c="2"/>0.78366794 <text:s/>0.78840514 <text:s/>0.77441913 <text:s/>0.78768051]</text:p>
      <text:p text:style-name="P59">The accuracy for a sliding window of 17: 0.7822 (+/- 0.0114)</text:p>
      <text:p text:style-name="P59"/>
      <text:p text:style-name="P59"/>
      <text:p text:style-name="P59"/>
      <text:p text:style-name="P59">Random Forest: Sliding window: <text:s/>17 </text:p>
      <text:p text:style-name="P59">N_estimators: <text:s/>300 </text:p>
      <text:p text:style-name="P59">Min_samples_split: <text:s/>5</text:p>
      <text:p text:style-name="P59">Results for sliding window: 17</text:p>
      <text:p text:style-name="P59">Confusion matrix, without normalization</text:p>
      <text:p text:style-name="P59">[[16369 <text:s text:c="2"/>135]</text:p>
      <text:p text:style-name="P59"><text:s/>[ 4722 <text:s text:c="2"/>939]]</text:p>
      <text:p text:style-name="P59">Normalized confusion matrix</text:p>
      <text:p text:style-name="P59">[[ 0.99182016 <text:s/>0.00817984]</text:p>
      <text:p text:style-name="P59"><text:s/>[ 0.83412825 <text:s/>0.16587175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7 <text:s text:c="5"/>0.17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695083 <text:s/>0.77893075 <text:s/>0.78637492 <text:s/>0.77509587 <text:s/>0.78700361]</text:p>
      <text:p text:style-name="P59">The accuracy for a sliding window of 17: 0.7809 (+/- 0.0098)</text:p>
      <text:p text:style-name="P59"/>
      <text:p text:style-name="P59"/>
      <text:p text:style-name="P59"/>
      <text:p text:style-name="P59">Random Forest: Sliding window: <text:s/>17 </text:p>
      <text:p text:style-name="P59">N_estimators: <text:s/>300 </text:p>
      <text:p text:style-name="P59">Min_samples_split: <text:s/>6</text:p>
      <text:p text:style-name="P59">Results for sliding window: 17</text:p>
      <text:p text:style-name="P59">Confusion matrix, without normalization</text:p>
      <text:p text:style-name="P59">[[16380 <text:s text:c="2"/>124]</text:p>
      <text:p text:style-name="P59"><text:s/>[ 4729 <text:s text:c="2"/>932]]</text:p>
      <text:p text:style-name="P59">Normalized confusion matrix</text:p>
      <text:p text:style-name="P59">[[ 0.99248667 <text:s/>0.00751333]</text:p>
      <text:p text:style-name="P59"><text:s/>[ 0.83536478 <text:s/>0.16463522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8 <text:s text:c="5"/>0.16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><text:soft-page-break/></text:p>
      <text:p text:style-name="P59">[ 0.77514659 <text:s/>0.78141214 <text:s/>0.78524701 <text:s/>0.7771261 <text:s text:c="2"/>0.78632671]</text:p>
      <text:p text:style-name="P59">The accuracy for a sliding window of 17: 0.7811 (+/- 0.0088)</text:p>
      <text:p text:style-name="P59"/>
      <text:p text:style-name="P59"/>
      <text:p text:style-name="P59"/>
      <text:p text:style-name="P59">Random Forest: Sliding window: <text:s/>17 </text:p>
      <text:p text:style-name="P59">N_estimators: <text:s/>300 </text:p>
      <text:p text:style-name="P59">Min_samples_split: <text:s/>7</text:p>
      <text:p text:style-name="P59">Results for sliding window: 17</text:p>
      <text:p text:style-name="P59">Confusion matrix, without normalization</text:p>
      <text:p text:style-name="P59">[[16375 <text:s text:c="2"/>129]</text:p>
      <text:p text:style-name="P59"><text:s/>[ 4709 <text:s text:c="2"/>952]]</text:p>
      <text:p text:style-name="P59">Normalized confusion matrix</text:p>
      <text:p text:style-name="P59">[[ 0.99218371 <text:s/>0.00781629]</text:p>
      <text:p text:style-name="P59"><text:s/>[ 0.83183183 <text:s/>0.16816817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8 <text:s text:c="5"/>0.17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695083 <text:s/>0.78141214 <text:s/>0.7877284 <text:s text:c="2"/>0.77532145 <text:s/>0.78722924]</text:p>
      <text:p text:style-name="P59">The accuracy for a sliding window of 17: 0.7817 (+/- 0.0102)</text:p>
      <text:p text:style-name="P59"/>
      <text:p text:style-name="P59"/>
      <text:p text:style-name="P59"/>
      <text:p text:style-name="P59">Random Forest: Sliding window: <text:s/>17 </text:p>
      <text:p text:style-name="P59">N_estimators: <text:s/>300 </text:p>
      <text:p text:style-name="P59">Min_samples_split: <text:s/>8</text:p>
      <text:p text:style-name="P59">Results for sliding window: 17</text:p>
      <text:p text:style-name="P59">Confusion matrix, without normalization</text:p>
      <text:p text:style-name="P59">[[16383 <text:s text:c="2"/>121]</text:p>
      <text:p text:style-name="P59"><text:s/>[ 4741 <text:s text:c="2"/>920]]</text:p>
      <text:p text:style-name="P59">Normalized confusion matrix</text:p>
      <text:p text:style-name="P59">[[ 0.99266844 <text:s/>0.00733156]</text:p>
      <text:p text:style-name="P59"><text:s/>[ 0.83748454 <text:s/>0.16251546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8 <text:s text:c="5"/>0.16 <text:s text:c="5"/>0.27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447 <text:s text:c="4"/>0.78050981 <text:s/>0.78569817 <text:s/>0.7759982 <text:s text:c="2"/>0.78655235]</text:p>
      <text:p text:style-name="P59">The accuracy for a sliding window of 17: 0.7806 (+/- 0.0098)</text:p>
      <text:p text:style-name="P59"/>
      <text:p text:style-name="P59"/>
      <text:p text:style-name="P59"><text:soft-page-break/></text:p>
      <text:p text:style-name="P59">Random Forest: Sliding window: <text:s/>17 </text:p>
      <text:p text:style-name="P59">N_estimators: <text:s/>300 </text:p>
      <text:p text:style-name="P59">Min_samples_split: <text:s/>9</text:p>
      <text:p text:style-name="P59">Results for sliding window: 17</text:p>
      <text:p text:style-name="P59">Confusion matrix, without normalization</text:p>
      <text:p text:style-name="P59">[[16381 <text:s text:c="2"/>123]</text:p>
      <text:p text:style-name="P59"><text:s/>[ 4720 <text:s text:c="2"/>941]]</text:p>
      <text:p text:style-name="P59">Normalized confusion matrix</text:p>
      <text:p text:style-name="P59">[[ 0.99254726 <text:s/>0.00745274]</text:p>
      <text:p text:style-name="P59"><text:s/>[ 0.83377495 <text:s/>0.16622505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8 <text:s text:c="5"/>0.17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830401 <text:s/>0.78096097 <text:s/>0.78727724 <text:s/>0.77306564 <text:s/>0.78790614]</text:p>
      <text:p text:style-name="P59">The accuracy for a sliding window of 17: 0.7815 (+/- 0.0112)</text:p>
      <text:p text:style-name="P59"/>
      <text:p text:style-name="P59"/>
      <text:p text:style-name="P59"/>
      <text:p text:style-name="P59">Random Forest: Sliding window: <text:s/>17 </text:p>
      <text:p text:style-name="P59">N_estimators: <text:s/>300 </text:p>
      <text:p text:style-name="P59">Min_samples_split: <text:s/>10</text:p>
      <text:p text:style-name="P59">Results for sliding window: 17</text:p>
      <text:p text:style-name="P59">Confusion matrix, without normalization</text:p>
      <text:p text:style-name="P59">[[16381 <text:s text:c="2"/>123]</text:p>
      <text:p text:style-name="P59"><text:s/>[ 4740 <text:s text:c="2"/>921]]</text:p>
      <text:p text:style-name="P59">Normalized confusion matrix</text:p>
      <text:p text:style-name="P59">[[ 0.99254726 <text:s/>0.00745274]</text:p>
      <text:p text:style-name="P59"><text:s/>[ 0.8373079 <text:s text:c="2"/>0.1626921 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8 <text:s text:c="5"/>0.16 <text:s text:c="5"/>0.27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447 <text:s text:c="4"/>0.78028423 <text:s/>0.78705166 <text:s/>0.77329122 <text:s/>0.78790614]</text:p>
      <text:p text:style-name="P59">The accuracy for a sliding window of 17: 0.7806 (+/- 0.0122)</text:p>
      <text:p text:style-name="P59"/>
      <text:p text:style-name="P59"/>
      <text:p text:style-name="P59"/>
      <text:p text:style-name="P59">Random Forest: Sliding window: <text:s/>19 </text:p>
      <text:p text:style-name="P59">N_estimators: <text:s/>100 </text:p>
      <text:p text:style-name="P59">Min_samples_split: <text:s/>2</text:p>
      <text:p text:style-name="P59">Results for sliding window: 19</text:p>
      <text:p text:style-name="P59"><text:soft-page-break/>Confusion matrix, without normalization</text:p>
      <text:p text:style-name="P59">[[16356 <text:s text:c="2"/>148]</text:p>
      <text:p text:style-name="P59"><text:s/>[ 4792 <text:s text:c="2"/>869]]</text:p>
      <text:p text:style-name="P59">Normalized confusion matrix</text:p>
      <text:p text:style-name="P59">[[ 0.99103248 <text:s/>0.00896752]</text:p>
      <text:p text:style-name="P59"><text:s/>[ 0.84649355 <text:s/>0.15350645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5 <text:s text:c="5"/>0.15 <text:s text:c="5"/>0.26 <text:s text:c="5"/>5661</text:p>
      <text:p text:style-name="P59"/>
      <text:p text:style-name="P59"><text:s text:c="11"/>avg / total <text:s text:c="6"/>0.79 <text:s text:c="5"/>0.78 <text:s text:c="5"/>0.71 <text:s text:c="4"/>22165</text:p>
      <text:p text:style-name="P59"/>
      <text:p text:style-name="P59">[ 0.77447 <text:s text:c="4"/>0.77757726 <text:s/>0.78073539 <text:s/>0.77080984 <text:s/>0.78203971]</text:p>
      <text:p text:style-name="P59">The accuracy for a sliding window of 19: 0.7771 (+/- 0.0082)</text:p>
      <text:p text:style-name="P59"/>
      <text:p text:style-name="P59"/>
      <text:p text:style-name="P59"/>
      <text:p text:style-name="P59">Random Forest: Sliding window: <text:s/>19 </text:p>
      <text:p text:style-name="P59">N_estimators: <text:s/>100 </text:p>
      <text:p text:style-name="P59">Min_samples_split: <text:s/>3</text:p>
      <text:p text:style-name="P59">Results for sliding window: 19</text:p>
      <text:p text:style-name="P59">Confusion matrix, without normalization</text:p>
      <text:p text:style-name="P59">[[16348 <text:s text:c="2"/>156]</text:p>
      <text:p text:style-name="P59"><text:s/>[ 4722 <text:s text:c="2"/>939]]</text:p>
      <text:p text:style-name="P59">Normalized confusion matrix</text:p>
      <text:p text:style-name="P59">[[ 0.99054775 <text:s/>0.00945225]</text:p>
      <text:p text:style-name="P59"><text:s/>[ 0.83412825 <text:s/>0.16587175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6 <text:s text:c="5"/>0.17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356788 <text:s/>0.78141214 <text:s/>0.78705166 <text:s/>0.77035867 <text:s/>0.78722924]</text:p>
      <text:p text:style-name="P59">The accuracy for a sliding window of 19: 0.7799 (+/- 0.0138)</text:p>
      <text:p text:style-name="P59"/>
      <text:p text:style-name="P59"/>
      <text:p text:style-name="P59"/>
      <text:p text:style-name="P59">Random Forest: Sliding window: <text:s/>19 </text:p>
      <text:p text:style-name="P59">N_estimators: <text:s/>100 </text:p>
      <text:p text:style-name="P59">Min_samples_split: <text:s/>4</text:p>
      <text:p text:style-name="P59">Results for sliding window: 19</text:p>
      <text:p text:style-name="P59">Confusion matrix, without normalization</text:p>
      <text:p text:style-name="P59">[[16330 <text:s text:c="2"/>174]</text:p>
      <text:p text:style-name="P59"><text:s/>[ 4753 <text:s text:c="2"/>908]]</text:p>
      <text:p text:style-name="P59">Normalized confusion matrix</text:p>
      <text:p text:style-name="P59">[[ 0.9894571 <text:s text:c="2"/>0.0105429 ]</text:p>
      <text:p text:style-name="P59"><text:soft-page-break/><text:s/>[ 0.83960431 <text:s/>0.16039569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4 <text:s text:c="5"/>0.16 <text:s text:c="5"/>0.27 <text:s text:c="5"/>5661</text:p>
      <text:p text:style-name="P59"/>
      <text:p text:style-name="P59"><text:s text:c="11"/>avg / total <text:s text:c="6"/>0.79 <text:s text:c="5"/>0.78 <text:s text:c="5"/>0.72 <text:s text:c="4"/>22165</text:p>
      <text:p text:style-name="P59"/>
      <text:p text:style-name="P59">[ 0.77492106 <text:s/>0.77667494 <text:s/>0.78502143 <text:s/>0.77329122 <text:s/>0.77865523]</text:p>
      <text:p text:style-name="P59">The accuracy for a sliding window of 19: 0.7777 (+/- 0.0081)</text:p>
      <text:p text:style-name="P59"/>
      <text:p text:style-name="P59"/>
      <text:p text:style-name="P59"/>
      <text:p text:style-name="P59">Random Forest: Sliding window: <text:s/>19 </text:p>
      <text:p text:style-name="P59">N_estimators: <text:s/>100 </text:p>
      <text:p text:style-name="P59">Min_samples_split: <text:s/>5</text:p>
      <text:p text:style-name="P59">Results for sliding window: 19</text:p>
      <text:p text:style-name="P59">Confusion matrix, without normalization</text:p>
      <text:p text:style-name="P59">[[16345 <text:s text:c="2"/>159]</text:p>
      <text:p text:style-name="P59"><text:s/>[ 4771 <text:s text:c="2"/>890]]</text:p>
      <text:p text:style-name="P59">Normalized confusion matrix</text:p>
      <text:p text:style-name="P59">[[ 0.99036597 <text:s/>0.00963403]</text:p>
      <text:p text:style-name="P59"><text:s/>[ 0.84278396 <text:s/>0.15721604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5 <text:s text:c="5"/>0.16 <text:s text:c="5"/>0.27 <text:s text:c="5"/>5661</text:p>
      <text:p text:style-name="P59"/>
      <text:p text:style-name="P59"><text:s text:c="11"/>avg / total <text:s text:c="6"/>0.79 <text:s text:c="5"/>0.78 <text:s text:c="5"/>0.71 <text:s text:c="4"/>22165</text:p>
      <text:p text:style-name="P59"/>
      <text:p text:style-name="P59">[ 0.77537212 <text:s/>0.778254 <text:s text:c="3"/>0.7818633 <text:s text:c="2"/>0.77058425 <text:s/>0.78181408]</text:p>
      <text:p text:style-name="P59">The accuracy for a sliding window of 19: 0.7776 (+/- 0.0085)</text:p>
      <text:p text:style-name="P59"/>
      <text:p text:style-name="P59"/>
      <text:p text:style-name="P59"/>
      <text:p text:style-name="P59">Random Forest: Sliding window: <text:s/>19 </text:p>
      <text:p text:style-name="P59">N_estimators: <text:s/>100 </text:p>
      <text:p text:style-name="P59">Min_samples_split: <text:s/>6</text:p>
      <text:p text:style-name="P59">Results for sliding window: 19</text:p>
      <text:p text:style-name="P59">Confusion matrix, without normalization</text:p>
      <text:p text:style-name="P59">[[16348 <text:s text:c="2"/>156]</text:p>
      <text:p text:style-name="P59"><text:s/>[ 4791 <text:s text:c="2"/>870]]</text:p>
      <text:p text:style-name="P59">Normalized confusion matrix</text:p>
      <text:p text:style-name="P59">[[ 0.99054775 <text:s/>0.00945225]</text:p>
      <text:p text:style-name="P59"><text:s/>[ 0.84631691 <text:s/>0.15368309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5 <text:s text:c="5"/>0.15 <text:s text:c="5"/>0.26 <text:s text:c="5"/>5661</text:p>
      <text:p text:style-name="P59"><text:soft-page-break/></text:p>
      <text:p text:style-name="P59"><text:s text:c="11"/>avg / total <text:s text:c="6"/>0.79 <text:s text:c="5"/>0.78 <text:s text:c="5"/>0.71 <text:s text:c="4"/>22165</text:p>
      <text:p text:style-name="P59"/>
      <text:p text:style-name="P59">[ 0.7699594 <text:s text:c="2"/>0.778254 <text:s text:c="3"/>0.78096097 <text:s/>0.77351681 <text:s/>0.78136282]</text:p>
      <text:p text:style-name="P59">The accuracy for a sliding window of 19: 0.7768 (+/- 0.0088)</text:p>
      <text:p text:style-name="P59"/>
      <text:p text:style-name="P59"/>
      <text:p text:style-name="P59"/>
      <text:p text:style-name="P59">Random Forest: Sliding window: <text:s/>19 </text:p>
      <text:p text:style-name="P59">N_estimators: <text:s/>100 </text:p>
      <text:p text:style-name="P59">Min_samples_split: <text:s/>7</text:p>
      <text:p text:style-name="P59">Results for sliding window: 19</text:p>
      <text:p text:style-name="P59">Confusion matrix, without normalization</text:p>
      <text:p text:style-name="P59">[[16352 <text:s text:c="2"/>152]</text:p>
      <text:p text:style-name="P59"><text:s/>[ 4768 <text:s text:c="2"/>893]]</text:p>
      <text:p text:style-name="P59">Normalized confusion matrix</text:p>
      <text:p text:style-name="P59">[[ 0.99079011 <text:s/>0.00920989]</text:p>
      <text:p text:style-name="P59"><text:s/>[ 0.84225402 <text:s/>0.15774598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5 <text:s text:c="5"/>0.16 <text:s text:c="5"/>0.27 <text:s text:c="5"/>5661</text:p>
      <text:p text:style-name="P59"/>
      <text:p text:style-name="P59"><text:s text:c="11"/>avg / total <text:s text:c="6"/>0.79 <text:s text:c="5"/>0.78 <text:s text:c="5"/>0.72 <text:s text:c="4"/>22165</text:p>
      <text:p text:style-name="P59"/>
      <text:p text:style-name="P59">[ 0.77289129 <text:s/>0.77532145 <text:s/>0.78389353 <text:s/>0.77306564 <text:s/>0.78497292]</text:p>
      <text:p text:style-name="P59">The accuracy for a sliding window of 19: 0.7780 (+/- 0.0106)</text:p>
      <text:p text:style-name="P59"/>
      <text:p text:style-name="P59"/>
      <text:p text:style-name="P59"/>
      <text:p text:style-name="P59">Random Forest: Sliding window: <text:s/>19 </text:p>
      <text:p text:style-name="P59">N_estimators: <text:s/>100 </text:p>
      <text:p text:style-name="P59">Min_samples_split: <text:s/>8</text:p>
      <text:p text:style-name="P59">Results for sliding window: 19</text:p>
      <text:p text:style-name="P59">Confusion matrix, without normalization</text:p>
      <text:p text:style-name="P59">[[16352 <text:s text:c="2"/>152]</text:p>
      <text:p text:style-name="P59"><text:s/>[ 4770 <text:s text:c="2"/>891]]</text:p>
      <text:p text:style-name="P59">Normalized confusion matrix</text:p>
      <text:p text:style-name="P59">[[ 0.99079011 <text:s/>0.00920989]</text:p>
      <text:p text:style-name="P59"><text:s/>[ 0.84260731 <text:s/>0.15739269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5 <text:s text:c="5"/>0.16 <text:s text:c="5"/>0.27 <text:s text:c="5"/>5661</text:p>
      <text:p text:style-name="P59"/>
      <text:p text:style-name="P59"><text:s text:c="11"/>avg / total <text:s text:c="6"/>0.79 <text:s text:c="5"/>0.78 <text:s text:c="5"/>0.72 <text:s text:c="4"/>22165</text:p>
      <text:p text:style-name="P59"/>
      <text:p text:style-name="P59">[ 0.77311682 <text:s/>0.77622378 <text:s/>0.78276562 <text:s/>0.77441913 <text:s/>0.78316787]</text:p>
      <text:p text:style-name="P59">The accuracy for a sliding window of 19: 0.7779 (+/- 0.0084)</text:p>
      <text:p text:style-name="P59"><text:soft-page-break/></text:p>
      <text:p text:style-name="P59"/>
      <text:p text:style-name="P59"/>
      <text:p text:style-name="P59">Random Forest: Sliding window: <text:s/>19 </text:p>
      <text:p text:style-name="P59">N_estimators: <text:s/>100 </text:p>
      <text:p text:style-name="P59">Min_samples_split: <text:s/>9</text:p>
      <text:p text:style-name="P59">Results for sliding window: 19</text:p>
      <text:p text:style-name="P59">Confusion matrix, without normalization</text:p>
      <text:p text:style-name="P59">[[16363 <text:s text:c="2"/>141]</text:p>
      <text:p text:style-name="P59"><text:s/>[ 4777 <text:s text:c="2"/>884]]</text:p>
      <text:p text:style-name="P59">Normalized confusion matrix</text:p>
      <text:p text:style-name="P59">[[ 0.99145662 <text:s/>0.00854338]</text:p>
      <text:p text:style-name="P59"><text:s/>[ 0.84384384 <text:s/>0.15615616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6 <text:s text:c="5"/>0.16 <text:s text:c="5"/>0.26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649977 <text:s/>0.77735168 <text:s/>0.78050981 <text:s/>0.77171216 <text:s/>0.78452166]</text:p>
      <text:p text:style-name="P59">The accuracy for a sliding window of 19: 0.7781 (+/- 0.0085)</text:p>
      <text:p text:style-name="P59"/>
      <text:p text:style-name="P59"/>
      <text:p text:style-name="P59"/>
      <text:p text:style-name="P59">Random Forest: Sliding window: <text:s/>19 </text:p>
      <text:p text:style-name="P59">N_estimators: <text:s/>100 </text:p>
      <text:p text:style-name="P59">Min_samples_split: <text:s/>10</text:p>
      <text:p text:style-name="P59">Results for sliding window: 19</text:p>
      <text:p text:style-name="P59">Confusion matrix, without normalization</text:p>
      <text:p text:style-name="P59">[[16376 <text:s text:c="2"/>128]</text:p>
      <text:p text:style-name="P59"><text:s/>[ 4794 <text:s text:c="2"/>867]]</text:p>
      <text:p text:style-name="P59">Normalized confusion matrix</text:p>
      <text:p text:style-name="P59">[[ 0.9922443 <text:s text:c="2"/>0.0077557 ]</text:p>
      <text:p text:style-name="P59"><text:s/>[ 0.84684685 <text:s/>0.15315315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7 <text:s text:c="5"/>0.15 <text:s text:c="5"/>0.26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492106 <text:s/>0.7759982 <text:s text:c="2"/>0.78411911 <text:s/>0.77374239 <text:s/>0.78091155]</text:p>
      <text:p text:style-name="P59">The accuracy for a sliding window of 19: 0.7779 (+/- 0.0079)</text:p>
      <text:p text:style-name="P59"/>
      <text:p text:style-name="P59"/>
      <text:p text:style-name="P59"/>
      <text:p text:style-name="P59">Random Forest: Sliding window: <text:s/>19 </text:p>
      <text:p text:style-name="P59">N_estimators: <text:s/>200 </text:p>
      <text:p text:style-name="P59"><text:soft-page-break/>Min_samples_split: <text:s/>2</text:p>
      <text:p text:style-name="P59">Results for sliding window: 19</text:p>
      <text:p text:style-name="P59">Confusion matrix, without normalization</text:p>
      <text:p text:style-name="P59">[[16379 <text:s text:c="2"/>125]</text:p>
      <text:p text:style-name="P59"><text:s/>[ 4813 <text:s text:c="2"/>848]]</text:p>
      <text:p text:style-name="P59">Normalized confusion matrix</text:p>
      <text:p text:style-name="P59">[[ 0.99242608 <text:s/>0.00757392]</text:p>
      <text:p text:style-name="P59"><text:s/>[ 0.85020314 <text:s/>0.14979686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7 <text:s text:c="5"/>0.15 <text:s text:c="5"/>0.26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266576 <text:s/>0.77622378 <text:s/>0.78366794 <text:s/>0.77080984 <text:s/>0.78271661]</text:p>
      <text:p text:style-name="P59">The accuracy for a sliding window of 19: 0.7772 (+/- 0.0104)</text:p>
      <text:p text:style-name="P59"/>
      <text:p text:style-name="P59"/>
      <text:p text:style-name="P59"/>
      <text:p text:style-name="P59">Random Forest: Sliding window: <text:s/>19 </text:p>
      <text:p text:style-name="P59">N_estimators: <text:s/>200 </text:p>
      <text:p text:style-name="P59">Min_samples_split: <text:s/>3</text:p>
      <text:p text:style-name="P59">Results for sliding window: 19</text:p>
      <text:p text:style-name="P59">Confusion matrix, without normalization</text:p>
      <text:p text:style-name="P59">[[16368 <text:s text:c="2"/>136]</text:p>
      <text:p text:style-name="P59"><text:s/>[ 4753 <text:s text:c="2"/>908]]</text:p>
      <text:p text:style-name="P59">Normalized confusion matrix</text:p>
      <text:p text:style-name="P59">[[ 0.99175957 <text:s/>0.00824043]</text:p>
      <text:p text:style-name="P59"><text:s/>[ 0.83960431 <text:s/>0.16039569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7 <text:s text:c="5"/>0.16 <text:s text:c="5"/>0.27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424447 <text:s/>0.77667494 <text:s/>0.78592375 <text:s/>0.77329122 <text:s/>0.78700361]</text:p>
      <text:p text:style-name="P59">The accuracy for a sliding window of 19: 0.7794 (+/- 0.0117)</text:p>
      <text:p text:style-name="P59"/>
      <text:p text:style-name="P59"/>
      <text:p text:style-name="P59"/>
      <text:p text:style-name="P59">Random Forest: Sliding window: <text:s/>19 </text:p>
      <text:p text:style-name="P59">N_estimators: <text:s/>200 </text:p>
      <text:p text:style-name="P59">Min_samples_split: <text:s/>4</text:p>
      <text:p text:style-name="P59">Results for sliding window: 19</text:p>
      <text:p text:style-name="P59">Confusion matrix, without normalization</text:p>
      <text:p text:style-name="P59">[[16376 <text:s text:c="2"/>128]</text:p>
      <text:p text:style-name="P59"><text:s/>[ 4773 <text:s text:c="2"/>888]]</text:p>
      <text:p text:style-name="P59"><text:soft-page-break/>Normalized confusion matrix</text:p>
      <text:p text:style-name="P59">[[ 0.9922443 <text:s text:c="2"/>0.0077557 ]</text:p>
      <text:p text:style-name="P59"><text:s/>[ 0.84313725 <text:s/>0.15686275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7 <text:s text:c="5"/>0.16 <text:s text:c="5"/>0.27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514659 <text:s/>0.77667494 <text:s/>0.78502143 <text:s/>0.77351681 <text:s/>0.7840704 ]</text:p>
      <text:p text:style-name="P59">The accuracy for a sliding window of 19: 0.7789 (+/- 0.0095)</text:p>
      <text:p text:style-name="P59"/>
      <text:p text:style-name="P59"/>
      <text:p text:style-name="P59"/>
      <text:p text:style-name="P59">Random Forest: Sliding window: <text:s/>19 </text:p>
      <text:p text:style-name="P59">N_estimators: <text:s/>200 </text:p>
      <text:p text:style-name="P59">Min_samples_split: <text:s/>5</text:p>
      <text:p text:style-name="P59">Results for sliding window: 19</text:p>
      <text:p text:style-name="P59">Confusion matrix, without normalization</text:p>
      <text:p text:style-name="P59">[[16372 <text:s text:c="2"/>132]</text:p>
      <text:p text:style-name="P59"><text:s/>[ 4766 <text:s text:c="2"/>895]]</text:p>
      <text:p text:style-name="P59">Normalized confusion matrix</text:p>
      <text:p text:style-name="P59">[[ 0.99200194 <text:s/>0.00799806]</text:p>
      <text:p text:style-name="P59"><text:s/>[ 0.84190072 <text:s/>0.15809928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7 <text:s text:c="5"/>0.16 <text:s text:c="5"/>0.27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334235 <text:s/>0.7771261 <text:s text:c="2"/>0.78366794 <text:s/>0.77329122 <text:s/>0.78768051]</text:p>
      <text:p text:style-name="P59">The accuracy for a sliding window of 19: 0.7790 (+/- 0.0115)</text:p>
      <text:p text:style-name="P59"/>
      <text:p text:style-name="P59"/>
      <text:p text:style-name="P59"/>
      <text:p text:style-name="P59">Random Forest: Sliding window: <text:s/>19 </text:p>
      <text:p text:style-name="P59">N_estimators: <text:s/>200 </text:p>
      <text:p text:style-name="P59">Min_samples_split: <text:s/>6</text:p>
      <text:p text:style-name="P59">Results for sliding window: 19</text:p>
      <text:p text:style-name="P59">Confusion matrix, without normalization</text:p>
      <text:p text:style-name="P59">[[16375 <text:s text:c="2"/>129]</text:p>
      <text:p text:style-name="P59"><text:s/>[ 4778 <text:s text:c="2"/>883]]</text:p>
      <text:p text:style-name="P59">Normalized confusion matrix</text:p>
      <text:p text:style-name="P59">[[ 0.99218371 <text:s/>0.00781629]</text:p>
      <text:p text:style-name="P59"><text:s/>[ 0.84402049 <text:s/>0.15597951]]</text:p>
      <text:p text:style-name="P59"><text:s text:c="24"/>precision <text:s text:c="3"/>recall <text:s/>f1-score <text:s text:c="2"/>support</text:p>
      <text:p text:style-name="P59"/>
      <text:p text:style-name="P59"><text:soft-page-break/><text:s text:c="3"/>Class 0 == globular <text:s text:c="6"/>0.77 <text:s text:c="5"/>0.99 <text:s text:c="5"/>0.87 <text:s text:c="4"/>16504</text:p>
      <text:p text:style-name="P59">Class 1 == beta barrel <text:s text:c="6"/>0.87 <text:s text:c="5"/>0.16 <text:s text:c="5"/>0.26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492106 <text:s/>0.77690052 <text:s/>0.78141214 <text:s/>0.77509587 <text:s/>0.78474729]</text:p>
      <text:p text:style-name="P59">The accuracy for a sliding window of 19: 0.7786 (+/- 0.0077)</text:p>
      <text:p text:style-name="P59"/>
      <text:p text:style-name="P59"/>
      <text:p text:style-name="P59"/>
      <text:p text:style-name="P59">Random Forest: Sliding window: <text:s/>19 </text:p>
      <text:p text:style-name="P59">N_estimators: <text:s/>200 </text:p>
      <text:p text:style-name="P59">Min_samples_split: <text:s/>7</text:p>
      <text:p text:style-name="P59">Results for sliding window: 19</text:p>
      <text:p text:style-name="P59">Confusion matrix, without normalization</text:p>
      <text:p text:style-name="P59">[[16386 <text:s text:c="2"/>118]</text:p>
      <text:p text:style-name="P59"><text:s/>[ 4780 <text:s text:c="2"/>881]]</text:p>
      <text:p text:style-name="P59">Normalized confusion matrix</text:p>
      <text:p text:style-name="P59">[[ 0.99285022 <text:s/>0.00714978]</text:p>
      <text:p text:style-name="P59"><text:s/>[ 0.84437379 <text:s/>0.15562621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8 <text:s text:c="5"/>0.16 <text:s text:c="5"/>0.26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582318 <text:s/>0.778254 <text:s text:c="3"/>0.78344236 <text:s/>0.77464471 <text:s/>0.78294224]</text:p>
      <text:p text:style-name="P59">The accuracy for a sliding window of 19: 0.7790 (+/- 0.0072)</text:p>
      <text:p text:style-name="P59"/>
      <text:p text:style-name="P59"/>
      <text:p text:style-name="P59"/>
      <text:p text:style-name="P59">Random Forest: Sliding window: <text:s/>19 </text:p>
      <text:p text:style-name="P59">N_estimators: <text:s/>200 </text:p>
      <text:p text:style-name="P59">Min_samples_split: <text:s/>8</text:p>
      <text:p text:style-name="P59">Results for sliding window: 19</text:p>
      <text:p text:style-name="P59">Confusion matrix, without normalization</text:p>
      <text:p text:style-name="P59">[[16370 <text:s text:c="2"/>134]</text:p>
      <text:p text:style-name="P59"><text:s/>[ 4803 <text:s text:c="2"/>858]]</text:p>
      <text:p text:style-name="P59">Normalized confusion matrix</text:p>
      <text:p text:style-name="P59">[[ 0.99188076 <text:s/>0.00811924]</text:p>
      <text:p text:style-name="P59"><text:s/>[ 0.84843667 <text:s/>0.15156333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6 <text:s text:c="5"/>0.15 <text:s text:c="5"/>0.26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<text:soft-page-break/>[ 0.77447 <text:s text:c="4"/>0.77690052 <text:s/>0.78231446 <text:s/>0.76945635 <text:s/>0.78316787]</text:p>
      <text:p text:style-name="P59">The accuracy for a sliding window of 19: 0.7773 (+/- 0.0102)</text:p>
      <text:p text:style-name="P59"/>
      <text:p text:style-name="P59"/>
      <text:p text:style-name="P59"/>
      <text:p text:style-name="P59">Random Forest: Sliding window: <text:s/>19 </text:p>
      <text:p text:style-name="P59">N_estimators: <text:s/>200 </text:p>
      <text:p text:style-name="P59">Min_samples_split: <text:s/>9</text:p>
      <text:p text:style-name="P59">Results for sliding window: 19</text:p>
      <text:p text:style-name="P59">Confusion matrix, without normalization</text:p>
      <text:p text:style-name="P59">[[16396 <text:s text:c="2"/>108]</text:p>
      <text:p text:style-name="P59"><text:s/>[ 4877 <text:s text:c="2"/>784]]</text:p>
      <text:p text:style-name="P59">Normalized confusion matrix</text:p>
      <text:p text:style-name="P59">[[ 0.99345613 <text:s/>0.00654387]</text:p>
      <text:p text:style-name="P59"><text:s/>[ 0.86150857 <text:s/>0.13849143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8 <text:s text:c="5"/>0.14 <text:s text:c="5"/>0.24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6815516 <text:s/>0.77487029 <text:s/>0.7818633 <text:s text:c="2"/>0.77080984 <text:s/>0.77978339]</text:p>
      <text:p text:style-name="P59">The accuracy for a sliding window of 19: 0.7751 (+/- 0.0104)</text:p>
      <text:p text:style-name="P59"/>
      <text:p text:style-name="P59"/>
      <text:p text:style-name="P59"/>
      <text:p text:style-name="P59">Random Forest: Sliding window: <text:s/>19 </text:p>
      <text:p text:style-name="P59">N_estimators: <text:s/>200 </text:p>
      <text:p text:style-name="P59">Min_samples_split: <text:s/>10</text:p>
      <text:p text:style-name="P59">Results for sliding window: 19</text:p>
      <text:p text:style-name="P59">Confusion matrix, without normalization</text:p>
      <text:p text:style-name="P59">[[16385 <text:s text:c="2"/>119]</text:p>
      <text:p text:style-name="P59"><text:s/>[ 4846 <text:s text:c="2"/>815]]</text:p>
      <text:p text:style-name="P59">Normalized confusion matrix</text:p>
      <text:p text:style-name="P59">[[ 0.99278963 <text:s/>0.00721037]</text:p>
      <text:p text:style-name="P59"><text:s/>[ 0.8560325 <text:s text:c="2"/>0.1439675 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7 <text:s text:c="5"/>0.14 <text:s text:c="5"/>0.25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153811 <text:s/>0.77464471 <text:s/>0.78073539 <text:s/>0.771261 <text:s text:c="3"/>0.78181408]</text:p>
      <text:p text:style-name="P59">The accuracy for a sliding window of 19: 0.7760 (+/- 0.0090)</text:p>
      <text:p text:style-name="P59"/>
      <text:p text:style-name="P59"/>
      <text:p text:style-name="P59"/>
      <text:p text:style-name="P59"><text:soft-page-break/>Random Forest: Sliding window: <text:s/>19 </text:p>
      <text:p text:style-name="P59">N_estimators: <text:s/>300 </text:p>
      <text:p text:style-name="P59">Min_samples_split: <text:s/>2</text:p>
      <text:p text:style-name="P59">Results for sliding window: 19</text:p>
      <text:p text:style-name="P59">Confusion matrix, without normalization</text:p>
      <text:p text:style-name="P59">[[16389 <text:s text:c="2"/>115]</text:p>
      <text:p text:style-name="P59"><text:s/>[ 4806 <text:s text:c="2"/>855]]</text:p>
      <text:p text:style-name="P59">Normalized confusion matrix</text:p>
      <text:p text:style-name="P59">[[ 0.99303199 <text:s/>0.00696801]</text:p>
      <text:p text:style-name="P59"><text:s/>[ 0.84896661 <text:s/>0.15103339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8 <text:s text:c="5"/>0.15 <text:s text:c="5"/>0.26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311682 <text:s/>0.77622378 <text:s/>0.78344236 <text:s/>0.77374239 <text:s/>0.7833935 ]</text:p>
      <text:p text:style-name="P59">The accuracy for a sliding window of 19: 0.7780 (+/- 0.0091)</text:p>
      <text:p text:style-name="P59"/>
      <text:p text:style-name="P59"/>
      <text:p text:style-name="P59"/>
      <text:p text:style-name="P59">Random Forest: Sliding window: <text:s/>19 </text:p>
      <text:p text:style-name="P59">N_estimators: <text:s/>300 </text:p>
      <text:p text:style-name="P59">Min_samples_split: <text:s/>3</text:p>
      <text:p text:style-name="P59">Results for sliding window: 19</text:p>
      <text:p text:style-name="P59">Confusion matrix, without normalization</text:p>
      <text:p text:style-name="P59">[[16393 <text:s text:c="2"/>111]</text:p>
      <text:p text:style-name="P59"><text:s/>[ 4790 <text:s text:c="2"/>871]]</text:p>
      <text:p text:style-name="P59">Normalized confusion matrix</text:p>
      <text:p text:style-name="P59">[[ 0.99327436 <text:s/>0.00672564]</text:p>
      <text:p text:style-name="P59"><text:s/>[ 0.84614026 <text:s/>0.15385974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9 <text:s text:c="5"/>0.15 <text:s text:c="5"/>0.26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627424 <text:s/>0.77780284 <text:s/>0.78254004 <text:s/>0.77329122 <text:s/>0.78452166]</text:p>
      <text:p text:style-name="P59">The accuracy for a sliding window of 19: 0.7789 (+/- 0.0082)</text:p>
      <text:p text:style-name="P59"/>
      <text:p text:style-name="P59"/>
      <text:p text:style-name="P59"/>
      <text:p text:style-name="P59">Random Forest: Sliding window: <text:s/>19 </text:p>
      <text:p text:style-name="P59">N_estimators: <text:s/>300 </text:p>
      <text:p text:style-name="P59">Min_samples_split: <text:s/>4</text:p>
      <text:p text:style-name="P59">Results for sliding window: 19</text:p>
      <text:p text:style-name="P59">Confusion matrix, without normalization</text:p>
      <text:p text:style-name="P59"><text:soft-page-break/>[[16392 <text:s text:c="2"/>112]</text:p>
      <text:p text:style-name="P59"><text:s/>[ 4794 <text:s text:c="2"/>867]]</text:p>
      <text:p text:style-name="P59">Normalized confusion matrix</text:p>
      <text:p text:style-name="P59">[[ 0.99321377 <text:s/>0.00678623]</text:p>
      <text:p text:style-name="P59"><text:s/>[ 0.84684685 <text:s/>0.15315315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9 <text:s text:c="5"/>0.15 <text:s text:c="5"/>0.26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649977 <text:s/>0.77667494 <text:s/>0.78366794 <text:s/>0.771261 <text:s text:c="3"/>0.78519856]</text:p>
      <text:p text:style-name="P59">The accuracy for a sliding window of 19: 0.7787 (+/- 0.0102)</text:p>
      <text:p text:style-name="P59"/>
      <text:p text:style-name="P59"/>
      <text:p text:style-name="P59"/>
      <text:p text:style-name="P59">Random Forest: Sliding window: <text:s/>19 </text:p>
      <text:p text:style-name="P59">N_estimators: <text:s/>300 </text:p>
      <text:p text:style-name="P59">Min_samples_split: <text:s/>5</text:p>
      <text:p text:style-name="P59">Results for sliding window: 19</text:p>
      <text:p text:style-name="P59">Confusion matrix, without normalization</text:p>
      <text:p text:style-name="P59">[[16367 <text:s text:c="2"/>137]</text:p>
      <text:p text:style-name="P59"><text:s/>[ 4791 <text:s text:c="2"/>870]]</text:p>
      <text:p text:style-name="P59">Normalized confusion matrix</text:p>
      <text:p text:style-name="P59">[[ 0.99169898 <text:s/>0.00830102]</text:p>
      <text:p text:style-name="P59"><text:s/>[ 0.84631691 <text:s/>0.15368309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6 <text:s text:c="5"/>0.15 <text:s text:c="5"/>0.26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401894 <text:s/>0.7759982 <text:s text:c="2"/>0.78276562 <text:s/>0.771261 <text:s text:c="3"/>0.78429603]</text:p>
      <text:p text:style-name="P59">The accuracy for a sliding window of 19: 0.7777 (+/- 0.0101)</text:p>
      <text:p text:style-name="P59"/>
      <text:p text:style-name="P59"/>
      <text:p text:style-name="P59"/>
      <text:p text:style-name="P59">Random Forest: Sliding window: <text:s/>19 </text:p>
      <text:p text:style-name="P59">N_estimators: <text:s/>300 </text:p>
      <text:p text:style-name="P59">Min_samples_split: <text:s/>6</text:p>
      <text:p text:style-name="P59">Results for sliding window: 19</text:p>
      <text:p text:style-name="P59">Confusion matrix, without normalization</text:p>
      <text:p text:style-name="P59">[[16399 <text:s text:c="2"/>105]</text:p>
      <text:p text:style-name="P59"><text:s/>[ 4814 <text:s text:c="2"/>847]]</text:p>
      <text:p text:style-name="P59">Normalized confusion matrix</text:p>
      <text:p text:style-name="P59">[[ 0.99363791 <text:s/>0.00636209]</text:p>
      <text:p text:style-name="P59"><text:s/>[ 0.85037979 <text:s/>0.14962021]]</text:p>
      <text:p text:style-name="P59"><text:soft-page-break/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9 <text:s text:c="5"/>0.15 <text:s text:c="5"/>0.26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492106 <text:s/>0.77622378 <text:s/>0.78163772 <text:s/>0.77284006 <text:s/>0.78474729]</text:p>
      <text:p text:style-name="P59">The accuracy for a sliding window of 19: 0.7781 (+/- 0.0089)</text:p>
      <text:p text:style-name="P59"/>
      <text:p text:style-name="P59"/>
      <text:p text:style-name="P59"/>
      <text:p text:style-name="P59">Random Forest: Sliding window: <text:s/>19 </text:p>
      <text:p text:style-name="P59">N_estimators: <text:s/>300 </text:p>
      <text:p text:style-name="P59">Min_samples_split: <text:s/>7</text:p>
      <text:p text:style-name="P59">Results for sliding window: 19</text:p>
      <text:p text:style-name="P59">Confusion matrix, without normalization</text:p>
      <text:p text:style-name="P59">[[16392 <text:s text:c="2"/>112]</text:p>
      <text:p text:style-name="P59"><text:s/>[ 4813 <text:s text:c="2"/>848]]</text:p>
      <text:p text:style-name="P59">Normalized confusion matrix</text:p>
      <text:p text:style-name="P59">[[ 0.99321377 <text:s/>0.00678623]</text:p>
      <text:p text:style-name="P59"><text:s/>[ 0.85020314 <text:s/>0.14979686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8 <text:s text:c="5"/>0.15 <text:s text:c="5"/>0.26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311682 <text:s/>0.77757726 <text:s/>0.78208888 <text:s/>0.77306564 <text:s/>0.78316787]</text:p>
      <text:p text:style-name="P59">The accuracy for a sliding window of 19: 0.7778 (+/- 0.0086)</text:p>
      <text:p text:style-name="P59"/>
      <text:p text:style-name="P59"/>
      <text:p text:style-name="P59"/>
      <text:p text:style-name="P59">Random Forest: Sliding window: <text:s/>19 </text:p>
      <text:p text:style-name="P59">N_estimators: <text:s/>300 </text:p>
      <text:p text:style-name="P59">Min_samples_split: <text:s/>8</text:p>
      <text:p text:style-name="P59">Results for sliding window: 19</text:p>
      <text:p text:style-name="P59">Confusion matrix, without normalization</text:p>
      <text:p text:style-name="P59">[[16397 <text:s text:c="2"/>107]</text:p>
      <text:p text:style-name="P59"><text:s/>[ 4824 <text:s text:c="2"/>837]]</text:p>
      <text:p text:style-name="P59">Normalized confusion matrix</text:p>
      <text:p text:style-name="P59">[[ 0.99351672 <text:s/>0.00648328]</text:p>
      <text:p text:style-name="P59"><text:s/>[ 0.85214626 <text:s/>0.14785374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9 <text:s text:c="5"/>0.15 <text:s text:c="5"/>0.25 <text:s text:c="5"/>5661</text:p>
      <text:p text:style-name="P59"/>
      <text:p text:style-name="P59"><text:soft-page-break/><text:s text:c="11"/>avg / total <text:s text:c="6"/>0.80 <text:s text:c="5"/>0.78 <text:s text:c="5"/>0.71 <text:s text:c="4"/>22165</text:p>
      <text:p text:style-name="P59"/>
      <text:p text:style-name="P59">[ 0.77244023 <text:s/>0.77644936 <text:s/>0.77960749 <text:s/>0.77441913 <text:s/>0.78474729]</text:p>
      <text:p text:style-name="P59">The accuracy for a sliding window of 19: 0.7775 (+/- 0.0086)</text:p>
      <text:p text:style-name="P59"/>
      <text:p text:style-name="P59"/>
      <text:p text:style-name="P59"/>
      <text:p text:style-name="P59">Random Forest: Sliding window: <text:s/>19 </text:p>
      <text:p text:style-name="P59">N_estimators: <text:s/>300 </text:p>
      <text:p text:style-name="P59">Min_samples_split: <text:s/>9</text:p>
      <text:p text:style-name="P59">Results for sliding window: 19</text:p>
      <text:p text:style-name="P59">Confusion matrix, without normalization</text:p>
      <text:p text:style-name="P59">[[16408 <text:s text:c="3"/>96]</text:p>
      <text:p text:style-name="P59"><text:s/>[ 4840 <text:s text:c="2"/>821]]</text:p>
      <text:p text:style-name="P59">Normalized confusion matrix</text:p>
      <text:p text:style-name="P59">[[ 0.99418323 <text:s/>0.00581677]</text:p>
      <text:p text:style-name="P59"><text:s/>[ 0.85497262 <text:s/>0.14502738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90 <text:s text:c="5"/>0.15 <text:s text:c="5"/>0.25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22147 <text:s text:c="2"/>0.77757726 <text:s/>0.7829912 <text:s text:c="2"/>0.77193774 <text:s/>0.78181408]</text:p>
      <text:p text:style-name="P59">The accuracy for a sliding window of 19: 0.7773 (+/- 0.0093)</text:p>
      <text:p text:style-name="P59"/>
      <text:p text:style-name="P59"/>
      <text:p text:style-name="P59"/>
      <text:p text:style-name="P59">Random Forest: Sliding window: <text:s/>19 </text:p>
      <text:p text:style-name="P59">N_estimators: <text:s/>300 </text:p>
      <text:p text:style-name="P59">Min_samples_split: <text:s/>10</text:p>
      <text:p text:style-name="P59">Results for sliding window: 19</text:p>
      <text:p text:style-name="P59">Confusion matrix, without normalization</text:p>
      <text:p text:style-name="P59">[[16405 <text:s text:c="3"/>99]</text:p>
      <text:p text:style-name="P59"><text:s/>[ 4852 <text:s text:c="2"/>809]]</text:p>
      <text:p text:style-name="P59">Normalized confusion matrix</text:p>
      <text:p text:style-name="P59">[[ 0.99400145 <text:s/>0.00599855]</text:p>
      <text:p text:style-name="P59"><text:s/>[ 0.85709239 <text:s/>0.14290761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9 <text:s text:c="5"/>0.14 <text:s text:c="5"/>0.25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311682 <text:s/>0.77577261 <text:s/>0.78141214 <text:s/>0.77080984 <text:s/>0.78203971]</text:p>
      <text:p text:style-name="P59">The accuracy for a sliding window of 19: 0.7766 (+/- 0.0089)</text:p>
      <text:p text:style-name="P59"><text:s/>[ 0.82935877 <text:s/>0.17064123]]</text:p>
      <text:p text:style-name="P59"><text:soft-page-break/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5 <text:s text:c="5"/>0.17 <text:s text:c="5"/>0.28 <text:s text:c="5"/>5661</text:p>
      <text:p text:style-name="P59"/>
      <text:p text:style-name="P59"><text:s text:c="11"/>avg / total <text:s text:c="6"/>0.79 <text:s text:c="5"/>0.78 <text:s text:c="5"/>0.72 <text:s text:c="4"/>22165</text:p>
      <text:p text:style-name="P59"/>
      <text:p text:style-name="P59">[ 0.77649977 <text:s/>0.77915633 <text:s/>0.78840514 <text:s/>0.77171216 <text:s/>0.78564982]</text:p>
      <text:p text:style-name="P59">The accuracy for a sliding window of 17: 0.7803 (+/- 0.0121)</text:p>
      <text:p text:style-name="P59"/>
      <text:p text:style-name="P59"/>
      <text:p text:style-name="P59"/>
      <text:p text:style-name="P59">Random Forest: Sliding window: <text:s/>17 </text:p>
      <text:p text:style-name="P59">N_estimators: <text:s/>100 </text:p>
      <text:p text:style-name="P59">Min_samples_split: <text:s/>9</text:p>
      <text:p text:style-name="P59">Results for sliding window: 17</text:p>
      <text:p text:style-name="P59">Confusion matrix, without normalization</text:p>
      <text:p text:style-name="P59">[[16325 <text:s text:c="2"/>179]</text:p>
      <text:p text:style-name="P59"><text:s/>[ 4653 <text:s/>1008]]</text:p>
      <text:p text:style-name="P59">Normalized confusion matrix</text:p>
      <text:p text:style-name="P59">[[ 0.98915414 <text:s/>0.01084586]</text:p>
      <text:p text:style-name="P59"><text:s/>[ 0.82193959 <text:s/>0.17806041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5 <text:s text:c="5"/>0.18 <text:s text:c="5"/>0.29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604871 <text:s/>0.78050981 <text:s/>0.78750282 <text:s/>0.7759982 <text:s text:c="2"/>0.78993682]</text:p>
      <text:p text:style-name="P59">The accuracy for a sliding window of 17: 0.7820 (+/- 0.0116)</text:p>
      <text:p text:style-name="P59"/>
      <text:p text:style-name="P59"/>
      <text:p text:style-name="P59"/>
      <text:p text:style-name="P59">Random Forest: Sliding window: <text:s/>17 </text:p>
      <text:p text:style-name="P59">N_estimators: <text:s/>100 </text:p>
      <text:p text:style-name="P59">Min_samples_split: <text:s/>10</text:p>
      <text:p text:style-name="P59">Results for sliding window: 17</text:p>
      <text:p text:style-name="P59">Confusion matrix, without normalization</text:p>
      <text:p text:style-name="P59">[[16320 <text:s text:c="2"/>184]</text:p>
      <text:p text:style-name="P59"><text:s/>[ 4699 <text:s text:c="2"/>962]]</text:p>
      <text:p text:style-name="P59">Normalized confusion matrix</text:p>
      <text:p text:style-name="P59">[[ 0.98885119 <text:s/>0.01114881]</text:p>
      <text:p text:style-name="P59"><text:s/>[ 0.83006536 <text:s/>0.16993464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4 <text:s text:c="5"/>0.17 <text:s text:c="5"/>0.28 <text:s text:c="5"/>5661</text:p>
      <text:p text:style-name="P59"/>
      <text:p text:style-name="P59"><text:soft-page-break/><text:s text:c="11"/>avg / total <text:s text:c="6"/>0.79 <text:s text:c="5"/>0.78 <text:s text:c="5"/>0.72 <text:s text:c="4"/>22165</text:p>
      <text:p text:style-name="P59"/>
      <text:p text:style-name="P59">[ 0.77695083 <text:s/>0.78096097 <text:s/>0.78389353 <text:s/>0.77193774 <text:s/>0.78474729]</text:p>
      <text:p text:style-name="P59">The accuracy for a sliding window of 17: 0.7797 (+/- 0.0095)</text:p>
      <text:p text:style-name="P59"/>
      <text:p text:style-name="P59"/>
      <text:p text:style-name="P59"/>
      <text:p text:style-name="P59">Random Forest: Sliding window: <text:s/>17 </text:p>
      <text:p text:style-name="P59">N_estimators: <text:s/>200 </text:p>
      <text:p text:style-name="P59">Min_samples_split: <text:s/>2</text:p>
      <text:p text:style-name="P59">Results for sliding window: 17</text:p>
      <text:p text:style-name="P59">Confusion matrix, without normalization</text:p>
      <text:p text:style-name="P59">[[16368 <text:s text:c="2"/>136]</text:p>
      <text:p text:style-name="P59"><text:s/>[ 4696 <text:s text:c="2"/>965]]</text:p>
      <text:p text:style-name="P59">Normalized confusion matrix</text:p>
      <text:p text:style-name="P59">[[ 0.99175957 <text:s/>0.00824043]</text:p>
      <text:p text:style-name="P59"><text:s/>[ 0.82953542 <text:s/>0.17046458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8 <text:s text:c="5"/>0.17 <text:s text:c="5"/>0.29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514659 <text:s/>0.78208888 <text:s/>0.79020979 <text:s/>0.77735168 <text:s/>0.78519856]</text:p>
      <text:p text:style-name="P59">The accuracy for a sliding window of 17: 0.7820 (+/- 0.0108)</text:p>
      <text:p text:style-name="P59"/>
      <text:p text:style-name="P59"/>
      <text:p text:style-name="P59"/>
      <text:p text:style-name="P59">Random Forest: Sliding window: <text:s/>17 </text:p>
      <text:p text:style-name="P59">N_estimators: <text:s/>200 </text:p>
      <text:p text:style-name="P59">Min_samples_split: <text:s/>3</text:p>
      <text:p text:style-name="P59">Results for sliding window: 17</text:p>
      <text:p text:style-name="P59">Confusion matrix, without normalization</text:p>
      <text:p text:style-name="P59">[[16344 <text:s text:c="2"/>160]</text:p>
      <text:p text:style-name="P59"><text:s/>[ 4689 <text:s text:c="2"/>972]]</text:p>
      <text:p text:style-name="P59">Normalized confusion matrix</text:p>
      <text:p text:style-name="P59">[[ 0.99030538 <text:s/>0.00969462]</text:p>
      <text:p text:style-name="P59"><text:s/>[ 0.82829889 <text:s/>0.17170111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6 <text:s text:c="5"/>0.17 <text:s text:c="5"/>0.29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469553 <text:s/>0.78321678 <text:s/>0.78682608 <text:s/>0.77554703 <text:s/>0.78587545]</text:p>
      <text:p text:style-name="P59">The accuracy for a sliding window of 17: 0.7812 (+/- 0.0103)</text:p>
      <text:p text:style-name="P59"/>
      <text:p text:style-name="P59"><text:soft-page-break/></text:p>
      <text:p text:style-name="P59"/>
      <text:p text:style-name="P59">Random Forest: Sliding window: <text:s/>17 </text:p>
      <text:p text:style-name="P59">N_estimators: <text:s/>200 </text:p>
      <text:p text:style-name="P59">Min_samples_split: <text:s/>4</text:p>
      <text:p text:style-name="P59">Results for sliding window: 17</text:p>
      <text:p text:style-name="P59">Confusion matrix, without normalization</text:p>
      <text:p text:style-name="P59">[[16346 <text:s text:c="2"/>158]</text:p>
      <text:p text:style-name="P59"><text:s/>[ 4701 <text:s text:c="2"/>960]]</text:p>
      <text:p text:style-name="P59">Normalized confusion matrix</text:p>
      <text:p text:style-name="P59">[[ 0.99042656 <text:s/>0.00957344]</text:p>
      <text:p text:style-name="P59"><text:s/>[ 0.83041865 <text:s/>0.16958135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6 <text:s text:c="5"/>0.17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447 <text:s text:c="4"/>0.77847958 <text:s/>0.78998421 <text:s/>0.77487029 <text:s/>0.78610108]</text:p>
      <text:p text:style-name="P59">The accuracy for a sliding window of 17: 0.7808 (+/- 0.0124)</text:p>
      <text:p text:style-name="P59"/>
      <text:p text:style-name="P59"/>
      <text:p text:style-name="P59"/>
      <text:p text:style-name="P59">Random Forest: Sliding window: <text:s/>17 </text:p>
      <text:p text:style-name="P59">N_estimators: <text:s/>200 </text:p>
      <text:p text:style-name="P59">Min_samples_split: <text:s/>5</text:p>
      <text:p text:style-name="P59">Results for sliding window: 17</text:p>
      <text:p text:style-name="P59">Confusion matrix, without normalization</text:p>
      <text:p text:style-name="P59">[[16352 <text:s text:c="2"/>152]</text:p>
      <text:p text:style-name="P59"><text:s/>[ 4682 <text:s text:c="2"/>979]]</text:p>
      <text:p text:style-name="P59">Normalized confusion matrix</text:p>
      <text:p text:style-name="P59">[[ 0.99079011 <text:s/>0.00920989]</text:p>
      <text:p text:style-name="P59"><text:s/>[ 0.82706236 <text:s/>0.17293764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7 <text:s text:c="5"/>0.17 <text:s text:c="5"/>0.29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447 <text:s text:c="4"/>0.78231446 <text:s/>0.78817956 <text:s/>0.77802842 <text:s/>0.78655235]</text:p>
      <text:p text:style-name="P59">The accuracy for a sliding window of 17: 0.7819 (+/- 0.0103)</text:p>
      <text:p text:style-name="P59"/>
      <text:p text:style-name="P59"/>
      <text:p text:style-name="P59"/>
      <text:p text:style-name="P59">Random Forest: Sliding window: <text:s/>17 </text:p>
      <text:p text:style-name="P59">N_estimators: <text:s/>200 </text:p>
      <text:p text:style-name="P59">Min_samples_split: <text:s/>6</text:p>
      <text:p text:style-name="P59"><text:soft-page-break/>Results for sliding window: 17</text:p>
      <text:p text:style-name="P59">Confusion matrix, without normalization</text:p>
      <text:p text:style-name="P59">[[16355 <text:s text:c="2"/>149]</text:p>
      <text:p text:style-name="P59"><text:s/>[ 4706 <text:s text:c="2"/>955]]</text:p>
      <text:p text:style-name="P59">Normalized confusion matrix</text:p>
      <text:p text:style-name="P59">[[ 0.99097189 <text:s/>0.00902811]</text:p>
      <text:p text:style-name="P59"><text:s/>[ 0.83130189 <text:s/>0.16869811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7 <text:s text:c="5"/>0.17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807848 <text:s/>0.78005865 <text:s/>0.78592375 <text:s/>0.77306564 <text:s/>0.78768051]</text:p>
      <text:p text:style-name="P59">The accuracy for a sliding window of 17: 0.7810 (+/- 0.0106)</text:p>
      <text:p text:style-name="P59"/>
      <text:p text:style-name="P59"/>
      <text:p text:style-name="P59"/>
      <text:p text:style-name="P59">Random Forest: Sliding window: <text:s/>17 </text:p>
      <text:p text:style-name="P59">N_estimators: <text:s/>200 </text:p>
      <text:p text:style-name="P59">Min_samples_split: <text:s/>7</text:p>
      <text:p text:style-name="P59">Results for sliding window: 17</text:p>
      <text:p text:style-name="P59">Confusion matrix, without normalization</text:p>
      <text:p text:style-name="P59">[[16371 <text:s text:c="2"/>133]</text:p>
      <text:p text:style-name="P59"><text:s/>[ 4722 <text:s text:c="2"/>939]]</text:p>
      <text:p text:style-name="P59">Normalized confusion matrix</text:p>
      <text:p text:style-name="P59">[[ 0.99194135 <text:s/>0.00805865]</text:p>
      <text:p text:style-name="P59"><text:s/>[ 0.83412825 <text:s/>0.16587175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8 <text:s text:c="5"/>0.17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289129 <text:s/>0.78276562 <text:s/>0.7866005 <text:s text:c="2"/>0.77802842 <text:s/>0.78452166]</text:p>
      <text:p text:style-name="P59">The accuracy for a sliding window of 17: 0.7810 (+/- 0.0099)</text:p>
      <text:p text:style-name="P59"/>
      <text:p text:style-name="P59"/>
      <text:p text:style-name="P59"/>
      <text:p text:style-name="P59">Random Forest: Sliding window: <text:s/>17 </text:p>
      <text:p text:style-name="P59">N_estimators: <text:s/>200 </text:p>
      <text:p text:style-name="P59">Min_samples_split: <text:s/>8</text:p>
      <text:p text:style-name="P59">Results for sliding window: 17</text:p>
      <text:p text:style-name="P59">Confusion matrix, without normalization</text:p>
      <text:p text:style-name="P59">[[16375 <text:s text:c="2"/>129]</text:p>
      <text:p text:style-name="P59"><text:s/>[ 4715 <text:s text:c="2"/>946]]</text:p>
      <text:p text:style-name="P59">Normalized confusion matrix</text:p>
      <text:p text:style-name="P59"><text:soft-page-break/>[[ 0.99218371 <text:s/>0.00781629]</text:p>
      <text:p text:style-name="P59"><text:s/>[ 0.83289172 <text:s/>0.16710828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8 <text:s text:c="5"/>0.17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604871 <text:s/>0.78050981 <text:s/>0.78705166 <text:s/>0.7759982 <text:s text:c="2"/>0.78768051]</text:p>
      <text:p text:style-name="P59">The accuracy for a sliding window of 17: 0.7815 (+/- 0.0102)</text:p>
      <text:p text:style-name="P59"/>
      <text:p text:style-name="P59"/>
      <text:p text:style-name="P59"/>
      <text:p text:style-name="P59">Random Forest: Sliding window: <text:s/>17 </text:p>
      <text:p text:style-name="P59">N_estimators: <text:s/>200 </text:p>
      <text:p text:style-name="P59">Min_samples_split: <text:s/>9</text:p>
      <text:p text:style-name="P59">Results for sliding window: 17</text:p>
      <text:p text:style-name="P59">Confusion matrix, without normalization</text:p>
      <text:p text:style-name="P59">[[16361 <text:s text:c="2"/>143]</text:p>
      <text:p text:style-name="P59"><text:s/>[ 4721 <text:s text:c="2"/>940]]</text:p>
      <text:p text:style-name="P59">Normalized confusion matrix</text:p>
      <text:p text:style-name="P59">[[ 0.99133543 <text:s/>0.00866457]</text:p>
      <text:p text:style-name="P59"><text:s/>[ 0.8339516 <text:s text:c="2"/>0.1660484 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7 <text:s text:c="5"/>0.17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559765 <text:s/>0.77802842 <text:s/>0.78592375 <text:s/>0.77622378 <text:s/>0.78700361]</text:p>
      <text:p text:style-name="P59">The accuracy for a sliding window of 17: 0.7806 (+/- 0.0098)</text:p>
      <text:p text:style-name="P59"/>
      <text:p text:style-name="P59"/>
      <text:p text:style-name="P59"/>
      <text:p text:style-name="P59">Random Forest: Sliding window: <text:s/>17 </text:p>
      <text:p text:style-name="P59">N_estimators: <text:s/>200 </text:p>
      <text:p text:style-name="P59">Min_samples_split: <text:s/>10</text:p>
      <text:p text:style-name="P59">Results for sliding window: 17</text:p>
      <text:p text:style-name="P59">Confusion matrix, without normalization</text:p>
      <text:p text:style-name="P59">[[16371 <text:s text:c="2"/>133]</text:p>
      <text:p text:style-name="P59"><text:s/>[ 4736 <text:s text:c="2"/>925]]</text:p>
      <text:p text:style-name="P59">Normalized confusion matrix</text:p>
      <text:p text:style-name="P59">[[ 0.99194135 <text:s/>0.00805865]</text:p>
      <text:p text:style-name="P59"><text:s/>[ 0.83660131 <text:s/>0.16339869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<text:soft-page-break/>Class 1 == beta barrel <text:s text:c="6"/>0.87 <text:s text:c="5"/>0.16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852954 <text:s/>0.77667494 <text:s/>0.78524701 <text:s/>0.77667494 <text:s/>0.78452166]</text:p>
      <text:p text:style-name="P59">The accuracy for a sliding window of 17: 0.7803 (+/- 0.0076)</text:p>
      <text:p text:style-name="P59"/>
      <text:p text:style-name="P59"/>
      <text:p text:style-name="P59"/>
      <text:p text:style-name="P59">Random Forest: Sliding window: <text:s/>17 </text:p>
      <text:p text:style-name="P59">N_estimators: <text:s/>300 </text:p>
      <text:p text:style-name="P59">Min_samples_split: <text:s/>2</text:p>
      <text:p text:style-name="P59">Results for sliding window: 17</text:p>
      <text:p text:style-name="P59">Confusion matrix, without normalization</text:p>
      <text:p text:style-name="P59">[[16361 <text:s text:c="2"/>143]</text:p>
      <text:p text:style-name="P59"><text:s/>[ 4689 <text:s text:c="2"/>972]]</text:p>
      <text:p text:style-name="P59">Normalized confusion matrix</text:p>
      <text:p text:style-name="P59">[[ 0.99133543 <text:s/>0.00866457]</text:p>
      <text:p text:style-name="P59"><text:s/>[ 0.82829889 <text:s/>0.17170111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7 <text:s text:c="5"/>0.17 <text:s text:c="5"/>0.29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582318 <text:s/>0.78073539 <text:s/>0.78592375 <text:s/>0.77847958 <text:s/>0.7890343 ]</text:p>
      <text:p text:style-name="P59">The accuracy for a sliding window of 17: 0.7820 (+/- 0.0097)</text:p>
      <text:p text:style-name="P59"/>
      <text:p text:style-name="P59"/>
      <text:p text:style-name="P59"/>
      <text:p text:style-name="P59">Random Forest: Sliding window: <text:s/>17 </text:p>
      <text:p text:style-name="P59">N_estimators: <text:s/>300 </text:p>
      <text:p text:style-name="P59">Min_samples_split: <text:s/>3</text:p>
      <text:p text:style-name="P59">Results for sliding window: 17</text:p>
      <text:p text:style-name="P59">Confusion matrix, without normalization</text:p>
      <text:p text:style-name="P59">[[16360 <text:s text:c="2"/>144]</text:p>
      <text:p text:style-name="P59"><text:s/>[ 4687 <text:s text:c="2"/>974]]</text:p>
      <text:p text:style-name="P59">Normalized confusion matrix</text:p>
      <text:p text:style-name="P59">[[ 0.99127484 <text:s/>0.00872516]</text:p>
      <text:p text:style-name="P59"><text:s/>[ 0.82794559 <text:s/>0.17205441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7 <text:s text:c="5"/>0.17 <text:s text:c="5"/>0.29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559765 <text:s/>0.78389353 <text:s/>0.78727724 <text:s/>0.77644936 <text:s/>0.78700361]</text:p>
      <text:p text:style-name="P59"><text:soft-page-break/>The accuracy for a sliding window of 17: 0.7820 (+/- 0.0101)</text:p>
      <text:p text:style-name="P59"/>
      <text:p text:style-name="P59"/>
      <text:p text:style-name="P59"/>
      <text:p text:style-name="P59">Random Forest: Sliding window: <text:s/>17 </text:p>
      <text:p text:style-name="P59">N_estimators: <text:s/>300 </text:p>
      <text:p text:style-name="P59">Min_samples_split: <text:s/>4</text:p>
      <text:p text:style-name="P59">Results for sliding window: 17</text:p>
      <text:p text:style-name="P59">Confusion matrix, without normalization</text:p>
      <text:p text:style-name="P59">[[16362 <text:s text:c="2"/>142]</text:p>
      <text:p text:style-name="P59"><text:s/>[ 4686 <text:s text:c="2"/>975]]</text:p>
      <text:p text:style-name="P59">Normalized confusion matrix</text:p>
      <text:p text:style-name="P59">[[ 0.99139603 <text:s/>0.00860397]</text:p>
      <text:p text:style-name="P59"><text:s/>[ 0.82776895 <text:s/>0.17223105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7 <text:s text:c="5"/>0.17 <text:s text:c="5"/>0.29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67253 <text:s text:c="2"/>0.78366794 <text:s/>0.78840514 <text:s/>0.77441913 <text:s/>0.78768051]</text:p>
      <text:p text:style-name="P59">The accuracy for a sliding window of 17: 0.7822 (+/- 0.0114)</text:p>
      <text:p text:style-name="P59"/>
      <text:p text:style-name="P59"/>
      <text:p text:style-name="P59"/>
      <text:p text:style-name="P59">Random Forest: Sliding window: <text:s/>17 </text:p>
      <text:p text:style-name="P59">N_estimators: <text:s/>300 </text:p>
      <text:p text:style-name="P59">Min_samples_split: <text:s/>5</text:p>
      <text:p text:style-name="P59">Results for sliding window: 17</text:p>
      <text:p text:style-name="P59">Confusion matrix, without normalization</text:p>
      <text:p text:style-name="P59">[[16369 <text:s text:c="2"/>135]</text:p>
      <text:p text:style-name="P59"><text:s/>[ 4722 <text:s text:c="2"/>939]]</text:p>
      <text:p text:style-name="P59">Normalized confusion matrix</text:p>
      <text:p text:style-name="P59">[[ 0.99182016 <text:s/>0.00817984]</text:p>
      <text:p text:style-name="P59"><text:s/>[ 0.83412825 <text:s/>0.16587175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7 <text:s text:c="5"/>0.17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695083 <text:s/>0.77893075 <text:s/>0.78637492 <text:s/>0.77509587 <text:s/>0.78700361]</text:p>
      <text:p text:style-name="P59">The accuracy for a sliding window of 17: 0.7809 (+/- 0.0098)</text:p>
      <text:p text:style-name="P59"/>
      <text:p text:style-name="P59"/>
      <text:p text:style-name="P59"/>
      <text:p text:style-name="P59">Random Forest: Sliding window: <text:s/>17 </text:p>
      <text:p text:style-name="P59"><text:soft-page-break/>N_estimators: <text:s/>300 </text:p>
      <text:p text:style-name="P59">Min_samples_split: <text:s/>6</text:p>
      <text:p text:style-name="P59">Results for sliding window: 17</text:p>
      <text:p text:style-name="P59">Confusion matrix, without normalization</text:p>
      <text:p text:style-name="P59">[[16380 <text:s text:c="2"/>124]</text:p>
      <text:p text:style-name="P59"><text:s/>[ 4729 <text:s text:c="2"/>932]]</text:p>
      <text:p text:style-name="P59">Normalized confusion matrix</text:p>
      <text:p text:style-name="P59">[[ 0.99248667 <text:s/>0.00751333]</text:p>
      <text:p text:style-name="P59"><text:s/>[ 0.83536478 <text:s/>0.16463522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8 <text:s text:c="5"/>0.16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514659 <text:s/>0.78141214 <text:s/>0.78524701 <text:s/>0.7771261 <text:s text:c="2"/>0.78632671]</text:p>
      <text:p text:style-name="P59">The accuracy for a sliding window of 17: 0.7811 (+/- 0.0088)</text:p>
      <text:p text:style-name="P59"/>
      <text:p text:style-name="P59"/>
      <text:p text:style-name="P59"/>
      <text:p text:style-name="P59">Random Forest: Sliding window: <text:s/>17 </text:p>
      <text:p text:style-name="P59">N_estimators: <text:s/>300 </text:p>
      <text:p text:style-name="P59">Min_samples_split: <text:s/>7</text:p>
      <text:p text:style-name="P59">Results for sliding window: 17</text:p>
      <text:p text:style-name="P59">Confusion matrix, without normalization</text:p>
      <text:p text:style-name="P59">[[16375 <text:s text:c="2"/>129]</text:p>
      <text:p text:style-name="P59"><text:s/>[ 4709 <text:s text:c="2"/>952]]</text:p>
      <text:p text:style-name="P59">Normalized confusion matrix</text:p>
      <text:p text:style-name="P59">[[ 0.99218371 <text:s/>0.00781629]</text:p>
      <text:p text:style-name="P59"><text:s/>[ 0.83183183 <text:s/>0.16816817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8 <text:s text:c="5"/>0.17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695083 <text:s/>0.78141214 <text:s/>0.7877284 <text:s text:c="2"/>0.77532145 <text:s/>0.78722924]</text:p>
      <text:p text:style-name="P59">The accuracy for a sliding window of 17: 0.7817 (+/- 0.0102)</text:p>
      <text:p text:style-name="P59"/>
      <text:p text:style-name="P59"/>
      <text:p text:style-name="P59"/>
      <text:p text:style-name="P59">Random Forest: Sliding window: <text:s/>17 </text:p>
      <text:p text:style-name="P59">N_estimators: <text:s/>300 </text:p>
      <text:p text:style-name="P59">Min_samples_split: <text:s/>8</text:p>
      <text:p text:style-name="P59">Results for sliding window: 17</text:p>
      <text:p text:style-name="P59">Confusion matrix, without normalization</text:p>
      <text:p text:style-name="P59">[[16383 <text:s text:c="2"/>121]</text:p>
      <text:p text:style-name="P59"><text:soft-page-break/><text:s/>[ 4741 <text:s text:c="2"/>920]]</text:p>
      <text:p text:style-name="P59">Normalized confusion matrix</text:p>
      <text:p text:style-name="P59">[[ 0.99266844 <text:s/>0.00733156]</text:p>
      <text:p text:style-name="P59"><text:s/>[ 0.83748454 <text:s/>0.16251546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8 <text:s text:c="5"/>0.16 <text:s text:c="5"/>0.27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447 <text:s text:c="4"/>0.78050981 <text:s/>0.78569817 <text:s/>0.7759982 <text:s text:c="2"/>0.78655235]</text:p>
      <text:p text:style-name="P59">The accuracy for a sliding window of 17: 0.7806 (+/- 0.0098)</text:p>
      <text:p text:style-name="P59"/>
      <text:p text:style-name="P59"/>
      <text:p text:style-name="P59"/>
      <text:p text:style-name="P59">Random Forest: Sliding window: <text:s/>17 </text:p>
      <text:p text:style-name="P59">N_estimators: <text:s/>300 </text:p>
      <text:p text:style-name="P59">Min_samples_split: <text:s/>9</text:p>
      <text:p text:style-name="P59">Results for sliding window: 17</text:p>
      <text:p text:style-name="P59">Confusion matrix, without normalization</text:p>
      <text:p text:style-name="P59">[[16381 <text:s text:c="2"/>123]</text:p>
      <text:p text:style-name="P59"><text:s/>[ 4720 <text:s text:c="2"/>941]]</text:p>
      <text:p text:style-name="P59">Normalized confusion matrix</text:p>
      <text:p text:style-name="P59">[[ 0.99254726 <text:s/>0.00745274]</text:p>
      <text:p text:style-name="P59"><text:s/>[ 0.83377495 <text:s/>0.16622505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8 <text:s text:c="5"/>0.17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830401 <text:s/>0.78096097 <text:s/>0.78727724 <text:s/>0.77306564 <text:s/>0.78790614]</text:p>
      <text:p text:style-name="P59">The accuracy for a sliding window of 17: 0.7815 (+/- 0.0112)</text:p>
      <text:p text:style-name="P59"/>
      <text:p text:style-name="P59"/>
      <text:p text:style-name="P59"/>
      <text:p text:style-name="P59">Random Forest: Sliding window: <text:s/>17 </text:p>
      <text:p text:style-name="P59">N_estimators: <text:s/>300 </text:p>
      <text:p text:style-name="P59">Min_samples_split: <text:s/>10</text:p>
      <text:p text:style-name="P59">Results for sliding window: 17</text:p>
      <text:p text:style-name="P59">Confusion matrix, without normalization</text:p>
      <text:p text:style-name="P59">[[16381 <text:s text:c="2"/>123]</text:p>
      <text:p text:style-name="P59"><text:s/>[ 4740 <text:s text:c="2"/>921]]</text:p>
      <text:p text:style-name="P59">Normalized confusion matrix</text:p>
      <text:p text:style-name="P59">[[ 0.99254726 <text:s/>0.00745274]</text:p>
      <text:p text:style-name="P59"><text:s/>[ 0.8373079 <text:s text:c="2"/>0.1626921 ]]</text:p>
      <text:p text:style-name="P59"><text:s text:c="24"/>precision <text:s text:c="3"/>recall <text:s/>f1-score <text:s text:c="2"/>support</text:p>
      <text:p text:style-name="P59"><text:soft-page-break/></text:p>
      <text:p text:style-name="P59"><text:s text:c="3"/>Class 0 == globular <text:s text:c="6"/>0.78 <text:s text:c="5"/>0.99 <text:s text:c="5"/>0.87 <text:s text:c="4"/>16504</text:p>
      <text:p text:style-name="P59">Class 1 == beta barrel <text:s text:c="6"/>0.88 <text:s text:c="5"/>0.16 <text:s text:c="5"/>0.27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447 <text:s text:c="4"/>0.78028423 <text:s/>0.78705166 <text:s/>0.77329122 <text:s/>0.78790614]</text:p>
      <text:p text:style-name="P59">The accuracy for a sliding window of 17: 0.7806 (+/- 0.0122)</text:p>
      <text:p text:style-name="P59"/>
      <text:p text:style-name="P59"/>
      <text:p text:style-name="P59"/>
      <text:p text:style-name="P59">Random Forest: Sliding window: <text:s/>19 </text:p>
      <text:p text:style-name="P59">N_estimators: <text:s/>100 </text:p>
      <text:p text:style-name="P59">Min_samples_split: <text:s/>2</text:p>
      <text:p text:style-name="P59">Results for sliding window: 19</text:p>
      <text:p text:style-name="P59">Confusion matrix, without normalization</text:p>
      <text:p text:style-name="P59">[[16356 <text:s text:c="2"/>148]</text:p>
      <text:p text:style-name="P59"><text:s/>[ 4792 <text:s text:c="2"/>869]]</text:p>
      <text:p text:style-name="P59">Normalized confusion matrix</text:p>
      <text:p text:style-name="P59">[[ 0.99103248 <text:s/>0.00896752]</text:p>
      <text:p text:style-name="P59"><text:s/>[ 0.84649355 <text:s/>0.15350645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5 <text:s text:c="5"/>0.15 <text:s text:c="5"/>0.26 <text:s text:c="5"/>5661</text:p>
      <text:p text:style-name="P59"/>
      <text:p text:style-name="P59"><text:s text:c="11"/>avg / total <text:s text:c="6"/>0.79 <text:s text:c="5"/>0.78 <text:s text:c="5"/>0.71 <text:s text:c="4"/>22165</text:p>
      <text:p text:style-name="P59"/>
      <text:p text:style-name="P59">[ 0.77447 <text:s text:c="4"/>0.77757726 <text:s/>0.78073539 <text:s/>0.77080984 <text:s/>0.78203971]</text:p>
      <text:p text:style-name="P59">The accuracy for a sliding window of 19: 0.7771 (+/- 0.0082)</text:p>
      <text:p text:style-name="P59"/>
      <text:p text:style-name="P59"/>
      <text:p text:style-name="P59"/>
      <text:p text:style-name="P59">Random Forest: Sliding window: <text:s/>19 </text:p>
      <text:p text:style-name="P59">N_estimators: <text:s/>100 </text:p>
      <text:p text:style-name="P59">Min_samples_split: <text:s/>3</text:p>
      <text:p text:style-name="P59">Results for sliding window: 19</text:p>
      <text:p text:style-name="P59">Confusion matrix, without normalization</text:p>
      <text:p text:style-name="P59">[[16348 <text:s text:c="2"/>156]</text:p>
      <text:p text:style-name="P59"><text:s/>[ 4722 <text:s text:c="2"/>939]]</text:p>
      <text:p text:style-name="P59">Normalized confusion matrix</text:p>
      <text:p text:style-name="P59">[[ 0.99054775 <text:s/>0.00945225]</text:p>
      <text:p text:style-name="P59"><text:s/>[ 0.83412825 <text:s/>0.16587175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8 <text:s text:c="5"/>0.99 <text:s text:c="5"/>0.87 <text:s text:c="4"/>16504</text:p>
      <text:p text:style-name="P59">Class 1 == beta barrel <text:s text:c="6"/>0.86 <text:s text:c="5"/>0.17 <text:s text:c="5"/>0.28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><text:soft-page-break/></text:p>
      <text:p text:style-name="P59">[ 0.77356788 <text:s/>0.78141214 <text:s/>0.78705166 <text:s/>0.77035867 <text:s/>0.78722924]</text:p>
      <text:p text:style-name="P59">The accuracy for a sliding window of 19: 0.7799 (+/- 0.0138)</text:p>
      <text:p text:style-name="P59"/>
      <text:p text:style-name="P59"/>
      <text:p text:style-name="P59"/>
      <text:p text:style-name="P59">Random Forest: Sliding window: <text:s/>19 </text:p>
      <text:p text:style-name="P59">N_estimators: <text:s/>100 </text:p>
      <text:p text:style-name="P59">Min_samples_split: <text:s/>4</text:p>
      <text:p text:style-name="P59">Results for sliding window: 19</text:p>
      <text:p text:style-name="P59">Confusion matrix, without normalization</text:p>
      <text:p text:style-name="P59">[[16330 <text:s text:c="2"/>174]</text:p>
      <text:p text:style-name="P59"><text:s/>[ 4753 <text:s text:c="2"/>908]]</text:p>
      <text:p text:style-name="P59">Normalized confusion matrix</text:p>
      <text:p text:style-name="P59">[[ 0.9894571 <text:s text:c="2"/>0.0105429 ]</text:p>
      <text:p text:style-name="P59"><text:s/>[ 0.83960431 <text:s/>0.16039569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4 <text:s text:c="5"/>0.16 <text:s text:c="5"/>0.27 <text:s text:c="5"/>5661</text:p>
      <text:p text:style-name="P59"/>
      <text:p text:style-name="P59"><text:s text:c="11"/>avg / total <text:s text:c="6"/>0.79 <text:s text:c="5"/>0.78 <text:s text:c="5"/>0.72 <text:s text:c="4"/>22165</text:p>
      <text:p text:style-name="P59"/>
      <text:p text:style-name="P59">[ 0.77492106 <text:s/>0.77667494 <text:s/>0.78502143 <text:s/>0.77329122 <text:s/>0.77865523]</text:p>
      <text:p text:style-name="P59">The accuracy for a sliding window of 19: 0.7777 (+/- 0.0081)</text:p>
      <text:p text:style-name="P59"/>
      <text:p text:style-name="P59"/>
      <text:p text:style-name="P59"/>
      <text:p text:style-name="P59">Random Forest: Sliding window: <text:s/>19 </text:p>
      <text:p text:style-name="P59">N_estimators: <text:s/>100 </text:p>
      <text:p text:style-name="P59">Min_samples_split: <text:s/>5</text:p>
      <text:p text:style-name="P59">Results for sliding window: 19</text:p>
      <text:p text:style-name="P59">Confusion matrix, without normalization</text:p>
      <text:p text:style-name="P59">[[16345 <text:s text:c="2"/>159]</text:p>
      <text:p text:style-name="P59"><text:s/>[ 4771 <text:s text:c="2"/>890]]</text:p>
      <text:p text:style-name="P59">Normalized confusion matrix</text:p>
      <text:p text:style-name="P59">[[ 0.99036597 <text:s/>0.00963403]</text:p>
      <text:p text:style-name="P59"><text:s/>[ 0.84278396 <text:s/>0.15721604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5 <text:s text:c="5"/>0.16 <text:s text:c="5"/>0.27 <text:s text:c="5"/>5661</text:p>
      <text:p text:style-name="P59"/>
      <text:p text:style-name="P59"><text:s text:c="11"/>avg / total <text:s text:c="6"/>0.79 <text:s text:c="5"/>0.78 <text:s text:c="5"/>0.71 <text:s text:c="4"/>22165</text:p>
      <text:p text:style-name="P59"/>
      <text:p text:style-name="P59">[ 0.77537212 <text:s/>0.778254 <text:s text:c="3"/>0.7818633 <text:s text:c="2"/>0.77058425 <text:s/>0.78181408]</text:p>
      <text:p text:style-name="P59">The accuracy for a sliding window of 19: 0.7776 (+/- 0.0085)</text:p>
      <text:p text:style-name="P59"/>
      <text:p text:style-name="P59"/>
      <text:p text:style-name="P59"><text:soft-page-break/></text:p>
      <text:p text:style-name="P59">Random Forest: Sliding window: <text:s/>19 </text:p>
      <text:p text:style-name="P59">N_estimators: <text:s/>100 </text:p>
      <text:p text:style-name="P59">Min_samples_split: <text:s/>6</text:p>
      <text:p text:style-name="P59">Results for sliding window: 19</text:p>
      <text:p text:style-name="P59">Confusion matrix, without normalization</text:p>
      <text:p text:style-name="P59">[[16348 <text:s text:c="2"/>156]</text:p>
      <text:p text:style-name="P59"><text:s/>[ 4791 <text:s text:c="2"/>870]]</text:p>
      <text:p text:style-name="P59">Normalized confusion matrix</text:p>
      <text:p text:style-name="P59">[[ 0.99054775 <text:s/>0.00945225]</text:p>
      <text:p text:style-name="P59"><text:s/>[ 0.84631691 <text:s/>0.15368309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5 <text:s text:c="5"/>0.15 <text:s text:c="5"/>0.26 <text:s text:c="5"/>5661</text:p>
      <text:p text:style-name="P59"/>
      <text:p text:style-name="P59"><text:s text:c="11"/>avg / total <text:s text:c="6"/>0.79 <text:s text:c="5"/>0.78 <text:s text:c="5"/>0.71 <text:s text:c="4"/>22165</text:p>
      <text:p text:style-name="P59"/>
      <text:p text:style-name="P59">[ 0.7699594 <text:s text:c="2"/>0.778254 <text:s text:c="3"/>0.78096097 <text:s/>0.77351681 <text:s/>0.78136282]</text:p>
      <text:p text:style-name="P59">The accuracy for a sliding window of 19: 0.7768 (+/- 0.0088)</text:p>
      <text:p text:style-name="P59"/>
      <text:p text:style-name="P59"/>
      <text:p text:style-name="P59"/>
      <text:p text:style-name="P59">Random Forest: Sliding window: <text:s/>19 </text:p>
      <text:p text:style-name="P59">N_estimators: <text:s/>100 </text:p>
      <text:p text:style-name="P59">Min_samples_split: <text:s/>7</text:p>
      <text:p text:style-name="P59">Results for sliding window: 19</text:p>
      <text:p text:style-name="P59">Confusion matrix, without normalization</text:p>
      <text:p text:style-name="P59">[[16352 <text:s text:c="2"/>152]</text:p>
      <text:p text:style-name="P59"><text:s/>[ 4768 <text:s text:c="2"/>893]]</text:p>
      <text:p text:style-name="P59">Normalized confusion matrix</text:p>
      <text:p text:style-name="P59">[[ 0.99079011 <text:s/>0.00920989]</text:p>
      <text:p text:style-name="P59"><text:s/>[ 0.84225402 <text:s/>0.15774598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5 <text:s text:c="5"/>0.16 <text:s text:c="5"/>0.27 <text:s text:c="5"/>5661</text:p>
      <text:p text:style-name="P59"/>
      <text:p text:style-name="P59"><text:s text:c="11"/>avg / total <text:s text:c="6"/>0.79 <text:s text:c="5"/>0.78 <text:s text:c="5"/>0.72 <text:s text:c="4"/>22165</text:p>
      <text:p text:style-name="P59"/>
      <text:p text:style-name="P59">[ 0.77289129 <text:s/>0.77532145 <text:s/>0.78389353 <text:s/>0.77306564 <text:s/>0.78497292]</text:p>
      <text:p text:style-name="P59">The accuracy for a sliding window of 19: 0.7780 (+/- 0.0106)</text:p>
      <text:p text:style-name="P59"/>
      <text:p text:style-name="P59"/>
      <text:p text:style-name="P59"/>
      <text:p text:style-name="P59">Random Forest: Sliding window: <text:s/>19 </text:p>
      <text:p text:style-name="P59">N_estimators: <text:s/>100 </text:p>
      <text:p text:style-name="P59">Min_samples_split: <text:s/>8</text:p>
      <text:p text:style-name="P59">Results for sliding window: 19</text:p>
      <text:p text:style-name="P59"><text:soft-page-break/>Confusion matrix, without normalization</text:p>
      <text:p text:style-name="P59">[[16352 <text:s text:c="2"/>152]</text:p>
      <text:p text:style-name="P59"><text:s/>[ 4770 <text:s text:c="2"/>891]]</text:p>
      <text:p text:style-name="P59">Normalized confusion matrix</text:p>
      <text:p text:style-name="P59">[[ 0.99079011 <text:s/>0.00920989]</text:p>
      <text:p text:style-name="P59"><text:s/>[ 0.84260731 <text:s/>0.15739269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5 <text:s text:c="5"/>0.16 <text:s text:c="5"/>0.27 <text:s text:c="5"/>5661</text:p>
      <text:p text:style-name="P59"/>
      <text:p text:style-name="P59"><text:s text:c="11"/>avg / total <text:s text:c="6"/>0.79 <text:s text:c="5"/>0.78 <text:s text:c="5"/>0.72 <text:s text:c="4"/>22165</text:p>
      <text:p text:style-name="P59"/>
      <text:p text:style-name="P59">[ 0.77311682 <text:s/>0.77622378 <text:s/>0.78276562 <text:s/>0.77441913 <text:s/>0.78316787]</text:p>
      <text:p text:style-name="P59">The accuracy for a sliding window of 19: 0.7779 (+/- 0.0084)</text:p>
      <text:p text:style-name="P59"/>
      <text:p text:style-name="P59"/>
      <text:p text:style-name="P59"/>
      <text:p text:style-name="P59">Random Forest: Sliding window: <text:s/>19 </text:p>
      <text:p text:style-name="P59">N_estimators: <text:s/>100 </text:p>
      <text:p text:style-name="P59">Min_samples_split: <text:s/>9</text:p>
      <text:p text:style-name="P59">Results for sliding window: 19</text:p>
      <text:p text:style-name="P59">Confusion matrix, without normalization</text:p>
      <text:p text:style-name="P59">[[16363 <text:s text:c="2"/>141]</text:p>
      <text:p text:style-name="P59"><text:s/>[ 4777 <text:s text:c="2"/>884]]</text:p>
      <text:p text:style-name="P59">Normalized confusion matrix</text:p>
      <text:p text:style-name="P59">[[ 0.99145662 <text:s/>0.00854338]</text:p>
      <text:p text:style-name="P59"><text:s/>[ 0.84384384 <text:s/>0.15615616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6 <text:s text:c="5"/>0.16 <text:s text:c="5"/>0.26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649977 <text:s/>0.77735168 <text:s/>0.78050981 <text:s/>0.77171216 <text:s/>0.78452166]</text:p>
      <text:p text:style-name="P59">The accuracy for a sliding window of 19: 0.7781 (+/- 0.0085)</text:p>
      <text:p text:style-name="P59"/>
      <text:p text:style-name="P59"/>
      <text:p text:style-name="P59"/>
      <text:p text:style-name="P59">Random Forest: Sliding window: <text:s/>19 </text:p>
      <text:p text:style-name="P59">N_estimators: <text:s/>100 </text:p>
      <text:p text:style-name="P59">Min_samples_split: <text:s/>10</text:p>
      <text:p text:style-name="P59">Results for sliding window: 19</text:p>
      <text:p text:style-name="P59">Confusion matrix, without normalization</text:p>
      <text:p text:style-name="P59">[[16376 <text:s text:c="2"/>128]</text:p>
      <text:p text:style-name="P59"><text:s/>[ 4794 <text:s text:c="2"/>867]]</text:p>
      <text:p text:style-name="P59">Normalized confusion matrix</text:p>
      <text:p text:style-name="P59">[[ 0.9922443 <text:s text:c="2"/>0.0077557 ]</text:p>
      <text:p text:style-name="P59"><text:soft-page-break/><text:s/>[ 0.84684685 <text:s/>0.15315315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7 <text:s text:c="5"/>0.15 <text:s text:c="5"/>0.26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492106 <text:s/>0.7759982 <text:s text:c="2"/>0.78411911 <text:s/>0.77374239 <text:s/>0.78091155]</text:p>
      <text:p text:style-name="P59">The accuracy for a sliding window of 19: 0.7779 (+/- 0.0079)</text:p>
      <text:p text:style-name="P59"/>
      <text:p text:style-name="P59"/>
      <text:p text:style-name="P59"/>
      <text:p text:style-name="P59">Random Forest: Sliding window: <text:s/>19 </text:p>
      <text:p text:style-name="P59">N_estimators: <text:s/>200 </text:p>
      <text:p text:style-name="P59">Min_samples_split: <text:s/>2</text:p>
      <text:p text:style-name="P59">Results for sliding window: 19</text:p>
      <text:p text:style-name="P59">Confusion matrix, without normalization</text:p>
      <text:p text:style-name="P59">[[16379 <text:s text:c="2"/>125]</text:p>
      <text:p text:style-name="P59"><text:s/>[ 4813 <text:s text:c="2"/>848]]</text:p>
      <text:p text:style-name="P59">Normalized confusion matrix</text:p>
      <text:p text:style-name="P59">[[ 0.99242608 <text:s/>0.00757392]</text:p>
      <text:p text:style-name="P59"><text:s/>[ 0.85020314 <text:s/>0.14979686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7 <text:s text:c="5"/>0.15 <text:s text:c="5"/>0.26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266576 <text:s/>0.77622378 <text:s/>0.78366794 <text:s/>0.77080984 <text:s/>0.78271661]</text:p>
      <text:p text:style-name="P59">The accuracy for a sliding window of 19: 0.7772 (+/- 0.0104)</text:p>
      <text:p text:style-name="P59"/>
      <text:p text:style-name="P59"/>
      <text:p text:style-name="P59"/>
      <text:p text:style-name="P59">Random Forest: Sliding window: <text:s/>19 </text:p>
      <text:p text:style-name="P59">N_estimators: <text:s/>200 </text:p>
      <text:p text:style-name="P59">Min_samples_split: <text:s/>3</text:p>
      <text:p text:style-name="P59">Results for sliding window: 19</text:p>
      <text:p text:style-name="P59">Confusion matrix, without normalization</text:p>
      <text:p text:style-name="P59">[[16368 <text:s text:c="2"/>136]</text:p>
      <text:p text:style-name="P59"><text:s/>[ 4753 <text:s text:c="2"/>908]]</text:p>
      <text:p text:style-name="P59">Normalized confusion matrix</text:p>
      <text:p text:style-name="P59">[[ 0.99175957 <text:s/>0.00824043]</text:p>
      <text:p text:style-name="P59"><text:s/>[ 0.83960431 <text:s/>0.16039569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7 <text:s text:c="5"/>0.16 <text:s text:c="5"/>0.27 <text:s text:c="5"/>5661</text:p>
      <text:p text:style-name="P59"><text:soft-page-break/></text:p>
      <text:p text:style-name="P59"><text:s text:c="11"/>avg / total <text:s text:c="6"/>0.80 <text:s text:c="5"/>0.78 <text:s text:c="5"/>0.72 <text:s text:c="4"/>22165</text:p>
      <text:p text:style-name="P59"/>
      <text:p text:style-name="P59">[ 0.77424447 <text:s/>0.77667494 <text:s/>0.78592375 <text:s/>0.77329122 <text:s/>0.78700361]</text:p>
      <text:p text:style-name="P59">The accuracy for a sliding window of 19: 0.7794 (+/- 0.0117)</text:p>
      <text:p text:style-name="P59"/>
      <text:p text:style-name="P59"/>
      <text:p text:style-name="P59"/>
      <text:p text:style-name="P59">Random Forest: Sliding window: <text:s/>19 </text:p>
      <text:p text:style-name="P59">N_estimators: <text:s/>200 </text:p>
      <text:p text:style-name="P59">Min_samples_split: <text:s/>4</text:p>
      <text:p text:style-name="P59">Results for sliding window: 19</text:p>
      <text:p text:style-name="P59">Confusion matrix, without normalization</text:p>
      <text:p text:style-name="P59">[[16376 <text:s text:c="2"/>128]</text:p>
      <text:p text:style-name="P59"><text:s/>[ 4773 <text:s text:c="2"/>888]]</text:p>
      <text:p text:style-name="P59">Normalized confusion matrix</text:p>
      <text:p text:style-name="P59">[[ 0.9922443 <text:s text:c="2"/>0.0077557 ]</text:p>
      <text:p text:style-name="P59"><text:s/>[ 0.84313725 <text:s/>0.15686275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7 <text:s text:c="5"/>0.16 <text:s text:c="5"/>0.27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514659 <text:s/>0.77667494 <text:s/>0.78502143 <text:s/>0.77351681 <text:s/>0.7840704 ]</text:p>
      <text:p text:style-name="P59">The accuracy for a sliding window of 19: 0.7789 (+/- 0.0095)</text:p>
      <text:p text:style-name="P59"/>
      <text:p text:style-name="P59"/>
      <text:p text:style-name="P59"/>
      <text:p text:style-name="P59">Random Forest: Sliding window: <text:s/>19 </text:p>
      <text:p text:style-name="P59">N_estimators: <text:s/>200 </text:p>
      <text:p text:style-name="P59">Min_samples_split: <text:s/>5</text:p>
      <text:p text:style-name="P59">Results for sliding window: 19</text:p>
      <text:p text:style-name="P59">Confusion matrix, without normalization</text:p>
      <text:p text:style-name="P59">[[16372 <text:s text:c="2"/>132]</text:p>
      <text:p text:style-name="P59"><text:s/>[ 4766 <text:s text:c="2"/>895]]</text:p>
      <text:p text:style-name="P59">Normalized confusion matrix</text:p>
      <text:p text:style-name="P59">[[ 0.99200194 <text:s/>0.00799806]</text:p>
      <text:p text:style-name="P59"><text:s/>[ 0.84190072 <text:s/>0.15809928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7 <text:s text:c="5"/>0.16 <text:s text:c="5"/>0.27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334235 <text:s/>0.7771261 <text:s text:c="2"/>0.78366794 <text:s/>0.77329122 <text:s/>0.78768051]</text:p>
      <text:p text:style-name="P59">The accuracy for a sliding window of 19: 0.7790 (+/- 0.0115)</text:p>
      <text:p text:style-name="P59"><text:soft-page-break/></text:p>
      <text:p text:style-name="P59"/>
      <text:p text:style-name="P59"/>
      <text:p text:style-name="P59">Random Forest: Sliding window: <text:s/>19 </text:p>
      <text:p text:style-name="P59">N_estimators: <text:s/>200 </text:p>
      <text:p text:style-name="P59">Min_samples_split: <text:s/>6</text:p>
      <text:p text:style-name="P59">Results for sliding window: 19</text:p>
      <text:p text:style-name="P59">Confusion matrix, without normalization</text:p>
      <text:p text:style-name="P59">[[16375 <text:s text:c="2"/>129]</text:p>
      <text:p text:style-name="P59"><text:s/>[ 4778 <text:s text:c="2"/>883]]</text:p>
      <text:p text:style-name="P59">Normalized confusion matrix</text:p>
      <text:p text:style-name="P59">[[ 0.99218371 <text:s/>0.00781629]</text:p>
      <text:p text:style-name="P59"><text:s/>[ 0.84402049 <text:s/>0.15597951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7 <text:s text:c="5"/>0.16 <text:s text:c="5"/>0.26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492106 <text:s/>0.77690052 <text:s/>0.78141214 <text:s/>0.77509587 <text:s/>0.78474729]</text:p>
      <text:p text:style-name="P59">The accuracy for a sliding window of 19: 0.7786 (+/- 0.0077)</text:p>
      <text:p text:style-name="P59"/>
      <text:p text:style-name="P59"/>
      <text:p text:style-name="P59"/>
      <text:p text:style-name="P59">Random Forest: Sliding window: <text:s/>19 </text:p>
      <text:p text:style-name="P59">N_estimators: <text:s/>200 </text:p>
      <text:p text:style-name="P59">Min_samples_split: <text:s/>7</text:p>
      <text:p text:style-name="P59">Results for sliding window: 19</text:p>
      <text:p text:style-name="P59">Confusion matrix, without normalization</text:p>
      <text:p text:style-name="P59">[[16386 <text:s text:c="2"/>118]</text:p>
      <text:p text:style-name="P59"><text:s/>[ 4780 <text:s text:c="2"/>881]]</text:p>
      <text:p text:style-name="P59">Normalized confusion matrix</text:p>
      <text:p text:style-name="P59">[[ 0.99285022 <text:s/>0.00714978]</text:p>
      <text:p text:style-name="P59"><text:s/>[ 0.84437379 <text:s/>0.15562621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8 <text:s text:c="5"/>0.16 <text:s text:c="5"/>0.26 <text:s text:c="5"/>5661</text:p>
      <text:p text:style-name="P59"/>
      <text:p text:style-name="P59"><text:s text:c="11"/>avg / total <text:s text:c="6"/>0.80 <text:s text:c="5"/>0.78 <text:s text:c="5"/>0.72 <text:s text:c="4"/>22165</text:p>
      <text:p text:style-name="P59"/>
      <text:p text:style-name="P59">[ 0.77582318 <text:s/>0.778254 <text:s text:c="3"/>0.78344236 <text:s/>0.77464471 <text:s/>0.78294224]</text:p>
      <text:p text:style-name="P59">The accuracy for a sliding window of 19: 0.7790 (+/- 0.0072)</text:p>
      <text:p text:style-name="P59"/>
      <text:p text:style-name="P59"/>
      <text:p text:style-name="P59"/>
      <text:p text:style-name="P59">Random Forest: Sliding window: <text:s/>19 </text:p>
      <text:p text:style-name="P59">N_estimators: <text:s/>200 </text:p>
      <text:p text:style-name="P59"><text:soft-page-break/>Min_samples_split: <text:s/>8</text:p>
      <text:p text:style-name="P59">Results for sliding window: 19</text:p>
      <text:p text:style-name="P59">Confusion matrix, without normalization</text:p>
      <text:p text:style-name="P59">[[16370 <text:s text:c="2"/>134]</text:p>
      <text:p text:style-name="P59"><text:s/>[ 4803 <text:s text:c="2"/>858]]</text:p>
      <text:p text:style-name="P59">Normalized confusion matrix</text:p>
      <text:p text:style-name="P59">[[ 0.99188076 <text:s/>0.00811924]</text:p>
      <text:p text:style-name="P59"><text:s/>[ 0.84843667 <text:s/>0.15156333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6 <text:s text:c="5"/>0.15 <text:s text:c="5"/>0.26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447 <text:s text:c="4"/>0.77690052 <text:s/>0.78231446 <text:s/>0.76945635 <text:s/>0.78316787]</text:p>
      <text:p text:style-name="P59">The accuracy for a sliding window of 19: 0.7773 (+/- 0.0102)</text:p>
      <text:p text:style-name="P59"/>
      <text:p text:style-name="P59"/>
      <text:p text:style-name="P59"/>
      <text:p text:style-name="P59">Random Forest: Sliding window: <text:s/>19 </text:p>
      <text:p text:style-name="P59">N_estimators: <text:s/>200 </text:p>
      <text:p text:style-name="P59">Min_samples_split: <text:s/>9</text:p>
      <text:p text:style-name="P59">Results for sliding window: 19</text:p>
      <text:p text:style-name="P59">Confusion matrix, without normalization</text:p>
      <text:p text:style-name="P59">[[16396 <text:s text:c="2"/>108]</text:p>
      <text:p text:style-name="P59"><text:s/>[ 4877 <text:s text:c="2"/>784]]</text:p>
      <text:p text:style-name="P59">Normalized confusion matrix</text:p>
      <text:p text:style-name="P59">[[ 0.99345613 <text:s/>0.00654387]</text:p>
      <text:p text:style-name="P59"><text:s/>[ 0.86150857 <text:s/>0.13849143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8 <text:s text:c="5"/>0.14 <text:s text:c="5"/>0.24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6815516 <text:s/>0.77487029 <text:s/>0.7818633 <text:s text:c="2"/>0.77080984 <text:s/>0.77978339]</text:p>
      <text:p text:style-name="P59">The accuracy for a sliding window of 19: 0.7751 (+/- 0.0104)</text:p>
      <text:p text:style-name="P59"/>
      <text:p text:style-name="P59"/>
      <text:p text:style-name="P59"/>
      <text:p text:style-name="P59">Random Forest: Sliding window: <text:s/>19 </text:p>
      <text:p text:style-name="P59">N_estimators: <text:s/>200 </text:p>
      <text:p text:style-name="P59">Min_samples_split: <text:s/>10</text:p>
      <text:p text:style-name="P59">Results for sliding window: 19</text:p>
      <text:p text:style-name="P59">Confusion matrix, without normalization</text:p>
      <text:p text:style-name="P59">[[16385 <text:s text:c="2"/>119]</text:p>
      <text:p text:style-name="P59"><text:s/>[ 4846 <text:s text:c="2"/>815]]</text:p>
      <text:p text:style-name="P59"><text:soft-page-break/>Normalized confusion matrix</text:p>
      <text:p text:style-name="P59">[[ 0.99278963 <text:s/>0.00721037]</text:p>
      <text:p text:style-name="P59"><text:s/>[ 0.8560325 <text:s text:c="2"/>0.1439675 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7 <text:s text:c="5"/>0.14 <text:s text:c="5"/>0.25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153811 <text:s/>0.77464471 <text:s/>0.78073539 <text:s/>0.771261 <text:s text:c="3"/>0.78181408]</text:p>
      <text:p text:style-name="P59">The accuracy for a sliding window of 19: 0.7760 (+/- 0.0090)</text:p>
      <text:p text:style-name="P59"/>
      <text:p text:style-name="P59"/>
      <text:p text:style-name="P59"/>
      <text:p text:style-name="P59">Random Forest: Sliding window: <text:s/>19 </text:p>
      <text:p text:style-name="P59">N_estimators: <text:s/>300 </text:p>
      <text:p text:style-name="P59">Min_samples_split: <text:s/>2</text:p>
      <text:p text:style-name="P59">Results for sliding window: 19</text:p>
      <text:p text:style-name="P59">Confusion matrix, without normalization</text:p>
      <text:p text:style-name="P59">[[16389 <text:s text:c="2"/>115]</text:p>
      <text:p text:style-name="P59"><text:s/>[ 4806 <text:s text:c="2"/>855]]</text:p>
      <text:p text:style-name="P59">Normalized confusion matrix</text:p>
      <text:p text:style-name="P59">[[ 0.99303199 <text:s/>0.00696801]</text:p>
      <text:p text:style-name="P59"><text:s/>[ 0.84896661 <text:s/>0.15103339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8 <text:s text:c="5"/>0.15 <text:s text:c="5"/>0.26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311682 <text:s/>0.77622378 <text:s/>0.78344236 <text:s/>0.77374239 <text:s/>0.7833935 ]</text:p>
      <text:p text:style-name="P59">The accuracy for a sliding window of 19: 0.7780 (+/- 0.0091)</text:p>
      <text:p text:style-name="P59"/>
      <text:p text:style-name="P59"/>
      <text:p text:style-name="P59"/>
      <text:p text:style-name="P59">Random Forest: Sliding window: <text:s/>19 </text:p>
      <text:p text:style-name="P59">N_estimators: <text:s/>300 </text:p>
      <text:p text:style-name="P59">Min_samples_split: <text:s/>3</text:p>
      <text:p text:style-name="P59">Results for sliding window: 19</text:p>
      <text:p text:style-name="P59">Confusion matrix, without normalization</text:p>
      <text:p text:style-name="P59">[[16393 <text:s text:c="2"/>111]</text:p>
      <text:p text:style-name="P59"><text:s/>[ 4790 <text:s text:c="2"/>871]]</text:p>
      <text:p text:style-name="P59">Normalized confusion matrix</text:p>
      <text:p text:style-name="P59">[[ 0.99327436 <text:s/>0.00672564]</text:p>
      <text:p text:style-name="P59"><text:s/>[ 0.84614026 <text:s/>0.15385974]]</text:p>
      <text:p text:style-name="P59"><text:s text:c="24"/>precision <text:s text:c="3"/>recall <text:s/>f1-score <text:s text:c="2"/>support</text:p>
      <text:p text:style-name="P59"/>
      <text:p text:style-name="P59"><text:soft-page-break/><text:s text:c="3"/>Class 0 == globular <text:s text:c="6"/>0.77 <text:s text:c="5"/>0.99 <text:s text:c="5"/>0.87 <text:s text:c="4"/>16504</text:p>
      <text:p text:style-name="P59">Class 1 == beta barrel <text:s text:c="6"/>0.89 <text:s text:c="5"/>0.15 <text:s text:c="5"/>0.26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627424 <text:s/>0.77780284 <text:s/>0.78254004 <text:s/>0.77329122 <text:s/>0.78452166]</text:p>
      <text:p text:style-name="P59">The accuracy for a sliding window of 19: 0.7789 (+/- 0.0082)</text:p>
      <text:p text:style-name="P59"/>
      <text:p text:style-name="P59"/>
      <text:p text:style-name="P59"/>
      <text:p text:style-name="P59">Random Forest: Sliding window: <text:s/>19 </text:p>
      <text:p text:style-name="P59">N_estimators: <text:s/>300 </text:p>
      <text:p text:style-name="P59">Min_samples_split: <text:s/>4</text:p>
      <text:p text:style-name="P59">Results for sliding window: 19</text:p>
      <text:p text:style-name="P59">Confusion matrix, without normalization</text:p>
      <text:p text:style-name="P59">[[16392 <text:s text:c="2"/>112]</text:p>
      <text:p text:style-name="P59"><text:s/>[ 4794 <text:s text:c="2"/>867]]</text:p>
      <text:p text:style-name="P59">Normalized confusion matrix</text:p>
      <text:p text:style-name="P59">[[ 0.99321377 <text:s/>0.00678623]</text:p>
      <text:p text:style-name="P59"><text:s/>[ 0.84684685 <text:s/>0.15315315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9 <text:s text:c="5"/>0.15 <text:s text:c="5"/>0.26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649977 <text:s/>0.77667494 <text:s/>0.78366794 <text:s/>0.771261 <text:s text:c="3"/>0.78519856]</text:p>
      <text:p text:style-name="P59">The accuracy for a sliding window of 19: 0.7787 (+/- 0.0102)</text:p>
      <text:p text:style-name="P59"/>
      <text:p text:style-name="P59"/>
      <text:p text:style-name="P59"/>
      <text:p text:style-name="P59">Random Forest: Sliding window: <text:s/>19 </text:p>
      <text:p text:style-name="P59">N_estimators: <text:s/>300 </text:p>
      <text:p text:style-name="P59">Min_samples_split: <text:s/>5</text:p>
      <text:p text:style-name="P59">Results for sliding window: 19</text:p>
      <text:p text:style-name="P59">Confusion matrix, without normalization</text:p>
      <text:p text:style-name="P59">[[16367 <text:s text:c="2"/>137]</text:p>
      <text:p text:style-name="P59"><text:s/>[ 4791 <text:s text:c="2"/>870]]</text:p>
      <text:p text:style-name="P59">Normalized confusion matrix</text:p>
      <text:p text:style-name="P59">[[ 0.99169898 <text:s/>0.00830102]</text:p>
      <text:p text:style-name="P59"><text:s/>[ 0.84631691 <text:s/>0.15368309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6 <text:s text:c="5"/>0.15 <text:s text:c="5"/>0.26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<text:soft-page-break/>[ 0.77401894 <text:s/>0.7759982 <text:s text:c="2"/>0.78276562 <text:s/>0.771261 <text:s text:c="3"/>0.78429603]</text:p>
      <text:p text:style-name="P59">The accuracy for a sliding window of 19: 0.7777 (+/- 0.0101)</text:p>
      <text:p text:style-name="P59"/>
      <text:p text:style-name="P59"/>
      <text:p text:style-name="P59"/>
      <text:p text:style-name="P59">Random Forest: Sliding window: <text:s/>19 </text:p>
      <text:p text:style-name="P59">N_estimators: <text:s/>300 </text:p>
      <text:p text:style-name="P59">Min_samples_split: <text:s/>6</text:p>
      <text:p text:style-name="P59">Results for sliding window: 19</text:p>
      <text:p text:style-name="P59">Confusion matrix, without normalization</text:p>
      <text:p text:style-name="P59">[[16399 <text:s text:c="2"/>105]</text:p>
      <text:p text:style-name="P59"><text:s/>[ 4814 <text:s text:c="2"/>847]]</text:p>
      <text:p text:style-name="P59">Normalized confusion matrix</text:p>
      <text:p text:style-name="P59">[[ 0.99363791 <text:s/>0.00636209]</text:p>
      <text:p text:style-name="P59"><text:s/>[ 0.85037979 <text:s/>0.14962021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9 <text:s text:c="5"/>0.15 <text:s text:c="5"/>0.26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492106 <text:s/>0.77622378 <text:s/>0.78163772 <text:s/>0.77284006 <text:s/>0.78474729]</text:p>
      <text:p text:style-name="P59">The accuracy for a sliding window of 19: 0.7781 (+/- 0.0089)</text:p>
      <text:p text:style-name="P59"/>
      <text:p text:style-name="P59"/>
      <text:p text:style-name="P59"/>
      <text:p text:style-name="P59">Random Forest: Sliding window: <text:s/>19 </text:p>
      <text:p text:style-name="P59">N_estimators: <text:s/>300 </text:p>
      <text:p text:style-name="P59">Min_samples_split: <text:s/>7</text:p>
      <text:p text:style-name="P59">Results for sliding window: 19</text:p>
      <text:p text:style-name="P59">Confusion matrix, without normalization</text:p>
      <text:p text:style-name="P59">[[16392 <text:s text:c="2"/>112]</text:p>
      <text:p text:style-name="P59"><text:s/>[ 4813 <text:s text:c="2"/>848]]</text:p>
      <text:p text:style-name="P59">Normalized confusion matrix</text:p>
      <text:p text:style-name="P59">[[ 0.99321377 <text:s/>0.00678623]</text:p>
      <text:p text:style-name="P59"><text:s/>[ 0.85020314 <text:s/>0.14979686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8 <text:s text:c="5"/>0.15 <text:s text:c="5"/>0.26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311682 <text:s/>0.77757726 <text:s/>0.78208888 <text:s/>0.77306564 <text:s/>0.78316787]</text:p>
      <text:p text:style-name="P59">The accuracy for a sliding window of 19: 0.7778 (+/- 0.0086)</text:p>
      <text:p text:style-name="P59"/>
      <text:p text:style-name="P59"/>
      <text:p text:style-name="P59"/>
      <text:p text:style-name="P59"><text:soft-page-break/>Random Forest: Sliding window: <text:s/>19 </text:p>
      <text:p text:style-name="P59">N_estimators: <text:s/>300 </text:p>
      <text:p text:style-name="P59">Min_samples_split: <text:s/>8</text:p>
      <text:p text:style-name="P59">Results for sliding window: 19</text:p>
      <text:p text:style-name="P59">Confusion matrix, without normalization</text:p>
      <text:p text:style-name="P59">[[16397 <text:s text:c="2"/>107]</text:p>
      <text:p text:style-name="P59"><text:s/>[ 4824 <text:s text:c="2"/>837]]</text:p>
      <text:p text:style-name="P59">Normalized confusion matrix</text:p>
      <text:p text:style-name="P59">[[ 0.99351672 <text:s/>0.00648328]</text:p>
      <text:p text:style-name="P59"><text:s/>[ 0.85214626 <text:s/>0.14785374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9 <text:s text:c="5"/>0.15 <text:s text:c="5"/>0.25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244023 <text:s/>0.77644936 <text:s/>0.77960749 <text:s/>0.77441913 <text:s/>0.78474729]</text:p>
      <text:p text:style-name="P59">The accuracy for a sliding window of 19: 0.7775 (+/- 0.0086)</text:p>
      <text:p text:style-name="P59"/>
      <text:p text:style-name="P59"/>
      <text:p text:style-name="P59"/>
      <text:p text:style-name="P59">Random Forest: Sliding window: <text:s/>19 </text:p>
      <text:p text:style-name="P59">N_estimators: <text:s/>300 </text:p>
      <text:p text:style-name="P59">Min_samples_split: <text:s/>9</text:p>
      <text:p text:style-name="P59">Results for sliding window: 19</text:p>
      <text:p text:style-name="P59">Confusion matrix, without normalization</text:p>
      <text:p text:style-name="P59">[[16408 <text:s text:c="3"/>96]</text:p>
      <text:p text:style-name="P59"><text:s/>[ 4840 <text:s text:c="2"/>821]]</text:p>
      <text:p text:style-name="P59">Normalized confusion matrix</text:p>
      <text:p text:style-name="P59">[[ 0.99418323 <text:s/>0.00581677]</text:p>
      <text:p text:style-name="P59"><text:s/>[ 0.85497262 <text:s/>0.14502738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90 <text:s text:c="5"/>0.15 <text:s text:c="5"/>0.25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22147 <text:s text:c="2"/>0.77757726 <text:s/>0.7829912 <text:s text:c="2"/>0.77193774 <text:s/>0.78181408]</text:p>
      <text:p text:style-name="P59">The accuracy for a sliding window of 19: 0.7773 (+/- 0.0093)</text:p>
      <text:p text:style-name="P59"/>
      <text:p text:style-name="P59"/>
      <text:p text:style-name="P59"/>
      <text:p text:style-name="P59">Random Forest: Sliding window: <text:s/>19 </text:p>
      <text:p text:style-name="P59">N_estimators: <text:s/>300 </text:p>
      <text:p text:style-name="P59">Min_samples_split: <text:s/>10</text:p>
      <text:p text:style-name="P59">Results for sliding window: 19</text:p>
      <text:p text:style-name="P59">Confusion matrix, without normalization</text:p>
      <text:p text:style-name="P59"><text:soft-page-break/>[[16405 <text:s text:c="3"/>99]</text:p>
      <text:p text:style-name="P59"><text:s/>[ 4852 <text:s text:c="2"/>809]]</text:p>
      <text:p text:style-name="P59">Normalized confusion matrix</text:p>
      <text:p text:style-name="P59">[[ 0.99400145 <text:s/>0.00599855]</text:p>
      <text:p text:style-name="P59"><text:s/>[ 0.85709239 <text:s/>0.14290761]]</text:p>
      <text:p text:style-name="P59"><text:s text:c="24"/>precision <text:s text:c="3"/>recall <text:s/>f1-score <text:s text:c="2"/>support</text:p>
      <text:p text:style-name="P59"/>
      <text:p text:style-name="P59"><text:s text:c="3"/>Class 0 == globular <text:s text:c="6"/>0.77 <text:s text:c="5"/>0.99 <text:s text:c="5"/>0.87 <text:s text:c="4"/>16504</text:p>
      <text:p text:style-name="P59">Class 1 == beta barrel <text:s text:c="6"/>0.89 <text:s text:c="5"/>0.14 <text:s text:c="5"/>0.25 <text:s text:c="5"/>5661</text:p>
      <text:p text:style-name="P59"/>
      <text:p text:style-name="P59"><text:s text:c="11"/>avg / total <text:s text:c="6"/>0.80 <text:s text:c="5"/>0.78 <text:s text:c="5"/>0.71 <text:s text:c="4"/>22165</text:p>
      <text:p text:style-name="P59"/>
      <text:p text:style-name="P59">[ 0.77311682 <text:s/>0.77577261 <text:s/>0.78141214 <text:s/>0.77080984 <text:s/>0.78203971]</text:p>
      <text:p text:style-name="P59">The accuracy for a sliding window of 19: 0.7766 (+/- 0.0089)</text:p>
      <text:p text:style-name="P53"/>
      <text:p text:style-name="P39">Random Forest: Sliding window: <text:s/>21 </text:p>
      <text:p text:style-name="P55">N_estimators: <text:s/>100 </text:p>
      <text:p text:style-name="P54">Min_samples_split: <text:s/>3</text:p>
      <text:p text:style-name="P54">Results for sliding window: 21</text:p>
      <text:p text:style-name="P54">Confusion matrix, without normalization</text:p>
      <text:p text:style-name="P54">[[16366 <text:s text:c="2"/>138]</text:p>
      <text:p text:style-name="P54"><text:s/>[ 4855 <text:s text:c="2"/>806]]</text:p>
      <text:p text:style-name="P54">Normalized confusion matrix</text:p>
      <text:p text:style-name="P54">[[ 0.99163839 <text:s/>0.00836161]</text:p>
      <text:p text:style-name="P54"><text:s/>[ 0.85762233 <text:s/>0.1423776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5 <text:s text:c="5"/>0.14 <text:s text:c="5"/>0.24 <text:s text:c="5"/>5661</text:p>
      <text:p text:style-name="P54"/>
      <text:p text:style-name="P54"><text:s text:c="11"/>avg / total <text:s text:c="6"/>0.79 <text:s text:c="5"/>0.77 <text:s text:c="5"/>0.71 <text:s text:c="4"/>22165</text:p>
      <text:p text:style-name="P54"/>
      <text:p text:style-name="P54">[ 0.77108705 <text:s/>0.77351681 <text:s/>0.77780284 <text:s/>0.76968193 <text:s/>0.78158845]</text:p>
      <text:p text:style-name="P54">The accuracy for a sliding window of 21: 0.7747 (+/- 0.0088)</text:p>
      <text:p text:style-name="P54"/>
      <text:p text:style-name="P54"/>
      <text:p text:style-name="P54"/>
      <text:p text:style-name="P54">Random Forest: Sliding window: <text:s/>21 </text:p>
      <text:p text:style-name="P54">N_estimators: <text:s/>100 </text:p>
      <text:p text:style-name="P54">Min_samples_split: <text:s/>4</text:p>
      <text:p text:style-name="P54">Results for sliding window: 21</text:p>
      <text:p text:style-name="P54">Confusion matrix, without normalization</text:p>
      <text:p text:style-name="P54">[[16377 <text:s text:c="2"/>127]</text:p>
      <text:p text:style-name="P54"><text:s/>[ 4843 <text:s text:c="2"/>818]]</text:p>
      <text:p text:style-name="P54">Normalized confusion matrix</text:p>
      <text:p text:style-name="P54">[[ 0.9923049 <text:s text:c="2"/>0.0076951 ]</text:p>
      <text:p text:style-name="P54"><text:s/>[ 0.85550256 <text:s/>0.14449744]]</text:p>
      <text:p text:style-name="P54"><text:s text:c="24"/>precision <text:s text:c="3"/>recall <text:s/>f1-score <text:s text:c="2"/>support</text:p>
      <text:p text:style-name="P54"><text:soft-page-break/></text:p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4 <text:s text:c="5"/>0.25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492106 <text:s/>0.77374239 <text:s/>0.77915633 <text:s/>0.76900519 <text:s/>0.78203971]</text:p>
      <text:p text:style-name="P54">The accuracy for a sliding window of 21: 0.7758 (+/- 0.0090)</text:p>
      <text:p text:style-name="P54"/>
      <text:p text:style-name="P54"/>
      <text:p text:style-name="P54"/>
      <text:p text:style-name="P54">Random Forest: Sliding window: <text:s/>21 </text:p>
      <text:p text:style-name="P54">N_estimators: <text:s/>100 </text:p>
      <text:p text:style-name="P54">Min_samples_split: <text:s/>5</text:p>
      <text:p text:style-name="P54">Results for sliding window: 21</text:p>
      <text:p text:style-name="P54">Confusion matrix, without normalization</text:p>
      <text:p text:style-name="P54">[[16382 <text:s text:c="2"/>122]</text:p>
      <text:p text:style-name="P54"><text:s/>[ 4863 <text:s text:c="2"/>798]]</text:p>
      <text:p text:style-name="P54">Normalized confusion matrix</text:p>
      <text:p text:style-name="P54">[[ 0.99260785 <text:s/>0.00739215]</text:p>
      <text:p text:style-name="P54"><text:s/>[ 0.85903551 <text:s/>0.1409644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379341 <text:s/>0.77441913 <text:s/>0.77644936 <text:s/>0.76990751 <text:s/>0.78091155]</text:p>
      <text:p text:style-name="P54">The accuracy for a sliding window of 21: 0.7751 (+/- 0.0072)</text:p>
      <text:p text:style-name="P54"/>
      <text:p text:style-name="P54"/>
      <text:p text:style-name="P54"/>
      <text:p text:style-name="P54">Random Forest: Sliding window: <text:s/>21 </text:p>
      <text:p text:style-name="P54">N_estimators: <text:s/>100 </text:p>
      <text:p text:style-name="P54">Min_samples_split: <text:s/>6</text:p>
      <text:p text:style-name="P54">Results for sliding window: 21</text:p>
      <text:p text:style-name="P54">Confusion matrix, without normalization</text:p>
      <text:p text:style-name="P54">[[16376 <text:s text:c="2"/>128]</text:p>
      <text:p text:style-name="P54"><text:s/>[ 4854 <text:s text:c="2"/>807]]</text:p>
      <text:p text:style-name="P54">Normalized confusion matrix</text:p>
      <text:p text:style-name="P54">[[ 0.9922443 <text:s text:c="2"/>0.0077557 ]</text:p>
      <text:p text:style-name="P54"><text:s/>[ 0.85744568 <text:s/>0.1425543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6 <text:s text:c="5"/>0.14 <text:s text:c="5"/>0.24 <text:s text:c="5"/>5661</text:p>
      <text:p text:style-name="P54"/>
      <text:p text:style-name="P54"><text:s text:c="11"/>avg / total <text:s text:c="6"/>0.79 <text:s text:c="5"/>0.78 <text:s text:c="5"/>0.71 <text:s text:c="4"/>22165</text:p>
      <text:p text:style-name="P54"><text:soft-page-break/></text:p>
      <text:p text:style-name="P54">[ 0.77514659 <text:s/>0.77644936 <text:s/>0.77644936 <text:s/>0.76923077 <text:s/>0.77888087]</text:p>
      <text:p text:style-name="P54">The accuracy for a sliding window of 21: 0.7752 (+/- 0.0065)</text:p>
      <text:p text:style-name="P54"/>
      <text:p text:style-name="P54"/>
      <text:p text:style-name="P54"/>
      <text:p text:style-name="P54">Random Forest: Sliding window: <text:s/>21 </text:p>
      <text:p text:style-name="P54">N_estimators: <text:s/>100 </text:p>
      <text:p text:style-name="P54">Min_samples_split: <text:s/>7</text:p>
      <text:p text:style-name="P54">Results for sliding window: 21</text:p>
      <text:p text:style-name="P54">Confusion matrix, without normalization</text:p>
      <text:p text:style-name="P54">[[16381 <text:s text:c="2"/>123]</text:p>
      <text:p text:style-name="P54"><text:s/>[ 4848 <text:s text:c="2"/>813]]</text:p>
      <text:p text:style-name="P54">Normalized confusion matrix</text:p>
      <text:p text:style-name="P54">[[ 0.99254726 <text:s/>0.00745274]</text:p>
      <text:p text:style-name="P54"><text:s/>[ 0.8563858 <text:s text:c="2"/>0.1436142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4 <text:s text:c="5"/>0.25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22147 <text:s text:c="2"/>0.7759982 <text:s text:c="2"/>0.78096097 <text:s/>0.76945635 <text:s/>0.78000903]</text:p>
      <text:p text:style-name="P54">The accuracy for a sliding window of 21: 0.7757 (+/- 0.0088)</text:p>
      <text:p text:style-name="P54"/>
      <text:p text:style-name="P54"/>
      <text:p text:style-name="P54"/>
      <text:p text:style-name="P54">Random Forest: Sliding window: <text:s/>21 </text:p>
      <text:p text:style-name="P54">N_estimators: <text:s/>100 </text:p>
      <text:p text:style-name="P54">Min_samples_split: <text:s/>8</text:p>
      <text:p text:style-name="P54">Results for sliding window: 21</text:p>
      <text:p text:style-name="P54">Confusion matrix, without normalization</text:p>
      <text:p text:style-name="P54">[[16376 <text:s text:c="2"/>128]</text:p>
      <text:p text:style-name="P54"><text:s/>[ 4831 <text:s text:c="2"/>830]]</text:p>
      <text:p text:style-name="P54">Normalized confusion matrix</text:p>
      <text:p text:style-name="P54">[[ 0.9922443 <text:s text:c="2"/>0.0077557 ]</text:p>
      <text:p text:style-name="P54"><text:s/>[ 0.85338279 <text:s/>0.1466172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5 <text:s text:c="5"/>0.25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108705 <text:s/>0.77780284 <text:s/>0.78141214 <text:s/>0.76968193 <text:s/>0.78136282]</text:p>
      <text:p text:style-name="P54">The accuracy for a sliding window of 21: 0.7763 (+/- 0.0100)</text:p>
      <text:p text:style-name="P54"/>
      <text:p text:style-name="P54"/>
      <text:p text:style-name="P54"><text:soft-page-break/></text:p>
      <text:p text:style-name="P54">Random Forest: Sliding window: <text:s/>21 </text:p>
      <text:p text:style-name="P54">N_estimators: <text:s/>100 </text:p>
      <text:p text:style-name="P54">Min_samples_split: <text:s/>9</text:p>
      <text:p text:style-name="P54">Results for sliding window: 21</text:p>
      <text:p text:style-name="P54">Confusion matrix, without normalization</text:p>
      <text:p text:style-name="P54">[[16382 <text:s text:c="2"/>122]</text:p>
      <text:p text:style-name="P54"><text:s/>[ 4865 <text:s text:c="2"/>796]]</text:p>
      <text:p text:style-name="P54">Normalized confusion matrix</text:p>
      <text:p text:style-name="P54">[[ 0.99260785 <text:s/>0.00739215]</text:p>
      <text:p text:style-name="P54"><text:s/>[ 0.8593888 <text:s text:c="2"/>0.1406112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063599 <text:s/>0.77374239 <text:s/>0.77915633 <text:s/>0.77171216 <text:s/>0.77978339]</text:p>
      <text:p text:style-name="P54">The accuracy for a sliding window of 21: 0.7750 (+/- 0.0076)</text:p>
      <text:p text:style-name="P54"/>
      <text:p text:style-name="P54"/>
      <text:p text:style-name="P54"/>
      <text:p text:style-name="P54">Random Forest: Sliding window: <text:s/>21 </text:p>
      <text:p text:style-name="P54">N_estimators: <text:s/>100 </text:p>
      <text:p text:style-name="P54">Min_samples_split: <text:s/>10</text:p>
      <text:p text:style-name="P54">Results for sliding window: 21</text:p>
      <text:p text:style-name="P54">Confusion matrix, without normalization</text:p>
      <text:p text:style-name="P54">[[16383 <text:s text:c="2"/>121]</text:p>
      <text:p text:style-name="P54"><text:s/>[ 4875 <text:s text:c="2"/>786]]</text:p>
      <text:p text:style-name="P54">Normalized confusion matrix</text:p>
      <text:p text:style-name="P54">[[ 0.99266844 <text:s/>0.00733156]</text:p>
      <text:p text:style-name="P54"><text:s/>[ 0.86115527 <text:s/>0.1388447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4 <text:s text:c="5"/>0.24 <text:s text:c="5"/>5661</text:p>
      <text:p text:style-name="P54"/>
      <text:p text:style-name="P54"><text:s text:c="11"/>avg / total <text:s text:c="6"/>0.80 <text:s text:c="5"/>0.77 <text:s text:c="5"/>0.71 <text:s text:c="4"/>22165</text:p>
      <text:p text:style-name="P54"/>
      <text:p text:style-name="P54">[ 0.77424447 <text:s/>0.77509587 <text:s/>0.77441913 <text:s/>0.76923077 <text:s/>0.78000903]</text:p>
      <text:p text:style-name="P54">The accuracy for a sliding window of 21: 0.7746 (+/- 0.0068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2</text:p>
      <text:p text:style-name="P54">Results for sliding window: 21</text:p>
      <text:p text:style-name="P54"><text:soft-page-break/>Confusion matrix, without normalization</text:p>
      <text:p text:style-name="P54">[[16399 <text:s text:c="2"/>105]</text:p>
      <text:p text:style-name="P54"><text:s/>[ 4875 <text:s text:c="2"/>786]]</text:p>
      <text:p text:style-name="P54">Normalized confusion matrix</text:p>
      <text:p text:style-name="P54">[[ 0.99363791 <text:s/>0.00636209]</text:p>
      <text:p text:style-name="P54"><text:s/>[ 0.86115527 <text:s/>0.1388447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8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198917 <text:s/>0.77509587 <text:s/>0.77915633 <text:s/>0.76923077 <text:s/>0.78113718]</text:p>
      <text:p text:style-name="P54">The accuracy for a sliding window of 21: 0.7753 (+/- 0.0088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3</text:p>
      <text:p text:style-name="P54">Results for sliding window: 21</text:p>
      <text:p text:style-name="P54">Confusion matrix, without normalization</text:p>
      <text:p text:style-name="P54">[[16383 <text:s text:c="2"/>121]</text:p>
      <text:p text:style-name="P54"><text:s/>[ 4840 <text:s text:c="2"/>821]]</text:p>
      <text:p text:style-name="P54">Normalized confusion matrix</text:p>
      <text:p text:style-name="P54">[[ 0.99266844 <text:s/>0.00733156]</text:p>
      <text:p text:style-name="P54"><text:s/>[ 0.85497262 <text:s/>0.1450273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5 <text:s text:c="5"/>0.25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131258 <text:s/>0.77622378 <text:s/>0.78254004 <text:s/>0.77080984 <text:s/>0.78000903]</text:p>
      <text:p text:style-name="P54">The accuracy for a sliding window of 21: 0.7762 (+/- 0.0093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4</text:p>
      <text:p text:style-name="P54">Results for sliding window: 21</text:p>
      <text:p text:style-name="P54">Confusion matrix, without normalization</text:p>
      <text:p text:style-name="P54">[[16383 <text:s text:c="2"/>121]</text:p>
      <text:p text:style-name="P54"><text:s/>[ 4842 <text:s text:c="2"/>819]]</text:p>
      <text:p text:style-name="P54">Normalized confusion matrix</text:p>
      <text:p text:style-name="P54">[[ 0.99266844 <text:s/>0.00733156]</text:p>
      <text:p text:style-name="P54"><text:soft-page-break/><text:s/>[ 0.85532591 <text:s/>0.1446740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4 <text:s text:c="5"/>0.25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198917 <text:s/>0.77509587 <text:s/>0.78141214 <text:s/>0.77103542 <text:s/>0.78091155]</text:p>
      <text:p text:style-name="P54">The accuracy for a sliding window of 21: 0.7761 (+/- 0.0087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5</text:p>
      <text:p text:style-name="P54">Results for sliding window: 21</text:p>
      <text:p text:style-name="P54">Confusion matrix, without normalization</text:p>
      <text:p text:style-name="P54">[[16399 <text:s text:c="2"/>105]</text:p>
      <text:p text:style-name="P54"><text:s/>[ 4867 <text:s text:c="2"/>794]]</text:p>
      <text:p text:style-name="P54">Normalized confusion matrix</text:p>
      <text:p text:style-name="P54">[[ 0.99363791 <text:s/>0.00636209]</text:p>
      <text:p text:style-name="P54"><text:s/>[ 0.8597421 <text:s text:c="2"/>0.1402579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8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198917 <text:s/>0.77757726 <text:s/>0.77802842 <text:s/>0.77058425 <text:s/>0.78023466]</text:p>
      <text:p text:style-name="P54">The accuracy for a sliding window of 21: 0.7757 (+/- 0.0075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6</text:p>
      <text:p text:style-name="P54">Results for sliding window: 21</text:p>
      <text:p text:style-name="P54">Confusion matrix, without normalization</text:p>
      <text:p text:style-name="P54">[[16390 <text:s text:c="2"/>114]</text:p>
      <text:p text:style-name="P54"><text:s/>[ 4861 <text:s text:c="2"/>800]]</text:p>
      <text:p text:style-name="P54">Normalized confusion matrix</text:p>
      <text:p text:style-name="P54">[[ 0.99309258 <text:s/>0.00690742]</text:p>
      <text:p text:style-name="P54"><text:s/>[ 0.85868221 <text:s/>0.1413177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8 <text:s text:c="5"/>0.14 <text:s text:c="5"/>0.24 <text:s text:c="5"/>5661</text:p>
      <text:p text:style-name="P54"><text:soft-page-break/></text:p>
      <text:p text:style-name="P54"><text:s text:c="11"/>avg / total <text:s text:c="6"/>0.80 <text:s text:c="5"/>0.78 <text:s text:c="5"/>0.71 <text:s text:c="4"/>22165</text:p>
      <text:p text:style-name="P54"/>
      <text:p text:style-name="P54">[ 0.77176364 <text:s/>0.77487029 <text:s/>0.78073539 <text:s/>0.77058425 <text:s/>0.77978339]</text:p>
      <text:p text:style-name="P54">The accuracy for a sliding window of 21: 0.7755 (+/- 0.0082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7</text:p>
      <text:p text:style-name="P54">Results for sliding window: 21</text:p>
      <text:p text:style-name="P54">Confusion matrix, without normalization</text:p>
      <text:p text:style-name="P54">[[16401 <text:s text:c="2"/>103]</text:p>
      <text:p text:style-name="P54"><text:s/>[ 4860 <text:s text:c="2"/>801]]</text:p>
      <text:p text:style-name="P54">Normalized confusion matrix</text:p>
      <text:p text:style-name="P54">[[ 0.99375909 <text:s/>0.00624091]</text:p>
      <text:p text:style-name="P54"><text:s/>[ 0.85850556 <text:s/>0.1414944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9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018493 <text:s/>0.77667494 <text:s/>0.77893075 <text:s/>0.76990751 <text:s/>0.78474729]</text:p>
      <text:p text:style-name="P54">The accuracy for a sliding window of 21: 0.7761 (+/- 0.0112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8</text:p>
      <text:p text:style-name="P54">Results for sliding window: 21</text:p>
      <text:p text:style-name="P54">Confusion matrix, without normalization</text:p>
      <text:p text:style-name="P54">[[16401 <text:s text:c="2"/>103]</text:p>
      <text:p text:style-name="P54"><text:s/>[ 4918 <text:s text:c="2"/>743]]</text:p>
      <text:p text:style-name="P54">Normalized confusion matrix</text:p>
      <text:p text:style-name="P54">[[ 0.99375909 <text:s/>0.00624091]</text:p>
      <text:p text:style-name="P54"><text:s/>[ 0.8687511 <text:s text:c="2"/>0.1312489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8 <text:s text:c="5"/>0.13 <text:s text:c="5"/>0.23 <text:s text:c="5"/>5661</text:p>
      <text:p text:style-name="P54"/>
      <text:p text:style-name="P54"><text:s text:c="11"/>avg / total <text:s text:c="6"/>0.80 <text:s text:c="5"/>0.77 <text:s text:c="5"/>0.70 <text:s text:c="4"/>22165</text:p>
      <text:p text:style-name="P54"/>
      <text:p text:style-name="P54">[ 0.7699594 <text:s text:c="2"/>0.77374239 <text:s/>0.77577261 <text:s/>0.76832845 <text:s/>0.77955776]</text:p>
      <text:p text:style-name="P54">The accuracy for a sliding window of 21: 0.7735 (+/- 0.0081)</text:p>
      <text:p text:style-name="P54"><text:soft-page-break/></text:p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9</text:p>
      <text:p text:style-name="P54">Results for sliding window: 21</text:p>
      <text:p text:style-name="P54">Confusion matrix, without normalization</text:p>
      <text:p text:style-name="P54">[[16408 <text:s text:c="3"/>96]</text:p>
      <text:p text:style-name="P54"><text:s/>[ 4909 <text:s text:c="2"/>752]]</text:p>
      <text:p text:style-name="P54">Normalized confusion matrix</text:p>
      <text:p text:style-name="P54">[[ 0.99418323 <text:s/>0.00581677]</text:p>
      <text:p text:style-name="P54"><text:s/>[ 0.86716128 <text:s/>0.1328387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9 <text:s text:c="5"/>0.13 <text:s text:c="5"/>0.23 <text:s text:c="5"/>5661</text:p>
      <text:p text:style-name="P54"/>
      <text:p text:style-name="P54"><text:s text:c="11"/>avg / total <text:s text:c="6"/>0.80 <text:s text:c="5"/>0.77 <text:s text:c="5"/>0.71 <text:s text:c="4"/>22165</text:p>
      <text:p text:style-name="P54"/>
      <text:p text:style-name="P54">[ 0.77108705 <text:s/>0.77487029 <text:s/>0.77667494 <text:s/>0.76968193 <text:s/>0.77865523]</text:p>
      <text:p text:style-name="P54">The accuracy for a sliding window of 21: 0.7742 (+/- 0.0067)</text:p>
      <text:p text:style-name="P54"/>
      <text:p text:style-name="P54"/>
      <text:p text:style-name="P54"/>
      <text:p text:style-name="P54">Random Forest: Sliding window: <text:s/>21 </text:p>
      <text:p text:style-name="P54">N_estimators: <text:s/>200 </text:p>
      <text:p text:style-name="P54">Min_samples_split: <text:s/>10</text:p>
      <text:p text:style-name="P54">Results for sliding window: 21</text:p>
      <text:p text:style-name="P54">Confusion matrix, without normalization</text:p>
      <text:p text:style-name="P54">[[16408 <text:s text:c="3"/>96]</text:p>
      <text:p text:style-name="P54"><text:s/>[ 4947 <text:s text:c="2"/>714]]</text:p>
      <text:p text:style-name="P54">Normalized confusion matrix</text:p>
      <text:p text:style-name="P54">[[ 0.99418323 <text:s/>0.00581677]</text:p>
      <text:p text:style-name="P54"><text:s/>[ 0.87387387 <text:s/>0.1261261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8 <text:s text:c="5"/>0.13 <text:s text:c="5"/>0.22 <text:s text:c="5"/>5661</text:p>
      <text:p text:style-name="P54"/>
      <text:p text:style-name="P54"><text:s text:c="11"/>avg / total <text:s text:c="6"/>0.80 <text:s text:c="5"/>0.77 <text:s text:c="5"/>0.70 <text:s text:c="4"/>22165</text:p>
      <text:p text:style-name="P54"/>
      <text:p text:style-name="P54">[ 0.76973387 <text:s/>0.77351681 <text:s/>0.77374239 <text:s/>0.76945635 <text:s/>0.77594765]</text:p>
      <text:p text:style-name="P54">The accuracy for a sliding window of 21: 0.7725 (+/- 0.0050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<text:soft-page-break/>Min_samples_split: <text:s/>2</text:p>
      <text:p text:style-name="P54">Results for sliding window: 21</text:p>
      <text:p text:style-name="P54">Confusion matrix, without normalization</text:p>
      <text:p text:style-name="P54">[[16402 <text:s text:c="2"/>102]</text:p>
      <text:p text:style-name="P54"><text:s/>[ 4890 <text:s text:c="2"/>771]]</text:p>
      <text:p text:style-name="P54">Normalized confusion matrix</text:p>
      <text:p text:style-name="P54">[[ 0.99381968 <text:s/>0.00618032]</text:p>
      <text:p text:style-name="P54"><text:s/>[ 0.86380498 <text:s/>0.1361950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8 <text:s text:c="5"/>0.14 <text:s text:c="5"/>0.24 <text:s text:c="5"/>5661</text:p>
      <text:p text:style-name="P54"/>
      <text:p text:style-name="P54"><text:s text:c="11"/>avg / total <text:s text:c="6"/>0.80 <text:s text:c="5"/>0.77 <text:s text:c="5"/>0.71 <text:s text:c="4"/>22165</text:p>
      <text:p text:style-name="P54"/>
      <text:p text:style-name="P54">[ 0.77018493 <text:s/>0.77644936 <text:s/>0.77847958 <text:s/>0.76923077 <text:s/>0.77955776]</text:p>
      <text:p text:style-name="P54">The accuracy for a sliding window of 21: 0.7748 (+/- 0.0085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3</text:p>
      <text:p text:style-name="P54">Results for sliding window: 21</text:p>
      <text:p text:style-name="P54">Confusion matrix, without normalization</text:p>
      <text:p text:style-name="P54">[[16393 <text:s text:c="2"/>111]</text:p>
      <text:p text:style-name="P54"><text:s/>[ 4881 <text:s text:c="2"/>780]]</text:p>
      <text:p text:style-name="P54">Normalized confusion matrix</text:p>
      <text:p text:style-name="P54">[[ 0.99327436 <text:s/>0.00672564]</text:p>
      <text:p text:style-name="P54"><text:s/>[ 0.86221516 <text:s/>0.1377848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8 <text:s text:c="5"/>0.14 <text:s text:c="5"/>0.24 <text:s text:c="5"/>5661</text:p>
      <text:p text:style-name="P54"/>
      <text:p text:style-name="P54"><text:s text:c="11"/>avg / total <text:s text:c="6"/>0.80 <text:s text:c="5"/>0.77 <text:s text:c="5"/>0.71 <text:s text:c="4"/>22165</text:p>
      <text:p text:style-name="P54"/>
      <text:p text:style-name="P54">[ 0.77018493 <text:s/>0.77329122 <text:s/>0.77983307 <text:s/>0.76945635 <text:s/>0.78113718]</text:p>
      <text:p text:style-name="P54">The accuracy for a sliding window of 21: 0.7748 (+/- 0.0097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4</text:p>
      <text:p text:style-name="P54">Results for sliding window: 21</text:p>
      <text:p text:style-name="P54">Confusion matrix, without normalization</text:p>
      <text:p text:style-name="P54">[[16415 <text:s text:c="3"/>89]</text:p>
      <text:p text:style-name="P54"><text:s/>[ 4886 <text:s text:c="2"/>775]]</text:p>
      <text:p text:style-name="P54"><text:soft-page-break/>Normalized confusion matrix</text:p>
      <text:p text:style-name="P54">[[ 0.99460737 <text:s/>0.00539263]</text:p>
      <text:p text:style-name="P54"><text:s/>[ 0.86309839 <text:s/>0.1369016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90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22147 <text:s text:c="2"/>0.7771261 <text:s text:c="2"/>0.77780284 <text:s/>0.76787728 <text:s/>0.78271661]</text:p>
      <text:p text:style-name="P54">The accuracy for a sliding window of 21: 0.7755 (+/- 0.0102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5</text:p>
      <text:p text:style-name="P54">Results for sliding window: 21</text:p>
      <text:p text:style-name="P54">Confusion matrix, without normalization</text:p>
      <text:p text:style-name="P54">[[16405 <text:s text:c="3"/>99]</text:p>
      <text:p text:style-name="P54"><text:s/>[ 4880 <text:s text:c="2"/>781]]</text:p>
      <text:p text:style-name="P54">Normalized confusion matrix</text:p>
      <text:p text:style-name="P54">[[ 0.99400145 <text:s/>0.00599855]</text:p>
      <text:p text:style-name="P54"><text:s/>[ 0.86203851 <text:s/>0.1379614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9 <text:s text:c="5"/>0.14 <text:s text:c="5"/>0.24 <text:s text:c="5"/>5661</text:p>
      <text:p text:style-name="P54"/>
      <text:p text:style-name="P54"><text:s text:c="11"/>avg / total <text:s text:c="6"/>0.80 <text:s text:c="5"/>0.78 <text:s text:c="5"/>0.71 <text:s text:c="4"/>22165</text:p>
      <text:p text:style-name="P54"/>
      <text:p text:style-name="P54">[ 0.77356788 <text:s/>0.77351681 <text:s/>0.778254 <text:s text:c="3"/>0.77013309 <text:s/>0.78136282]</text:p>
      <text:p text:style-name="P54">The accuracy for a sliding window of 21: 0.7754 (+/- 0.0079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6</text:p>
      <text:p text:style-name="P54">Results for sliding window: 21</text:p>
      <text:p text:style-name="P54">Confusion matrix, without normalization</text:p>
      <text:p text:style-name="P54">[[16409 <text:s text:c="3"/>95]</text:p>
      <text:p text:style-name="P54"><text:s/>[ 4901 <text:s text:c="2"/>760]]</text:p>
      <text:p text:style-name="P54">Normalized confusion matrix</text:p>
      <text:p text:style-name="P54">[[ 0.99424382 <text:s/>0.00575618]</text:p>
      <text:p text:style-name="P54"><text:s/>[ 0.8657481 <text:s text:c="2"/>0.1342519 ]]</text:p>
      <text:p text:style-name="P54"><text:s text:c="24"/>precision <text:s text:c="3"/>recall <text:s/>f1-score <text:s text:c="2"/>support</text:p>
      <text:p text:style-name="P54"/>
      <text:p text:style-name="P54"><text:soft-page-break/><text:s text:c="3"/>Class 0 == globular <text:s text:c="6"/>0.77 <text:s text:c="5"/>0.99 <text:s text:c="5"/>0.87 <text:s text:c="4"/>16504</text:p>
      <text:p text:style-name="P54">Class 1 == beta barrel <text:s text:c="6"/>0.89 <text:s text:c="5"/>0.13 <text:s text:c="5"/>0.23 <text:s text:c="5"/>5661</text:p>
      <text:p text:style-name="P54"/>
      <text:p text:style-name="P54"><text:s text:c="11"/>avg / total <text:s text:c="6"/>0.80 <text:s text:c="5"/>0.77 <text:s text:c="5"/>0.71 <text:s text:c="4"/>22165</text:p>
      <text:p text:style-name="P54"/>
      <text:p text:style-name="P54">[ 0.7699594 <text:s text:c="2"/>0.77464471 <text:s/>0.77847958 <text:s/>0.76923077 <text:s/>0.78068592]</text:p>
      <text:p text:style-name="P54">The accuracy for a sliding window of 21: 0.7746 (+/- 0.0091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7</text:p>
      <text:p text:style-name="P54">Results for sliding window: 21</text:p>
      <text:p text:style-name="P54">Confusion matrix, without normalization</text:p>
      <text:p text:style-name="P54">[[16408 <text:s text:c="3"/>96]</text:p>
      <text:p text:style-name="P54"><text:s/>[ 4906 <text:s text:c="2"/>755]]</text:p>
      <text:p text:style-name="P54">Normalized confusion matrix</text:p>
      <text:p text:style-name="P54">[[ 0.99418323 <text:s/>0.00581677]</text:p>
      <text:p text:style-name="P54"><text:s/>[ 0.86663134 <text:s/>0.1333686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9 <text:s text:c="5"/>0.13 <text:s text:c="5"/>0.23 <text:s text:c="5"/>5661</text:p>
      <text:p text:style-name="P54"/>
      <text:p text:style-name="P54"><text:s text:c="11"/>avg / total <text:s text:c="6"/>0.80 <text:s text:c="5"/>0.77 <text:s text:c="5"/>0.71 <text:s text:c="4"/>22165</text:p>
      <text:p text:style-name="P54"/>
      <text:p text:style-name="P54">[ 0.77041046 <text:s/>0.77532145 <text:s/>0.778254 <text:s text:c="3"/>0.76787728 <text:s/>0.77978339]</text:p>
      <text:p text:style-name="P54">The accuracy for a sliding window of 21: 0.7743 (+/- 0.0091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8</text:p>
      <text:p text:style-name="P54">Results for sliding window: 21</text:p>
      <text:p text:style-name="P54">Confusion matrix, without normalization</text:p>
      <text:p text:style-name="P54">[[16411 <text:s text:c="3"/>93]</text:p>
      <text:p text:style-name="P54"><text:s/>[ 4922 <text:s text:c="2"/>739]]</text:p>
      <text:p text:style-name="P54">Normalized confusion matrix</text:p>
      <text:p text:style-name="P54">[[ 0.994365 <text:s text:c="3"/>0.005635 <text:s/>]</text:p>
      <text:p text:style-name="P54"><text:s/>[ 0.86945769 <text:s/>0.1305423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9 <text:s text:c="5"/>0.13 <text:s text:c="5"/>0.23 <text:s text:c="5"/>5661</text:p>
      <text:p text:style-name="P54"/>
      <text:p text:style-name="P54"><text:s text:c="11"/>avg / total <text:s text:c="6"/>0.80 <text:s text:c="5"/>0.77 <text:s text:c="5"/>0.70 <text:s text:c="4"/>22165</text:p>
      <text:p text:style-name="P54"/>
      <text:p text:style-name="P54"><text:soft-page-break/>[ 0.77018493 <text:s/>0.77306564 <text:s/>0.77780284 <text:s/>0.76877961 <text:s/>0.77888087]</text:p>
      <text:p text:style-name="P54">The accuracy for a sliding window of 21: 0.7737 (+/- 0.0080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9</text:p>
      <text:p text:style-name="P54">Results for sliding window: 21</text:p>
      <text:p text:style-name="P54">Confusion matrix, without normalization</text:p>
      <text:p text:style-name="P54">[[16411 <text:s text:c="3"/>93]</text:p>
      <text:p text:style-name="P54"><text:s/>[ 4929 <text:s text:c="2"/>732]]</text:p>
      <text:p text:style-name="P54">Normalized confusion matrix</text:p>
      <text:p text:style-name="P54">[[ 0.994365 <text:s text:c="3"/>0.005635 <text:s/>]</text:p>
      <text:p text:style-name="P54"><text:s/>[ 0.87069422 <text:s/>0.1293057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9 <text:s text:c="5"/>0.13 <text:s text:c="5"/>0.23 <text:s text:c="5"/>5661</text:p>
      <text:p text:style-name="P54"/>
      <text:p text:style-name="P54"><text:s text:c="11"/>avg / total <text:s text:c="6"/>0.80 <text:s text:c="5"/>0.77 <text:s text:c="5"/>0.70 <text:s text:c="4"/>22165</text:p>
      <text:p text:style-name="P54"/>
      <text:p text:style-name="P54">[ 0.76860622 <text:s/>0.77487029 <text:s/>0.77487029 <text:s/>0.76900519 <text:s/>0.77978339]</text:p>
      <text:p text:style-name="P54">The accuracy for a sliding window of 21: 0.7734 (+/- 0.0084)</text:p>
      <text:p text:style-name="P54"/>
      <text:p text:style-name="P54"/>
      <text:p text:style-name="P54"/>
      <text:p text:style-name="P54">Random Forest: Sliding window: <text:s/>21 </text:p>
      <text:p text:style-name="P54">N_estimators: <text:s/>300 </text:p>
      <text:p text:style-name="P54">Min_samples_split: <text:s/>10</text:p>
      <text:p text:style-name="P54">Results for sliding window: 21</text:p>
      <text:p text:style-name="P54">Confusion matrix, without normalization</text:p>
      <text:p text:style-name="P54">[[16420 <text:s text:c="3"/>84]</text:p>
      <text:p text:style-name="P54"><text:s/>[ 4937 <text:s text:c="2"/>724]]</text:p>
      <text:p text:style-name="P54">Normalized confusion matrix</text:p>
      <text:p text:style-name="P54">[[ 0.99491032 <text:s/>0.00508968]</text:p>
      <text:p text:style-name="P54"><text:s/>[ 0.8721074 <text:s text:c="2"/>0.1278926 ]]</text:p>
      <text:p text:style-name="P54"/>
      <text:p text:style-name="P39">Random Forest: Sliding window: <text:s/>29 </text:p>
      <text:p text:style-name="P54">N_estimators: <text:s/>100 </text:p>
      <text:p text:style-name="P54">Min_samples_split: <text:s/>2</text:p>
      <text:p text:style-name="P54">Results for sliding window: 29</text:p>
      <text:p text:style-name="P54">Confusion matrix, without normalization</text:p>
      <text:p text:style-name="P54">[[16400 <text:s text:c="2"/>104]</text:p>
      <text:p text:style-name="P54"><text:s/>[ 5033 <text:s text:c="2"/>628]]</text:p>
      <text:p text:style-name="P54">Normalized confusion matrix</text:p>
      <text:p text:style-name="P54">[[ 0.9936985 <text:s text:c="2"/>0.0063015 ]</text:p>
      <text:p text:style-name="P54"><text:s/>[ 0.88906554 <text:s/>0.11093446]]</text:p>
      <text:p text:style-name="P54"><text:soft-page-break/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6 <text:s text:c="4"/>16504</text:p>
      <text:p text:style-name="P54">Class 1 == beta barrel <text:s text:c="6"/>0.86 <text:s text:c="5"/>0.11 <text:s text:c="5"/>0.20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499774 <text:s/>0.76923077 <text:s/>0.76697496 <text:s/>0.76629822 <text:s/>0.77369134]</text:p>
      <text:p text:style-name="P54">The accuracy for a sliding window of 29: 0.7682 (+/- 0.0061)</text:p>
      <text:p text:style-name="P54"/>
      <text:p text:style-name="P54"/>
      <text:p text:style-name="P54"/>
      <text:p text:style-name="P54">Random Forest: Sliding window: <text:s/>29 </text:p>
      <text:p text:style-name="P54">N_estimators: <text:s/>100 </text:p>
      <text:p text:style-name="P54">Min_samples_split: <text:s/>3</text:p>
      <text:p text:style-name="P54">Results for sliding window: 29</text:p>
      <text:p text:style-name="P54">Confusion matrix, without normalization</text:p>
      <text:p text:style-name="P54">[[16407 <text:s text:c="3"/>97]</text:p>
      <text:p text:style-name="P54"><text:s/>[ 5059 <text:s text:c="2"/>602]]</text:p>
      <text:p text:style-name="P54">Normalized confusion matrix</text:p>
      <text:p text:style-name="P54">[[ 0.99412264 <text:s/>0.00587736]</text:p>
      <text:p text:style-name="P54"><text:s/>[ 0.89365836 <text:s/>0.1063416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0.99 <text:s text:c="5"/>0.86 <text:s text:c="4"/>16504</text:p>
      <text:p text:style-name="P54">Class 1 == beta barrel <text:s text:c="6"/>0.86 <text:s text:c="5"/>0.11 <text:s text:c="5"/>0.19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589986 <text:s/>0.76900519 <text:s/>0.771261 <text:s text:c="3"/>0.75975637 <text:s/>0.77098375]</text:p>
      <text:p text:style-name="P54">The accuracy for a sliding window of 29: 0.7674 (+/- 0.0085)</text:p>
      <text:p text:style-name="P54"/>
      <text:p text:style-name="P54"/>
      <text:p text:style-name="P54"/>
      <text:p text:style-name="P54">Random Forest: Sliding window: <text:s/>29 </text:p>
      <text:p text:style-name="P54">N_estimators: <text:s/>100 </text:p>
      <text:p text:style-name="P54">Min_samples_split: <text:s/>4</text:p>
      <text:p text:style-name="P54">Results for sliding window: 29</text:p>
      <text:p text:style-name="P54">Confusion matrix, without normalization</text:p>
      <text:p text:style-name="P54">[[16407 <text:s text:c="3"/>97]</text:p>
      <text:p text:style-name="P54"><text:s/>[ 5023 <text:s text:c="2"/>638]]</text:p>
      <text:p text:style-name="P54">Normalized confusion matrix</text:p>
      <text:p text:style-name="P54">[[ 0.99412264 <text:s/>0.00587736]</text:p>
      <text:p text:style-name="P54"><text:s/>[ 0.88729906 <text:s/>0.1127009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1 <text:s text:c="5"/>0.20 <text:s text:c="5"/>5661</text:p>
      <text:p text:style-name="P54"/>
      <text:p text:style-name="P54"><text:soft-page-break/><text:s text:c="11"/>avg / total <text:s text:c="6"/>0.79 <text:s text:c="5"/>0.77 <text:s text:c="5"/>0.70 <text:s text:c="4"/>22165</text:p>
      <text:p text:style-name="P54"/>
      <text:p text:style-name="P54">[ 0.76499774 <text:s/>0.77103542 <text:s/>0.76900519 <text:s/>0.7665238 <text:s text:c="2"/>0.7734657 ]</text:p>
      <text:p text:style-name="P54">The accuracy for a sliding window of 29: 0.7690 (+/- 0.0061)</text:p>
      <text:p text:style-name="P54"/>
      <text:p text:style-name="P54"/>
      <text:p text:style-name="P54"/>
      <text:p text:style-name="P54">Random Forest: Sliding window: <text:s/>29 </text:p>
      <text:p text:style-name="P54">N_estimators: <text:s/>100 </text:p>
      <text:p text:style-name="P54">Min_samples_split: <text:s/>5</text:p>
      <text:p text:style-name="P54">Results for sliding window: 29</text:p>
      <text:p text:style-name="P54">Confusion matrix, without normalization</text:p>
      <text:p text:style-name="P54">[[16413 <text:s text:c="3"/>91]</text:p>
      <text:p text:style-name="P54"><text:s/>[ 5031 <text:s text:c="2"/>630]]</text:p>
      <text:p text:style-name="P54">Normalized confusion matrix</text:p>
      <text:p text:style-name="P54">[[ 0.99448619 <text:s/>0.00551381]</text:p>
      <text:p text:style-name="P54"><text:s/>[ 0.88871224 <text:s/>0.1112877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7 <text:s text:c="5"/>0.99 <text:s text:c="5"/>0.87 <text:s text:c="4"/>16504</text:p>
      <text:p text:style-name="P54">Class 1 == beta barrel <text:s text:c="6"/>0.87 <text:s text:c="5"/>0.11 <text:s text:c="5"/>0.20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499774 <text:s/>0.76945635 <text:s/>0.77080984 <text:s/>0.76787728 <text:s/>0.77143502]</text:p>
      <text:p text:style-name="P54">The accuracy for a sliding window of 29: 0.7689 (+/- 0.0046)</text:p>
      <text:p text:style-name="P54"/>
      <text:p text:style-name="P54"/>
      <text:p text:style-name="P54"/>
      <text:p text:style-name="P54">Random Forest: Sliding window: <text:s/>29 </text:p>
      <text:p text:style-name="P54">N_estimators: <text:s/>100 </text:p>
      <text:p text:style-name="P54">Min_samples_split: <text:s/>6</text:p>
      <text:p text:style-name="P54">Results for sliding window: 29</text:p>
      <text:p text:style-name="P54">Confusion matrix, without normalization</text:p>
      <text:p text:style-name="P54">[[16422 <text:s text:c="3"/>82]</text:p>
      <text:p text:style-name="P54"><text:s/>[ 5051 <text:s text:c="2"/>610]]</text:p>
      <text:p text:style-name="P54">Normalized confusion matrix</text:p>
      <text:p text:style-name="P54">[[ 0.99503151 <text:s/>0.00496849]</text:p>
      <text:p text:style-name="P54"><text:s/>[ 0.89224519 <text:s/>0.1077548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11 <text:s text:c="5"/>0.19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54488 <text:s text:c="2"/>0.76855403 <text:s/>0.76832845 <text:s/>0.76832845 <text:s/>0.77143502]</text:p>
      <text:p text:style-name="P54">The accuracy for a sliding window of 29: 0.7684 (+/- 0.0038)</text:p>
      <text:p text:style-name="P54"/>
      <text:p text:style-name="P54"><text:soft-page-break/></text:p>
      <text:p text:style-name="P54"/>
      <text:p text:style-name="P54">Random Forest: Sliding window: <text:s/>29 </text:p>
      <text:p text:style-name="P54">N_estimators: <text:s/>100 </text:p>
      <text:p text:style-name="P54">Min_samples_split: <text:s/>7</text:p>
      <text:p text:style-name="P54">Results for sliding window: 29</text:p>
      <text:p text:style-name="P54">Confusion matrix, without normalization</text:p>
      <text:p text:style-name="P54">[[16411 <text:s text:c="3"/>93]</text:p>
      <text:p text:style-name="P54"><text:s/>[ 5057 <text:s text:c="2"/>604]]</text:p>
      <text:p text:style-name="P54">Normalized confusion matrix</text:p>
      <text:p text:style-name="P54">[[ 0.994365 <text:s text:c="3"/>0.005635 <text:s/>]</text:p>
      <text:p text:style-name="P54"><text:s/>[ 0.89330507 <text:s/>0.1066949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0.99 <text:s text:c="5"/>0.86 <text:s text:c="4"/>16504</text:p>
      <text:p text:style-name="P54">Class 1 == beta barrel <text:s text:c="6"/>0.87 <text:s text:c="5"/>0.11 <text:s text:c="5"/>0.19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409562 <text:s/>0.76877961 <text:s/>0.76945635 <text:s/>0.76449357 <text:s/>0.77143502]</text:p>
      <text:p text:style-name="P54">The accuracy for a sliding window of 29: 0.7677 (+/- 0.0058)</text:p>
      <text:p text:style-name="P54"/>
      <text:p text:style-name="P54"/>
      <text:p text:style-name="P54"/>
      <text:p text:style-name="P54">Random Forest: Sliding window: <text:s/>29 </text:p>
      <text:p text:style-name="P54">N_estimators: <text:s/>100 </text:p>
      <text:p text:style-name="P54">Min_samples_split: <text:s/>8</text:p>
      <text:p text:style-name="P54">Results for sliding window: 29</text:p>
      <text:p text:style-name="P54">Confusion matrix, without normalization</text:p>
      <text:p text:style-name="P54">[[16430 <text:s text:c="3"/>74]</text:p>
      <text:p text:style-name="P54"><text:s/>[ 5078 <text:s text:c="2"/>583]]</text:p>
      <text:p text:style-name="P54">Normalized confusion matrix</text:p>
      <text:p text:style-name="P54">[[ 0.99551624 <text:s/>0.00448376]</text:p>
      <text:p text:style-name="P54"><text:s/>[ 0.89701466 <text:s/>0.1029853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9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499774 <text:s/>0.76900519 <text:s/>0.76810286 <text:s/>0.76674938 <text:s/>0.76895307]</text:p>
      <text:p text:style-name="P54">The accuracy for a sliding window of 29: 0.7676 (+/- 0.0030)</text:p>
      <text:p text:style-name="P54"/>
      <text:p text:style-name="P54"/>
      <text:p text:style-name="P54"/>
      <text:p text:style-name="P54">Random Forest: Sliding window: <text:s/>29 </text:p>
      <text:p text:style-name="P54">N_estimators: <text:s/>100 </text:p>
      <text:p text:style-name="P54">Min_samples_split: <text:s/>9</text:p>
      <text:p text:style-name="P54"><text:soft-page-break/>Results for sliding window: 29</text:p>
      <text:p text:style-name="P54">Confusion matrix, without normalization</text:p>
      <text:p text:style-name="P54">[[16442 <text:s text:c="3"/>62]</text:p>
      <text:p text:style-name="P54"><text:s/>[ 5093 <text:s text:c="2"/>568]]</text:p>
      <text:p text:style-name="P54">Normalized confusion matrix</text:p>
      <text:p text:style-name="P54">[[ 0.99624333 <text:s/>0.00375667]</text:p>
      <text:p text:style-name="P54"><text:s/>[ 0.89966437 <text:s/>0.1003356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74244 <text:s/>0.7676517 <text:s text:c="2"/>0.76900519 <text:s/>0.76629822 <text:s/>0.77143502]</text:p>
      <text:p text:style-name="P54">The accuracy for a sliding window of 29: 0.7674 (+/- 0.0058)</text:p>
      <text:p text:style-name="P54"/>
      <text:p text:style-name="P54"/>
      <text:p text:style-name="P54"/>
      <text:p text:style-name="P54">Random Forest: Sliding window: <text:s/>29 </text:p>
      <text:p text:style-name="P54">N_estimators: <text:s/>100 </text:p>
      <text:p text:style-name="P54">Min_samples_split: <text:s/>10</text:p>
      <text:p text:style-name="P54">Results for sliding window: 29</text:p>
      <text:p text:style-name="P54">Confusion matrix, without normalization</text:p>
      <text:p text:style-name="P54">[[16423 <text:s text:c="3"/>81]</text:p>
      <text:p text:style-name="P54"><text:s/>[ 5094 <text:s text:c="2"/>567]]</text:p>
      <text:p text:style-name="P54">Normalized confusion matrix</text:p>
      <text:p text:style-name="P54">[[ 0.9950921 <text:s text:c="2"/>0.0049079 ]</text:p>
      <text:p text:style-name="P54"><text:s/>[ 0.89984102 <text:s/>0.1001589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10 <text:s text:c="5"/>0.18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341903 <text:s/>0.76990751 <text:s/>0.76629822 <text:s/>0.76404241 <text:s/>0.76895307]</text:p>
      <text:p text:style-name="P54">The accuracy for a sliding window of 29: 0.7665 (+/- 0.0052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2</text:p>
      <text:p text:style-name="P54">Results for sliding window: 29</text:p>
      <text:p text:style-name="P54">Confusion matrix, without normalization</text:p>
      <text:p text:style-name="P54">[[16440 <text:s text:c="3"/>64]</text:p>
      <text:p text:style-name="P54"><text:s/>[ 5107 <text:s text:c="2"/>554]]</text:p>
      <text:p text:style-name="P54">Normalized confusion matrix</text:p>
      <text:p text:style-name="P54"><text:soft-page-break/>[[ 0.99612215 <text:s/>0.00387785]</text:p>
      <text:p text:style-name="P54"><text:s/>[ 0.90213743 <text:s/>0.0978625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31935 <text:s text:c="2"/>0.76968193 <text:s/>0.76562148 <text:s/>0.76471915 <text:s/>0.77030686]</text:p>
      <text:p text:style-name="P54">The accuracy for a sliding window of 29: 0.7667 (+/- 0.0056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3</text:p>
      <text:p text:style-name="P54">Results for sliding window: 29</text:p>
      <text:p text:style-name="P54">Confusion matrix, without normalization</text:p>
      <text:p text:style-name="P54">[[16440 <text:s text:c="3"/>64]</text:p>
      <text:p text:style-name="P54"><text:s/>[ 5077 <text:s text:c="2"/>584]]</text:p>
      <text:p text:style-name="P54">Normalized confusion matrix</text:p>
      <text:p text:style-name="P54">[[ 0.99612215 <text:s/>0.00387785]</text:p>
      <text:p text:style-name="P54"><text:s/>[ 0.89683801 <text:s/>0.1031619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9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477221 <text:s/>0.77035867 <text:s/>0.76945635 <text:s/>0.76471915 <text:s/>0.77098375]</text:p>
      <text:p text:style-name="P54">The accuracy for a sliding window of 29: 0.7681 (+/- 0.0055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4</text:p>
      <text:p text:style-name="P54">Results for sliding window: 29</text:p>
      <text:p text:style-name="P54">Confusion matrix, without normalization</text:p>
      <text:p text:style-name="P54">[[16438 <text:s text:c="3"/>66]</text:p>
      <text:p text:style-name="P54"><text:s/>[ 5082 <text:s text:c="2"/>579]]</text:p>
      <text:p text:style-name="P54">Normalized confusion matrix</text:p>
      <text:p text:style-name="P54">[[ 0.99600097 <text:s/>0.00399903]</text:p>
      <text:p text:style-name="P54"><text:s/>[ 0.89772125 <text:s/>0.10227875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<text:soft-page-break/>Class 1 == beta barrel <text:s text:c="6"/>0.90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06585 <text:s/>0.76832845 <text:s/>0.771261 <text:s text:c="3"/>0.76720054 <text:s/>0.7698556 ]</text:p>
      <text:p text:style-name="P54">The accuracy for a sliding window of 29: 0.7677 (+/- 0.0063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5</text:p>
      <text:p text:style-name="P54">Results for sliding window: 29</text:p>
      <text:p text:style-name="P54">Confusion matrix, without normalization</text:p>
      <text:p text:style-name="P54">[[16438 <text:s text:c="3"/>66]</text:p>
      <text:p text:style-name="P54"><text:s/>[ 5111 <text:s text:c="2"/>550]]</text:p>
      <text:p text:style-name="P54">Normalized confusion matrix</text:p>
      <text:p text:style-name="P54">[[ 0.99600097 <text:s/>0.00399903]</text:p>
      <text:p text:style-name="P54"><text:s/>[ 0.90284402 <text:s/>0.0971559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9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071267 <text:s/>0.76877961 <text:s/>0.76742612 <text:s/>0.76404241 <text:s/>0.77120939]</text:p>
      <text:p text:style-name="P54">The accuracy for a sliding window of 29: 0.7664 (+/- 0.0074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6</text:p>
      <text:p text:style-name="P54">Results for sliding window: 29</text:p>
      <text:p text:style-name="P54">Confusion matrix, without normalization</text:p>
      <text:p text:style-name="P54">[[16440 <text:s text:c="3"/>64]</text:p>
      <text:p text:style-name="P54"><text:s/>[ 5093 <text:s text:c="2"/>568]]</text:p>
      <text:p text:style-name="P54">Normalized confusion matrix</text:p>
      <text:p text:style-name="P54">[[ 0.99612215 <text:s/>0.00387785]</text:p>
      <text:p text:style-name="P54"><text:s/>[ 0.89966437 <text:s/>0.1003356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116373 <text:s/>0.77058425 <text:s/>0.76900519 <text:s/>0.76449357 <text:s/>0.77143502]</text:p>
      <text:p text:style-name="P54"><text:soft-page-break/>The accuracy for a sliding window of 29: 0.7673 (+/- 0.0078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7</text:p>
      <text:p text:style-name="P54">Results for sliding window: 29</text:p>
      <text:p text:style-name="P54">Confusion matrix, without normalization</text:p>
      <text:p text:style-name="P54">[[16447 <text:s text:c="3"/>57]</text:p>
      <text:p text:style-name="P54"><text:s/>[ 5092 <text:s text:c="2"/>569]]</text:p>
      <text:p text:style-name="P54">Normalized confusion matrix</text:p>
      <text:p text:style-name="P54">[[ 0.99654629 <text:s/>0.00345371]</text:p>
      <text:p text:style-name="P54"><text:s/>[ 0.89948772 <text:s/>0.1005122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409562 <text:s/>0.77103542 <text:s/>0.7676517 <text:s text:c="2"/>0.76336567 <text:s/>0.77233755]</text:p>
      <text:p text:style-name="P54">The accuracy for a sliding window of 29: 0.7677 (+/- 0.0072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8</text:p>
      <text:p text:style-name="P54">Results for sliding window: 29</text:p>
      <text:p text:style-name="P54">Confusion matrix, without normalization</text:p>
      <text:p text:style-name="P54">[[16453 <text:s text:c="3"/>51]</text:p>
      <text:p text:style-name="P54"><text:s/>[ 5121 <text:s text:c="2"/>540]]</text:p>
      <text:p text:style-name="P54">Normalized confusion matrix</text:p>
      <text:p text:style-name="P54">[[ 0.99690984 <text:s/>0.00309016]</text:p>
      <text:p text:style-name="P54"><text:s/>[ 0.90461049 <text:s/>0.0953895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10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74244 <text:s/>0.77103542 <text:s/>0.7665238 <text:s text:c="2"/>0.7629145 <text:s text:c="2"/>0.77008123]</text:p>
      <text:p text:style-name="P54">The accuracy for a sliding window of 29: 0.7667 (+/- 0.0069)</text:p>
      <text:p text:style-name="P54"/>
      <text:p text:style-name="P54"/>
      <text:p text:style-name="P54"/>
      <text:p text:style-name="P54">Random Forest: Sliding window: <text:s/>29 </text:p>
      <text:p text:style-name="P54"><text:soft-page-break/>N_estimators: <text:s/>200 </text:p>
      <text:p text:style-name="P54">Min_samples_split: <text:s/>9</text:p>
      <text:p text:style-name="P54">Results for sliding window: 29</text:p>
      <text:p text:style-name="P54">Confusion matrix, without normalization</text:p>
      <text:p text:style-name="P54">[[16439 <text:s text:c="3"/>65]</text:p>
      <text:p text:style-name="P54"><text:s/>[ 5138 <text:s text:c="2"/>523]]</text:p>
      <text:p text:style-name="P54">Normalized confusion matrix</text:p>
      <text:p text:style-name="P54">[[ 0.99606156 <text:s/>0.00393844]</text:p>
      <text:p text:style-name="P54"><text:s/>[ 0.9076135 <text:s text:c="2"/>0.0923865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9 <text:s text:c="5"/>0.09 <text:s text:c="5"/>0.17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003608 <text:s/>0.76877961 <text:s/>0.76629822 <text:s/>0.76336567 <text:s/>0.76782491]</text:p>
      <text:p text:style-name="P54">The accuracy for a sliding window of 29: 0.7653 (+/- 0.0064)</text:p>
      <text:p text:style-name="P54"/>
      <text:p text:style-name="P54"/>
      <text:p text:style-name="P54"/>
      <text:p text:style-name="P54">Random Forest: Sliding window: <text:s/>29 </text:p>
      <text:p text:style-name="P54">N_estimators: <text:s/>200 </text:p>
      <text:p text:style-name="P54">Min_samples_split: <text:s/>10</text:p>
      <text:p text:style-name="P54">Results for sliding window: 29</text:p>
      <text:p text:style-name="P54">Confusion matrix, without normalization</text:p>
      <text:p text:style-name="P54">[[16443 <text:s text:c="3"/>61]</text:p>
      <text:p text:style-name="P54"><text:s/>[ 5132 <text:s text:c="2"/>529]]</text:p>
      <text:p text:style-name="P54">Normalized confusion matrix</text:p>
      <text:p text:style-name="P54">[[ 0.99630393 <text:s/>0.00369607]</text:p>
      <text:p text:style-name="P54"><text:s/>[ 0.90655361 <text:s/>0.0934463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9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06585 <text:s/>0.76810286 <text:s/>0.76404241 <text:s/>0.76381683 <text:s/>0.77053249]</text:p>
      <text:p text:style-name="P54">The accuracy for a sliding window of 29: 0.7657 (+/- 0.0062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2</text:p>
      <text:p text:style-name="P54">Results for sliding window: 29</text:p>
      <text:p text:style-name="P54">Confusion matrix, without normalization</text:p>
      <text:p text:style-name="P54">[[16443 <text:s text:c="3"/>61]</text:p>
      <text:p text:style-name="P54"><text:soft-page-break/><text:s/>[ 5105 <text:s text:c="2"/>556]]</text:p>
      <text:p text:style-name="P54">Normalized confusion matrix</text:p>
      <text:p text:style-name="P54">[[ 0.99630393 <text:s/>0.00369607]</text:p>
      <text:p text:style-name="P54"><text:s/>[ 0.90178414 <text:s/>0.0982158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071267 <text:s/>0.76923077 <text:s/>0.76945635 <text:s/>0.76268892 <text:s/>0.77256318]</text:p>
      <text:p text:style-name="P54">The accuracy for a sliding window of 29: 0.7669 (+/- 0.0089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3</text:p>
      <text:p text:style-name="P54">Results for sliding window: 29</text:p>
      <text:p text:style-name="P54">Confusion matrix, without normalization</text:p>
      <text:p text:style-name="P54">[[16444 <text:s text:c="3"/>60]</text:p>
      <text:p text:style-name="P54"><text:s/>[ 5095 <text:s text:c="2"/>566]]</text:p>
      <text:p text:style-name="P54">Normalized confusion matrix</text:p>
      <text:p text:style-name="P54">[[ 0.99636452 <text:s/>0.00363548]</text:p>
      <text:p text:style-name="P54"><text:s/>[ 0.90001766 <text:s/>0.0999823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29138 <text:s/>0.76990751 <text:s/>0.77013309 <text:s/>0.76494473 <text:s/>0.7698556 ]</text:p>
      <text:p text:style-name="P54">The accuracy for a sliding window of 29: 0.7674 (+/- 0.0064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4</text:p>
      <text:p text:style-name="P54">Results for sliding window: 29</text:p>
      <text:p text:style-name="P54">Confusion matrix, without normalization</text:p>
      <text:p text:style-name="P54">[[16442 <text:s text:c="3"/>62]</text:p>
      <text:p text:style-name="P54"><text:s/>[ 5113 <text:s text:c="2"/>548]]</text:p>
      <text:p text:style-name="P54">Normalized confusion matrix</text:p>
      <text:p text:style-name="P54">[[ 0.99624333 <text:s/>0.00375667]</text:p>
      <text:p text:style-name="P54"><text:s/>[ 0.90319731 <text:s/>0.09680269]]</text:p>
      <text:p text:style-name="P54"><text:s text:c="24"/>precision <text:s text:c="3"/>recall <text:s/>f1-score <text:s text:c="2"/>support</text:p>
      <text:p text:style-name="P54"><text:soft-page-break/></text:p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09382 <text:s text:c="2"/>0.77013309 <text:s/>0.76855403 <text:s/>0.76381683 <text:s/>0.7691787 ]</text:p>
      <text:p text:style-name="P54">The accuracy for a sliding window of 29: 0.7665 (+/- 0.0071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5</text:p>
      <text:p text:style-name="P54">Results for sliding window: 29</text:p>
      <text:p text:style-name="P54">Confusion matrix, without normalization</text:p>
      <text:p text:style-name="P54">[[16446 <text:s text:c="3"/>58]</text:p>
      <text:p text:style-name="P54"><text:s/>[ 5090 <text:s text:c="2"/>571]]</text:p>
      <text:p text:style-name="P54">Normalized confusion matrix</text:p>
      <text:p text:style-name="P54">[[ 0.9964857 <text:s text:c="2"/>0.0035143 ]</text:p>
      <text:p text:style-name="P54"><text:s/>[ 0.89913443 <text:s/>0.1008655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96797 <text:s/>0.76945635 <text:s/>0.77035867 <text:s/>0.76471915 <text:s/>0.77120939]</text:p>
      <text:p text:style-name="P54">The accuracy for a sliding window of 29: 0.7677 (+/- 0.0066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6</text:p>
      <text:p text:style-name="P54">Results for sliding window: 29</text:p>
      <text:p text:style-name="P54">Confusion matrix, without normalization</text:p>
      <text:p text:style-name="P54">[[16453 <text:s text:c="3"/>51]</text:p>
      <text:p text:style-name="P54"><text:s/>[ 5125 <text:s text:c="2"/>536]]</text:p>
      <text:p text:style-name="P54">Normalized confusion matrix</text:p>
      <text:p text:style-name="P54">[[ 0.99690984 <text:s/>0.00309016]</text:p>
      <text:p text:style-name="P54"><text:s/>[ 0.90531708 <text:s/>0.0946829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9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><text:soft-page-break/></text:p>
      <text:p text:style-name="P54">[ 0.76296797 <text:s/>0.7676517 <text:s text:c="2"/>0.76584706 <text:s/>0.76471915 <text:s/>0.77120939]</text:p>
      <text:p text:style-name="P54">The accuracy for a sliding window of 29: 0.7665 (+/- 0.0056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7</text:p>
      <text:p text:style-name="P54">Results for sliding window: 29</text:p>
      <text:p text:style-name="P54">Confusion matrix, without normalization</text:p>
      <text:p text:style-name="P54">[[16456 <text:s text:c="3"/>48]</text:p>
      <text:p text:style-name="P54"><text:s/>[ 5102 <text:s text:c="2"/>559]]</text:p>
      <text:p text:style-name="P54">Normalized confusion matrix</text:p>
      <text:p text:style-name="P54">[[ 0.99709161 <text:s/>0.00290839]</text:p>
      <text:p text:style-name="P54"><text:s/>[ 0.9012542 <text:s text:c="2"/>0.0987458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10 <text:s text:c="5"/>0.18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251691 <text:s/>0.77058425 <text:s/>0.7676517 <text:s text:c="2"/>0.76607264 <text:s/>0.77143502]</text:p>
      <text:p text:style-name="P54">The accuracy for a sliding window of 29: 0.7677 (+/- 0.0064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8</text:p>
      <text:p text:style-name="P54">Results for sliding window: 29</text:p>
      <text:p text:style-name="P54">Confusion matrix, without normalization</text:p>
      <text:p text:style-name="P54">[[16456 <text:s text:c="3"/>48]</text:p>
      <text:p text:style-name="P54"><text:s/>[ 5133 <text:s text:c="2"/>528]]</text:p>
      <text:p text:style-name="P54">Normalized confusion matrix</text:p>
      <text:p text:style-name="P54">[[ 0.99709161 <text:s/>0.00290839]</text:p>
      <text:p text:style-name="P54"><text:s/>[ 0.90673026 <text:s/>0.0932697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9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5958502 <text:s/>0.76900519 <text:s/>0.76810286 <text:s/>0.76426799 <text:s/>0.77030686]</text:p>
      <text:p text:style-name="P54">The accuracy for a sliding window of 29: 0.7663 (+/- 0.0078)</text:p>
      <text:p text:style-name="P54"/>
      <text:p text:style-name="P54"/>
      <text:p text:style-name="P54"><text:soft-page-break/></text:p>
      <text:p text:style-name="P54">Random Forest: Sliding window: <text:s/>29 </text:p>
      <text:p text:style-name="P54">N_estimators: <text:s/>300 </text:p>
      <text:p text:style-name="P54">Min_samples_split: <text:s/>9</text:p>
      <text:p text:style-name="P54">Results for sliding window: 29</text:p>
      <text:p text:style-name="P54">Confusion matrix, without normalization</text:p>
      <text:p text:style-name="P54">[[16441 <text:s text:c="3"/>63]</text:p>
      <text:p text:style-name="P54"><text:s/>[ 5121 <text:s text:c="2"/>540]]</text:p>
      <text:p text:style-name="P54">Normalized confusion matrix</text:p>
      <text:p text:style-name="P54">[[ 0.99618274 <text:s/>0.00381726]</text:p>
      <text:p text:style-name="P54"><text:s/>[ 0.90461049 <text:s/>0.0953895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10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048714 <text:s/>0.76855403 <text:s/>0.76607264 <text:s/>0.76471915 <text:s/>0.77075812]</text:p>
      <text:p text:style-name="P54">The accuracy for a sliding window of 29: 0.7661 (+/- 0.0070)</text:p>
      <text:p text:style-name="P54"/>
      <text:p text:style-name="P54"/>
      <text:p text:style-name="P54"/>
      <text:p text:style-name="P54">Random Forest: Sliding window: <text:s/>29 </text:p>
      <text:p text:style-name="P54">N_estimators: <text:s/>300 </text:p>
      <text:p text:style-name="P54">Min_samples_split: <text:s/>10</text:p>
      <text:p text:style-name="P54">Results for sliding window: 29</text:p>
      <text:p text:style-name="P54">Confusion matrix, without normalization</text:p>
      <text:p text:style-name="P54">[[16457 <text:s text:c="3"/>47]</text:p>
      <text:p text:style-name="P54"><text:s/>[ 5142 <text:s text:c="2"/>519]]</text:p>
      <text:p text:style-name="P54">Normalized confusion matrix</text:p>
      <text:p text:style-name="P54">[[ 0.99715221 <text:s/>0.00284779]</text:p>
      <text:p text:style-name="P54"><text:s/>[ 0.90832008 <text:s/>0.0916799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9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116373 <text:s/>0.76832845 <text:s/>0.76742612 <text:s/>0.76336567 <text:s/>0.7691787 ]</text:p>
      <text:p text:style-name="P54">The accuracy for a sliding window of 29: 0.7659 (+/- 0.0062)</text:p>
      <text:p text:style-name="P54"/>
      <text:p text:style-name="P54"/>
      <text:p text:style-name="P54"/>
      <text:p text:style-name="P39">Random Forest: Sliding window: <text:s/>31 </text:p>
      <text:p text:style-name="P54">N_estimators: <text:s/>100 </text:p>
      <text:p text:style-name="P54">Min_samples_split: <text:s/>2</text:p>
      <text:p text:style-name="P54"><text:soft-page-break/>Results for sliding window: 31</text:p>
      <text:p text:style-name="P54">Confusion matrix, without normalization</text:p>
      <text:p text:style-name="P54">[[16423 <text:s text:c="3"/>81]</text:p>
      <text:p text:style-name="P54"><text:s/>[ 5134 <text:s text:c="2"/>527]]</text:p>
      <text:p text:style-name="P54">Normalized confusion matrix</text:p>
      <text:p text:style-name="P54">[[ 0.9950921 <text:s text:c="2"/>0.0049079 ]</text:p>
      <text:p text:style-name="P54"><text:s/>[ 0.90690691 <text:s/>0.0930930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7 <text:s text:c="5"/>0.09 <text:s text:c="5"/>0.17 <text:s text:c="5"/>5661</text:p>
      <text:p text:style-name="P54"/>
      <text:p text:style-name="P54"><text:s text:c="11"/>avg / total <text:s text:c="6"/>0.79 <text:s text:c="5"/>0.76 <text:s text:c="5"/>0.69 <text:s text:c="4"/>22165</text:p>
      <text:p text:style-name="P54"/>
      <text:p text:style-name="P54">[ 0.76116373 <text:s/>0.76832845 <text:s/>0.76223776 <text:s/>0.76381683 <text:s/>0.76805054]</text:p>
      <text:p text:style-name="P54">The accuracy for a sliding window of 31: 0.7647 (+/- 0.0059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3</text:p>
      <text:p text:style-name="P54">Results for sliding window: 31</text:p>
      <text:p text:style-name="P54">Confusion matrix, without normalization</text:p>
      <text:p text:style-name="P54">[[16428 <text:s text:c="3"/>76]</text:p>
      <text:p text:style-name="P54"><text:s/>[ 5106 <text:s text:c="2"/>555]]</text:p>
      <text:p text:style-name="P54">Normalized confusion matrix</text:p>
      <text:p text:style-name="P54">[[ 0.99539506 <text:s/>0.00460494]</text:p>
      <text:p text:style-name="P54"><text:s/>[ 0.90196078 <text:s/>0.0980392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10 <text:s text:c="5"/>0.18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274244 <text:s/>0.76697496 <text:s/>0.76584706 <text:s/>0.76584706 <text:s/>0.76962996]</text:p>
      <text:p text:style-name="P54">The accuracy for a sliding window of 31: 0.7662 (+/- 0.0044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4</text:p>
      <text:p text:style-name="P54">Results for sliding window: 31</text:p>
      <text:p text:style-name="P54">Confusion matrix, without normalization</text:p>
      <text:p text:style-name="P54">[[16429 <text:s text:c="3"/>75]</text:p>
      <text:p text:style-name="P54"><text:s/>[ 5088 <text:s text:c="2"/>573]]</text:p>
      <text:p text:style-name="P54">Normalized confusion matrix</text:p>
      <text:p text:style-name="P54"><text:soft-page-break/>[[ 0.99545565 <text:s/>0.00454435]</text:p>
      <text:p text:style-name="P54"><text:s/>[ 0.89878113 <text:s/>0.1012188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10 <text:s text:c="5"/>0.18 <text:s text:c="5"/>5661</text:p>
      <text:p text:style-name="P54"/>
      <text:p text:style-name="P54"><text:s text:c="11"/>avg / total <text:s text:c="6"/>0.79 <text:s text:c="5"/>0.77 <text:s text:c="5"/>0.69 <text:s text:c="4"/>22165</text:p>
      <text:p text:style-name="P54"/>
      <text:p text:style-name="P54">[ 0.76251691 <text:s/>0.76877961 <text:s/>0.76832845 <text:s/>0.76381683 <text:s/>0.77188628]</text:p>
      <text:p text:style-name="P54">The accuracy for a sliding window of 31: 0.7671 (+/- 0.0069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5</text:p>
      <text:p text:style-name="P54">Results for sliding window: 31</text:p>
      <text:p text:style-name="P54">Confusion matrix, without normalization</text:p>
      <text:p text:style-name="P54">[[16438 <text:s text:c="3"/>66]</text:p>
      <text:p text:style-name="P54"><text:s/>[ 5151 <text:s text:c="2"/>510]]</text:p>
      <text:p text:style-name="P54">Normalized confusion matrix</text:p>
      <text:p text:style-name="P54">[[ 0.99600097 <text:s/>0.00399903]</text:p>
      <text:p text:style-name="P54"><text:s/>[ 0.90990991 <text:s/>0.0900900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9 <text:s text:c="5"/>0.09 <text:s text:c="5"/>0.16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6138926 <text:s/>0.76426799 <text:s/>0.76674938 <text:s/>0.76201218 <text:s/>0.76872744]</text:p>
      <text:p text:style-name="P54">The accuracy for a sliding window of 31: 0.7646 (+/- 0.0056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6</text:p>
      <text:p text:style-name="P54">Results for sliding window: 31</text:p>
      <text:p text:style-name="P54">Confusion matrix, without normalization</text:p>
      <text:p text:style-name="P54">[[16443 <text:s text:c="3"/>61]</text:p>
      <text:p text:style-name="P54"><text:s/>[ 5168 <text:s text:c="2"/>493]]</text:p>
      <text:p text:style-name="P54">Normalized confusion matrix</text:p>
      <text:p text:style-name="P54">[[ 0.99630393 <text:s/>0.00369607]</text:p>
      <text:p text:style-name="P54"><text:s/>[ 0.91291291 <text:s/>0.0870870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<text:soft-page-break/>Class 1 == beta barrel <text:s text:c="6"/>0.89 <text:s text:c="5"/>0.09 <text:s text:c="5"/>0.16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6161479 <text:s/>0.76562148 <text:s/>0.76426799 <text:s/>0.76156102 <text:s/>0.76737365]</text:p>
      <text:p text:style-name="P54">The accuracy for a sliding window of 31: 0.7641 (+/- 0.0045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7</text:p>
      <text:p text:style-name="P54">Results for sliding window: 31</text:p>
      <text:p text:style-name="P54">Confusion matrix, without normalization</text:p>
      <text:p text:style-name="P54">[[16442 <text:s text:c="3"/>62]</text:p>
      <text:p text:style-name="P54"><text:s/>[ 5148 <text:s text:c="2"/>513]]</text:p>
      <text:p text:style-name="P54">Normalized confusion matrix</text:p>
      <text:p text:style-name="P54">[[ 0.99624333 <text:s/>0.00375667]</text:p>
      <text:p text:style-name="P54"><text:s/>[ 0.90937997 <text:s/>0.0906200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9 <text:s text:c="5"/>0.09 <text:s text:c="5"/>0.16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6138926 <text:s/>0.76810286 <text:s/>0.76471915 <text:s/>0.76404241 <text:s/>0.76647112]</text:p>
      <text:p text:style-name="P54">The accuracy for a sliding window of 31: 0.7649 (+/- 0.0045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8</text:p>
      <text:p text:style-name="P54">Results for sliding window: 31</text:p>
      <text:p text:style-name="P54">Confusion matrix, without normalization</text:p>
      <text:p text:style-name="P54">[[16436 <text:s text:c="3"/>68]</text:p>
      <text:p text:style-name="P54"><text:s/>[ 5204 <text:s text:c="2"/>457]]</text:p>
      <text:p text:style-name="P54">Normalized confusion matrix</text:p>
      <text:p text:style-name="P54">[[ 0.99587979 <text:s/>0.00412021]</text:p>
      <text:p text:style-name="P54"><text:s/>[ 0.91927221 <text:s/>0.0807277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7 <text:s text:c="5"/>0.08 <text:s text:c="5"/>0.15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5778078 <text:s/>0.76471915 <text:s/>0.76404241 <text:s/>0.75817731 <text:s/>0.76601986]</text:p>
      <text:p text:style-name="P54"><text:soft-page-break/>The accuracy for a sliding window of 31: 0.7621 (+/- 0.0069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9</text:p>
      <text:p text:style-name="P54">Results for sliding window: 31</text:p>
      <text:p text:style-name="P54">Confusion matrix, without normalization</text:p>
      <text:p text:style-name="P54">[[16447 <text:s text:c="3"/>57]</text:p>
      <text:p text:style-name="P54"><text:s/>[ 5181 <text:s text:c="2"/>480]]</text:p>
      <text:p text:style-name="P54">Normalized confusion matrix</text:p>
      <text:p text:style-name="P54">[[ 0.99654629 <text:s/>0.00345371]</text:p>
      <text:p text:style-name="P54"><text:s/>[ 0.91520933 <text:s/>0.0847906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9 <text:s text:c="5"/>0.08 <text:s text:c="5"/>0.15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5890843 <text:s/>0.76720054 <text:s/>0.76494473 <text:s/>0.76268892 <text:s/>0.76466606]</text:p>
      <text:p text:style-name="P54">The accuracy for a sliding window of 31: 0.7637 (+/- 0.0056)</text:p>
      <text:p text:style-name="P54"/>
      <text:p text:style-name="P54"/>
      <text:p text:style-name="P54"/>
      <text:p text:style-name="P54">Random Forest: Sliding window: <text:s/>31 </text:p>
      <text:p text:style-name="P54">N_estimators: <text:s/>100 </text:p>
      <text:p text:style-name="P54">Min_samples_split: <text:s/>10</text:p>
      <text:p text:style-name="P54">Results for sliding window: 31</text:p>
      <text:p text:style-name="P54">Confusion matrix, without normalization</text:p>
      <text:p text:style-name="P54">[[16434 <text:s text:c="3"/>70]</text:p>
      <text:p text:style-name="P54"><text:s/>[ 5142 <text:s text:c="2"/>519]]</text:p>
      <text:p text:style-name="P54">Normalized confusion matrix</text:p>
      <text:p text:style-name="P54">[[ 0.9957586 <text:s text:c="2"/>0.0042414 ]</text:p>
      <text:p text:style-name="P54"><text:s/>[ 0.90832008 <text:s/>0.0916799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09 <text:s text:c="5"/>0.17 <text:s text:c="5"/>5661</text:p>
      <text:p text:style-name="P54"/>
      <text:p text:style-name="P54"><text:s text:c="11"/>avg / total <text:s text:c="6"/>0.79 <text:s text:c="5"/>0.76 <text:s text:c="5"/>0.69 <text:s text:c="4"/>22165</text:p>
      <text:p text:style-name="P54"/>
      <text:p text:style-name="P54">[ 0.76184032 <text:s/>0.76697496 <text:s/>0.76584706 <text:s/>0.76381683 <text:s/>0.76579422]</text:p>
      <text:p text:style-name="P54">The accuracy for a sliding window of 31: 0.7649 (+/- 0.0036)</text:p>
      <text:p text:style-name="P54"/>
      <text:p text:style-name="P54"/>
      <text:p text:style-name="P54"/>
      <text:p text:style-name="P54">Random Forest: Sliding window: <text:s/>31 </text:p>
      <text:p text:style-name="P54"><text:soft-page-break/>N_estimators: <text:s/>200 </text:p>
      <text:p text:style-name="P54">Min_samples_split: <text:s/>2</text:p>
      <text:p text:style-name="P54">Results for sliding window: 31</text:p>
      <text:p text:style-name="P54">Confusion matrix, without normalization</text:p>
      <text:p text:style-name="P54">[[16447 <text:s text:c="3"/>57]</text:p>
      <text:p text:style-name="P54"><text:s/>[ 5167 <text:s text:c="2"/>494]]</text:p>
      <text:p text:style-name="P54">Normalized confusion matrix</text:p>
      <text:p text:style-name="P54">[[ 0.99654629 <text:s/>0.00345371]</text:p>
      <text:p text:style-name="P54"><text:s/>[ 0.91273627 <text:s/>0.0872637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9 <text:s text:c="5"/>0.16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6829 <text:s text:c="2"/>0.76674938 <text:s/>0.76517031 <text:s/>0.76268892 <text:s/>0.76827617]</text:p>
      <text:p text:style-name="P54">The accuracy for a sliding window of 31: 0.7643 (+/- 0.0067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3</text:p>
      <text:p text:style-name="P54">Results for sliding window: 31</text:p>
      <text:p text:style-name="P54">Confusion matrix, without normalization</text:p>
      <text:p text:style-name="P54">[[16450 <text:s text:c="3"/>54]</text:p>
      <text:p text:style-name="P54"><text:s/>[ 5179 <text:s text:c="2"/>482]]</text:p>
      <text:p text:style-name="P54">Normalized confusion matrix</text:p>
      <text:p text:style-name="P54">[[ 0.99672807 <text:s/>0.00327193]</text:p>
      <text:p text:style-name="P54"><text:s/>[ 0.91485603 <text:s/>0.0851439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9 <text:s text:c="5"/>0.16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003608 <text:s/>0.76674938 <text:s/>0.76223776 <text:s/>0.76584706 <text:s/>0.76466606]</text:p>
      <text:p text:style-name="P54">The accuracy for a sliding window of 31: 0.7639 (+/- 0.0049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4</text:p>
      <text:p text:style-name="P54">Results for sliding window: 31</text:p>
      <text:p text:style-name="P54">Confusion matrix, without normalization</text:p>
      <text:p text:style-name="P54">[[16444 <text:s text:c="3"/>60]</text:p>
      <text:p text:style-name="P54"><text:soft-page-break/><text:s/>[ 5144 <text:s text:c="2"/>517]]</text:p>
      <text:p text:style-name="P54">Normalized confusion matrix</text:p>
      <text:p text:style-name="P54">[[ 0.99636452 <text:s/>0.00363548]</text:p>
      <text:p text:style-name="P54"><text:s/>[ 0.90867338 <text:s/>0.0913266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9 <text:s text:c="5"/>0.17 <text:s text:c="5"/>5661</text:p>
      <text:p text:style-name="P54"/>
      <text:p text:style-name="P54"><text:s text:c="11"/>avg / total <text:s text:c="6"/>0.80 <text:s text:c="5"/>0.77 <text:s text:c="5"/>0.69 <text:s text:c="4"/>22165</text:p>
      <text:p text:style-name="P54"/>
      <text:p text:style-name="P54">[ 0.7609382 <text:s text:c="2"/>0.76810286 <text:s/>0.76359125 <text:s/>0.76471915 <text:s/>0.76872744]</text:p>
      <text:p text:style-name="P54">The accuracy for a sliding window of 31: 0.7652 (+/- 0.0058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5</text:p>
      <text:p text:style-name="P54">Results for sliding window: 31</text:p>
      <text:p text:style-name="P54">Confusion matrix, without normalization</text:p>
      <text:p text:style-name="P54">[[16453 <text:s text:c="3"/>51]</text:p>
      <text:p text:style-name="P54"><text:s/>[ 5160 <text:s text:c="2"/>501]]</text:p>
      <text:p text:style-name="P54">Normalized confusion matrix</text:p>
      <text:p text:style-name="P54">[[ 0.99690984 <text:s/>0.00309016]</text:p>
      <text:p text:style-name="P54"><text:s/>[ 0.91149974 <text:s/>0.0885002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9 <text:s text:c="5"/>0.16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251691 <text:s/>0.76697496 <text:s/>0.76449357 <text:s/>0.76246334 <text:s/>0.76805054]</text:p>
      <text:p text:style-name="P54">The accuracy for a sliding window of 31: 0.7649 (+/- 0.0046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6</text:p>
      <text:p text:style-name="P54">Results for sliding window: 31</text:p>
      <text:p text:style-name="P54">Confusion matrix, without normalization</text:p>
      <text:p text:style-name="P54">[[16460 <text:s text:c="3"/>44]</text:p>
      <text:p text:style-name="P54"><text:s/>[ 5185 <text:s text:c="2"/>476]]</text:p>
      <text:p text:style-name="P54">Normalized confusion matrix</text:p>
      <text:p text:style-name="P54">[[ 0.99733398 <text:s/>0.00266602]</text:p>
      <text:p text:style-name="P54"><text:s/>[ 0.91591592 <text:s/>0.08408408]]</text:p>
      <text:p text:style-name="P54"><text:s text:c="24"/>precision <text:s text:c="3"/>recall <text:s/>f1-score <text:s text:c="2"/>support</text:p>
      <text:p text:style-name="P54"><text:soft-page-break/></text:p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00631 <text:s/>0.76584706 <text:s/>0.76697496 <text:s/>0.76314009 <text:s/>0.76647112]</text:p>
      <text:p text:style-name="P54">The accuracy for a sliding window of 31: 0.7641 (+/- 0.0066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7</text:p>
      <text:p text:style-name="P54">Results for sliding window: 31</text:p>
      <text:p text:style-name="P54">Confusion matrix, without normalization</text:p>
      <text:p text:style-name="P54">[[16461 <text:s text:c="3"/>43]</text:p>
      <text:p text:style-name="P54"><text:s/>[ 5179 <text:s text:c="2"/>482]]</text:p>
      <text:p text:style-name="P54">Normalized confusion matrix</text:p>
      <text:p text:style-name="P54">[[ 0.99739457 <text:s/>0.00260543]</text:p>
      <text:p text:style-name="P54"><text:s/>[ 0.91485603 <text:s/>0.0851439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9 <text:s text:c="5"/>0.16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026161 <text:s/>0.76629822 <text:s/>0.76494473 <text:s/>0.76449357 <text:s/>0.76601986]</text:p>
      <text:p text:style-name="P54">The accuracy for a sliding window of 31: 0.7644 (+/- 0.0044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8</text:p>
      <text:p text:style-name="P54">Results for sliding window: 31</text:p>
      <text:p text:style-name="P54">Confusion matrix, without normalization</text:p>
      <text:p text:style-name="P54">[[16466 <text:s text:c="3"/>38]</text:p>
      <text:p text:style-name="P54"><text:s/>[ 5198 <text:s text:c="2"/>463]]</text:p>
      <text:p text:style-name="P54">Normalized confusion matrix</text:p>
      <text:p text:style-name="P54">[[ 0.99769753 <text:s/>0.00230247]</text:p>
      <text:p text:style-name="P54"><text:s/>[ 0.91821233 <text:s/>0.0817876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><text:soft-page-break/></text:p>
      <text:p text:style-name="P54">[ 0.75710419 <text:s/>0.7665238 <text:s text:c="2"/>0.76471915 <text:s/>0.76314009 <text:s/>0.76737365]</text:p>
      <text:p text:style-name="P54">The accuracy for a sliding window of 31: 0.7638 (+/- 0.0073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9</text:p>
      <text:p text:style-name="P54">Results for sliding window: 31</text:p>
      <text:p text:style-name="P54">Confusion matrix, without normalization</text:p>
      <text:p text:style-name="P54">[[16458 <text:s text:c="3"/>46]</text:p>
      <text:p text:style-name="P54"><text:s/>[ 5220 <text:s text:c="2"/>441]]</text:p>
      <text:p text:style-name="P54">Normalized confusion matrix</text:p>
      <text:p text:style-name="P54">[[ 0.9972128 <text:s text:c="2"/>0.0027872 ]</text:p>
      <text:p text:style-name="P54"><text:s/>[ 0.92209857 <text:s/>0.0779014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8 <text:s text:c="5"/>0.14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45737 <text:s/>0.76584706 <text:s/>0.75975637 <text:s/>0.76201218 <text:s/>0.76601986]</text:p>
      <text:p text:style-name="P54">The accuracy for a sliding window of 31: 0.7624 (+/- 0.0062)</text:p>
      <text:p text:style-name="P54"/>
      <text:p text:style-name="P54"/>
      <text:p text:style-name="P54"/>
      <text:p text:style-name="P54">Random Forest: Sliding window: <text:s/>31 </text:p>
      <text:p text:style-name="P54">N_estimators: <text:s/>200 </text:p>
      <text:p text:style-name="P54">Min_samples_split: <text:s/>10</text:p>
      <text:p text:style-name="P54">Results for sliding window: 31</text:p>
      <text:p text:style-name="P54">Confusion matrix, without normalization</text:p>
      <text:p text:style-name="P54">[[16464 <text:s text:c="3"/>40]</text:p>
      <text:p text:style-name="P54"><text:s/>[ 5222 <text:s text:c="2"/>439]]</text:p>
      <text:p text:style-name="P54">Normalized confusion matrix</text:p>
      <text:p text:style-name="P54">[[ 0.99757635 <text:s/>0.00242365]</text:p>
      <text:p text:style-name="P54"><text:s/>[ 0.92245186 <text:s/>0.0775481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4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981055 <text:s/>0.76201218 <text:s/>0.76201218 <text:s/>0.7617866 <text:s text:c="2"/>0.76737365]</text:p>
      <text:p text:style-name="P54">The accuracy for a sliding window of 31: 0.7626 (+/- 0.0051)</text:p>
      <text:p text:style-name="P54"/>
      <text:p text:style-name="P54"/>
      <text:p text:style-name="P54"><text:soft-page-break/></text:p>
      <text:p text:style-name="P54">Random Forest: Sliding window: <text:s/>31 </text:p>
      <text:p text:style-name="P54">N_estimators: <text:s/>300 </text:p>
      <text:p text:style-name="P54">Min_samples_split: <text:s/>2</text:p>
      <text:p text:style-name="P54">Results for sliding window: 31</text:p>
      <text:p text:style-name="P54">Confusion matrix, without normalization</text:p>
      <text:p text:style-name="P54">[[16461 <text:s text:c="3"/>43]</text:p>
      <text:p text:style-name="P54"><text:s/>[ 5179 <text:s text:c="2"/>482]]</text:p>
      <text:p text:style-name="P54">Normalized confusion matrix</text:p>
      <text:p text:style-name="P54">[[ 0.99739457 <text:s/>0.00260543]</text:p>
      <text:p text:style-name="P54"><text:s/>[ 0.91485603 <text:s/>0.08514397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9 <text:s text:c="5"/>0.16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071267 <text:s/>0.76629822 <text:s/>0.76314009 <text:s/>0.76449357 <text:s/>0.76737365]</text:p>
      <text:p text:style-name="P54">The accuracy for a sliding window of 31: 0.7644 (+/- 0.0047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3</text:p>
      <text:p text:style-name="P54">Results for sliding window: 31</text:p>
      <text:p text:style-name="P54">Confusion matrix, without normalization</text:p>
      <text:p text:style-name="P54">[[16466 <text:s text:c="3"/>38]</text:p>
      <text:p text:style-name="P54"><text:s/>[ 5184 <text:s text:c="2"/>477]]</text:p>
      <text:p text:style-name="P54">Normalized confusion matrix</text:p>
      <text:p text:style-name="P54">[[ 0.99769753 <text:s/>0.00230247]</text:p>
      <text:p text:style-name="P54"><text:s/>[ 0.91573927 <text:s/>0.0842607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3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048714 <text:s/>0.76810286 <text:s/>0.76426799 <text:s/>0.76223776 <text:s/>0.76692238]</text:p>
      <text:p text:style-name="P54">The accuracy for a sliding window of 31: 0.7644 (+/- 0.0057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4</text:p>
      <text:p text:style-name="P54">Results for sliding window: 31</text:p>
      <text:p text:style-name="P54"><text:soft-page-break/>Confusion matrix, without normalization</text:p>
      <text:p text:style-name="P54">[[16459 <text:s text:c="3"/>45]</text:p>
      <text:p text:style-name="P54"><text:s/>[ 5177 <text:s text:c="2"/>484]]</text:p>
      <text:p text:style-name="P54">Normalized confusion matrix</text:p>
      <text:p text:style-name="P54">[[ 0.99727339 <text:s/>0.00272661]</text:p>
      <text:p text:style-name="P54"><text:s/>[ 0.91450274 <text:s/>0.0854972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9 <text:s text:c="5"/>0.16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071267 <text:s/>0.76629822 <text:s/>0.76562148 <text:s/>0.76201218 <text:s/>0.76737365]</text:p>
      <text:p text:style-name="P54">The accuracy for a sliding window of 31: 0.7644 (+/- 0.0052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5</text:p>
      <text:p text:style-name="P54">Results for sliding window: 31</text:p>
      <text:p text:style-name="P54">Confusion matrix, without normalization</text:p>
      <text:p text:style-name="P54">[[16463 <text:s text:c="3"/>41]</text:p>
      <text:p text:style-name="P54"><text:s/>[ 5210 <text:s text:c="2"/>451]]</text:p>
      <text:p text:style-name="P54">Normalized confusion matrix</text:p>
      <text:p text:style-name="P54">[[ 0.99751575 <text:s/>0.00248425]</text:p>
      <text:p text:style-name="P54"><text:s/>[ 0.9203321 <text:s text:c="2"/>0.0796679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913396 <text:s/>0.76471915 <text:s/>0.76246334 <text:s/>0.76246334 <text:s/>0.76669675]</text:p>
      <text:p text:style-name="P54">The accuracy for a sliding window of 31: 0.7631 (+/- 0.0051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6</text:p>
      <text:p text:style-name="P54">Results for sliding window: 31</text:p>
      <text:p text:style-name="P54">Confusion matrix, without normalization</text:p>
      <text:p text:style-name="P54">[[16461 <text:s text:c="3"/>43]</text:p>
      <text:p text:style-name="P54"><text:s/>[ 5192 <text:s text:c="2"/>469]]</text:p>
      <text:p text:style-name="P54">Normalized confusion matrix</text:p>
      <text:p text:style-name="P54">[[ 0.99739457 <text:s/>0.00260543]</text:p>
      <text:p text:style-name="P54"><text:soft-page-break/><text:s/>[ 0.91715245 <text:s/>0.08284755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23184 <text:s/>0.76674938 <text:s/>0.76381683 <text:s/>0.76426799 <text:s/>0.76601986]</text:p>
      <text:p text:style-name="P54">The accuracy for a sliding window of 31: 0.7638 (+/- 0.0060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7</text:p>
      <text:p text:style-name="P54">Results for sliding window: 31</text:p>
      <text:p text:style-name="P54">Confusion matrix, without normalization</text:p>
      <text:p text:style-name="P54">[[16461 <text:s text:c="3"/>43]</text:p>
      <text:p text:style-name="P54"><text:s/>[ 5190 <text:s text:c="2"/>471]]</text:p>
      <text:p text:style-name="P54">Normalized confusion matrix</text:p>
      <text:p text:style-name="P54">[[ 0.99739457 <text:s/>0.00260543]</text:p>
      <text:p text:style-name="P54"><text:s/>[ 0.91679915 <text:s/>0.08320085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23184 <text:s/>0.76787728 <text:s/>0.76268892 <text:s/>0.76336567 <text:s/>0.76737365]</text:p>
      <text:p text:style-name="P54">The accuracy for a sliding window of 31: 0.7639 (+/- 0.0070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8</text:p>
      <text:p text:style-name="P54">Results for sliding window: 31</text:p>
      <text:p text:style-name="P54">Confusion matrix, without normalization</text:p>
      <text:p text:style-name="P54">[[16465 <text:s text:c="3"/>39]</text:p>
      <text:p text:style-name="P54"><text:s/>[ 5238 <text:s text:c="2"/>423]]</text:p>
      <text:p text:style-name="P54">Normalized confusion matrix</text:p>
      <text:p text:style-name="P54">[[ 0.99763694 <text:s/>0.00236306]</text:p>
      <text:p text:style-name="P54"><text:s/>[ 0.92527822 <text:s/>0.0747217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7 <text:s text:c="5"/>0.14 <text:s text:c="5"/>5661</text:p>
      <text:p text:style-name="P54"><text:soft-page-break/></text:p>
      <text:p text:style-name="P54"><text:s text:c="11"/>avg / total <text:s text:c="6"/>0.80 <text:s text:c="5"/>0.76 <text:s text:c="5"/>0.68 <text:s text:c="4"/>22165</text:p>
      <text:p text:style-name="P54"/>
      <text:p text:style-name="P54">[ 0.75823184 <text:s/>0.76314009 <text:s/>0.76223776 <text:s/>0.76110986 <text:s/>0.7648917 ]</text:p>
      <text:p text:style-name="P54">The accuracy for a sliding window of 31: 0.7619 (+/- 0.0044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9</text:p>
      <text:p text:style-name="P54">Results for sliding window: 31</text:p>
      <text:p text:style-name="P54">Confusion matrix, without normalization</text:p>
      <text:p text:style-name="P54">[[16462 <text:s text:c="3"/>42]</text:p>
      <text:p text:style-name="P54"><text:s/>[ 5216 <text:s text:c="2"/>445]]</text:p>
      <text:p text:style-name="P54">Normalized confusion matrix</text:p>
      <text:p text:style-name="P54">[[ 0.99745516 <text:s/>0.00254484]</text:p>
      <text:p text:style-name="P54"><text:s/>[ 0.92139198 <text:s/>0.0786080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8 <text:s text:c="5"/>0.14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6829 <text:s text:c="2"/>0.76336567 <text:s/>0.76359125 <text:s/>0.76201218 <text:s/>0.76624549]</text:p>
      <text:p text:style-name="P54">The accuracy for a sliding window of 31: 0.7628 (+/- 0.0049)</text:p>
      <text:p text:style-name="P54"/>
      <text:p text:style-name="P54"/>
      <text:p text:style-name="P54"/>
      <text:p text:style-name="P54">Random Forest: Sliding window: <text:s/>31 </text:p>
      <text:p text:style-name="P54">N_estimators: <text:s/>300 </text:p>
      <text:p text:style-name="P54">Min_samples_split: <text:s/>10</text:p>
      <text:p text:style-name="P54">Results for sliding window: 31</text:p>
      <text:p text:style-name="P54">Confusion matrix, without normalization</text:p>
      <text:p text:style-name="P54">[[16473 <text:s text:c="3"/>31]</text:p>
      <text:p text:style-name="P54"><text:s/>[ 5221 <text:s text:c="2"/>440]]</text:p>
      <text:p text:style-name="P54">Normalized confusion matrix</text:p>
      <text:p text:style-name="P54">[[ 0.99812167 <text:s/>0.00187833]</text:p>
      <text:p text:style-name="P54"><text:s/>[ 0.92227522 <text:s/>0.0777247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3 <text:s text:c="5"/>0.08 <text:s text:c="5"/>0.14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6829 <text:s text:c="2"/>0.76584706 <text:s/>0.7629145 <text:s text:c="2"/>0.76223776 <text:s/>0.76556859]</text:p>
      <text:p text:style-name="P54">The accuracy for a sliding window of 31: 0.7631 (+/- 0.0052)</text:p>
      <text:p text:style-name="P54"><text:soft-page-break/></text:p>
      <text:p text:style-name="P54"/>
      <text:p text:style-name="P54"/>
      <text:p text:style-name="P56">Random Forest: Sliding window: <text:s/>33 </text:p>
      <text:p text:style-name="P54">N_estimators: <text:s/>100 </text:p>
      <text:p text:style-name="P54">Min_samples_split: <text:s/>2</text:p>
      <text:p text:style-name="P54">Results for sliding window: 33</text:p>
      <text:p text:style-name="P54">Confusion matrix, without normalization</text:p>
      <text:p text:style-name="P54">[[16441 <text:s text:c="3"/>63]</text:p>
      <text:p text:style-name="P54"><text:s/>[ 5206 <text:s text:c="2"/>455]]</text:p>
      <text:p text:style-name="P54">Normalized confusion matrix</text:p>
      <text:p text:style-name="P54">[[ 0.99618274 <text:s/>0.00381726]</text:p>
      <text:p text:style-name="P54"><text:s/>[ 0.91962551 <text:s/>0.0803744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08 <text:s text:c="5"/>0.15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5958502 <text:s/>0.76314009 <text:s/>0.76156102 <text:s/>0.76201218 <text:s/>0.76511733]</text:p>
      <text:p text:style-name="P54">The accuracy for a sliding window of 33: 0.7623 (+/- 0.0036)</text:p>
      <text:p text:style-name="P54"/>
      <text:p text:style-name="P54"/>
      <text:p text:style-name="P54"/>
      <text:p text:style-name="P54">Random Forest: Sliding window: <text:s/>33 </text:p>
      <text:p text:style-name="P54">N_estimators: <text:s/>100 </text:p>
      <text:p text:style-name="P54">Min_samples_split: <text:s/>3</text:p>
      <text:p text:style-name="P54">Results for sliding window: 33</text:p>
      <text:p text:style-name="P54">Confusion matrix, without normalization</text:p>
      <text:p text:style-name="P54">[[16429 <text:s text:c="3"/>75]</text:p>
      <text:p text:style-name="P54"><text:s/>[ 5140 <text:s text:c="2"/>521]]</text:p>
      <text:p text:style-name="P54">Normalized confusion matrix</text:p>
      <text:p text:style-name="P54">[[ 0.99545565 <text:s/>0.00454435]</text:p>
      <text:p text:style-name="P54"><text:s/>[ 0.90796679 <text:s/>0.0920332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7 <text:s text:c="5"/>0.09 <text:s text:c="5"/>0.17 <text:s text:c="5"/>5661</text:p>
      <text:p text:style-name="P54"/>
      <text:p text:style-name="P54"><text:s text:c="11"/>avg / total <text:s text:c="6"/>0.79 <text:s text:c="5"/>0.76 <text:s text:c="5"/>0.69 <text:s text:c="4"/>22165</text:p>
      <text:p text:style-name="P54"/>
      <text:p text:style-name="P54">[ 0.76161479 <text:s/>0.76923077 <text:s/>0.76201218 <text:s/>0.76381683 <text:s/>0.76692238]</text:p>
      <text:p text:style-name="P54">The accuracy for a sliding window of 33: 0.7647 (+/- 0.0059)</text:p>
      <text:p text:style-name="P54"/>
      <text:p text:style-name="P54"/>
      <text:p text:style-name="P54"/>
      <text:p text:style-name="P54">Random Forest: Sliding window: <text:s/>33 </text:p>
      <text:p text:style-name="P54"><text:soft-page-break/>N_estimators: <text:s/>100 </text:p>
      <text:p text:style-name="P54">Min_samples_split: <text:s/>4</text:p>
      <text:p text:style-name="P54">Results for sliding window: 33</text:p>
      <text:p text:style-name="P54">Confusion matrix, without normalization</text:p>
      <text:p text:style-name="P54">[[16430 <text:s text:c="3"/>74]</text:p>
      <text:p text:style-name="P54"><text:s/>[ 5167 <text:s text:c="2"/>494]]</text:p>
      <text:p text:style-name="P54">Normalized confusion matrix</text:p>
      <text:p text:style-name="P54">[[ 0.99551624 <text:s/>0.00448376]</text:p>
      <text:p text:style-name="P54"><text:s/>[ 0.91273627 <text:s/>0.0872637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7 <text:s text:c="5"/>0.09 <text:s text:c="5"/>0.16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6116373 <text:s/>0.76426799 <text:s/>0.76359125 <text:s/>0.76223776 <text:s/>0.76647112]</text:p>
      <text:p text:style-name="P54">The accuracy for a sliding window of 33: 0.7635 (+/- 0.0036)</text:p>
      <text:p text:style-name="P54"/>
      <text:p text:style-name="P54"/>
      <text:p text:style-name="P54"/>
      <text:p text:style-name="P54">Random Forest: Sliding window: <text:s/>33 </text:p>
      <text:p text:style-name="P54">N_estimators: <text:s/>100 </text:p>
      <text:p text:style-name="P54">Min_samples_split: <text:s/>5</text:p>
      <text:p text:style-name="P54">Results for sliding window: 33</text:p>
      <text:p text:style-name="P54">Confusion matrix, without normalization</text:p>
      <text:p text:style-name="P54">[[16449 <text:s text:c="3"/>55]</text:p>
      <text:p text:style-name="P54"><text:s/>[ 5171 <text:s text:c="2"/>490]]</text:p>
      <text:p text:style-name="P54">Normalized confusion matrix</text:p>
      <text:p text:style-name="P54">[[ 0.99666747 <text:s/>0.00333253]</text:p>
      <text:p text:style-name="P54"><text:s/>[ 0.91344285 <text:s/>0.08655715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9 <text:s text:c="5"/>0.16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138926 <text:s/>0.76720054 <text:s/>0.76314009 <text:s/>0.7629145 <text:s text:c="2"/>0.76647112]</text:p>
      <text:p text:style-name="P54">The accuracy for a sliding window of 33: 0.7642 (+/- 0.0045)</text:p>
      <text:p text:style-name="P54"/>
      <text:p text:style-name="P54"/>
      <text:p text:style-name="P54"/>
      <text:p text:style-name="P54">Random Forest: Sliding window: <text:s/>33 </text:p>
      <text:p text:style-name="P54">N_estimators: <text:s/>100 </text:p>
      <text:p text:style-name="P54">Min_samples_split: <text:s/>6</text:p>
      <text:p text:style-name="P54">Results for sliding window: 33</text:p>
      <text:p text:style-name="P54">Confusion matrix, without normalization</text:p>
      <text:p text:style-name="P54">[[16436 <text:s text:c="3"/>68]</text:p>
      <text:p text:style-name="P54"><text:soft-page-break/><text:s/>[ 5155 <text:s text:c="2"/>506]]</text:p>
      <text:p text:style-name="P54">Normalized confusion matrix</text:p>
      <text:p text:style-name="P54">[[ 0.99587979 <text:s/>0.00412021]</text:p>
      <text:p text:style-name="P54"><text:s/>[ 0.9106165 <text:s text:c="2"/>0.0893835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09 <text:s text:c="5"/>0.16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6071267 <text:s/>0.76562148 <text:s/>0.76539589 <text:s/>0.76246334 <text:s/>0.76759928]</text:p>
      <text:p text:style-name="P54">The accuracy for a sliding window of 33: 0.7644 (+/- 0.0049)</text:p>
      <text:p text:style-name="P54"/>
      <text:p text:style-name="P54"/>
      <text:p text:style-name="P54"/>
      <text:p text:style-name="P54">Random Forest: Sliding window: <text:s/>33 </text:p>
      <text:p text:style-name="P54">N_estimators: <text:s/>100 </text:p>
      <text:p text:style-name="P54">Min_samples_split: <text:s/>7</text:p>
      <text:p text:style-name="P54">Results for sliding window: 33</text:p>
      <text:p text:style-name="P54">Confusion matrix, without normalization</text:p>
      <text:p text:style-name="P54">[[16443 <text:s text:c="3"/>61]</text:p>
      <text:p text:style-name="P54"><text:s/>[ 5193 <text:s text:c="2"/>468]]</text:p>
      <text:p text:style-name="P54">Normalized confusion matrix</text:p>
      <text:p text:style-name="P54">[[ 0.99630393 <text:s/>0.00369607]</text:p>
      <text:p text:style-name="P54"><text:s/>[ 0.91732909 <text:s/>0.0826709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08 <text:s text:c="5"/>0.15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5935949 <text:s/>0.76404241 <text:s/>0.76201218 <text:s/>0.76156102 <text:s/>0.76782491]</text:p>
      <text:p text:style-name="P54">The accuracy for a sliding window of 33: 0.7630 (+/- 0.0057)</text:p>
      <text:p text:style-name="P54"/>
      <text:p text:style-name="P54"/>
      <text:p text:style-name="P54"/>
      <text:p text:style-name="P54">Random Forest: Sliding window: <text:s/>33 </text:p>
      <text:p text:style-name="P54">N_estimators: <text:s/>100 </text:p>
      <text:p text:style-name="P54">Min_samples_split: <text:s/>8</text:p>
      <text:p text:style-name="P54">Results for sliding window: 33</text:p>
      <text:p text:style-name="P54">Confusion matrix, without normalization</text:p>
      <text:p text:style-name="P54">[[16446 <text:s text:c="3"/>58]</text:p>
      <text:p text:style-name="P54"><text:s/>[ 5180 <text:s text:c="2"/>481]]</text:p>
      <text:p text:style-name="P54">Normalized confusion matrix</text:p>
      <text:p text:style-name="P54">[[ 0.9964857 <text:s text:c="2"/>0.0035143 ]</text:p>
      <text:p text:style-name="P54"><text:s/>[ 0.91503268 <text:s/>0.08496732]]</text:p>
      <text:p text:style-name="P54"><text:s text:c="24"/>precision <text:s text:c="3"/>recall <text:s/>f1-score <text:s text:c="2"/>support</text:p>
      <text:p text:style-name="P54"><text:soft-page-break/></text:p>
      <text:p text:style-name="P54"><text:s text:c="3"/>Class 0 == globular <text:s text:c="6"/>0.76 <text:s text:c="5"/>1.00 <text:s text:c="5"/>0.86 <text:s text:c="4"/>16504</text:p>
      <text:p text:style-name="P54">Class 1 == beta barrel <text:s text:c="6"/>0.89 <text:s text:c="5"/>0.08 <text:s text:c="5"/>0.16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6026161 <text:s/>0.76471915 <text:s/>0.76268892 <text:s/>0.76314009 <text:s/>0.76759928]</text:p>
      <text:p text:style-name="P54">The accuracy for a sliding window of 33: 0.7637 (+/- 0.0048)</text:p>
      <text:p text:style-name="P54"/>
      <text:p text:style-name="P54"/>
      <text:p text:style-name="P54"/>
      <text:p text:style-name="P54">Random Forest: Sliding window: <text:s/>33 </text:p>
      <text:p text:style-name="P54">N_estimators: <text:s/>100 </text:p>
      <text:p text:style-name="P54">Min_samples_split: <text:s/>9</text:p>
      <text:p text:style-name="P54">Results for sliding window: 33</text:p>
      <text:p text:style-name="P54">Confusion matrix, without normalization</text:p>
      <text:p text:style-name="P54">[[16445 <text:s text:c="3"/>59]</text:p>
      <text:p text:style-name="P54"><text:s/>[ 5209 <text:s text:c="2"/>452]]</text:p>
      <text:p text:style-name="P54">Normalized confusion matrix</text:p>
      <text:p text:style-name="P54">[[ 0.99642511 <text:s/>0.00357489]</text:p>
      <text:p text:style-name="P54"><text:s/>[ 0.92015545 <text:s/>0.07984455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8 <text:s text:c="5"/>0.08 <text:s text:c="5"/>0.15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/>
      <text:p text:style-name="P54">[ 0.7586829 <text:s text:c="2"/>0.76359125 <text:s/>0.76156102 <text:s/>0.76043312 <text:s/>0.76737365]</text:p>
      <text:p text:style-name="P54">The accuracy for a sliding window of 33: 0.7623 (+/- 0.0060)</text:p>
      <text:p text:style-name="P54"/>
      <text:p text:style-name="P54"/>
      <text:p text:style-name="P54"/>
      <text:p text:style-name="P54">Random Forest: Sliding window: <text:s/>33 </text:p>
      <text:p text:style-name="P54">N_estimators: <text:s/>100 </text:p>
      <text:p text:style-name="P54">Min_samples_split: <text:s/>10</text:p>
      <text:p text:style-name="P54">Results for sliding window: 33</text:p>
      <text:p text:style-name="P54">Confusion matrix, without normalization</text:p>
      <text:p text:style-name="P54">[[16431 <text:s text:c="3"/>73]</text:p>
      <text:p text:style-name="P54"><text:s/>[ 5194 <text:s text:c="2"/>467]]</text:p>
      <text:p text:style-name="P54">Normalized confusion matrix</text:p>
      <text:p text:style-name="P54">[[ 0.99557683 <text:s/>0.00442317]</text:p>
      <text:p text:style-name="P54"><text:s/>[ 0.91750574 <text:s/>0.0824942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86 <text:s text:c="5"/>0.08 <text:s text:c="5"/>0.15 <text:s text:c="5"/>5661</text:p>
      <text:p text:style-name="P54"/>
      <text:p text:style-name="P54"><text:s text:c="11"/>avg / total <text:s text:c="6"/>0.79 <text:s text:c="5"/>0.76 <text:s text:c="5"/>0.68 <text:s text:c="4"/>22165</text:p>
      <text:p text:style-name="P54"><text:soft-page-break/></text:p>
      <text:p text:style-name="P54">[ 0.75958502 <text:s/>0.76404241 <text:s/>0.76268892 <text:s/>0.76156102 <text:s/>0.76398917]</text:p>
      <text:p text:style-name="P54">The accuracy for a sliding window of 33: 0.7624 (+/- 0.0033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2</text:p>
      <text:p text:style-name="P54">Results for sliding window: 33</text:p>
      <text:p text:style-name="P54">Confusion matrix, without normalization</text:p>
      <text:p text:style-name="P54">[[16455 <text:s text:c="3"/>49]</text:p>
      <text:p text:style-name="P54"><text:s/>[ 5204 <text:s text:c="2"/>457]]</text:p>
      <text:p text:style-name="P54">Normalized confusion matrix</text:p>
      <text:p text:style-name="P54">[[ 0.99703102 <text:s/>0.00296898]</text:p>
      <text:p text:style-name="P54"><text:s/>[ 0.91927221 <text:s/>0.0807277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90843 <text:s/>0.76607264 <text:s/>0.76088428 <text:s/>0.7617866 <text:s text:c="2"/>0.76737365]</text:p>
      <text:p text:style-name="P54">The accuracy for a sliding window of 33: 0.7630 (+/- 0.0064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3</text:p>
      <text:p text:style-name="P54">Results for sliding window: 33</text:p>
      <text:p text:style-name="P54">Confusion matrix, without normalization</text:p>
      <text:p text:style-name="P54">[[16458 <text:s text:c="3"/>46]</text:p>
      <text:p text:style-name="P54"><text:s/>[ 5195 <text:s text:c="2"/>466]]</text:p>
      <text:p text:style-name="P54">Normalized confusion matrix</text:p>
      <text:p text:style-name="P54">[[ 0.9972128 <text:s text:c="2"/>0.0027872 ]</text:p>
      <text:p text:style-name="P54"><text:s/>[ 0.91768239 <text:s/>0.0823176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048714 <text:s/>0.76426799 <text:s/>0.76336567 <text:s/>0.76336567 <text:s/>0.76624549]</text:p>
      <text:p text:style-name="P54">The accuracy for a sliding window of 33: 0.7635 (+/- 0.0037)</text:p>
      <text:p text:style-name="P54"/>
      <text:p text:style-name="P54"/>
      <text:p text:style-name="P54"><text:soft-page-break/></text:p>
      <text:p text:style-name="P54">Random Forest: Sliding window: <text:s/>33 </text:p>
      <text:p text:style-name="P54">N_estimators: <text:s/>200 </text:p>
      <text:p text:style-name="P54">Min_samples_split: <text:s/>4</text:p>
      <text:p text:style-name="P54">Results for sliding window: 33</text:p>
      <text:p text:style-name="P54">Confusion matrix, without normalization</text:p>
      <text:p text:style-name="P54">[[16463 <text:s text:c="3"/>41]</text:p>
      <text:p text:style-name="P54"><text:s/>[ 5202 <text:s text:c="2"/>459]]</text:p>
      <text:p text:style-name="P54">Normalized confusion matrix</text:p>
      <text:p text:style-name="P54">[[ 0.99751575 <text:s/>0.00248425]</text:p>
      <text:p text:style-name="P54"><text:s/>[ 0.91891892 <text:s/>0.0810810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90843 <text:s/>0.76471915 <text:s/>0.76381683 <text:s/>0.76268892 <text:s/>0.76714801]</text:p>
      <text:p text:style-name="P54">The accuracy for a sliding window of 33: 0.7635 (+/- 0.0054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5</text:p>
      <text:p text:style-name="P54">Results for sliding window: 33</text:p>
      <text:p text:style-name="P54">Confusion matrix, without normalization</text:p>
      <text:p text:style-name="P54">[[16453 <text:s text:c="3"/>51]</text:p>
      <text:p text:style-name="P54"><text:s/>[ 5207 <text:s text:c="2"/>454]]</text:p>
      <text:p text:style-name="P54">Normalized confusion matrix</text:p>
      <text:p text:style-name="P54">[[ 0.99690984 <text:s/>0.00309016]</text:p>
      <text:p text:style-name="P54"><text:s/>[ 0.91980216 <text:s/>0.08019784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958502 <text:s/>0.76404241 <text:s/>0.7629145 <text:s text:c="2"/>0.76201218 <text:s/>0.76534296]</text:p>
      <text:p text:style-name="P54">The accuracy for a sliding window of 33: 0.7628 (+/- 0.0039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6</text:p>
      <text:p text:style-name="P54">Results for sliding window: 33</text:p>
      <text:p text:style-name="P54"><text:soft-page-break/>Confusion matrix, without normalization</text:p>
      <text:p text:style-name="P54">[[16463 <text:s text:c="3"/>41]</text:p>
      <text:p text:style-name="P54"><text:s/>[ 5210 <text:s text:c="2"/>451]]</text:p>
      <text:p text:style-name="P54">Normalized confusion matrix</text:p>
      <text:p text:style-name="P54">[[ 0.99751575 <text:s/>0.00248425]</text:p>
      <text:p text:style-name="P54"><text:s/>[ 0.9203321 <text:s text:c="2"/>0.0796679 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6184032 <text:s/>0.76381683 <text:s/>0.76156102 <text:s/>0.76246334 <text:s/>0.76579422]</text:p>
      <text:p text:style-name="P54">The accuracy for a sliding window of 33: 0.7631 (+/- 0.0031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7</text:p>
      <text:p text:style-name="P54">Results for sliding window: 33</text:p>
      <text:p text:style-name="P54">Confusion matrix, without normalization</text:p>
      <text:p text:style-name="P54">[[16468 <text:s text:c="3"/>36]</text:p>
      <text:p text:style-name="P54"><text:s/>[ 5229 <text:s text:c="2"/>432]]</text:p>
      <text:p text:style-name="P54">Normalized confusion matrix</text:p>
      <text:p text:style-name="P54">[[ 0.99781871 <text:s/>0.00218129]</text:p>
      <text:p text:style-name="P54"><text:s/>[ 0.92368839 <text:s/>0.0763116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4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23184 <text:s/>0.7665238 <text:s text:c="2"/>0.76133544 <text:s/>0.7617866 <text:s text:c="2"/>0.76444043]</text:p>
      <text:p text:style-name="P54">The accuracy for a sliding window of 33: 0.7625 (+/- 0.0057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8</text:p>
      <text:p text:style-name="P54">Results for sliding window: 33</text:p>
      <text:p text:style-name="P54">Confusion matrix, without normalization</text:p>
      <text:p text:style-name="P54">[[16461 <text:s text:c="3"/>43]</text:p>
      <text:p text:style-name="P54"><text:s/>[ 5206 <text:s text:c="2"/>455]]</text:p>
      <text:p text:style-name="P54">Normalized confusion matrix</text:p>
      <text:p text:style-name="P54">[[ 0.99739457 <text:s/>0.00260543]</text:p>
      <text:p text:style-name="P54"><text:soft-page-break/><text:s/>[ 0.91962551 <text:s/>0.0803744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755525 <text:s/>0.76787728 <text:s/>0.76314009 <text:s/>0.76043312 <text:s/>0.76692238]</text:p>
      <text:p text:style-name="P54">The accuracy for a sliding window of 33: 0.7632 (+/- 0.0078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9</text:p>
      <text:p text:style-name="P54">Results for sliding window: 33</text:p>
      <text:p text:style-name="P54">Confusion matrix, without normalization</text:p>
      <text:p text:style-name="P54">[[16468 <text:s text:c="3"/>36]</text:p>
      <text:p text:style-name="P54"><text:s/>[ 5257 <text:s text:c="2"/>404]]</text:p>
      <text:p text:style-name="P54">Normalized confusion matrix</text:p>
      <text:p text:style-name="P54">[[ 0.99781871 <text:s/>0.00218129]</text:p>
      <text:p text:style-name="P54"><text:s/>[ 0.92863452 <text:s/>0.07136548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7 <text:s text:c="5"/>0.13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00631 <text:s/>0.76426799 <text:s/>0.75907963 <text:s/>0.75975637 <text:s/>0.7648917 ]</text:p>
      <text:p text:style-name="P54">The accuracy for a sliding window of 33: 0.7612 (+/- 0.0056)</text:p>
      <text:p text:style-name="P54"/>
      <text:p text:style-name="P54"/>
      <text:p text:style-name="P54"/>
      <text:p text:style-name="P54">Random Forest: Sliding window: <text:s/>33 </text:p>
      <text:p text:style-name="P54">N_estimators: <text:s/>200 </text:p>
      <text:p text:style-name="P54">Min_samples_split: <text:s/>10</text:p>
      <text:p text:style-name="P54">Results for sliding window: 33</text:p>
      <text:p text:style-name="P54">Confusion matrix, without normalization</text:p>
      <text:p text:style-name="P54">[[16458 <text:s text:c="3"/>46]</text:p>
      <text:p text:style-name="P54"><text:s/>[ 5242 <text:s text:c="2"/>419]]</text:p>
      <text:p text:style-name="P54">Normalized confusion matrix</text:p>
      <text:p text:style-name="P54">[[ 0.9972128 <text:s text:c="2"/>0.0027872 ]</text:p>
      <text:p text:style-name="P54"><text:s/>[ 0.92598481 <text:s/>0.07401519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0 <text:s text:c="5"/>0.07 <text:s text:c="5"/>0.14 <text:s text:c="5"/>5661</text:p>
      <text:p text:style-name="P54"><text:soft-page-break/></text:p>
      <text:p text:style-name="P54"><text:s text:c="11"/>avg / total <text:s text:c="6"/>0.79 <text:s text:c="5"/>0.76 <text:s text:c="5"/>0.68 <text:s text:c="4"/>22165</text:p>
      <text:p text:style-name="P54"/>
      <text:p text:style-name="P54">[ 0.7541723 <text:s text:c="2"/>0.7629145 <text:s text:c="2"/>0.76088428 <text:s/>0.76223776 <text:s/>0.76692238]</text:p>
      <text:p text:style-name="P54">The accuracy for a sliding window of 33: 0.7614 (+/- 0.0083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2</text:p>
      <text:p text:style-name="P54">Results for sliding window: 33</text:p>
      <text:p text:style-name="P54">Confusion matrix, without normalization</text:p>
      <text:p text:style-name="P54">[[16473 <text:s text:c="3"/>31]</text:p>
      <text:p text:style-name="P54"><text:s/>[ 5212 <text:s text:c="2"/>449]]</text:p>
      <text:p text:style-name="P54">Normalized confusion matrix</text:p>
      <text:p text:style-name="P54">[[ 0.99812167 <text:s/>0.00187833]</text:p>
      <text:p text:style-name="P54"><text:s/>[ 0.92068539 <text:s/>0.0793146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4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755525 <text:s/>0.76697496 <text:s/>0.76426799 <text:s/>0.76314009 <text:s/>0.76534296]</text:p>
      <text:p text:style-name="P54">The accuracy for a sliding window of 33: 0.7635 (+/- 0.0064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3</text:p>
      <text:p text:style-name="P54">Results for sliding window: 33</text:p>
      <text:p text:style-name="P54">Confusion matrix, without normalization</text:p>
      <text:p text:style-name="P54">[[16459 <text:s text:c="3"/>45]</text:p>
      <text:p text:style-name="P54"><text:s/>[ 5196 <text:s text:c="2"/>465]]</text:p>
      <text:p text:style-name="P54">Normalized confusion matrix</text:p>
      <text:p text:style-name="P54">[[ 0.99727339 <text:s/>0.00272661]</text:p>
      <text:p text:style-name="P54"><text:s/>[ 0.91785904 <text:s/>0.0821409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1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45737 <text:s/>0.76426799 <text:s/>0.76201218 <text:s/>0.76517031 <text:s/>0.76782491]</text:p>
      <text:p text:style-name="P54">The accuracy for a sliding window of 33: 0.7635 (+/- 0.0063)</text:p>
      <text:p text:style-name="P54"><text:soft-page-break/></text:p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4</text:p>
      <text:p text:style-name="P54">Results for sliding window: 33</text:p>
      <text:p text:style-name="P54">Confusion matrix, without normalization</text:p>
      <text:p text:style-name="P54">[[16471 <text:s text:c="3"/>33]</text:p>
      <text:p text:style-name="P54"><text:s/>[ 5233 <text:s text:c="2"/>428]]</text:p>
      <text:p text:style-name="P54">Normalized confusion matrix</text:p>
      <text:p text:style-name="P54">[[ 0.99800048 <text:s/>0.00199952]</text:p>
      <text:p text:style-name="P54"><text:s/>[ 0.92439498 <text:s/>0.07560502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3 <text:s text:c="5"/>0.08 <text:s text:c="5"/>0.14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00631 <text:s/>0.76562148 <text:s/>0.76043312 <text:s/>0.76223776 <text:s/>0.76579422]</text:p>
      <text:p text:style-name="P54">The accuracy for a sliding window of 33: 0.7624 (+/- 0.0060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5</text:p>
      <text:p text:style-name="P54">Results for sliding window: 33</text:p>
      <text:p text:style-name="P54">Confusion matrix, without normalization</text:p>
      <text:p text:style-name="P54">[[16466 <text:s text:c="3"/>38]</text:p>
      <text:p text:style-name="P54"><text:s/>[ 5231 <text:s text:c="2"/>430]]</text:p>
      <text:p text:style-name="P54">Normalized confusion matrix</text:p>
      <text:p text:style-name="P54">[[ 0.99769753 <text:s/>0.00230247]</text:p>
      <text:p text:style-name="P54"><text:s/>[ 0.92404169 <text:s/>0.0759583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4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6829 <text:s text:c="2"/>0.76539589 <text:s/>0.76223776 <text:s/>0.76201218 <text:s/>0.76308664]</text:p>
      <text:p text:style-name="P54">The accuracy for a sliding window of 33: 0.7623 (+/- 0.0043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<text:soft-page-break/>Min_samples_split: <text:s/>6</text:p>
      <text:p text:style-name="P54">Results for sliding window: 33</text:p>
      <text:p text:style-name="P54">Confusion matrix, without normalization</text:p>
      <text:p text:style-name="P54">[[16464 <text:s text:c="3"/>40]</text:p>
      <text:p text:style-name="P54"><text:s/>[ 5209 <text:s text:c="2"/>452]]</text:p>
      <text:p text:style-name="P54">Normalized confusion matrix</text:p>
      <text:p text:style-name="P54">[[ 0.99757635 <text:s/>0.00242365]</text:p>
      <text:p text:style-name="P54"><text:s/>[ 0.92015545 <text:s/>0.07984455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8 <text:s text:c="5"/>0.15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823184 <text:s/>0.76562148 <text:s/>0.76268892 <text:s/>0.76201218 <text:s/>0.76737365]</text:p>
      <text:p text:style-name="P54">The accuracy for a sliding window of 33: 0.7632 (+/- 0.0063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7</text:p>
      <text:p text:style-name="P54">Results for sliding window: 33</text:p>
      <text:p text:style-name="P54">Confusion matrix, without normalization</text:p>
      <text:p text:style-name="P54">[[16477 <text:s text:c="3"/>27]</text:p>
      <text:p text:style-name="P54"><text:s/>[ 5232 <text:s text:c="2"/>429]]</text:p>
      <text:p text:style-name="P54">Normalized confusion matrix</text:p>
      <text:p text:style-name="P54">[[ 0.99836403 <text:s/>0.00163597]</text:p>
      <text:p text:style-name="P54"><text:s/>[ 0.92421834 <text:s/>0.07578166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4 <text:s text:c="5"/>0.08 <text:s text:c="5"/>0.14 <text:s text:c="5"/>5661</text:p>
      <text:p text:style-name="P54"/>
      <text:p text:style-name="P54"><text:s text:c="11"/>avg / total <text:s text:c="6"/>0.81 <text:s text:c="5"/>0.76 <text:s text:c="5"/>0.68 <text:s text:c="4"/>22165</text:p>
      <text:p text:style-name="P54"/>
      <text:p text:style-name="P54">[ 0.76003608 <text:s/>0.76314009 <text:s/>0.76246334 <text:s/>0.76201218 <text:s/>0.76601986]</text:p>
      <text:p text:style-name="P54">The accuracy for a sliding window of 33: 0.7627 (+/- 0.0039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8</text:p>
      <text:p text:style-name="P54">Results for sliding window: 33</text:p>
      <text:p text:style-name="P54">Confusion matrix, without normalization</text:p>
      <text:p text:style-name="P54">[[16474 <text:s text:c="3"/>30]</text:p>
      <text:p text:style-name="P54"><text:s/>[ 5250 <text:s text:c="2"/>411]]</text:p>
      <text:p text:style-name="P54"><text:soft-page-break/>Normalized confusion matrix</text:p>
      <text:p text:style-name="P54">[[ 0.99818226 <text:s/>0.00181774]</text:p>
      <text:p text:style-name="P54"><text:s/>[ 0.92739799 <text:s/>0.07260201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3 <text:s text:c="5"/>0.07 <text:s text:c="5"/>0.13 <text:s text:c="5"/>5661</text:p>
      <text:p text:style-name="P54"/>
      <text:p text:style-name="P54"><text:s text:c="11"/>avg / total <text:s text:c="6"/>0.80 <text:s text:c="5"/>0.76 <text:s text:c="5"/>0.68 <text:s text:c="4"/>22165</text:p>
      <text:p text:style-name="P54"/>
      <text:p text:style-name="P54">[ 0.75575101 <text:s/>0.76336567 <text:s/>0.76133544 <text:s/>0.76246334 <text:s/>0.76601986]</text:p>
      <text:p text:style-name="P54">The accuracy for a sliding window of 33: 0.7618 (+/- 0.0068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9</text:p>
      <text:p text:style-name="P54">Results for sliding window: 33</text:p>
      <text:p text:style-name="P54">Confusion matrix, without normalization</text:p>
      <text:p text:style-name="P54">[[16469 <text:s text:c="3"/>35]</text:p>
      <text:p text:style-name="P54"><text:s/>[ 5282 <text:s text:c="2"/>379]]</text:p>
      <text:p text:style-name="P54">Normalized confusion matrix</text:p>
      <text:p text:style-name="P54">[[ 0.9978793 <text:s/>0.0021207]</text:p>
      <text:p text:style-name="P54"><text:s/>[ 0.9330507 <text:s/>0.0669493]]</text:p>
      <text:p text:style-name="P54"><text:s text:c="24"/>precision <text:s text:c="3"/>recall <text:s/>f1-score <text:s text:c="2"/>support</text:p>
      <text:p text:style-name="P54"/>
      <text:p text:style-name="P54"><text:s text:c="3"/>Class 0 == globular <text:s text:c="6"/>0.76 <text:s text:c="5"/>1.00 <text:s text:c="5"/>0.86 <text:s text:c="4"/>16504</text:p>
      <text:p text:style-name="P54">Class 1 == beta barrel <text:s text:c="6"/>0.92 <text:s text:c="5"/>0.07 <text:s text:c="5"/>0.12 <text:s text:c="5"/>5661</text:p>
      <text:p text:style-name="P54"/>
      <text:p text:style-name="P54"><text:s text:c="11"/>avg / total <text:s text:c="6"/>0.80 <text:s text:c="5"/>0.76 <text:s text:c="5"/>0.67 <text:s text:c="4"/>22165</text:p>
      <text:p text:style-name="P54"/>
      <text:p text:style-name="P54">[ 0.75620207 <text:s/>0.76133544 <text:s/>0.75930521 <text:s/>0.75930521 <text:s/>0.76444043]</text:p>
      <text:p text:style-name="P54">The accuracy for a sliding window of 33: 0.7601 (+/- 0.0054)</text:p>
      <text:p text:style-name="P54"/>
      <text:p text:style-name="P54"/>
      <text:p text:style-name="P54"/>
      <text:p text:style-name="P54">Random Forest: Sliding window: <text:s/>33 </text:p>
      <text:p text:style-name="P54">N_estimators: <text:s/>300 </text:p>
      <text:p text:style-name="P54">Min_samples_split: <text:s/>10</text:p>
      <text:p text:style-name="P54">Results for sliding window: 33</text:p>
      <text:p text:style-name="P54">Confusion matrix, without normalization</text:p>
      <text:p text:style-name="P54">[[16468 <text:s text:c="3"/>36]</text:p>
      <text:p text:style-name="P54"><text:s/>[ 5267 <text:s text:c="2"/>394]]</text:p>
      <text:p text:style-name="P54">Normalized confusion matrix</text:p>
      <text:p text:style-name="P54">[[ 0.99781871 <text:s/>0.00218129]</text:p>
      <text:p text:style-name="P54"><text:s/>[ 0.93040099 <text:s/>0.06959901]]</text:p>
      <text:p text:style-name="P54"/>
      <text:p text:style-name="P57">Random Forest: Sliding window: <text:s/>35 </text:p>
      <text:p text:style-name="P57"><text:soft-page-break/>N_estimators: <text:s/>100 </text:p>
      <text:p text:style-name="P57">Min_samples_split: <text:s/>2</text:p>
      <text:p text:style-name="P57">Results for sliding window: 35</text:p>
      <text:p text:style-name="P57">Confusion matrix, without normalization</text:p>
      <text:p text:style-name="P57">[[16428 <text:s text:c="3"/>76]</text:p>
      <text:p text:style-name="P57"><text:s/>[ 5182 <text:s text:c="2"/>479]]</text:p>
      <text:p text:style-name="P57">Normalized confusion matrix</text:p>
      <text:p text:style-name="P57">[[ 0.99539506 <text:s/>0.00460494]</text:p>
      <text:p text:style-name="P57"><text:s/>[ 0.91538597 <text:s/>0.08461403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86 <text:s text:c="5"/>0.08 <text:s text:c="5"/>0.15 <text:s text:c="5"/>5661</text:p>
      <text:p text:style-name="P57"/>
      <text:p text:style-name="P57"><text:s text:c="11"/>avg / total <text:s text:c="6"/>0.79 <text:s text:c="5"/>0.76 <text:s text:c="5"/>0.68 <text:s text:c="4"/>22165</text:p>
      <text:p text:style-name="P57"/>
      <text:p text:style-name="P57">[ 0.75778078 <text:s/>0.76426799 <text:s/>0.76110986 <text:s/>0.76223776 <text:s/>0.76850181]</text:p>
      <text:p text:style-name="P57">The accuracy for a sliding window of 35: 0.7628 (+/- 0.0071)</text:p>
      <text:p text:style-name="P57"/>
      <text:p text:style-name="P57"/>
      <text:p text:style-name="P57"/>
      <text:p text:style-name="P57">Random Forest: Sliding window: <text:s/>35 </text:p>
      <text:p text:style-name="P57">N_estimators: <text:s/>100 </text:p>
      <text:p text:style-name="P57">Min_samples_split: <text:s/>3</text:p>
      <text:p text:style-name="P57">Results for sliding window: 35</text:p>
      <text:p text:style-name="P57">Confusion matrix, without normalization</text:p>
      <text:p text:style-name="P57">[[16428 <text:s text:c="3"/>76]</text:p>
      <text:p text:style-name="P57"><text:s/>[ 5166 <text:s text:c="2"/>495]]</text:p>
      <text:p text:style-name="P57">Normalized confusion matrix</text:p>
      <text:p text:style-name="P57">[[ 0.99539506 <text:s/>0.00460494]</text:p>
      <text:p text:style-name="P57"><text:s/>[ 0.91255962 <text:s/>0.08744038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87 <text:s text:c="5"/>0.09 <text:s text:c="5"/>0.16 <text:s text:c="5"/>5661</text:p>
      <text:p text:style-name="P57"/>
      <text:p text:style-name="P57"><text:s text:c="11"/>avg / total <text:s text:c="6"/>0.79 <text:s text:c="5"/>0.76 <text:s text:c="5"/>0.68 <text:s text:c="4"/>22165</text:p>
      <text:p text:style-name="P57"/>
      <text:p text:style-name="P57">[ 0.75890843 <text:s/>0.76223776 <text:s/>0.76539589 <text:s/>0.76223776 <text:s/>0.76872744]</text:p>
      <text:p text:style-name="P57">The accuracy for a sliding window of 35: 0.7635 (+/- 0.0066)</text:p>
      <text:p text:style-name="P57"/>
      <text:p text:style-name="P57"/>
      <text:p text:style-name="P57"/>
      <text:p text:style-name="P57">Random Forest: Sliding window: <text:s/>35 </text:p>
      <text:p text:style-name="P57">N_estimators: <text:s/>100 </text:p>
      <text:p text:style-name="P57">Min_samples_split: <text:s/>4</text:p>
      <text:p text:style-name="P57">Results for sliding window: 35</text:p>
      <text:p text:style-name="P57">Confusion matrix, without normalization</text:p>
      <text:p text:style-name="P57">[[16433 <text:s text:c="3"/>71]</text:p>
      <text:p text:style-name="P57"><text:soft-page-break/><text:s/>[ 5176 <text:s text:c="2"/>485]]</text:p>
      <text:p text:style-name="P57">Normalized confusion matrix</text:p>
      <text:p text:style-name="P57">[[ 0.99569801 <text:s/>0.00430199]</text:p>
      <text:p text:style-name="P57"><text:s/>[ 0.91432609 <text:s/>0.08567391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87 <text:s text:c="5"/>0.09 <text:s text:c="5"/>0.16 <text:s text:c="5"/>5661</text:p>
      <text:p text:style-name="P57"/>
      <text:p text:style-name="P57"><text:s text:c="11"/>avg / total <text:s text:c="6"/>0.79 <text:s text:c="5"/>0.76 <text:s text:c="5"/>0.68 <text:s text:c="4"/>22165</text:p>
      <text:p text:style-name="P57"/>
      <text:p text:style-name="P57">[ 0.76003608 <text:s/>0.7629145 <text:s text:c="2"/>0.76246334 <text:s/>0.76268892 <text:s/>0.76827617]</text:p>
      <text:p text:style-name="P57">The accuracy for a sliding window of 35: 0.7633 (+/- 0.0054)</text:p>
      <text:p text:style-name="P57"/>
      <text:p text:style-name="P57"/>
      <text:p text:style-name="P57"/>
      <text:p text:style-name="P57">Random Forest: Sliding window: <text:s/>35 </text:p>
      <text:p text:style-name="P57">N_estimators: <text:s/>100 </text:p>
      <text:p text:style-name="P57">Min_samples_split: <text:s/>5</text:p>
      <text:p text:style-name="P57">Results for sliding window: 35</text:p>
      <text:p text:style-name="P57">Confusion matrix, without normalization</text:p>
      <text:p text:style-name="P57">[[16445 <text:s text:c="3"/>59]</text:p>
      <text:p text:style-name="P57"><text:s/>[ 5205 <text:s text:c="2"/>456]]</text:p>
      <text:p text:style-name="P57">Normalized confusion matrix</text:p>
      <text:p text:style-name="P57">[[ 0.99642511 <text:s/>0.00357489]</text:p>
      <text:p text:style-name="P57"><text:s/>[ 0.91944886 <text:s/>0.08055114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89 <text:s text:c="5"/>0.08 <text:s text:c="5"/>0.15 <text:s text:c="5"/>5661</text:p>
      <text:p text:style-name="P57"/>
      <text:p text:style-name="P57"><text:s text:c="11"/>avg / total <text:s text:c="6"/>0.79 <text:s text:c="5"/>0.76 <text:s text:c="5"/>0.68 <text:s text:c="4"/>22165</text:p>
      <text:p text:style-name="P57"/>
      <text:p text:style-name="P57">[ 0.75935949 <text:s/>0.76133544 <text:s/>0.76088428 <text:s/>0.76314009 <text:s/>0.76782491]</text:p>
      <text:p text:style-name="P57">The accuracy for a sliding window of 35: 0.7625 (+/- 0.0058)</text:p>
      <text:p text:style-name="P57"/>
      <text:p text:style-name="P57"/>
      <text:p text:style-name="P57"/>
      <text:p text:style-name="P57">Random Forest: Sliding window: <text:s/>35 </text:p>
      <text:p text:style-name="P57">N_estimators: <text:s/>100 </text:p>
      <text:p text:style-name="P57">Min_samples_split: <text:s/>6</text:p>
      <text:p text:style-name="P57">Results for sliding window: 35</text:p>
      <text:p text:style-name="P57">Confusion matrix, without normalization</text:p>
      <text:p text:style-name="P57">[[16442 <text:s text:c="3"/>62]</text:p>
      <text:p text:style-name="P57"><text:s/>[ 5194 <text:s text:c="2"/>467]]</text:p>
      <text:p text:style-name="P57">Normalized confusion matrix</text:p>
      <text:p text:style-name="P57">[[ 0.99624333 <text:s/>0.00375667]</text:p>
      <text:p text:style-name="P57"><text:s/>[ 0.91750574 <text:s/>0.08249426]]</text:p>
      <text:p text:style-name="P57"><text:s text:c="24"/>precision <text:s text:c="3"/>recall <text:s/>f1-score <text:s text:c="2"/>support</text:p>
      <text:p text:style-name="P57"><text:soft-page-break/></text:p>
      <text:p text:style-name="P57"><text:s text:c="3"/>Class 0 == globular <text:s text:c="6"/>0.76 <text:s text:c="5"/>1.00 <text:s text:c="5"/>0.86 <text:s text:c="4"/>16504</text:p>
      <text:p text:style-name="P57">Class 1 == beta barrel <text:s text:c="6"/>0.88 <text:s text:c="5"/>0.08 <text:s text:c="5"/>0.15 <text:s text:c="5"/>5661</text:p>
      <text:p text:style-name="P57"/>
      <text:p text:style-name="P57"><text:s text:c="11"/>avg / total <text:s text:c="6"/>0.79 <text:s text:c="5"/>0.76 <text:s text:c="5"/>0.68 <text:s text:c="4"/>22165</text:p>
      <text:p text:style-name="P57"/>
      <text:p text:style-name="P57">[ 0.76116373 <text:s/>0.76607264 <text:s/>0.7617866 <text:s text:c="2"/>0.7606587 <text:s text:c="2"/>0.76466606]</text:p>
      <text:p text:style-name="P57">The accuracy for a sliding window of 35: 0.7629 (+/- 0.0042)</text:p>
      <text:p text:style-name="P57"/>
      <text:p text:style-name="P57"/>
      <text:p text:style-name="P57"/>
      <text:p text:style-name="P57">Random Forest: Sliding window: <text:s/>35 </text:p>
      <text:p text:style-name="P57">N_estimators: <text:s/>100 </text:p>
      <text:p text:style-name="P57">Min_samples_split: <text:s/>7</text:p>
      <text:p text:style-name="P57">Results for sliding window: 35</text:p>
      <text:p text:style-name="P57">Confusion matrix, without normalization</text:p>
      <text:p text:style-name="P57">[[16439 <text:s text:c="3"/>65]</text:p>
      <text:p text:style-name="P57"><text:s/>[ 5191 <text:s text:c="2"/>470]]</text:p>
      <text:p text:style-name="P57">Normalized confusion matrix</text:p>
      <text:p text:style-name="P57">[[ 0.99606156 <text:s/>0.00393844]</text:p>
      <text:p text:style-name="P57"><text:s/>[ 0.9169758 <text:s text:c="2"/>0.0830242 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88 <text:s text:c="5"/>0.08 <text:s text:c="5"/>0.15 <text:s text:c="5"/>5661</text:p>
      <text:p text:style-name="P57"/>
      <text:p text:style-name="P57"><text:s text:c="11"/>avg / total <text:s text:c="6"/>0.79 <text:s text:c="5"/>0.76 <text:s text:c="5"/>0.68 <text:s text:c="4"/>22165</text:p>
      <text:p text:style-name="P57"/>
      <text:p text:style-name="P57">[ 0.75935949 <text:s/>0.76449357 <text:s/>0.76223776 <text:s/>0.76223776 <text:s/>0.76601986]</text:p>
      <text:p text:style-name="P57">The accuracy for a sliding window of 35: 0.7629 (+/- 0.0045)</text:p>
      <text:p text:style-name="P57"/>
      <text:p text:style-name="P57"/>
      <text:p text:style-name="P57"/>
      <text:p text:style-name="P57">Random Forest: Sliding window: <text:s/>35 </text:p>
      <text:p text:style-name="P57">N_estimators: <text:s/>100 </text:p>
      <text:p text:style-name="P57">Min_samples_split: <text:s/>8</text:p>
      <text:p text:style-name="P57">Results for sliding window: 35</text:p>
      <text:p text:style-name="P57">Confusion matrix, without normalization</text:p>
      <text:p text:style-name="P57">[[16449 <text:s text:c="3"/>55]</text:p>
      <text:p text:style-name="P57"><text:s/>[ 5232 <text:s text:c="2"/>429]]</text:p>
      <text:p text:style-name="P57">Normalized confusion matrix</text:p>
      <text:p text:style-name="P57">[[ 0.99666747 <text:s/>0.00333253]</text:p>
      <text:p text:style-name="P57"><text:s/>[ 0.92421834 <text:s/>0.07578166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89 <text:s text:c="5"/>0.08 <text:s text:c="5"/>0.14 <text:s text:c="5"/>5661</text:p>
      <text:p text:style-name="P57"/>
      <text:p text:style-name="P57"><text:s text:c="11"/>avg / total <text:s text:c="6"/>0.79 <text:s text:c="5"/>0.76 <text:s text:c="5"/>0.68 <text:s text:c="4"/>22165</text:p>
      <text:p text:style-name="P57"><text:soft-page-break/></text:p>
      <text:p text:style-name="P57">[ 0.75732972 <text:s/>0.76133544 <text:s/>0.76223776 <text:s/>0.76020753 <text:s/>0.76624549]</text:p>
      <text:p text:style-name="P57">The accuracy for a sliding window of 35: 0.7615 (+/- 0.0058)</text:p>
      <text:p text:style-name="P57"/>
      <text:p text:style-name="P57"/>
      <text:p text:style-name="P57"/>
      <text:p text:style-name="P57">Random Forest: Sliding window: <text:s/>35 </text:p>
      <text:p text:style-name="P57">N_estimators: <text:s/>100 </text:p>
      <text:p text:style-name="P57">Min_samples_split: <text:s/>9</text:p>
      <text:p text:style-name="P57">Results for sliding window: 35</text:p>
      <text:p text:style-name="P57">Confusion matrix, without normalization</text:p>
      <text:p text:style-name="P57">[[16457 <text:s text:c="3"/>47]</text:p>
      <text:p text:style-name="P57"><text:s/>[ 5216 <text:s text:c="2"/>445]]</text:p>
      <text:p text:style-name="P57">Normalized confusion matrix</text:p>
      <text:p text:style-name="P57">[[ 0.99715221 <text:s/>0.00284779]</text:p>
      <text:p text:style-name="P57"><text:s/>[ 0.92139198 <text:s/>0.07860802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90 <text:s text:c="5"/>0.08 <text:s text:c="5"/>0.14 <text:s text:c="5"/>5661</text:p>
      <text:p text:style-name="P57"/>
      <text:p text:style-name="P57"><text:s text:c="11"/>avg / total <text:s text:c="6"/>0.80 <text:s text:c="5"/>0.76 <text:s text:c="5"/>0.68 <text:s text:c="4"/>22165</text:p>
      <text:p text:style-name="P57"/>
      <text:p text:style-name="P57">[ 0.75958502 <text:s/>0.76471915 <text:s/>0.76381683 <text:s/>0.75930521 <text:s/>0.76534296]</text:p>
      <text:p text:style-name="P57">The accuracy for a sliding window of 35: 0.7626 (+/- 0.0052)</text:p>
      <text:p text:style-name="P57"/>
      <text:p text:style-name="P57"/>
      <text:p text:style-name="P57"/>
      <text:p text:style-name="P57">Random Forest: Sliding window: <text:s/>35 </text:p>
      <text:p text:style-name="P57">N_estimators: <text:s/>100 </text:p>
      <text:p text:style-name="P57">Min_samples_split: <text:s/>10</text:p>
      <text:p text:style-name="P57">Results for sliding window: 35</text:p>
      <text:p text:style-name="P57">Confusion matrix, without normalization</text:p>
      <text:p text:style-name="P57">[[16465 <text:s text:c="3"/>39]</text:p>
      <text:p text:style-name="P57"><text:s/>[ 5220 <text:s text:c="2"/>441]]</text:p>
      <text:p text:style-name="P57">Normalized confusion matrix</text:p>
      <text:p text:style-name="P57">[[ 0.99763694 <text:s/>0.00236306]</text:p>
      <text:p text:style-name="P57"><text:s/>[ 0.92209857 <text:s/>0.07790143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92 <text:s text:c="5"/>0.08 <text:s text:c="5"/>0.14 <text:s text:c="5"/>5661</text:p>
      <text:p text:style-name="P57"/>
      <text:p text:style-name="P57"><text:s text:c="11"/>avg / total <text:s text:c="6"/>0.80 <text:s text:c="5"/>0.76 <text:s text:c="5"/>0.68 <text:s text:c="4"/>22165</text:p>
      <text:p text:style-name="P57"/>
      <text:p text:style-name="P57">[ 0.75845737 <text:s/>0.76584706 <text:s/>0.7606587 <text:s text:c="2"/>0.76268892 <text:s/>0.76601986]</text:p>
      <text:p text:style-name="P57">The accuracy for a sliding window of 35: 0.7627 (+/- 0.0059)</text:p>
      <text:p text:style-name="P57"/>
      <text:p text:style-name="P57"/>
      <text:p text:style-name="P57"><text:soft-page-break/></text:p>
      <text:p text:style-name="P57">Random Forest: Sliding window: <text:s/>35 </text:p>
      <text:p text:style-name="P57">N_estimators: <text:s/>200 </text:p>
      <text:p text:style-name="P57">Min_samples_split: <text:s/>2</text:p>
      <text:p text:style-name="P57">Results for sliding window: 35</text:p>
      <text:p text:style-name="P57">Confusion matrix, without normalization</text:p>
      <text:p text:style-name="P57">[[16467 <text:s text:c="3"/>37]</text:p>
      <text:p text:style-name="P57"><text:s/>[ 5218 <text:s text:c="2"/>443]]</text:p>
      <text:p text:style-name="P57">Normalized confusion matrix</text:p>
      <text:p text:style-name="P57">[[ 0.99775812 <text:s/>0.00224188]</text:p>
      <text:p text:style-name="P57"><text:s/>[ 0.92174527 <text:s/>0.07825473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92 <text:s text:c="5"/>0.08 <text:s text:c="5"/>0.14 <text:s text:c="5"/>5661</text:p>
      <text:p text:style-name="P57"/>
      <text:p text:style-name="P57"><text:s text:c="11"/>avg / total <text:s text:c="6"/>0.80 <text:s text:c="5"/>0.76 <text:s text:c="5"/>0.68 <text:s text:c="4"/>22165</text:p>
      <text:p text:style-name="P57"/>
      <text:p text:style-name="P57">[ 0.75778078 <text:s/>0.76697496 <text:s/>0.75907963 <text:s/>0.76246334 <text:s/>0.76827617]</text:p>
      <text:p text:style-name="P57">The accuracy for a sliding window of 35: 0.7629 (+/- 0.0083)</text:p>
      <text:p text:style-name="P57"/>
      <text:p text:style-name="P57"/>
      <text:p text:style-name="P57"/>
      <text:p text:style-name="P57">Random Forest: Sliding window: <text:s/>35 </text:p>
      <text:p text:style-name="P57">N_estimators: <text:s/>200 </text:p>
      <text:p text:style-name="P57">Min_samples_split: <text:s/>3</text:p>
      <text:p text:style-name="P57">Results for sliding window: 35</text:p>
      <text:p text:style-name="P57">Confusion matrix, without normalization</text:p>
      <text:p text:style-name="P57">[[16456 <text:s text:c="3"/>48]</text:p>
      <text:p text:style-name="P57"><text:s/>[ 5192 <text:s text:c="2"/>469]]</text:p>
      <text:p text:style-name="P57">Normalized confusion matrix</text:p>
      <text:p text:style-name="P57">[[ 0.99709161 <text:s/>0.00290839]</text:p>
      <text:p text:style-name="P57"><text:s/>[ 0.91715245 <text:s/>0.08284755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91 <text:s text:c="5"/>0.08 <text:s text:c="5"/>0.15 <text:s text:c="5"/>5661</text:p>
      <text:p text:style-name="P57"/>
      <text:p text:style-name="P57"><text:s text:c="11"/>avg / total <text:s text:c="6"/>0.80 <text:s text:c="5"/>0.76 <text:s text:c="5"/>0.68 <text:s text:c="4"/>22165</text:p>
      <text:p text:style-name="P57"/>
      <text:p text:style-name="P57">[ 0.76026161 <text:s/>0.76471915 <text:s/>0.76381683 <text:s/>0.76201218 <text:s/>0.76714801]</text:p>
      <text:p text:style-name="P57">The accuracy for a sliding window of 35: 0.7636 (+/- 0.0047)</text:p>
      <text:p text:style-name="P57"/>
      <text:p text:style-name="P57"/>
      <text:p text:style-name="P57"/>
      <text:p text:style-name="P57">Random Forest: Sliding window: <text:s/>35 </text:p>
      <text:p text:style-name="P57">N_estimators: <text:s/>200 </text:p>
      <text:p text:style-name="P57">Min_samples_split: <text:s/>4</text:p>
      <text:p text:style-name="P57">Results for sliding window: 35</text:p>
      <text:p text:style-name="P57"><text:soft-page-break/>Confusion matrix, without normalization</text:p>
      <text:p text:style-name="P57">[[16464 <text:s text:c="3"/>40]</text:p>
      <text:p text:style-name="P57"><text:s/>[ 5243 <text:s text:c="2"/>418]]</text:p>
      <text:p text:style-name="P57">Normalized confusion matrix</text:p>
      <text:p text:style-name="P57">[[ 0.99757635 <text:s/>0.00242365]</text:p>
      <text:p text:style-name="P57"><text:s/>[ 0.92616146 <text:s/>0.07383854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91 <text:s text:c="5"/>0.07 <text:s text:c="5"/>0.14 <text:s text:c="5"/>5661</text:p>
      <text:p text:style-name="P57"/>
      <text:p text:style-name="P57"><text:s text:c="11"/>avg / total <text:s text:c="6"/>0.80 <text:s text:c="5"/>0.76 <text:s text:c="5"/>0.68 <text:s text:c="4"/>22165</text:p>
      <text:p text:style-name="P57"/>
      <text:p text:style-name="P57">[ 0.75823184 <text:s/>0.76359125 <text:s/>0.75998195 <text:s/>0.76201218 <text:s/>0.76444043]</text:p>
      <text:p text:style-name="P57">The accuracy for a sliding window of 35: 0.7617 (+/- 0.0046)</text:p>
      <text:p text:style-name="P57"/>
      <text:p text:style-name="P57"/>
      <text:p text:style-name="P57"/>
      <text:p text:style-name="P57">Random Forest: Sliding window: <text:s/>35 </text:p>
      <text:p text:style-name="P57">N_estimators: <text:s/>200 </text:p>
      <text:p text:style-name="P57">Min_samples_split: <text:s/>5</text:p>
      <text:p text:style-name="P57">Results for sliding window: 35</text:p>
      <text:p text:style-name="P57">Confusion matrix, without normalization</text:p>
      <text:p text:style-name="P57">[[16462 <text:s text:c="3"/>42]</text:p>
      <text:p text:style-name="P57"><text:s/>[ 5216 <text:s text:c="2"/>445]]</text:p>
      <text:p text:style-name="P57">Normalized confusion matrix</text:p>
      <text:p text:style-name="P57">[[ 0.99745516 <text:s/>0.00254484]</text:p>
      <text:p text:style-name="P57"><text:s/>[ 0.92139198 <text:s/>0.07860802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91 <text:s text:c="5"/>0.08 <text:s text:c="5"/>0.14 <text:s text:c="5"/>5661</text:p>
      <text:p text:style-name="P57"/>
      <text:p text:style-name="P57"><text:s text:c="11"/>avg / total <text:s text:c="6"/>0.80 <text:s text:c="5"/>0.76 <text:s text:c="5"/>0.68 <text:s text:c="4"/>22165</text:p>
      <text:p text:style-name="P57"/>
      <text:p text:style-name="P57">[ 0.75800631 <text:s/>0.76404241 <text:s/>0.76268892 <text:s/>0.76133544 <text:s/>0.76782491]</text:p>
      <text:p text:style-name="P57">The accuracy for a sliding window of 35: 0.7628 (+/- 0.0064)</text:p>
      <text:p text:style-name="P57"/>
      <text:p text:style-name="P57"/>
      <text:p text:style-name="P57"/>
      <text:p text:style-name="P57">Random Forest: Sliding window: <text:s/>35 </text:p>
      <text:p text:style-name="P57">N_estimators: <text:s/>200 </text:p>
      <text:p text:style-name="P57">Min_samples_split: <text:s/>6</text:p>
      <text:p text:style-name="P57">Results for sliding window: 35</text:p>
      <text:p text:style-name="P57">Confusion matrix, without normalization</text:p>
      <text:p text:style-name="P57">[[16464 <text:s text:c="3"/>40]</text:p>
      <text:p text:style-name="P57"><text:s/>[ 5247 <text:s text:c="2"/>414]]</text:p>
      <text:p text:style-name="P57">Normalized confusion matrix</text:p>
      <text:p text:style-name="P57">[[ 0.99757635 <text:s/>0.00242365]</text:p>
      <text:p text:style-name="P57"><text:soft-page-break/><text:s/>[ 0.92686804 <text:s/>0.07313196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91 <text:s text:c="5"/>0.07 <text:s text:c="5"/>0.14 <text:s text:c="5"/>5661</text:p>
      <text:p text:style-name="P57"/>
      <text:p text:style-name="P57"><text:s text:c="11"/>avg / total <text:s text:c="6"/>0.80 <text:s text:c="5"/>0.76 <text:s text:c="5"/>0.68 <text:s text:c="4"/>22165</text:p>
      <text:p text:style-name="P57"/>
      <text:p text:style-name="P57">[ 0.75732972 <text:s/>0.76156102 <text:s/>0.76246334 <text:s/>0.76110986 <text:s/>0.7648917 ]</text:p>
      <text:p text:style-name="P57">The accuracy for a sliding window of 35: 0.7615 (+/- 0.0049)</text:p>
      <text:p text:style-name="P57"/>
      <text:p text:style-name="P57"/>
      <text:p text:style-name="P57"/>
      <text:p text:style-name="P57">Random Forest: Sliding window: <text:s/>35 </text:p>
      <text:p text:style-name="P57">N_estimators: <text:s/>200 </text:p>
      <text:p text:style-name="P57">Min_samples_split: <text:s/>7</text:p>
      <text:p text:style-name="P57">Results for sliding window: 35</text:p>
      <text:p text:style-name="P57">Confusion matrix, without normalization</text:p>
      <text:p text:style-name="P57">[[16470 <text:s text:c="3"/>34]</text:p>
      <text:p text:style-name="P57"><text:s/>[ 5254 <text:s text:c="2"/>407]]</text:p>
      <text:p text:style-name="P57">Normalized confusion matrix</text:p>
      <text:p text:style-name="P57">[[ 0.99793989 <text:s/>0.00206011]</text:p>
      <text:p text:style-name="P57"><text:s/>[ 0.92810458 <text:s/>0.07189542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92 <text:s text:c="5"/>0.07 <text:s text:c="5"/>0.13 <text:s text:c="5"/>5661</text:p>
      <text:p text:style-name="P57"/>
      <text:p text:style-name="P57"><text:s text:c="11"/>avg / total <text:s text:c="6"/>0.80 <text:s text:c="5"/>0.76 <text:s text:c="5"/>0.68 <text:s text:c="4"/>22165</text:p>
      <text:p text:style-name="P57"/>
      <text:p text:style-name="P57">[ 0.75710419 <text:s/>0.76268892 <text:s/>0.76043312 <text:s/>0.76223776 <text:s/>0.76466606]</text:p>
      <text:p text:style-name="P57">The accuracy for a sliding window of 35: 0.7614 (+/- 0.0051)</text:p>
      <text:p text:style-name="P57"/>
      <text:p text:style-name="P57"/>
      <text:p text:style-name="P57"/>
      <text:p text:style-name="P57">Random Forest: Sliding window: <text:s/>35 </text:p>
      <text:p text:style-name="P57">N_estimators: <text:s/>200 </text:p>
      <text:p text:style-name="P57">Min_samples_split: <text:s/>8</text:p>
      <text:p text:style-name="P57">Results for sliding window: 35</text:p>
      <text:p text:style-name="P57">Confusion matrix, without normalization</text:p>
      <text:p text:style-name="P57">[[16472 <text:s text:c="3"/>32]</text:p>
      <text:p text:style-name="P57"><text:s/>[ 5263 <text:s text:c="2"/>398]]</text:p>
      <text:p text:style-name="P57">Normalized confusion matrix</text:p>
      <text:p text:style-name="P57">[[ 0.99806108 <text:s/>0.00193892]</text:p>
      <text:p text:style-name="P57"><text:s/>[ 0.9296944 <text:s text:c="2"/>0.0703056 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93 <text:s text:c="5"/>0.07 <text:s text:c="5"/>0.13 <text:s text:c="5"/>5661</text:p>
      <text:p text:style-name="P57"><text:soft-page-break/></text:p>
      <text:p text:style-name="P57"><text:s text:c="11"/>avg / total <text:s text:c="6"/>0.80 <text:s text:c="5"/>0.76 <text:s text:c="5"/>0.67 <text:s text:c="4"/>22165</text:p>
      <text:p text:style-name="P57"/>
      <text:p text:style-name="P57">[ 0.75552548 <text:s/>0.76246334 <text:s/>0.75953079 <text:s/>0.76156102 <text:s/>0.76647112]</text:p>
      <text:p text:style-name="P57">The accuracy for a sliding window of 35: 0.7611 (+/- 0.0072)</text:p>
      <text:p text:style-name="P57"/>
      <text:p text:style-name="P57"/>
      <text:p text:style-name="P57"/>
      <text:p text:style-name="P57">Random Forest: Sliding window: <text:s/>35 </text:p>
      <text:p text:style-name="P57">N_estimators: <text:s/>200 </text:p>
      <text:p text:style-name="P57">Min_samples_split: <text:s/>9</text:p>
      <text:p text:style-name="P57">Results for sliding window: 35</text:p>
      <text:p text:style-name="P57">Confusion matrix, without normalization</text:p>
      <text:p text:style-name="P57">[[16468 <text:s text:c="3"/>36]</text:p>
      <text:p text:style-name="P57"><text:s/>[ 5269 <text:s text:c="2"/>392]]</text:p>
      <text:p text:style-name="P57">Normalized confusion matrix</text:p>
      <text:p text:style-name="P57">[[ 0.99781871 <text:s/>0.00218129]</text:p>
      <text:p text:style-name="P57"><text:s/>[ 0.93075428 <text:s/>0.06924572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92 <text:s text:c="5"/>0.07 <text:s text:c="5"/>0.13 <text:s text:c="5"/>5661</text:p>
      <text:p text:style-name="P57"/>
      <text:p text:style-name="P57"><text:s text:c="11"/>avg / total <text:s text:c="6"/>0.80 <text:s text:c="5"/>0.76 <text:s text:c="5"/>0.67 <text:s text:c="4"/>22165</text:p>
      <text:p text:style-name="P57"/>
      <text:p text:style-name="P57">[ 0.75507442 <text:s/>0.7629145 <text:s text:c="2"/>0.75998195 <text:s/>0.7617866 <text:s text:c="2"/>0.76353791]</text:p>
      <text:p text:style-name="P57">The accuracy for a sliding window of 35: 0.7607 (+/- 0.0061)</text:p>
      <text:p text:style-name="P57"/>
      <text:p text:style-name="P57"/>
      <text:p text:style-name="P57"/>
      <text:p text:style-name="P57">Random Forest: Sliding window: <text:s/>35 </text:p>
      <text:p text:style-name="P57">N_estimators: <text:s/>200 </text:p>
      <text:p text:style-name="P57">Min_samples_split: <text:s/>10</text:p>
      <text:p text:style-name="P57">Results for sliding window: 35</text:p>
      <text:p text:style-name="P57">Confusion matrix, without normalization</text:p>
      <text:p text:style-name="P57">[[16473 <text:s text:c="3"/>31]</text:p>
      <text:p text:style-name="P57"><text:s/>[ 5273 <text:s text:c="2"/>388]]</text:p>
      <text:p text:style-name="P57">Normalized confusion matrix</text:p>
      <text:p text:style-name="P57">[[ 0.99812167 <text:s/>0.00187833]</text:p>
      <text:p text:style-name="P57"><text:s/>[ 0.93146087 <text:s/>0.06853913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93 <text:s text:c="5"/>0.07 <text:s text:c="5"/>0.13 <text:s text:c="5"/>5661</text:p>
      <text:p text:style-name="P57"/>
      <text:p text:style-name="P57"><text:s text:c="11"/>avg / total <text:s text:c="6"/>0.80 <text:s text:c="5"/>0.76 <text:s text:c="5"/>0.67 <text:s text:c="4"/>22165</text:p>
      <text:p text:style-name="P57"/>
      <text:p text:style-name="P57">[ 0.75529995 <text:s/>0.76246334 <text:s/>0.75907963 <text:s/>0.76088428 <text:s/>0.76579422]</text:p>
      <text:p text:style-name="P57">The accuracy for a sliding window of 35: 0.7607 (+/- 0.0070)</text:p>
      <text:p text:style-name="P57"><text:soft-page-break/></text:p>
      <text:p text:style-name="P57"/>
      <text:p text:style-name="P57"/>
      <text:p text:style-name="P57">Random Forest: Sliding window: <text:s/>35 </text:p>
      <text:p text:style-name="P57">N_estimators: <text:s/>300 </text:p>
      <text:p text:style-name="P57">Min_samples_split: <text:s/>2</text:p>
      <text:p text:style-name="P57">Results for sliding window: 35</text:p>
      <text:p text:style-name="P57">Confusion matrix, without normalization</text:p>
      <text:p text:style-name="P57">[[16470 <text:s text:c="3"/>34]</text:p>
      <text:p text:style-name="P57"><text:s/>[ 5243 <text:s text:c="2"/>418]]</text:p>
      <text:p text:style-name="P57">Normalized confusion matrix</text:p>
      <text:p text:style-name="P57">[[ 0.99793989 <text:s/>0.00206011]</text:p>
      <text:p text:style-name="P57"><text:s/>[ 0.92616146 <text:s/>0.07383854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92 <text:s text:c="5"/>0.07 <text:s text:c="5"/>0.14 <text:s text:c="5"/>5661</text:p>
      <text:p text:style-name="P57"/>
      <text:p text:style-name="P57"><text:s text:c="11"/>avg / total <text:s text:c="6"/>0.80 <text:s text:c="5"/>0.76 <text:s text:c="5"/>0.68 <text:s text:c="4"/>22165</text:p>
      <text:p text:style-name="P57"/>
      <text:p text:style-name="P57">[ 0.75890843 <text:s/>0.76314009 <text:s/>0.75975637 <text:s/>0.76156102 <text:s/>0.76624549]</text:p>
      <text:p text:style-name="P57">The accuracy for a sliding window of 35: 0.7619 (+/- 0.0052)</text:p>
      <text:p text:style-name="P57"/>
      <text:p text:style-name="P57"/>
      <text:p text:style-name="P57"/>
      <text:p text:style-name="P57">Random Forest: Sliding window: <text:s/>35 </text:p>
      <text:p text:style-name="P57">N_estimators: <text:s/>300 </text:p>
      <text:p text:style-name="P57">Min_samples_split: <text:s/>3</text:p>
      <text:p text:style-name="P57">Results for sliding window: 35</text:p>
      <text:p text:style-name="P57">Confusion matrix, without normalization</text:p>
      <text:p text:style-name="P57">[[16457 <text:s text:c="3"/>47]</text:p>
      <text:p text:style-name="P57"><text:s/>[ 5227 <text:s text:c="2"/>434]]</text:p>
      <text:p text:style-name="P57">Normalized confusion matrix</text:p>
      <text:p text:style-name="P57">[[ 0.99715221 <text:s/>0.00284779]</text:p>
      <text:p text:style-name="P57"><text:s/>[ 0.9233351 <text:s text:c="2"/>0.0766649 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90 <text:s text:c="5"/>0.08 <text:s text:c="5"/>0.14 <text:s text:c="5"/>5661</text:p>
      <text:p text:style-name="P57"/>
      <text:p text:style-name="P57"><text:s text:c="11"/>avg / total <text:s text:c="6"/>0.80 <text:s text:c="5"/>0.76 <text:s text:c="5"/>0.68 <text:s text:c="4"/>22165</text:p>
      <text:p text:style-name="P57"/>
      <text:p text:style-name="P57">[ 0.75710419 <text:s/>0.76471915 <text:s/>0.76201218 <text:s/>0.76246334 <text:s/>0.76398917]</text:p>
      <text:p text:style-name="P57">The accuracy for a sliding window of 35: 0.7621 (+/- 0.0053)</text:p>
      <text:p text:style-name="P57"/>
      <text:p text:style-name="P57"/>
      <text:p text:style-name="P57"/>
      <text:p text:style-name="P57">Random Forest: Sliding window: <text:s/>35 </text:p>
      <text:p text:style-name="P57">N_estimators: <text:s/>300 </text:p>
      <text:p text:style-name="P57"><text:soft-page-break/>Min_samples_split: <text:s/>4</text:p>
      <text:p text:style-name="P57">Results for sliding window: 35</text:p>
      <text:p text:style-name="P57">Confusion matrix, without normalization</text:p>
      <text:p text:style-name="P57">[[16481 <text:s text:c="3"/>23]</text:p>
      <text:p text:style-name="P57"><text:s/>[ 5237 <text:s text:c="2"/>424]]</text:p>
      <text:p text:style-name="P57">Normalized confusion matrix</text:p>
      <text:p text:style-name="P57">[[ 0.9986064 <text:s text:c="2"/>0.0013936 ]</text:p>
      <text:p text:style-name="P57"><text:s/>[ 0.92510157 <text:s/>0.07489843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95 <text:s text:c="5"/>0.07 <text:s text:c="5"/>0.14 <text:s text:c="5"/>5661</text:p>
      <text:p text:style-name="P57"/>
      <text:p text:style-name="P57"><text:s text:c="11"/>avg / total <text:s text:c="6"/>0.81 <text:s text:c="5"/>0.76 <text:s text:c="5"/>0.68 <text:s text:c="4"/>22165</text:p>
      <text:p text:style-name="P57"/>
      <text:p text:style-name="P57">[ 0.75823184 <text:s/>0.76133544 <text:s/>0.76494473 <text:s/>0.76381683 <text:s/>0.76511733]</text:p>
      <text:p text:style-name="P57">The accuracy for a sliding window of 35: 0.7627 (+/- 0.0052)</text:p>
      <text:p text:style-name="P57"/>
      <text:p text:style-name="P57"/>
      <text:p text:style-name="P57"/>
      <text:p text:style-name="P57">Random Forest: Sliding window: <text:s/>35 </text:p>
      <text:p text:style-name="P57">N_estimators: <text:s/>300 </text:p>
      <text:p text:style-name="P57">Min_samples_split: <text:s/>5</text:p>
      <text:p text:style-name="P57">Results for sliding window: 35</text:p>
      <text:p text:style-name="P57">Confusion matrix, without normalization</text:p>
      <text:p text:style-name="P57">[[16473 <text:s text:c="3"/>31]</text:p>
      <text:p text:style-name="P57"><text:s/>[ 5264 <text:s text:c="2"/>397]]</text:p>
      <text:p text:style-name="P57">Normalized confusion matrix</text:p>
      <text:p text:style-name="P57">[[ 0.99812167 <text:s/>0.00187833]</text:p>
      <text:p text:style-name="P57"><text:s/>[ 0.92987105 <text:s/>0.07012895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93 <text:s text:c="5"/>0.07 <text:s text:c="5"/>0.13 <text:s text:c="5"/>5661</text:p>
      <text:p text:style-name="P57"/>
      <text:p text:style-name="P57"><text:s text:c="11"/>avg / total <text:s text:c="6"/>0.80 <text:s text:c="5"/>0.76 <text:s text:c="5"/>0.67 <text:s text:c="4"/>22165</text:p>
      <text:p text:style-name="P57"/>
      <text:p text:style-name="P57">[ 0.75778078 <text:s/>0.76359125 <text:s/>0.7606587 <text:s text:c="2"/>0.76110986 <text:s/>0.76240975]</text:p>
      <text:p text:style-name="P57">The accuracy for a sliding window of 35: 0.7611 (+/- 0.0039)</text:p>
      <text:p text:style-name="P57"/>
      <text:p text:style-name="P57"/>
      <text:p text:style-name="P57"/>
      <text:p text:style-name="P57">Random Forest: Sliding window: <text:s/>35 </text:p>
      <text:p text:style-name="P57">N_estimators: <text:s/>300 </text:p>
      <text:p text:style-name="P57">Min_samples_split: <text:s/>6</text:p>
      <text:p text:style-name="P57">Results for sliding window: 35</text:p>
      <text:p text:style-name="P57">Confusion matrix, without normalization</text:p>
      <text:p text:style-name="P57">[[16467 <text:s text:c="3"/>37]</text:p>
      <text:p text:style-name="P57"><text:s/>[ 5256 <text:s text:c="2"/>405]]</text:p>
      <text:p text:style-name="P57"><text:soft-page-break/>Normalized confusion matrix</text:p>
      <text:p text:style-name="P57">[[ 0.99775812 <text:s/>0.00224188]</text:p>
      <text:p text:style-name="P57"><text:s/>[ 0.92845787 <text:s/>0.07154213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92 <text:s text:c="5"/>0.07 <text:s text:c="5"/>0.13 <text:s text:c="5"/>5661</text:p>
      <text:p text:style-name="P57"/>
      <text:p text:style-name="P57"><text:s text:c="11"/>avg / total <text:s text:c="6"/>0.80 <text:s text:c="5"/>0.76 <text:s text:c="5"/>0.68 <text:s text:c="4"/>22165</text:p>
      <text:p text:style-name="P57"/>
      <text:p text:style-name="P57">[ 0.75575101 <text:s/>0.76223776 <text:s/>0.75975637 <text:s/>0.76246334 <text:s/>0.76579422]</text:p>
      <text:p text:style-name="P57">The accuracy for a sliding window of 35: 0.7612 (+/- 0.0067)</text:p>
      <text:p text:style-name="P57"/>
      <text:p text:style-name="P57"/>
      <text:p text:style-name="P57"/>
      <text:p text:style-name="P57">Random Forest: Sliding window: <text:s/>35 </text:p>
      <text:p text:style-name="P57">N_estimators: <text:s/>300 </text:p>
      <text:p text:style-name="P57">Min_samples_split: <text:s/>7</text:p>
      <text:p text:style-name="P57">Results for sliding window: 35</text:p>
      <text:p text:style-name="P57">Confusion matrix, without normalization</text:p>
      <text:p text:style-name="P57">[[16472 <text:s text:c="3"/>32]</text:p>
      <text:p text:style-name="P57"><text:s/>[ 5265 <text:s text:c="2"/>396]]</text:p>
      <text:p text:style-name="P57">Normalized confusion matrix</text:p>
      <text:p text:style-name="P57">[[ 0.99806108 <text:s/>0.00193892]</text:p>
      <text:p text:style-name="P57"><text:s/>[ 0.93004769 <text:s/>0.06995231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93 <text:s text:c="5"/>0.07 <text:s text:c="5"/>0.13 <text:s text:c="5"/>5661</text:p>
      <text:p text:style-name="P57"/>
      <text:p text:style-name="P57"><text:s text:c="11"/>avg / total <text:s text:c="6"/>0.80 <text:s text:c="5"/>0.76 <text:s text:c="5"/>0.67 <text:s text:c="4"/>22165</text:p>
      <text:p text:style-name="P57"/>
      <text:p text:style-name="P57">[ 0.75575101 <text:s/>0.76314009 <text:s/>0.76110986 <text:s/>0.76156102 <text:s/>0.76353791]</text:p>
      <text:p text:style-name="P57">The accuracy for a sliding window of 35: 0.7610 (+/- 0.0056)</text:p>
      <text:p text:style-name="P57"/>
      <text:p text:style-name="P57"/>
      <text:p text:style-name="P57"/>
      <text:p text:style-name="P57">Random Forest: Sliding window: <text:s/>35 </text:p>
      <text:p text:style-name="P57">N_estimators: <text:s/>300 </text:p>
      <text:p text:style-name="P57">Min_samples_split: <text:s/>8</text:p>
      <text:p text:style-name="P57">Results for sliding window: 35</text:p>
      <text:p text:style-name="P57">Confusion matrix, without normalization</text:p>
      <text:p text:style-name="P57">[[16476 <text:s text:c="3"/>28]</text:p>
      <text:p text:style-name="P57"><text:s/>[ 5269 <text:s text:c="2"/>392]]</text:p>
      <text:p text:style-name="P57">Normalized confusion matrix</text:p>
      <text:p text:style-name="P57">[[ 0.99830344 <text:s/>0.00169656]</text:p>
      <text:p text:style-name="P57"><text:s/>[ 0.93075428 <text:s/>0.06924572]]</text:p>
      <text:p text:style-name="P57"><text:s text:c="24"/>precision <text:s text:c="3"/>recall <text:s/>f1-score <text:s text:c="2"/>support</text:p>
      <text:p text:style-name="P57"/>
      <text:p text:style-name="P57"><text:soft-page-break/><text:s text:c="3"/>Class 0 == globular <text:s text:c="6"/>0.76 <text:s text:c="5"/>1.00 <text:s text:c="5"/>0.86 <text:s text:c="4"/>16504</text:p>
      <text:p text:style-name="P57">Class 1 == beta barrel <text:s text:c="6"/>0.93 <text:s text:c="5"/>0.07 <text:s text:c="5"/>0.13 <text:s text:c="5"/>5661</text:p>
      <text:p text:style-name="P57"/>
      <text:p text:style-name="P57"><text:s text:c="11"/>avg / total <text:s text:c="6"/>0.80 <text:s text:c="5"/>0.76 <text:s text:c="5"/>0.67 <text:s text:c="4"/>22165</text:p>
      <text:p text:style-name="P57"/>
      <text:p text:style-name="P57">[ 0.75935949 <text:s/>0.76426799 <text:s/>0.75998195 <text:s/>0.75907963 <text:s/>0.76240975]</text:p>
      <text:p text:style-name="P57">The accuracy for a sliding window of 35: 0.7610 (+/- 0.0040)</text:p>
      <text:p text:style-name="P57"/>
      <text:p text:style-name="P57"/>
      <text:p text:style-name="P57"/>
      <text:p text:style-name="P57">Random Forest: Sliding window: <text:s/>35 </text:p>
      <text:p text:style-name="P57">N_estimators: <text:s/>300 </text:p>
      <text:p text:style-name="P57">Min_samples_split: <text:s/>9</text:p>
      <text:p text:style-name="P57">Results for sliding window: 35</text:p>
      <text:p text:style-name="P57">Confusion matrix, without normalization</text:p>
      <text:p text:style-name="P57">[[16479 <text:s text:c="3"/>25]</text:p>
      <text:p text:style-name="P57"><text:s/>[ 5293 <text:s text:c="2"/>368]]</text:p>
      <text:p text:style-name="P57">Normalized confusion matrix</text:p>
      <text:p text:style-name="P57">[[ 0.99848522 <text:s/>0.00151478]</text:p>
      <text:p text:style-name="P57"><text:s/>[ 0.93499382 <text:s/>0.06500618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94 <text:s text:c="5"/>0.07 <text:s text:c="5"/>0.12 <text:s text:c="5"/>5661</text:p>
      <text:p text:style-name="P57"/>
      <text:p text:style-name="P57"><text:s text:c="11"/>avg / total <text:s text:c="6"/>0.80 <text:s text:c="5"/>0.76 <text:s text:c="5"/>0.67 <text:s text:c="4"/>22165</text:p>
      <text:p text:style-name="P57"/>
      <text:p text:style-name="P57">[ 0.75575101 <text:s/>0.76133544 <text:s/>0.75975637 <text:s/>0.76156102 <text:s/>0.76195848]</text:p>
      <text:p text:style-name="P57">The accuracy for a sliding window of 35: 0.7601 (+/- 0.0046)</text:p>
      <text:p text:style-name="P57"/>
      <text:p text:style-name="P57"/>
      <text:p text:style-name="P57"/>
      <text:p text:style-name="P57">Random Forest: Sliding window: <text:s/>35 </text:p>
      <text:p text:style-name="P57">N_estimators: <text:s/>300 </text:p>
      <text:p text:style-name="P57">Min_samples_split: <text:s/>10</text:p>
      <text:p text:style-name="P57">Results for sliding window: 35</text:p>
      <text:p text:style-name="P57">Confusion matrix, without normalization</text:p>
      <text:p text:style-name="P57">[[16474 <text:s text:c="3"/>30]</text:p>
      <text:p text:style-name="P57"><text:s/>[ 5287 <text:s text:c="2"/>374]]</text:p>
      <text:p text:style-name="P57">Normalized confusion matrix</text:p>
      <text:p text:style-name="P57">[[ 0.99818226 <text:s/>0.00181774]</text:p>
      <text:p text:style-name="P57"><text:s/>[ 0.93393393 <text:s/>0.06606607]]</text:p>
      <text:p text:style-name="P57"><text:s text:c="24"/>precision <text:s text:c="3"/>recall <text:s/>f1-score <text:s text:c="2"/>support</text:p>
      <text:p text:style-name="P57"/>
      <text:p text:style-name="P57"><text:s text:c="3"/>Class 0 == globular <text:s text:c="6"/>0.76 <text:s text:c="5"/>1.00 <text:s text:c="5"/>0.86 <text:s text:c="4"/>16504</text:p>
      <text:p text:style-name="P57">Class 1 == beta barrel <text:s text:c="6"/>0.93 <text:s text:c="5"/>0.07 <text:s text:c="5"/>0.12 <text:s text:c="5"/>5661</text:p>
      <text:p text:style-name="P57"/>
      <text:p text:style-name="P57"><text:s text:c="11"/>avg / total <text:s text:c="6"/>0.80 <text:s text:c="5"/>0.76 <text:s text:c="5"/>0.67 <text:s text:c="4"/>22165</text:p>
      <text:p text:style-name="P57"/>
      <text:p text:style-name="P57"><text:soft-page-break/>[ 0.75732972 <text:s/>0.76133544 <text:s/>0.75817731 <text:s/>0.76020753 <text:s/>0.76353791]</text:p>
      <text:p text:style-name="P57">The accuracy for a sliding window of 35: 0.7601 (+/- 0.004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9:43:30.208479765</meta:creation-date>
    <dc:date>2018-03-14T13:08:31.264127317</dc:date>
    <meta:editing-duration>PT3H33M13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38" meta:paragraph-count="8463" meta:word-count="40823" meta:character-count="330453" meta:non-whitespace-character-count="233416"/>
  </office:meta>
</office:document-meta>
</file>